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83cm"/>
    </style:style>
    <style:style style:name="co2" style:family="table-column">
      <style:table-column-properties fo:break-before="auto" style:column-width="1.958cm"/>
    </style:style>
    <style:style style:name="co3" style:family="table-column">
      <style:table-column-properties fo:break-before="auto" style:column-width="2.471cm"/>
    </style:style>
    <style:style style:name="co4" style:family="table-column">
      <style:table-column-properties fo:break-before="auto" style:column-width="4.258cm"/>
    </style:style>
    <style:style style:name="co5" style:family="table-column">
      <style:table-column-properties fo:break-before="auto" style:column-width="5.556cm"/>
    </style:style>
    <style:style style:name="co6" style:family="table-column">
      <style:table-column-properties fo:break-before="auto" style:column-width="8.149cm"/>
    </style:style>
    <style:style style:name="co7" style:family="table-column">
      <style:table-column-properties fo:break-before="auto" style:column-width="4.382cm"/>
    </style:style>
    <style:style style:name="co8" style:family="table-column">
      <style:table-column-properties fo:break-before="auto" style:column-width="4.357cm"/>
    </style:style>
    <style:style style:name="co9" style:family="table-column">
      <style:table-column-properties fo:break-before="auto" style:column-width="2.148cm"/>
    </style:style>
    <style:style style:name="ro1" style:family="table-row">
      <style:table-row-properties style:row-height="1.974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1812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10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 style:data-style-name="N110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1812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3"/>
        <table:table-column table:style-name="co3" table:default-cell-style-name="ce5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1"/>
        <table:table-column table:style-name="co9" table:number-columns-repeated="1015" table:default-cell-style-name="ce1"/>
        <table:table-row table:style-name="ro1">
          <table:table-cell office:value-type="string" calcext:value-type="string">
            <text:p>Numéro de ligne</text:p>
          </table:table-cell>
          <table:table-cell table:style-name="ce2" office:value-type="string" calcext:value-type="string">
            <text:p>Nom opérateur/trice</text:p>
          </table:table-cell>
          <table:table-cell table:style-name="ce2" office:value-type="string" calcext:value-type="string">
            <text:p>Année</text:p>
          </table:table-cell>
          <table:table-cell table:style-name="ce4" office:value-type="string" calcext:value-type="string">
            <text:p>Exportations/Importations</text:p>
          </table:table-cell>
          <table:table-cell table:style-name="ce2" office:value-type="string" calcext:value-type="string">
            <text:p>Pays d'origine</text:p>
          </table:table-cell>
          <table:table-cell table:style-name="ce2" office:value-type="string" calcext:value-type="string">
            <text:p>Familles de marchandises/classes</text:p>
          </table:table-cell>
          <table:table-cell table:style-name="ce2" office:value-type="string" calcext:value-type="string">
            <text:p>Nom de la marchandise/articles</text:p>
          </table:table-cell>
          <table:table-cell table:style-name="ce7" office:value-type="string" calcext:value-type="string">
            <text:p>Quantités marchandises</text:p>
          </table:table-cell>
          <table:table-cell table:style-name="ce2" office:value-type="string" calcext:value-type="string">
            <text:p>Remarques</text:p>
          </table:table-cell>
          <table:table-cell table:number-columns-repeated="1015"/>
        </table:table-row>
        <table:table-row table:style-name="ro2" table:visibility="collapse">
          <table:table-cell office:value-type="float" office:value="1" calcext:value-type="float">
            <text:p>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</text:p>
          </table:table-cell>
          <table:table-cell table:style-name="ce8" office:value-type="float" office:value="400" calcext:value-type="float">
            <text:p>4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2" calcext:value-type="float">
            <text:p>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table:style-name="ce8" office:value-type="float" office:value="500" calcext:value-type="float">
            <text:p>5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3" calcext:value-type="float">
            <text:p>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table:style-name="ce8"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4" calcext:value-type="float">
            <text:p>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frais, citrons et oranges</text:p>
          </table:table-cell>
          <table:table-cell table:style-name="ce8" office:value-type="float" office:value="10500" calcext:value-type="float">
            <text:p>10 5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5" calcext:value-type="float">
            <text:p>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table:style-name="ce8" office:value-type="float" office:value="37500" calcext:value-type="float">
            <text:p>37 5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6" calcext:value-type="float">
            <text:p>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table:style-name="ce8"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7" calcext:value-type="float">
            <text:p>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table:style-name="ce8" office:value-type="float" office:value="23300" calcext:value-type="float">
            <text:p>23 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8" calcext:value-type="float">
            <text:p>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salés et frais de toute sorte</text:p>
          </table:table-cell>
          <table:table-cell table:style-name="ce8" office:value-type="float" office:value="41500" calcext:value-type="float">
            <text:p>41 5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9" calcext:value-type="float">
            <text:p>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anchois</text:p>
          </table:table-cell>
          <table:table-cell table:style-name="ce8" office:value-type="float" office:value="336300" calcext:value-type="float">
            <text:p>336 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0" calcext:value-type="float">
            <text:p>1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morue et stockfisch</text:p>
          </table:table-cell>
          <table:table-cell table:style-name="ce8" office:value-type="float" office:value="541600" calcext:value-type="float">
            <text:p>541 6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1" calcext:value-type="float">
            <text:p>1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</text:p>
          </table:table-cell>
          <table:table-cell table:style-name="ce8" office:value-type="float" office:value="1600" calcext:value-type="float">
            <text:p>1 6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2" calcext:value-type="float">
            <text:p>1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Riz</text:p>
          </table:table-cell>
          <table:table-cell table:style-name="ce8"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3" calcext:value-type="float">
            <text:p>1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</text:p>
          </table:table-cell>
          <table:table-cell table:style-name="ce8" office:value-type="float" office:value="7800" calcext:value-type="float">
            <text:p>7 8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4" calcext:value-type="float">
            <text:p>1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table:style-name="ce8" office:value-type="float" office:value="54600" calcext:value-type="float">
            <text:p>54 6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5" calcext:value-type="float">
            <text:p>1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table:style-name="ce8" office:value-type="float" office:value="897800" calcext:value-type="float">
            <text:p>897 8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6" calcext:value-type="float">
            <text:p>1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vre</text:p>
          </table:table-cell>
          <table:table-cell table:style-name="ce8" office:value-type="float" office:value="1200" calcext:value-type="float">
            <text:p>1 2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7" calcext:value-type="float">
            <text:p>1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Articles réunis</text:p>
          </table:table-cell>
          <table:table-cell table:style-name="ce8" office:value-type="float" office:value="1400" calcext:value-type="float">
            <text:p>1 4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8" calcext:value-type="float">
            <text:p>1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nvre</text:p>
          </table:table-cell>
          <table:table-cell table:style-name="ce8" office:value-type="float" office:value="2800" calcext:value-type="float">
            <text:p>2 8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9" calcext:value-type="float">
            <text:p>1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table:style-name="ce8" office:value-type="float" office:value="603100" calcext:value-type="float">
            <text:p>603 1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20" calcext:value-type="float">
            <text:p>2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s diverses</text:p>
          </table:table-cell>
          <table:table-cell table:style-name="ce8" office:value-type="float" office:value="10882600" calcext:value-type="float">
            <text:p>10 882 6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21" calcext:value-type="float">
            <text:p>2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il de chèvre, de lièvre et lapin</text:p>
          </table:table-cell>
          <table:table-cell table:style-name="ce8" office:value-type="float" office:value="5500" calcext:value-type="float">
            <text:p>5 5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22" calcext:value-type="float">
            <text:p>2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table:style-name="ce8" office:value-type="float" office:value="2900" calcext:value-type="float">
            <text:p>2 9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23" calcext:value-type="float">
            <text:p>2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, biscuit et pâte</text:p>
          </table:table-cell>
          <table:table-cell table:style-name="ce8" office:value-type="float" office:value="2400" calcext:value-type="float">
            <text:p>2 4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24" calcext:value-type="float">
            <text:p>2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frais, citrons et oranges</text:p>
          </table:table-cell>
          <table:table-cell table:style-name="ce8" office:value-type="float" office:value="1700" calcext:value-type="float">
            <text:p>1 7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25" calcext:value-type="float">
            <text:p>2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secs</text:p>
          </table:table-cell>
          <table:table-cell table:style-name="ce8" office:value-type="float" office:value="37900" calcext:value-type="float">
            <text:p>37 9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26" calcext:value-type="float">
            <text:p>2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table:style-name="ce8" office:value-type="float" office:value="4300" calcext:value-type="float">
            <text:p>4 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27" calcext:value-type="float">
            <text:p>2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Œufs et volailles</text:p>
          </table:table-cell>
          <table:table-cell table:style-name="ce8" office:value-type="float" office:value="1400" calcext:value-type="float">
            <text:p>1 4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28" calcext:value-type="float">
            <text:p>2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</text:p>
          </table:table-cell>
          <table:table-cell table:style-name="ce8"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29" calcext:value-type="float">
            <text:p>2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</text:p>
          </table:table-cell>
          <table:table-cell table:style-name="ce8" office:value-type="float" office:value="700" calcext:value-type="float">
            <text:p>7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30" calcext:value-type="float">
            <text:p>3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Rhum et tafia</text:p>
          </table:table-cell>
          <table:table-cell table:style-name="ce8"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31" calcext:value-type="float">
            <text:p>3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Articles réunis</text:p>
          </table:table-cell>
          <table:table-cell table:style-name="ce8"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nvre</text:p>
          </table:table-cell>
          <table:table-cell table:style-name="ce8" office:value-type="float" office:value="16500" calcext:value-type="float">
            <text:p>16 5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33" calcext:value-type="float">
            <text:p>3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 de lin et de chanvre</text:p>
          </table:table-cell>
          <table:table-cell table:style-name="ce8" office:value-type="float" office:value="13100" calcext:value-type="float">
            <text:p>13 1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34" calcext:value-type="float">
            <text:p>3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s diverses</text:p>
          </table:table-cell>
          <table:table-cell table:style-name="ce8" office:value-type="float" office:value="374300" calcext:value-type="float">
            <text:p>374 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35" calcext:value-type="float">
            <text:p>3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il de chèvre, de lièvre et lapin</text:p>
          </table:table-cell>
          <table:table-cell table:style-name="ce8" office:value-type="float" office:value="3500" calcext:value-type="float">
            <text:p>3 5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36" calcext:value-type="float">
            <text:p>3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s</text:p>
          </table:table-cell>
          <table:table-cell table:style-name="ce8" office:value-type="float" office:value="36300" calcext:value-type="float">
            <text:p>36 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37" calcext:value-type="float">
            <text:p>3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</text:p>
          </table:table-cell>
          <table:table-cell table:style-name="ce8" office:value-type="float" office:value="1882500" calcext:value-type="float">
            <text:p>1 882 5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38" calcext:value-type="float">
            <text:p>3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urre</text:p>
          </table:table-cell>
          <table:table-cell table:style-name="ce8" office:value-type="float" office:value="234300" calcext:value-type="float">
            <text:p>234 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39" calcext:value-type="float">
            <text:p>3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s</text:p>
          </table:table-cell>
          <table:table-cell table:style-name="ce8" office:value-type="float" office:value="5090500" calcext:value-type="float">
            <text:p>5 090 5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40" calcext:value-type="float">
            <text:p>4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table:style-name="ce8" office:value-type="float" office:value="190000" calcext:value-type="float">
            <text:p>190 0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41" calcext:value-type="float">
            <text:p>4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icorée moulue</text:p>
          </table:table-cell>
          <table:table-cell table:style-name="ce8" office:value-type="float" office:value="256200" calcext:value-type="float">
            <text:p>256 2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42" calcext:value-type="float">
            <text:p>4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-de-vie</text:p>
          </table:table-cell>
          <table:table-cell table:style-name="ce8" office:value-type="float" office:value="20200" calcext:value-type="float">
            <text:p>20 2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43" calcext:value-type="float">
            <text:p>4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, biscuit et pâte</text:p>
          </table:table-cell>
          <table:table-cell table:style-name="ce8" office:value-type="float" office:value="544800" calcext:value-type="float">
            <text:p>544 8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44" calcext:value-type="float">
            <text:p>4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table:style-name="ce8" office:value-type="float" office:value="72400" calcext:value-type="float">
            <text:p>72 4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45" calcext:value-type="float">
            <text:p>4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frais, citrons et oranges</text:p>
          </table:table-cell>
          <table:table-cell table:style-name="ce8" office:value-type="float" office:value="280300" calcext:value-type="float">
            <text:p>280 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46" calcext:value-type="float">
            <text:p>4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secs</text:p>
          </table:table-cell>
          <table:table-cell table:style-name="ce8" office:value-type="float" office:value="1046100" calcext:value-type="float">
            <text:p>1 046 1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47" calcext:value-type="float">
            <text:p>4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pruneaux</text:p>
          </table:table-cell>
          <table:table-cell table:style-name="ce8" office:value-type="float" office:value="225800" calcext:value-type="float">
            <text:p>225 8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48" calcext:value-type="float">
            <text:p>4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raisins</text:p>
          </table:table-cell>
          <table:table-cell table:style-name="ce8" office:value-type="float" office:value="12300" calcext:value-type="float">
            <text:p>12 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49" calcext:value-type="float">
            <text:p>4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table:style-name="ce8" office:value-type="float" office:value="32800" calcext:value-type="float">
            <text:p>32 8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50" calcext:value-type="float">
            <text:p>5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table:style-name="ce8" office:value-type="float" office:value="323400" calcext:value-type="float">
            <text:p>323 4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51" calcext:value-type="float">
            <text:p>5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table:style-name="ce8" office:value-type="float" office:value="279000" calcext:value-type="float">
            <text:p>279 0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52" calcext:value-type="float">
            <text:p>5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Œufs et volailles</text:p>
          </table:table-cell>
          <table:table-cell table:style-name="ce8" office:value-type="float" office:value="32700" calcext:value-type="float">
            <text:p>32 7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53" calcext:value-type="float">
            <text:p>5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salés et frais de toute sorte</text:p>
          </table:table-cell>
          <table:table-cell table:style-name="ce8" office:value-type="float" office:value="4800" calcext:value-type="float">
            <text:p>4 8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54" calcext:value-type="float">
            <text:p>5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anchois</text:p>
          </table:table-cell>
          <table:table-cell table:style-name="ce8"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55" calcext:value-type="float">
            <text:p>5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morue et stockfisch</text:p>
          </table:table-cell>
          <table:table-cell table:style-name="ce8"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56" calcext:value-type="float">
            <text:p>5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</text:p>
          </table:table-cell>
          <table:table-cell table:style-name="ce8" office:value-type="float" office:value="522700" calcext:value-type="float">
            <text:p>522 7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57" calcext:value-type="float">
            <text:p>5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Riz</text:p>
          </table:table-cell>
          <table:table-cell table:style-name="ce8" office:value-type="float" office:value="235800" calcext:value-type="float">
            <text:p>235 8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58" calcext:value-type="float">
            <text:p>5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</text:p>
          </table:table-cell>
          <table:table-cell table:style-name="ce8" office:value-type="float" office:value="57000" calcext:value-type="float">
            <text:p>57 0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59" calcext:value-type="float">
            <text:p>5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table:style-name="ce8"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60" calcext:value-type="float">
            <text:p>6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table:style-name="ce8" office:value-type="float" office:value="6400" calcext:value-type="float">
            <text:p>6 4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61" calcext:value-type="float">
            <text:p>6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Rhum et tafia</text:p>
          </table:table-cell>
          <table:table-cell table:style-name="ce8" office:value-type="float" office:value="2800" calcext:value-type="float">
            <text:p>2 8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62" calcext:value-type="float">
            <text:p>6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table:style-name="ce8" office:value-type="float" office:value="54000" calcext:value-type="float">
            <text:p>54 0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63" calcext:value-type="float">
            <text:p>6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table:style-name="ce8"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64" calcext:value-type="float">
            <text:p>6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Articles réunis</text:p>
          </table:table-cell>
          <table:table-cell table:style-name="ce8"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65" calcext:value-type="float">
            <text:p>6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Chevaux</text:p>
          </table:table-cell>
          <table:table-cell table:style-name="ce8" office:value-type="float" office:value="1714000" calcext:value-type="float">
            <text:p>1 714 0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66" calcext:value-type="float">
            <text:p>6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nvre</text:p>
          </table:table-cell>
          <table:table-cell table:style-name="ce8" office:value-type="float" office:value="1088900" calcext:value-type="float">
            <text:p>1 088 9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67" calcext:value-type="float">
            <text:p>6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 de lin et de chanvre</text:p>
          </table:table-cell>
          <table:table-cell table:style-name="ce8" office:value-type="float" office:value="7530000" calcext:value-type="float">
            <text:p>7 530 0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68" calcext:value-type="float">
            <text:p>6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s diverses</text:p>
          </table:table-cell>
          <table:table-cell table:style-name="ce8" office:value-type="float" office:value="20523200" calcext:value-type="float">
            <text:p>20 523 2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69" calcext:value-type="float">
            <text:p>6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s de chevron et poil de chameau</text:p>
          </table:table-cell>
          <table:table-cell table:style-name="ce8" office:value-type="float" office:value="131900" calcext:value-type="float">
            <text:p>131 9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70" calcext:value-type="float">
            <text:p>7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in</text:p>
          </table:table-cell>
          <table:table-cell table:style-name="ce8" office:value-type="float" office:value="215800" calcext:value-type="float">
            <text:p>215 8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71" calcext:value-type="float">
            <text:p>7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il de chèvre, de lièvre et lapin</text:p>
          </table:table-cell>
          <table:table-cell table:style-name="ce8" office:value-type="float" office:value="865700" calcext:value-type="float">
            <text:p>865 7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72" calcext:value-type="float">
            <text:p>7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oselle, fleuret et bourre de soie</text:p>
          </table:table-cell>
          <table:table-cell table:style-name="ce8" office:value-type="float" office:value="54500" calcext:value-type="float">
            <text:p>54 5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73" calcext:value-type="float">
            <text:p>7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s</text:p>
          </table:table-cell>
          <table:table-cell table:style-name="ce8" office:value-type="float" office:value="393500" calcext:value-type="float">
            <text:p>393 5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74" calcext:value-type="float">
            <text:p>7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</text:p>
          </table:table-cell>
          <table:table-cell table:style-name="ce8" office:value-type="float" office:value="269100" calcext:value-type="float">
            <text:p>269 1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75" calcext:value-type="float">
            <text:p>7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urre</text:p>
          </table:table-cell>
          <table:table-cell table:style-name="ce8"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76" calcext:value-type="float">
            <text:p>7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s</text:p>
          </table:table-cell>
          <table:table-cell table:style-name="ce8" office:value-type="float" office:value="151700" calcext:value-type="float">
            <text:p>151 7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77" calcext:value-type="float">
            <text:p>7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table:style-name="ce8" office:value-type="float" office:value="900" calcext:value-type="float">
            <text:p>9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78" calcext:value-type="float">
            <text:p>7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icorée moulue</text:p>
          </table:table-cell>
          <table:table-cell table:style-name="ce8" office:value-type="float" office:value="2800" calcext:value-type="float">
            <text:p>2 8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79" calcext:value-type="float">
            <text:p>7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-de-vie</text:p>
          </table:table-cell>
          <table:table-cell table:style-name="ce8" office:value-type="float" office:value="900" calcext:value-type="float">
            <text:p>9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80" calcext:value-type="float">
            <text:p>8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, biscuit et pâte</text:p>
          </table:table-cell>
          <table:table-cell table:style-name="ce8" office:value-type="float" office:value="259600" calcext:value-type="float">
            <text:p>259 6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81" calcext:value-type="float">
            <text:p>8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table:style-name="ce8" office:value-type="float" office:value="2753500" calcext:value-type="float">
            <text:p>2 753 5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82" calcext:value-type="float">
            <text:p>8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frais, citrons et oranges</text:p>
          </table:table-cell>
          <table:table-cell table:style-name="ce8" office:value-type="float" office:value="26300" calcext:value-type="float">
            <text:p>26 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83" calcext:value-type="float">
            <text:p>8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secs</text:p>
          </table:table-cell>
          <table:table-cell table:style-name="ce8" office:value-type="float" office:value="19700" calcext:value-type="float">
            <text:p>19 7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84" calcext:value-type="float">
            <text:p>8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table:style-name="ce8" office:value-type="float" office:value="6300" calcext:value-type="float">
            <text:p>6 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85" calcext:value-type="float">
            <text:p>8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table:style-name="ce8" office:value-type="float" office:value="1500" calcext:value-type="float">
            <text:p>1 5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86" calcext:value-type="float">
            <text:p>8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morue et stockfisch</text:p>
          </table:table-cell>
          <table:table-cell table:style-name="ce8"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87" calcext:value-type="float">
            <text:p>8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</text:p>
          </table:table-cell>
          <table:table-cell table:style-name="ce8" office:value-type="float" office:value="8700" calcext:value-type="float">
            <text:p>8 7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88" calcext:value-type="float">
            <text:p>8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Riz</text:p>
          </table:table-cell>
          <table:table-cell table:style-name="ce8" office:value-type="float" office:value="708600" calcext:value-type="float">
            <text:p>708 6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89" calcext:value-type="float">
            <text:p>8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</text:p>
          </table:table-cell>
          <table:table-cell table:style-name="ce8" office:value-type="float" office:value="35900" calcext:value-type="float">
            <text:p>35 9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90" calcext:value-type="float">
            <text:p>9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Rhum et tafia</text:p>
          </table:table-cell>
          <table:table-cell table:style-name="ce8" office:value-type="float" office:value="5200" calcext:value-type="float">
            <text:p>5 2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91" calcext:value-type="float">
            <text:p>9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vre</text:p>
          </table:table-cell>
          <table:table-cell table:style-name="ce8" office:value-type="float" office:value="700" calcext:value-type="float">
            <text:p>7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92" calcext:value-type="float">
            <text:p>9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Articles réunis</text:p>
          </table:table-cell>
          <table:table-cell table:style-name="ce8" office:value-type="float" office:value="1200" calcext:value-type="float">
            <text:p>1 2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93" calcext:value-type="float">
            <text:p>9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Chevaux</text:p>
          </table:table-cell>
          <table:table-cell table:style-name="ce8" office:value-type="float" office:value="1067200" calcext:value-type="float">
            <text:p>1 067 2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94" calcext:value-type="float">
            <text:p>9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Mulets et ânes</text:p>
          </table:table-cell>
          <table:table-cell table:style-name="ce8" office:value-type="float" office:value="8500" calcext:value-type="float">
            <text:p>8 5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95" calcext:value-type="float">
            <text:p>9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nvre</text:p>
          </table:table-cell>
          <table:table-cell table:style-name="ce8" office:value-type="float" office:value="600" calcext:value-type="float">
            <text:p>6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96" calcext:value-type="float">
            <text:p>9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table:style-name="ce8" office:value-type="float" office:value="217100" calcext:value-type="float">
            <text:p>217 1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97" calcext:value-type="float">
            <text:p>9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 de lin et de chanvre</text:p>
          </table:table-cell>
          <table:table-cell table:style-name="ce8" office:value-type="float" office:value="31000" calcext:value-type="float">
            <text:p>31 0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98" calcext:value-type="float">
            <text:p>9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s diverses</text:p>
          </table:table-cell>
          <table:table-cell table:style-name="ce8" office:value-type="float" office:value="402300" calcext:value-type="float">
            <text:p>402 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99" calcext:value-type="float">
            <text:p>9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s de chevron et poil de chameau</text:p>
          </table:table-cell>
          <table:table-cell table:style-name="ce8" office:value-type="float" office:value="67800" calcext:value-type="float">
            <text:p>67 8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00" calcext:value-type="float">
            <text:p>10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il de chèvre, de lièvre et lapin</text:p>
          </table:table-cell>
          <table:table-cell table:style-name="ce8" office:value-type="float" office:value="1800" calcext:value-type="float">
            <text:p>1 8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01" calcext:value-type="float">
            <text:p>10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oselle, fleuret et bourre de soie</text:p>
          </table:table-cell>
          <table:table-cell table:style-name="ce8" office:value-type="float" office:value="674500" calcext:value-type="float">
            <text:p>674 5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02" calcext:value-type="float">
            <text:p>10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s</text:p>
          </table:table-cell>
          <table:table-cell table:style-name="ce8" office:value-type="float" office:value="202600" calcext:value-type="float">
            <text:p>202 6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03" calcext:value-type="float">
            <text:p>10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table:style-name="ce8"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04" calcext:value-type="float">
            <text:p>10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salés et frais de toute sorte</text:p>
          </table:table-cell>
          <table:table-cell table:style-name="ce8" office:value-type="float" office:value="12600" calcext:value-type="float">
            <text:p>12 6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05" calcext:value-type="float">
            <text:p>10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morue et stockfisch</text:p>
          </table:table-cell>
          <table:table-cell table:style-name="ce8" office:value-type="float" office:value="1362300" calcext:value-type="float">
            <text:p>1 362 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06" calcext:value-type="float">
            <text:p>10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</text:p>
          </table:table-cell>
          <table:table-cell table:style-name="ce8" office:value-type="float" office:value="900" calcext:value-type="float">
            <text:p>9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07" calcext:value-type="float">
            <text:p>10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Riz</text:p>
          </table:table-cell>
          <table:table-cell table:style-name="ce8" office:value-type="float" office:value="297700" calcext:value-type="float">
            <text:p>297 7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08" calcext:value-type="float">
            <text:p>10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</text:p>
          </table:table-cell>
          <table:table-cell table:style-name="ce8" office:value-type="float" office:value="2100" calcext:value-type="float">
            <text:p>2 1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09" calcext:value-type="float">
            <text:p>10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table:style-name="ce8" office:value-type="float" office:value="43400" calcext:value-type="float">
            <text:p>43 4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10" calcext:value-type="float">
            <text:p>11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table:style-name="ce8" office:value-type="float" office:value="2235200" calcext:value-type="float">
            <text:p>2 235 2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11" calcext:value-type="float">
            <text:p>11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table:style-name="ce8" office:value-type="float" office:value="4245400" calcext:value-type="float">
            <text:p>4 245 4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12" calcext:value-type="float">
            <text:p>11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table:style-name="ce8" office:value-type="float" office:value="145900" calcext:value-type="float">
            <text:p>145 9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13" calcext:value-type="float">
            <text:p>11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table:style-name="ce8" office:value-type="float" office:value="158000" calcext:value-type="float">
            <text:p>158 0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14" calcext:value-type="float">
            <text:p>11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uscade</text:p>
          </table:table-cell>
          <table:table-cell table:style-name="ce8" office:value-type="float" office:value="128000" calcext:value-type="float">
            <text:p>128 0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15" calcext:value-type="float">
            <text:p>11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vre</text:p>
          </table:table-cell>
          <table:table-cell table:style-name="ce8" office:value-type="float" office:value="1051200" calcext:value-type="float">
            <text:p>1 051 2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16" calcext:value-type="float">
            <text:p>11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Articles réunis</text:p>
          </table:table-cell>
          <table:table-cell table:style-name="ce8" office:value-type="float" office:value="21000" calcext:value-type="float">
            <text:p>21 0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17" calcext:value-type="float">
            <text:p>11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table:style-name="ce8" office:value-type="float" office:value="2599200" calcext:value-type="float">
            <text:p>2 599 2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18" calcext:value-type="float">
            <text:p>11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s diverses</text:p>
          </table:table-cell>
          <table:table-cell table:style-name="ce8"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19" calcext:value-type="float">
            <text:p>11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</text:p>
          </table:table-cell>
          <table:table-cell table:style-name="ce8" office:value-type="float" office:value="40000" calcext:value-type="float">
            <text:p>40 0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20" calcext:value-type="float">
            <text:p>12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urre</text:p>
          </table:table-cell>
          <table:table-cell table:style-name="ce8"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21" calcext:value-type="float">
            <text:p>12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s</text:p>
          </table:table-cell>
          <table:table-cell table:style-name="ce8" office:value-type="float" office:value="41600" calcext:value-type="float">
            <text:p>41 6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22" calcext:value-type="float">
            <text:p>12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table:style-name="ce8" office:value-type="float" office:value="6600" calcext:value-type="float">
            <text:p>6 6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23" calcext:value-type="float">
            <text:p>12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icorée moulue</text:p>
          </table:table-cell>
          <table:table-cell table:style-name="ce8" office:value-type="float" office:value="1400" calcext:value-type="float">
            <text:p>1 4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24" calcext:value-type="float">
            <text:p>12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, biscuit et pâte</text:p>
          </table:table-cell>
          <table:table-cell table:style-name="ce8" office:value-type="float" office:value="2800" calcext:value-type="float">
            <text:p>2 8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25" calcext:value-type="float">
            <text:p>12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frais, citrons et oranges</text:p>
          </table:table-cell>
          <table:table-cell table:style-name="ce8" office:value-type="float" office:value="400" calcext:value-type="float">
            <text:p>4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26" calcext:value-type="float">
            <text:p>12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secs</text:p>
          </table:table-cell>
          <table:table-cell table:style-name="ce8" office:value-type="float" office:value="10800" calcext:value-type="float">
            <text:p>10 8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27" calcext:value-type="float">
            <text:p>12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pruneaux</text:p>
          </table:table-cell>
          <table:table-cell table:style-name="ce8" office:value-type="float" office:value="700" calcext:value-type="float">
            <text:p>7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28" calcext:value-type="float">
            <text:p>12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raisins</text:p>
          </table:table-cell>
          <table:table-cell table:style-name="ce8" office:value-type="float" office:value="6800" calcext:value-type="float">
            <text:p>6 8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29" calcext:value-type="float">
            <text:p>12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table:style-name="ce8" office:value-type="float" office:value="800" calcext:value-type="float">
            <text:p>8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30" calcext:value-type="float">
            <text:p>13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table:style-name="ce8" office:value-type="float" office:value="1300" calcext:value-type="float">
            <text:p>1 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31" calcext:value-type="float">
            <text:p>13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table:style-name="ce8" office:value-type="float" office:value="315100" calcext:value-type="float">
            <text:p>315 1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32" calcext:value-type="float">
            <text:p>13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salés et frais de toute sorte</text:p>
          </table:table-cell>
          <table:table-cell table:style-name="ce8" office:value-type="float" office:value="2200" calcext:value-type="float">
            <text:p>2 2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33" calcext:value-type="float">
            <text:p>13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morue et stockfisch</text:p>
          </table:table-cell>
          <table:table-cell table:style-name="ce8" office:value-type="float" office:value="3600" calcext:value-type="float">
            <text:p>3 6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34" calcext:value-type="float">
            <text:p>13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</text:p>
          </table:table-cell>
          <table:table-cell table:style-name="ce8" office:value-type="float" office:value="1300" calcext:value-type="float">
            <text:p>1 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35" calcext:value-type="float">
            <text:p>13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</text:p>
          </table:table-cell>
          <table:table-cell table:style-name="ce8" office:value-type="float" office:value="7600" calcext:value-type="float">
            <text:p>7 6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36" calcext:value-type="float">
            <text:p>13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table:style-name="ce8" office:value-type="float" office:value="400" calcext:value-type="float">
            <text:p>4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37" calcext:value-type="float">
            <text:p>13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Chevaux</text:p>
          </table:table-cell>
          <table:table-cell table:style-name="ce8" office:value-type="float" office:value="138000" calcext:value-type="float">
            <text:p>138 0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38" calcext:value-type="float">
            <text:p>13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nvre</text:p>
          </table:table-cell>
          <table:table-cell table:style-name="ce8" office:value-type="float" office:value="76700" calcext:value-type="float">
            <text:p>76 7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39" calcext:value-type="float">
            <text:p>13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 de lin et de chanvre</text:p>
          </table:table-cell>
          <table:table-cell table:style-name="ce8" office:value-type="float" office:value="489300" calcext:value-type="float">
            <text:p>489 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40" calcext:value-type="float">
            <text:p>14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s diverses</text:p>
          </table:table-cell>
          <table:table-cell table:style-name="ce8" office:value-type="float" office:value="1132200" calcext:value-type="float">
            <text:p>1 132 2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41" calcext:value-type="float">
            <text:p>14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s de chevron et poil de chameau</text:p>
          </table:table-cell>
          <table:table-cell table:style-name="ce8" office:value-type="float" office:value="600" calcext:value-type="float">
            <text:p>6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42" calcext:value-type="float">
            <text:p>14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in</text:p>
          </table:table-cell>
          <table:table-cell table:style-name="ce8" office:value-type="float" office:value="7100" calcext:value-type="float">
            <text:p>7 1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43" calcext:value-type="float">
            <text:p>14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il de chèvre, de lièvre et lapin</text:p>
          </table:table-cell>
          <table:table-cell table:style-name="ce8" office:value-type="float" office:value="7400" calcext:value-type="float">
            <text:p>7 4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44" calcext:value-type="float">
            <text:p>14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s</text:p>
          </table:table-cell>
          <table:table-cell table:style-name="ce8" office:value-type="float" office:value="101600" calcext:value-type="float">
            <text:p>101 6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45" calcext:value-type="float">
            <text:p>14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u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urre</text:p>
          </table:table-cell>
          <table:table-cell table:style-name="ce8" office:value-type="float" office:value="1920300" calcext:value-type="float">
            <text:p>1 920 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46" calcext:value-type="float">
            <text:p>14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u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s</text:p>
          </table:table-cell>
          <table:table-cell table:style-name="ce8" office:value-type="float" office:value="901600" calcext:value-type="float">
            <text:p>901 6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47" calcext:value-type="float">
            <text:p>14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u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table:style-name="ce8" office:value-type="float" office:value="78600" calcext:value-type="float">
            <text:p>78 6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48" calcext:value-type="float">
            <text:p>14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u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icorée moulue</text:p>
          </table:table-cell>
          <table:table-cell table:style-name="ce8" office:value-type="float" office:value="2200" calcext:value-type="float">
            <text:p>2 2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49" calcext:value-type="float">
            <text:p>14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u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-de-vie</text:p>
          </table:table-cell>
          <table:table-cell table:style-name="ce8" office:value-type="float" office:value="500" calcext:value-type="float">
            <text:p>5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50" calcext:value-type="float">
            <text:p>15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u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, biscuit et pâte</text:p>
          </table:table-cell>
          <table:table-cell table:style-name="ce8" office:value-type="float" office:value="28000" calcext:value-type="float">
            <text:p>28 0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51" calcext:value-type="float">
            <text:p>15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u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table:style-name="ce8" office:value-type="float" office:value="284000" calcext:value-type="float">
            <text:p>284 0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52" calcext:value-type="float">
            <text:p>15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u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frais, citrons et oranges</text:p>
          </table:table-cell>
          <table:table-cell table:style-name="ce8" office:value-type="float" office:value="6100" calcext:value-type="float">
            <text:p>6 1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53" calcext:value-type="float">
            <text:p>15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u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secs</text:p>
          </table:table-cell>
          <table:table-cell table:style-name="ce8" office:value-type="float" office:value="171200" calcext:value-type="float">
            <text:p>171 2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54" calcext:value-type="float">
            <text:p>15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u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table:style-name="ce8" office:value-type="float" office:value="166100" calcext:value-type="float">
            <text:p>166 1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55" calcext:value-type="float">
            <text:p>15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u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table:style-name="ce8" office:value-type="float" office:value="208100" calcext:value-type="float">
            <text:p>208 1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56" calcext:value-type="float">
            <text:p>15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u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table:style-name="ce8" office:value-type="float" office:value="158200" calcext:value-type="float">
            <text:p>158 2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57" calcext:value-type="float">
            <text:p>15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u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Œufs et volailles</text:p>
          </table:table-cell>
          <table:table-cell table:style-name="ce8"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58" calcext:value-type="float">
            <text:p>15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u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salés et frais de toute sorte</text:p>
          </table:table-cell>
          <table:table-cell table:style-name="ce8" office:value-type="float" office:value="501300" calcext:value-type="float">
            <text:p>501 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59" calcext:value-type="float">
            <text:p>15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u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anchois</text:p>
          </table:table-cell>
          <table:table-cell table:style-name="ce8" office:value-type="float" office:value="600" calcext:value-type="float">
            <text:p>6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60" calcext:value-type="float">
            <text:p>16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u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morue et stockfisch</text:p>
          </table:table-cell>
          <table:table-cell table:style-name="ce8" office:value-type="float" office:value="843400" calcext:value-type="float">
            <text:p>843 4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61" calcext:value-type="float">
            <text:p>16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u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</text:p>
          </table:table-cell>
          <table:table-cell table:style-name="ce8" office:value-type="float" office:value="125400" calcext:value-type="float">
            <text:p>125 4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62" calcext:value-type="float">
            <text:p>16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u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Riz</text:p>
          </table:table-cell>
          <table:table-cell table:style-name="ce8" office:value-type="float" office:value="298900" calcext:value-type="float">
            <text:p>298 9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63" calcext:value-type="float">
            <text:p>16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u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</text:p>
          </table:table-cell>
          <table:table-cell table:style-name="ce8"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64" calcext:value-type="float">
            <text:p>16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u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table:style-name="ce8" office:value-type="float" office:value="975900" calcext:value-type="float">
            <text:p>975 9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65" calcext:value-type="float">
            <text:p>16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u Danemarck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Chevaux</text:p>
          </table:table-cell>
          <table:table-cell table:style-name="ce8" office:value-type="float" office:value="169200" calcext:value-type="float">
            <text:p>169 2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66" calcext:value-type="float">
            <text:p>16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u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nvre</text:p>
          </table:table-cell>
          <table:table-cell table:style-name="ce8" office:value-type="float" office:value="28300" calcext:value-type="float">
            <text:p>28 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67" calcext:value-type="float">
            <text:p>16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u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table:style-name="ce8"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68" calcext:value-type="float">
            <text:p>16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u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s diverses</text:p>
          </table:table-cell>
          <table:table-cell table:style-name="ce8" office:value-type="float" office:value="374000" calcext:value-type="float">
            <text:p>374 0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69" calcext:value-type="float">
            <text:p>16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u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in</text:p>
          </table:table-cell>
          <table:table-cell table:style-name="ce8" office:value-type="float" office:value="3600" calcext:value-type="float">
            <text:p>3 6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70" calcext:value-type="float">
            <text:p>17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u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oselle, fleuret et bourre de soie</text:p>
          </table:table-cell>
          <table:table-cell table:style-name="ce8" office:value-type="float" office:value="19700" calcext:value-type="float">
            <text:p>19 7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71" calcext:value-type="float">
            <text:p>17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</text:p>
          </table:table-cell>
          <table:table-cell table:style-name="ce8" office:value-type="float" office:value="31500" calcext:value-type="float">
            <text:p>31 5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72" calcext:value-type="float">
            <text:p>17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urre</text:p>
          </table:table-cell>
          <table:table-cell table:style-name="ce8" office:value-type="float" office:value="263100" calcext:value-type="float">
            <text:p>263 1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73" calcext:value-type="float">
            <text:p>17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s</text:p>
          </table:table-cell>
          <table:table-cell table:style-name="ce8" office:value-type="float" office:value="3630300" calcext:value-type="float">
            <text:p>3 630 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74" calcext:value-type="float">
            <text:p>17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table:style-name="ce8" office:value-type="float" office:value="40400" calcext:value-type="float">
            <text:p>40 4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75" calcext:value-type="float">
            <text:p>17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-de-vie</text:p>
          </table:table-cell>
          <table:table-cell table:style-name="ce8" office:value-type="float" office:value="4700" calcext:value-type="float">
            <text:p>4 7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76" calcext:value-type="float">
            <text:p>17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, biscuit et pâte</text:p>
          </table:table-cell>
          <table:table-cell table:style-name="ce8" office:value-type="float" office:value="52300" calcext:value-type="float">
            <text:p>52 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77" calcext:value-type="float">
            <text:p>17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table:style-name="ce8" office:value-type="float" office:value="1418600" calcext:value-type="float">
            <text:p>1 418 6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78" calcext:value-type="float">
            <text:p>17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frais, citrons et oranges</text:p>
          </table:table-cell>
          <table:table-cell table:style-name="ce8" office:value-type="float" office:value="24000" calcext:value-type="float">
            <text:p>24 0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79" calcext:value-type="float">
            <text:p>17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secs</text:p>
          </table:table-cell>
          <table:table-cell table:style-name="ce8" office:value-type="float" office:value="15700" calcext:value-type="float">
            <text:p>15 7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80" calcext:value-type="float">
            <text:p>18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raisins</text:p>
          </table:table-cell>
          <table:table-cell table:style-name="ce8" office:value-type="float" office:value="97500" calcext:value-type="float">
            <text:p>97 5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81" calcext:value-type="float">
            <text:p>18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table:style-name="ce8" office:value-type="float" office:value="1700" calcext:value-type="float">
            <text:p>1 7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82" calcext:value-type="float">
            <text:p>18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table:style-name="ce8" office:value-type="float" office:value="697800" calcext:value-type="float">
            <text:p>697 8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83" calcext:value-type="float">
            <text:p>18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table:style-name="ce8" office:value-type="float" office:value="1800" calcext:value-type="float">
            <text:p>1 8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84" calcext:value-type="float">
            <text:p>18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Œufs et volailles</text:p>
          </table:table-cell>
          <table:table-cell table:style-name="ce8" office:value-type="float" office:value="171500" calcext:value-type="float">
            <text:p>171 5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85" calcext:value-type="float">
            <text:p>18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salés et frais de toute sorte</text:p>
          </table:table-cell>
          <table:table-cell table:style-name="ce8" office:value-type="float" office:value="597000" calcext:value-type="float">
            <text:p>597 0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86" calcext:value-type="float">
            <text:p>18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anchois</text:p>
          </table:table-cell>
          <table:table-cell table:style-name="ce8"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87" calcext:value-type="float">
            <text:p>18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morue et stockfisch</text:p>
          </table:table-cell>
          <table:table-cell table:style-name="ce8" office:value-type="float" office:value="100" calcext:value-type="float">
            <text:p>1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88" calcext:value-type="float">
            <text:p>18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</text:p>
          </table:table-cell>
          <table:table-cell table:style-name="ce8" office:value-type="float" office:value="8700" calcext:value-type="float">
            <text:p>8 7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89" calcext:value-type="float">
            <text:p>18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Riz</text:p>
          </table:table-cell>
          <table:table-cell table:style-name="ce8" office:value-type="float" office:value="6733100" calcext:value-type="float">
            <text:p>6 733 1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90" calcext:value-type="float">
            <text:p>19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</text:p>
          </table:table-cell>
          <table:table-cell table:style-name="ce8" office:value-type="float" office:value="347300" calcext:value-type="float">
            <text:p>347 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91" calcext:value-type="float">
            <text:p>19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Rhum et tafia</text:p>
          </table:table-cell>
          <table:table-cell table:style-name="ce8" office:value-type="float" office:value="2800" calcext:value-type="float">
            <text:p>2 8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92" calcext:value-type="float">
            <text:p>19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Articles réunis</text:p>
          </table:table-cell>
          <table:table-cell table:style-name="ce8"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93" calcext:value-type="float">
            <text:p>19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Chevaux</text:p>
          </table:table-cell>
          <table:table-cell table:style-name="ce8" office:value-type="float" office:value="125400" calcext:value-type="float">
            <text:p>125 4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94" calcext:value-type="float">
            <text:p>19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Mulets et ânes</text:p>
          </table:table-cell>
          <table:table-cell table:style-name="ce8" office:value-type="float" office:value="38200" calcext:value-type="float">
            <text:p>38 2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95" calcext:value-type="float">
            <text:p>19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nvre</text:p>
          </table:table-cell>
          <table:table-cell table:style-name="ce8" office:value-type="float" office:value="5718100" calcext:value-type="float">
            <text:p>5 718 1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96" calcext:value-type="float">
            <text:p>19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table:style-name="ce8" office:value-type="float" office:value="7461000" calcext:value-type="float">
            <text:p>7 461 0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97" calcext:value-type="float">
            <text:p>19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 de lin et de chanvre</text:p>
          </table:table-cell>
          <table:table-cell table:style-name="ce8" office:value-type="float" office:value="464400" calcext:value-type="float">
            <text:p>464 4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98" calcext:value-type="float">
            <text:p>19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s diverses</text:p>
          </table:table-cell>
          <table:table-cell table:style-name="ce8" office:value-type="float" office:value="506200" calcext:value-type="float">
            <text:p>506 2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99" calcext:value-type="float">
            <text:p>19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s de chevron et poil de chameau</text:p>
          </table:table-cell>
          <table:table-cell table:style-name="ce8" office:value-type="float" office:value="574500" calcext:value-type="float">
            <text:p>574 5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200" calcext:value-type="float">
            <text:p>20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in</text:p>
          </table:table-cell>
          <table:table-cell table:style-name="ce8" office:value-type="float" office:value="1618100" calcext:value-type="float">
            <text:p>1 618 1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201" calcext:value-type="float">
            <text:p>20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il de chèvre, de lièvre et lapin</text:p>
          </table:table-cell>
          <table:table-cell table:style-name="ce8" office:value-type="float" office:value="597000" calcext:value-type="float">
            <text:p>597 0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202" calcext:value-type="float">
            <text:p>20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oselle, fleuret et bourre de soie</text:p>
          </table:table-cell>
          <table:table-cell table:style-name="ce8" office:value-type="float" office:value="1612500" calcext:value-type="float">
            <text:p>1 612 5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203" calcext:value-type="float">
            <text:p>20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s</text:p>
          </table:table-cell>
          <table:table-cell table:style-name="ce8" office:value-type="float" office:value="17238500" calcext:value-type="float">
            <text:p>17 238 5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204" calcext:value-type="float">
            <text:p>20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, biscuit et pâte</text:p>
          </table:table-cell>
          <table:table-cell table:style-name="ce8" office:value-type="float" office:value="1800" calcext:value-type="float">
            <text:p>1 8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205" calcext:value-type="float">
            <text:p>20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secs</text:p>
          </table:table-cell>
          <table:table-cell table:style-name="ce8" office:value-type="float" office:value="22900" calcext:value-type="float">
            <text:p>22 9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206" calcext:value-type="float">
            <text:p>20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raisins</text:p>
          </table:table-cell>
          <table:table-cell table:style-name="ce8" office:value-type="float" office:value="391400" calcext:value-type="float">
            <text:p>391 4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207" calcext:value-type="float">
            <text:p>20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table:style-name="ce8" office:value-type="float" office:value="5800" calcext:value-type="float">
            <text:p>5 8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208" calcext:value-type="float">
            <text:p>20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</text:p>
          </table:table-cell>
          <table:table-cell table:style-name="ce8" office:value-type="float" office:value="700" calcext:value-type="float">
            <text:p>7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209" calcext:value-type="float">
            <text:p>20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</text:p>
          </table:table-cell>
          <table:table-cell table:style-name="ce8" office:value-type="float" office:value="600" calcext:value-type="float">
            <text:p>6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210" calcext:value-type="float">
            <text:p>21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table:style-name="ce8"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211" calcext:value-type="float">
            <text:p>21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vre</text:p>
          </table:table-cell>
          <table:table-cell table:style-name="ce8" office:value-type="float" office:value="9500" calcext:value-type="float">
            <text:p>9 5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212" calcext:value-type="float">
            <text:p>21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table:style-name="ce8" office:value-type="float" office:value="2193000" calcext:value-type="float">
            <text:p>2 193 0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213" calcext:value-type="float">
            <text:p>21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s diverses</text:p>
          </table:table-cell>
          <table:table-cell table:style-name="ce8" office:value-type="float" office:value="214400" calcext:value-type="float">
            <text:p>214 4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214" calcext:value-type="float">
            <text:p>21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s de chevron et poil de chameau</text:p>
          </table:table-cell>
          <table:table-cell table:style-name="ce8" office:value-type="float" office:value="57100" calcext:value-type="float">
            <text:p>57 1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215" calcext:value-type="float">
            <text:p>21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il de chèvre, de lièvre et lapin</text:p>
          </table:table-cell>
          <table:table-cell table:style-name="ce8" office:value-type="float" office:value="476000" calcext:value-type="float">
            <text:p>476 0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216" calcext:value-type="float">
            <text:p>21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table:style-name="ce8" office:value-type="float" office:value="22000" calcext:value-type="float">
            <text:p>22 0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217" calcext:value-type="float">
            <text:p>21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-de-vie</text:p>
          </table:table-cell>
          <table:table-cell table:style-name="ce8" office:value-type="float" office:value="64700" calcext:value-type="float">
            <text:p>64 7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218" calcext:value-type="float">
            <text:p>21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, biscuit et pâte</text:p>
          </table:table-cell>
          <table:table-cell table:style-name="ce8" office:value-type="float" office:value="55200" calcext:value-type="float">
            <text:p>55 2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219" calcext:value-type="float">
            <text:p>21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table:style-name="ce8" office:value-type="float" office:value="6500" calcext:value-type="float">
            <text:p>6 5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220" calcext:value-type="float">
            <text:p>22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frais, citrons et oranges</text:p>
          </table:table-cell>
          <table:table-cell table:style-name="ce8" office:value-type="float" office:value="149900" calcext:value-type="float">
            <text:p>149 9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221" calcext:value-type="float">
            <text:p>22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secs</text:p>
          </table:table-cell>
          <table:table-cell table:style-name="ce8" office:value-type="float" office:value="403200" calcext:value-type="float">
            <text:p>403 2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222" calcext:value-type="float">
            <text:p>22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table:style-name="ce8"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223" calcext:value-type="float">
            <text:p>22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table:style-name="ce8" office:value-type="float" office:value="40200" calcext:value-type="float">
            <text:p>40 2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224" calcext:value-type="float">
            <text:p>22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Œufs et volailles</text:p>
          </table:table-cell>
          <table:table-cell table:style-name="ce8" office:value-type="float" office:value="259900" calcext:value-type="float">
            <text:p>259 9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225" calcext:value-type="float">
            <text:p>22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salés et frais de toute sorte</text:p>
          </table:table-cell>
          <table:table-cell table:style-name="ce8" office:value-type="float" office:value="90100" calcext:value-type="float">
            <text:p>90 1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226" calcext:value-type="float">
            <text:p>22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anchois</text:p>
          </table:table-cell>
          <table:table-cell table:style-name="ce8" office:value-type="float" office:value="4700" calcext:value-type="float">
            <text:p>4 7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227" calcext:value-type="float">
            <text:p>22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</text:p>
          </table:table-cell>
          <table:table-cell table:style-name="ce8" office:value-type="float" office:value="5400" calcext:value-type="float">
            <text:p>5 4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228" calcext:value-type="float">
            <text:p>22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Riz</text:p>
          </table:table-cell>
          <table:table-cell table:style-name="ce8" office:value-type="float" office:value="2600" calcext:value-type="float">
            <text:p>2 6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229" calcext:value-type="float">
            <text:p>22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</text:p>
          </table:table-cell>
          <table:table-cell table:style-name="ce8" office:value-type="float" office:value="12500" calcext:value-type="float">
            <text:p>12 5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230" calcext:value-type="float">
            <text:p>23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table:style-name="ce8" office:value-type="float" office:value="1700" calcext:value-type="float">
            <text:p>1 7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231" calcext:value-type="float">
            <text:p>23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Chevaux</text:p>
          </table:table-cell>
          <table:table-cell table:style-name="ce8" office:value-type="float" office:value="530800" calcext:value-type="float">
            <text:p>530 8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232" calcext:value-type="float">
            <text:p>23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Mulets et ânes</text:p>
          </table:table-cell>
          <table:table-cell table:style-name="ce8" office:value-type="float" office:value="113700" calcext:value-type="float">
            <text:p>113 7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233" calcext:value-type="float">
            <text:p>23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nvre</text:p>
          </table:table-cell>
          <table:table-cell table:style-name="ce8" office:value-type="float" office:value="18000" calcext:value-type="float">
            <text:p>18 0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234" calcext:value-type="float">
            <text:p>23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table:style-name="ce8" office:value-type="float" office:value="2486100" calcext:value-type="float">
            <text:p>2 486 1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235" calcext:value-type="float">
            <text:p>23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 de lin et de chanvre</text:p>
          </table:table-cell>
          <table:table-cell table:style-name="ce8" office:value-type="float" office:value="17000" calcext:value-type="float">
            <text:p>17 0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236" calcext:value-type="float">
            <text:p>23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s diverses</text:p>
          </table:table-cell>
          <table:table-cell table:style-name="ce8" office:value-type="float" office:value="263000" calcext:value-type="float">
            <text:p>263 0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237" calcext:value-type="float">
            <text:p>23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in</text:p>
          </table:table-cell>
          <table:table-cell table:style-name="ce8"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238" calcext:value-type="float">
            <text:p>23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il de chèvre, de lièvre et lapin</text:p>
          </table:table-cell>
          <table:table-cell table:style-name="ce8" office:value-type="float" office:value="6200" calcext:value-type="float">
            <text:p>6 2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239" calcext:value-type="float">
            <text:p>23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s</text:p>
          </table:table-cell>
          <table:table-cell table:style-name="ce8" office:value-type="float" office:value="2102500" calcext:value-type="float">
            <text:p>2 102 5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240" calcext:value-type="float">
            <text:p>24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table:style-name="ce8" office:value-type="float" office:value="156000" calcext:value-type="float">
            <text:p>156 0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241" calcext:value-type="float">
            <text:p>24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thon mariné</text:p>
          </table:table-cell>
          <table:table-cell table:style-name="ce8" office:value-type="float" office:value="724200" calcext:value-type="float">
            <text:p>724 2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242" calcext:value-type="float">
            <text:p>24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table:style-name="ce8" office:value-type="float" office:value="18400" calcext:value-type="float">
            <text:p>18 4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243" calcext:value-type="float">
            <text:p>24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table:style-name="ce8" office:value-type="float" office:value="35800" calcext:value-type="float">
            <text:p>35 8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244" calcext:value-type="float">
            <text:p>24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Articles réunis</text:p>
          </table:table-cell>
          <table:table-cell table:style-name="ce8" office:value-type="float" office:value="2600" calcext:value-type="float">
            <text:p>2 6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245" calcext:value-type="float">
            <text:p>24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s</text:p>
          </table:table-cell>
          <table:table-cell table:style-name="ce8" office:value-type="float" office:value="3600" calcext:value-type="float">
            <text:p>3 6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246" calcext:value-type="float">
            <text:p>24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frais, citrons et oranges</text:p>
          </table:table-cell>
          <table:table-cell table:style-name="ce8" office:value-type="float" office:value="25700" calcext:value-type="float">
            <text:p>25 7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247" calcext:value-type="float">
            <text:p>24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secs</text:p>
          </table:table-cell>
          <table:table-cell table:style-name="ce8" office:value-type="float" office:value="23200" calcext:value-type="float">
            <text:p>23 2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248" calcext:value-type="float">
            <text:p>24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s diverses</text:p>
          </table:table-cell>
          <table:table-cell table:style-name="ce8" office:value-type="float" office:value="1106500" calcext:value-type="float">
            <text:p>1 106 5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249" calcext:value-type="float">
            <text:p>24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s de chevron et poil de chameau</text:p>
          </table:table-cell>
          <table:table-cell table:style-name="ce8" office:value-type="float" office:value="74700" calcext:value-type="float">
            <text:p>74 7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250" calcext:value-type="float">
            <text:p>25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il de chèvre, de lièvre et lapin</text:p>
          </table:table-cell>
          <table:table-cell table:style-name="ce8" office:value-type="float" office:value="12000" calcext:value-type="float">
            <text:p>12 0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251" calcext:value-type="float">
            <text:p>25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mpir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secs</text:p>
          </table:table-cell>
          <table:table-cell table:style-name="ce8"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252" calcext:value-type="float">
            <text:p>25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mpir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salés et frais de toute sorte</text:p>
          </table:table-cell>
          <table:table-cell table:style-name="ce8" office:value-type="float" office:value="7300" calcext:value-type="float">
            <text:p>7 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253" calcext:value-type="float">
            <text:p>25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mpir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s de chevron et poil de chameau</text:p>
          </table:table-cell>
          <table:table-cell table:style-name="ce8"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254" calcext:value-type="float">
            <text:p>25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mpir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in</text:p>
          </table:table-cell>
          <table:table-cell table:style-name="ce8" office:value-type="float" office:value="3200" calcext:value-type="float">
            <text:p>3 2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255" calcext:value-type="float">
            <text:p>25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s</text:p>
          </table:table-cell>
          <table:table-cell table:style-name="ce8" office:value-type="float" office:value="33100" calcext:value-type="float">
            <text:p>33 1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256" calcext:value-type="float">
            <text:p>25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, biscuit et pâte</text:p>
          </table:table-cell>
          <table:table-cell table:style-name="ce8" office:value-type="float" office:value="8400" calcext:value-type="float">
            <text:p>8 4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257" calcext:value-type="float">
            <text:p>25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morue et stockfisch</text:p>
          </table:table-cell>
          <table:table-cell table:style-name="ce8" office:value-type="float" office:value="41600" calcext:value-type="float">
            <text:p>41 6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258" calcext:value-type="float">
            <text:p>25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Riz</text:p>
          </table:table-cell>
          <table:table-cell table:style-name="ce8" office:value-type="float" office:value="978500" calcext:value-type="float">
            <text:p>978 5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259" calcext:value-type="float">
            <text:p>25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table:style-name="ce8" office:value-type="float" office:value="3660300" calcext:value-type="float">
            <text:p>3 660 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260" calcext:value-type="float">
            <text:p>26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table:style-name="ce8" office:value-type="float" office:value="4027100" calcext:value-type="float">
            <text:p>4 027 1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261" calcext:value-type="float">
            <text:p>26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table:style-name="ce8" office:value-type="float" office:value="15000" calcext:value-type="float">
            <text:p>15 0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262" calcext:value-type="float">
            <text:p>26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uscade</text:p>
          </table:table-cell>
          <table:table-cell table:style-name="ce8" office:value-type="float" office:value="81500" calcext:value-type="float">
            <text:p>81 5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263" calcext:value-type="float">
            <text:p>26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vre</text:p>
          </table:table-cell>
          <table:table-cell table:style-name="ce8" office:value-type="float" office:value="477600" calcext:value-type="float">
            <text:p>477 6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264" calcext:value-type="float">
            <text:p>26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table:style-name="ce8" office:value-type="float" office:value="102000" calcext:value-type="float">
            <text:p>102 0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265" calcext:value-type="float">
            <text:p>26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urre</text:p>
          </table:table-cell>
          <table:table-cell table:style-name="ce8" office:value-type="float" office:value="6800" calcext:value-type="float">
            <text:p>6 8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266" calcext:value-type="float">
            <text:p>26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table:style-name="ce8" office:value-type="float" office:value="100200" calcext:value-type="float">
            <text:p>100 2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267" calcext:value-type="float">
            <text:p>26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-de-vie</text:p>
          </table:table-cell>
          <table:table-cell table:style-name="ce8" office:value-type="float" office:value="13000" calcext:value-type="float">
            <text:p>13 0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268" calcext:value-type="float">
            <text:p>26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, biscuit et pâte</text:p>
          </table:table-cell>
          <table:table-cell table:style-name="ce8" office:value-type="float" office:value="8500" calcext:value-type="float">
            <text:p>8 5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269" calcext:value-type="float">
            <text:p>26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table:style-name="ce8" office:value-type="float" office:value="7100" calcext:value-type="float">
            <text:p>7 1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270" calcext:value-type="float">
            <text:p>27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frais, citrons et oranges</text:p>
          </table:table-cell>
          <table:table-cell table:style-name="ce8" office:value-type="float" office:value="63000" calcext:value-type="float">
            <text:p>63 0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271" calcext:value-type="float">
            <text:p>27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secs</text:p>
          </table:table-cell>
          <table:table-cell table:style-name="ce8" office:value-type="float" office:value="23900" calcext:value-type="float">
            <text:p>23 9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272" calcext:value-type="float">
            <text:p>27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raisins</text:p>
          </table:table-cell>
          <table:table-cell table:style-name="ce8" office:value-type="float" office:value="114600" calcext:value-type="float">
            <text:p>114 6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273" calcext:value-type="float">
            <text:p>27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table:style-name="ce8" office:value-type="float" office:value="16600" calcext:value-type="float">
            <text:p>16 6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274" calcext:value-type="float">
            <text:p>27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table:style-name="ce8" office:value-type="float" office:value="6300" calcext:value-type="float">
            <text:p>6 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275" calcext:value-type="float">
            <text:p>27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salés et frais de toute sorte</text:p>
          </table:table-cell>
          <table:table-cell table:style-name="ce8" office:value-type="float" office:value="21700" calcext:value-type="float">
            <text:p>21 7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276" calcext:value-type="float">
            <text:p>27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morue et stockfisch</text:p>
          </table:table-cell>
          <table:table-cell table:style-name="ce8" office:value-type="float" office:value="431100" calcext:value-type="float">
            <text:p>431 1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277" calcext:value-type="float">
            <text:p>27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</text:p>
          </table:table-cell>
          <table:table-cell table:style-name="ce8" office:value-type="float" office:value="6300" calcext:value-type="float">
            <text:p>6 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278" calcext:value-type="float">
            <text:p>27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Riz</text:p>
          </table:table-cell>
          <table:table-cell table:style-name="ce8" office:value-type="float" office:value="800" calcext:value-type="float">
            <text:p>8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279" calcext:value-type="float">
            <text:p>27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</text:p>
          </table:table-cell>
          <table:table-cell table:style-name="ce8" office:value-type="float" office:value="557900" calcext:value-type="float">
            <text:p>557 9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280" calcext:value-type="float">
            <text:p>28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table:style-name="ce8" office:value-type="float" office:value="301000" calcext:value-type="float">
            <text:p>301 0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281" calcext:value-type="float">
            <text:p>28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table:style-name="ce8" office:value-type="float" office:value="627000" calcext:value-type="float">
            <text:p>627 0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282" calcext:value-type="float">
            <text:p>28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Rhum et tafia</text:p>
          </table:table-cell>
          <table:table-cell table:style-name="ce8" office:value-type="float" office:value="247000" calcext:value-type="float">
            <text:p>247 0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283" calcext:value-type="float">
            <text:p>28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table:style-name="ce8" office:value-type="float" office:value="1178000" calcext:value-type="float">
            <text:p>1 178 0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284" calcext:value-type="float">
            <text:p>28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table:style-name="ce8" office:value-type="float" office:value="1125600" calcext:value-type="float">
            <text:p>1 125 6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285" calcext:value-type="float">
            <text:p>28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table:style-name="ce8" office:value-type="float" office:value="225600" calcext:value-type="float">
            <text:p>225 6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286" calcext:value-type="float">
            <text:p>28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uscade</text:p>
          </table:table-cell>
          <table:table-cell table:style-name="ce8" office:value-type="float" office:value="213600" calcext:value-type="float">
            <text:p>213 6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287" calcext:value-type="float">
            <text:p>28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vre</text:p>
          </table:table-cell>
          <table:table-cell table:style-name="ce8" office:value-type="float" office:value="95500" calcext:value-type="float">
            <text:p>95 5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288" calcext:value-type="float">
            <text:p>28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Articles réunis</text:p>
          </table:table-cell>
          <table:table-cell table:style-name="ce8" office:value-type="float" office:value="76700" calcext:value-type="float">
            <text:p>76 7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289" calcext:value-type="float">
            <text:p>28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nvre</text:p>
          </table:table-cell>
          <table:table-cell table:style-name="ce8" office:value-type="float" office:value="152300" calcext:value-type="float">
            <text:p>152 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290" calcext:value-type="float">
            <text:p>29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table:style-name="ce8" office:value-type="float" office:value="4071900" calcext:value-type="float">
            <text:p>4 071 9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291" calcext:value-type="float">
            <text:p>29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s diverses</text:p>
          </table:table-cell>
          <table:table-cell table:style-name="ce8" office:value-type="float" office:value="235400" calcext:value-type="float">
            <text:p>235 4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292" calcext:value-type="float">
            <text:p>29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in</text:p>
          </table:table-cell>
          <table:table-cell table:style-name="ce8" office:value-type="float" office:value="3600" calcext:value-type="float">
            <text:p>3 6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293" calcext:value-type="float">
            <text:p>29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il de chèvre, de lièvre et lapin</text:p>
          </table:table-cell>
          <table:table-cell table:style-name="ce8" office:value-type="float" office:value="700" calcext:value-type="float">
            <text:p>7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294" calcext:value-type="float">
            <text:p>29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s</text:p>
          </table:table-cell>
          <table:table-cell table:style-name="ce8" office:value-type="float" office:value="65400" calcext:value-type="float">
            <text:p>65 4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295" calcext:value-type="float">
            <text:p>29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Colonies Françaises et Hollandais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table:style-name="ce8" office:value-type="float" office:value="265200" calcext:value-type="float">
            <text:p>265 2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296" calcext:value-type="float">
            <text:p>29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Colonies Françaises et Hollandais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table:style-name="ce8" office:value-type="float" office:value="122600" calcext:value-type="float">
            <text:p>122 6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297" calcext:value-type="float">
            <text:p>29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Colonies Françaises et Hollandais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table:style-name="ce8" office:value-type="float" office:value="3600" calcext:value-type="float">
            <text:p>3 6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298" calcext:value-type="float">
            <text:p>29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Colonies Françaises et Hollandais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table:style-name="ce8" office:value-type="float" office:value="3200" calcext:value-type="float">
            <text:p>3 2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299" calcext:value-type="float">
            <text:p>29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Colonies Françaises et Hollandais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uscade</text:p>
          </table:table-cell>
          <table:table-cell table:style-name="ce8" office:value-type="float" office:value="149300" calcext:value-type="float">
            <text:p>149 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300" calcext:value-type="float">
            <text:p>30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Colonies Françaises et Hollandais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vre</text:p>
          </table:table-cell>
          <table:table-cell table:style-name="ce8" office:value-type="float" office:value="21800" calcext:value-type="float">
            <text:p>21 8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301" calcext:value-type="float">
            <text:p>30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Colonies Françaises et Hollandais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Articles réunis</text:p>
          </table:table-cell>
          <table:table-cell table:style-name="ce8" office:value-type="float" office:value="21400" calcext:value-type="float">
            <text:p>21 4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302" calcext:value-type="float">
            <text:p>30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Colonies Françaises et Hollandais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table:style-name="ce8" office:value-type="float" office:value="10600" calcext:value-type="float">
            <text:p>10 6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303" calcext:value-type="float">
            <text:p>30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aleine</text:p>
          </table:table-cell>
          <table:table-cell table:style-name="ce8"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304" calcext:value-type="float">
            <text:p>30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 de construction</text:p>
          </table:table-cell>
          <table:table-cell table:style-name="ce8" office:value-type="float" office:value="10200" calcext:value-type="float">
            <text:p>10 2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305" calcext:value-type="float">
            <text:p>30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Merrain</text:p>
          </table:table-cell>
          <table:table-cell table:style-name="ce8" office:value-type="float" office:value="8800" calcext:value-type="float">
            <text:p>8 8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306" calcext:value-type="float">
            <text:p>30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 et des Indes</text:p>
          </table:table-cell>
          <table:table-cell table:style-name="ce8" office:value-type="float" office:value="89000" calcext:value-type="float">
            <text:p>89 0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307" calcext:value-type="float">
            <text:p>30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table:style-name="ce8" office:value-type="float" office:value="1300" calcext:value-type="float">
            <text:p>1 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308" calcext:value-type="float">
            <text:p>30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 jaune et blanche</text:p>
          </table:table-cell>
          <table:table-cell table:style-name="ce8" office:value-type="float" office:value="2700" calcext:value-type="float">
            <text:p>2 7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309" calcext:value-type="float">
            <text:p>30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</text:p>
          </table:table-cell>
          <table:table-cell table:style-name="ce8" office:value-type="float" office:value="2401000" calcext:value-type="float">
            <text:p>2 401 0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310" calcext:value-type="float">
            <text:p>31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graines et autres</text:p>
          </table:table-cell>
          <table:table-cell table:style-name="ce8"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311" calcext:value-type="float">
            <text:p>31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'olive pour fabrique</text:p>
          </table:table-cell>
          <table:table-cell table:style-name="ce8" office:value-type="float" office:value="75200" calcext:value-type="float">
            <text:p>75 2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312" calcext:value-type="float">
            <text:p>31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Joncs et roseaux</text:p>
          </table:table-cell>
          <table:table-cell table:style-name="ce8" office:value-type="float" office:value="244300" calcext:value-type="float">
            <text:p>244 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313" calcext:value-type="float">
            <text:p>31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iége en planche</text:p>
          </table:table-cell>
          <table:table-cell table:style-name="ce8" office:value-type="float" office:value="146000" calcext:value-type="float">
            <text:p>146 0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314" calcext:value-type="float">
            <text:p>31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uif</text:p>
          </table:table-cell>
          <table:table-cell table:style-name="ce8" office:value-type="float" office:value="4200" calcext:value-type="float">
            <text:p>4 2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315" calcext:value-type="float">
            <text:p>31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table:style-name="ce8" office:value-type="float" office:value="2700" calcext:value-type="float">
            <text:p>2 7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316" calcext:value-type="float">
            <text:p>31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table:style-name="ce8" office:value-type="float" office:value="486600" calcext:value-type="float">
            <text:p>486 6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317" calcext:value-type="float">
            <text:p>31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Indigo</text:p>
          </table:table-cell>
          <table:table-cell table:style-name="ce8" office:value-type="float" office:value="55900" calcext:value-type="float">
            <text:p>55 9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318" calcext:value-type="float">
            <text:p>31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Noix de galle</text:p>
          </table:table-cell>
          <table:table-cell table:style-name="ce8" office:value-type="float" office:value="2500" calcext:value-type="float">
            <text:p>2 5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319" calcext:value-type="float">
            <text:p>31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afranum</text:p>
          </table:table-cell>
          <table:table-cell table:style-name="ce8" office:value-type="float" office:value="121000" calcext:value-type="float">
            <text:p>121 0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320" calcext:value-type="float">
            <text:p>32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umac</text:p>
          </table:table-cell>
          <table:table-cell table:style-name="ce8" office:value-type="float" office:value="9700" calcext:value-type="float">
            <text:p>9 7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321" calcext:value-type="float">
            <text:p>32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table:style-name="ce8" office:value-type="float" office:value="29500" calcext:value-type="float">
            <text:p>29 5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322" calcext:value-type="float">
            <text:p>32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table:style-name="ce8" office:value-type="float" office:value="122400" calcext:value-type="float">
            <text:p>122 4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323" calcext:value-type="float">
            <text:p>32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Etain</text:p>
          </table:table-cell>
          <table:table-cell table:style-name="ce8" office:value-type="float" office:value="25600" calcext:value-type="float">
            <text:p>25 6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324" calcext:value-type="float">
            <text:p>32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divers</text:p>
          </table:table-cell>
          <table:table-cell table:style-name="ce8" office:value-type="float" office:value="485900" calcext:value-type="float">
            <text:p>485 9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325" calcext:value-type="float">
            <text:p>32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n acier</text:p>
          </table:table-cell>
          <table:table-cell table:style-name="ce8" office:value-type="float" office:value="4100" calcext:value-type="float">
            <text:p>4 1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326" calcext:value-type="float">
            <text:p>32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Plomb</text:p>
          </table:table-cell>
          <table:table-cell table:style-name="ce8" office:value-type="float" office:value="36800" calcext:value-type="float">
            <text:p>36 8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327" calcext:value-type="float">
            <text:p>32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rticles réunis</text:p>
          </table:table-cell>
          <table:table-cell table:style-name="ce8" office:value-type="float" office:value="1300" calcext:value-type="float">
            <text:p>1 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328" calcext:value-type="float">
            <text:p>32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 de construction</text:p>
          </table:table-cell>
          <table:table-cell table:style-name="ce8" office:value-type="float" office:value="255700" calcext:value-type="float">
            <text:p>255 7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329" calcext:value-type="float">
            <text:p>32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table:style-name="ce8" office:value-type="float" office:value="90300" calcext:value-type="float">
            <text:p>90 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330" calcext:value-type="float">
            <text:p>33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endres diverses</text:p>
          </table:table-cell>
          <table:table-cell table:style-name="ce8"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331" calcext:value-type="float">
            <text:p>33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endres potasse, vedasse et gravelée</text:p>
          </table:table-cell>
          <table:table-cell table:style-name="ce8" office:value-type="float" office:value="3242800" calcext:value-type="float">
            <text:p>3 242 8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332" calcext:value-type="float">
            <text:p>33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 de bois et de terre</text:p>
          </table:table-cell>
          <table:table-cell table:style-name="ce8" office:value-type="float" office:value="3200" calcext:value-type="float">
            <text:p>3 2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333" calcext:value-type="float">
            <text:p>33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 jaune et blanche</text:p>
          </table:table-cell>
          <table:table-cell table:style-name="ce8" office:value-type="float" office:value="7500" calcext:value-type="float">
            <text:p>7 5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334" calcext:value-type="float">
            <text:p>33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rin</text:p>
          </table:table-cell>
          <table:table-cell table:style-name="ce8" office:value-type="float" office:value="2200" calcext:value-type="float">
            <text:p>2 2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335" calcext:value-type="float">
            <text:p>33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iverses</text:p>
          </table:table-cell>
          <table:table-cell table:style-name="ce8" office:value-type="float" office:value="5300" calcext:value-type="float">
            <text:p>5 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336" calcext:value-type="float">
            <text:p>33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cumin</text:p>
          </table:table-cell>
          <table:table-cell table:style-name="ce8" office:value-type="float" office:value="4900" calcext:value-type="float">
            <text:p>4 9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337" calcext:value-type="float">
            <text:p>33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grasses</text:p>
          </table:table-cell>
          <table:table-cell table:style-name="ce8" office:value-type="float" office:value="77000" calcext:value-type="float">
            <text:p>77 0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338" calcext:value-type="float">
            <text:p>33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jardin</text:p>
          </table:table-cell>
          <table:table-cell table:style-name="ce8" office:value-type="float" office:value="1200" calcext:value-type="float">
            <text:p>1 2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339" calcext:value-type="float">
            <text:p>33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prairies</text:p>
          </table:table-cell>
          <table:table-cell table:style-name="ce8" office:value-type="float" office:value="19800" calcext:value-type="float">
            <text:p>19 8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340" calcext:value-type="float">
            <text:p>34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oublon</text:p>
          </table:table-cell>
          <table:table-cell table:style-name="ce8" office:value-type="float" office:value="4600" calcext:value-type="float">
            <text:p>4 6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341" calcext:value-type="float">
            <text:p>34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graines et autres</text:p>
          </table:table-cell>
          <table:table-cell table:style-name="ce8" office:value-type="float" office:value="142800" calcext:value-type="float">
            <text:p>142 8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342" calcext:value-type="float">
            <text:p>34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ierres, chaux et plâtre</text:p>
          </table:table-cell>
          <table:table-cell table:style-name="ce8" office:value-type="float" office:value="6400" calcext:value-type="float">
            <text:p>6 4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343" calcext:value-type="float">
            <text:p>34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s de porc et de sanglier</text:p>
          </table:table-cell>
          <table:table-cell table:style-name="ce8" office:value-type="float" office:value="78700" calcext:value-type="float">
            <text:p>78 7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344" calcext:value-type="float">
            <text:p>34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fre</text:p>
          </table:table-cell>
          <table:table-cell table:style-name="ce8" office:value-type="float" office:value="50800" calcext:value-type="float">
            <text:p>50 8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345" calcext:value-type="float">
            <text:p>34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uif</text:p>
          </table:table-cell>
          <table:table-cell table:style-name="ce8" office:value-type="float" office:value="45200" calcext:value-type="float">
            <text:p>45 2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346" calcext:value-type="float">
            <text:p>34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table:style-name="ce8" office:value-type="float" office:value="4500" calcext:value-type="float">
            <text:p>4 5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347" calcext:value-type="float">
            <text:p>34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zur</text:p>
          </table:table-cell>
          <table:table-cell table:style-name="ce8" office:value-type="float" office:value="20800" calcext:value-type="float">
            <text:p>20 8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348" calcext:value-type="float">
            <text:p>34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leu de Prusse</text:p>
          </table:table-cell>
          <table:table-cell table:style-name="ce8" office:value-type="float" office:value="25300" calcext:value-type="float">
            <text:p>25 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349" calcext:value-type="float">
            <text:p>34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uperose</text:p>
          </table:table-cell>
          <table:table-cell table:style-name="ce8" office:value-type="float" office:value="33900" calcext:value-type="float">
            <text:p>33 9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350" calcext:value-type="float">
            <text:p>35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Noix de galle</text:p>
          </table:table-cell>
          <table:table-cell table:style-name="ce8" office:value-type="float" office:value="1600" calcext:value-type="float">
            <text:p>1 6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351" calcext:value-type="float">
            <text:p>35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Noir de fumée</text:p>
          </table:table-cell>
          <table:table-cell table:style-name="ce8"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352" calcext:value-type="float">
            <text:p>35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umac</text:p>
          </table:table-cell>
          <table:table-cell table:style-name="ce8" office:value-type="float" office:value="1100" calcext:value-type="float">
            <text:p>1 1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353" calcext:value-type="float">
            <text:p>35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table:style-name="ce8" office:value-type="float" office:value="30000" calcext:value-type="float">
            <text:p>30 0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354" calcext:value-type="float">
            <text:p>35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table:style-name="ce8" office:value-type="float" office:value="83000" calcext:value-type="float">
            <text:p>83 0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355" calcext:value-type="float">
            <text:p>35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divers</text:p>
          </table:table-cell>
          <table:table-cell table:style-name="ce8" office:value-type="float" office:value="5800" calcext:value-type="float">
            <text:p>5 8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356" calcext:value-type="float">
            <text:p>35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velanèdes</text:p>
          </table:table-cell>
          <table:table-cell table:style-name="ce8" office:value-type="float" office:value="7500" calcext:value-type="float">
            <text:p>7 5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357" calcext:value-type="float">
            <text:p>35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aleine</text:p>
          </table:table-cell>
          <table:table-cell table:style-name="ce8" office:value-type="float" office:value="26200" calcext:value-type="float">
            <text:p>26 2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358" calcext:value-type="float">
            <text:p>35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 de construction</text:p>
          </table:table-cell>
          <table:table-cell table:style-name="ce8" office:value-type="float" office:value="8155800" calcext:value-type="float">
            <text:p>8 155 8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359" calcext:value-type="float">
            <text:p>35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Merrain</text:p>
          </table:table-cell>
          <table:table-cell table:style-name="ce8" office:value-type="float" office:value="146700" calcext:value-type="float">
            <text:p>146 7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360" calcext:value-type="float">
            <text:p>36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 et des Indes</text:p>
          </table:table-cell>
          <table:table-cell table:style-name="ce8" office:value-type="float" office:value="400" calcext:value-type="float">
            <text:p>4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361" calcext:value-type="float">
            <text:p>36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table:style-name="ce8" office:value-type="float" office:value="438000" calcext:value-type="float">
            <text:p>438 0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362" calcext:value-type="float">
            <text:p>36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endres diverses</text:p>
          </table:table-cell>
          <table:table-cell table:style-name="ce8" office:value-type="float" office:value="15000" calcext:value-type="float">
            <text:p>15 0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363" calcext:value-type="float">
            <text:p>36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endres potasse, vedasse et gravelée</text:p>
          </table:table-cell>
          <table:table-cell table:style-name="ce8" office:value-type="float" office:value="4459500" calcext:value-type="float">
            <text:p>4 459 5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364" calcext:value-type="float">
            <text:p>36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 de bois et de terre</text:p>
          </table:table-cell>
          <table:table-cell table:style-name="ce8" office:value-type="float" office:value="1367300" calcext:value-type="float">
            <text:p>1 367 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365" calcext:value-type="float">
            <text:p>36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 jaune et blanche</text:p>
          </table:table-cell>
          <table:table-cell table:style-name="ce8" office:value-type="float" office:value="288400" calcext:value-type="float">
            <text:p>288 4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366" calcext:value-type="float">
            <text:p>36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rin</text:p>
          </table:table-cell>
          <table:table-cell table:style-name="ce8" office:value-type="float" office:value="80200" calcext:value-type="float">
            <text:p>80 2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367" calcext:value-type="float">
            <text:p>36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</text:p>
          </table:table-cell>
          <table:table-cell table:style-name="ce8" office:value-type="float" office:value="217000" calcext:value-type="float">
            <text:p>217 0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368" calcext:value-type="float">
            <text:p>36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Ecorces par tannerie</text:p>
          </table:table-cell>
          <table:table-cell table:style-name="ce8" office:value-type="float" office:value="91800" calcext:value-type="float">
            <text:p>91 8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369" calcext:value-type="float">
            <text:p>36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ourrage</text:p>
          </table:table-cell>
          <table:table-cell table:style-name="ce8" office:value-type="float" office:value="233000" calcext:value-type="float">
            <text:p>233 0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370" calcext:value-type="float">
            <text:p>37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iverses</text:p>
          </table:table-cell>
          <table:table-cell table:style-name="ce8" office:value-type="float" office:value="238900" calcext:value-type="float">
            <text:p>238 9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371" calcext:value-type="float">
            <text:p>37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cumin</text:p>
          </table:table-cell>
          <table:table-cell table:style-name="ce8" office:value-type="float" office:value="106400" calcext:value-type="float">
            <text:p>106 4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372" calcext:value-type="float">
            <text:p>37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grasses</text:p>
          </table:table-cell>
          <table:table-cell table:style-name="ce8" office:value-type="float" office:value="227000" calcext:value-type="float">
            <text:p>227 0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373" calcext:value-type="float">
            <text:p>37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jardin</text:p>
          </table:table-cell>
          <table:table-cell table:style-name="ce8" office:value-type="float" office:value="125300" calcext:value-type="float">
            <text:p>125 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374" calcext:value-type="float">
            <text:p>37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millet</text:p>
          </table:table-cell>
          <table:table-cell table:style-name="ce8" office:value-type="float" office:value="233000" calcext:value-type="float">
            <text:p>233 0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375" calcext:value-type="float">
            <text:p>37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prairies</text:p>
          </table:table-cell>
          <table:table-cell table:style-name="ce8" office:value-type="float" office:value="261400" calcext:value-type="float">
            <text:p>261 4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376" calcext:value-type="float">
            <text:p>37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oublon</text:p>
          </table:table-cell>
          <table:table-cell table:style-name="ce8" office:value-type="float" office:value="458100" calcext:value-type="float">
            <text:p>458 1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377" calcext:value-type="float">
            <text:p>37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graines et autres</text:p>
          </table:table-cell>
          <table:table-cell table:style-name="ce8" office:value-type="float" office:value="226800" calcext:value-type="float">
            <text:p>226 8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378" calcext:value-type="float">
            <text:p>37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'olive pour fabrique</text:p>
          </table:table-cell>
          <table:table-cell table:style-name="ce8" office:value-type="float" office:value="3500" calcext:value-type="float">
            <text:p>3 5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379" calcext:value-type="float">
            <text:p>37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poisson</text:p>
          </table:table-cell>
          <table:table-cell table:style-name="ce8" office:value-type="float" office:value="14300" calcext:value-type="float">
            <text:p>14 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380" calcext:value-type="float">
            <text:p>38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iége en planche</text:p>
          </table:table-cell>
          <table:table-cell table:style-name="ce8" office:value-type="float" office:value="8400" calcext:value-type="float">
            <text:p>8 4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381" calcext:value-type="float">
            <text:p>38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ierres à aiguiser</text:p>
          </table:table-cell>
          <table:table-cell table:style-name="ce8" office:value-type="float" office:value="58100" calcext:value-type="float">
            <text:p>58 1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382" calcext:value-type="float">
            <text:p>38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ierres, chaux et plâtre</text:p>
          </table:table-cell>
          <table:table-cell table:style-name="ce8" office:value-type="float" office:value="236500" calcext:value-type="float">
            <text:p>236 5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383" calcext:value-type="float">
            <text:p>38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s de porc et de sanglier</text:p>
          </table:table-cell>
          <table:table-cell table:style-name="ce8" office:value-type="float" office:value="533700" calcext:value-type="float">
            <text:p>533 7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384" calcext:value-type="float">
            <text:p>38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fre</text:p>
          </table:table-cell>
          <table:table-cell table:style-name="ce8" office:value-type="float" office:value="34700" calcext:value-type="float">
            <text:p>34 7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385" calcext:value-type="float">
            <text:p>38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uif</text:p>
          </table:table-cell>
          <table:table-cell table:style-name="ce8" office:value-type="float" office:value="90400" calcext:value-type="float">
            <text:p>90 4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386" calcext:value-type="float">
            <text:p>38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table:style-name="ce8" office:value-type="float" office:value="96200" calcext:value-type="float">
            <text:p>96 2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387" calcext:value-type="float">
            <text:p>38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zur</text:p>
          </table:table-cell>
          <table:table-cell table:style-name="ce8" office:value-type="float" office:value="3292100" calcext:value-type="float">
            <text:p>3 292 1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388" calcext:value-type="float">
            <text:p>38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leu de Prusse</text:p>
          </table:table-cell>
          <table:table-cell table:style-name="ce8" office:value-type="float" office:value="113600" calcext:value-type="float">
            <text:p>113 6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389" calcext:value-type="float">
            <text:p>38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uperose</text:p>
          </table:table-cell>
          <table:table-cell table:style-name="ce8" office:value-type="float" office:value="91100" calcext:value-type="float">
            <text:p>91 1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390" calcext:value-type="float">
            <text:p>39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rayons et craie</text:p>
          </table:table-cell>
          <table:table-cell table:style-name="ce8" office:value-type="float" office:value="214400" calcext:value-type="float">
            <text:p>214 4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391" calcext:value-type="float">
            <text:p>39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 jaune ou d'Avignon</text:p>
          </table:table-cell>
          <table:table-cell table:style-name="ce8" office:value-type="float" office:value="24600" calcext:value-type="float">
            <text:p>24 6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392" calcext:value-type="float">
            <text:p>39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itharge</text:p>
          </table:table-cell>
          <table:table-cell table:style-name="ce8" office:value-type="float" office:value="211000" calcext:value-type="float">
            <text:p>211 0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393" calcext:value-type="float">
            <text:p>39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Noix de galle</text:p>
          </table:table-cell>
          <table:table-cell table:style-name="ce8" office:value-type="float" office:value="364800" calcext:value-type="float">
            <text:p>364 8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394" calcext:value-type="float">
            <text:p>39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Noir de fumée</text:p>
          </table:table-cell>
          <table:table-cell table:style-name="ce8" office:value-type="float" office:value="171200" calcext:value-type="float">
            <text:p>171 2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395" calcext:value-type="float">
            <text:p>39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afranum</text:p>
          </table:table-cell>
          <table:table-cell table:style-name="ce8" office:value-type="float" office:value="9600" calcext:value-type="float">
            <text:p>9 6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396" calcext:value-type="float">
            <text:p>39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umac</text:p>
          </table:table-cell>
          <table:table-cell table:style-name="ce8" office:value-type="float" office:value="9000" calcext:value-type="float">
            <text:p>9 0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397" calcext:value-type="float">
            <text:p>39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millon et cinabre</text:p>
          </table:table-cell>
          <table:table-cell table:style-name="ce8" office:value-type="float" office:value="25500" calcext:value-type="float">
            <text:p>25 5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398" calcext:value-type="float">
            <text:p>39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table:style-name="ce8" office:value-type="float" office:value="501700" calcext:value-type="float">
            <text:p>501 7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399" calcext:value-type="float">
            <text:p>39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rgent vif</text:p>
          </table:table-cell>
          <table:table-cell table:style-name="ce8" office:value-type="float" office:value="20200" calcext:value-type="float">
            <text:p>20 2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400" calcext:value-type="float">
            <text:p>40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table:style-name="ce8" office:value-type="float" office:value="1272700" calcext:value-type="float">
            <text:p>1 272 7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401" calcext:value-type="float">
            <text:p>40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Etain</text:p>
          </table:table-cell>
          <table:table-cell table:style-name="ce8" office:value-type="float" office:value="99100" calcext:value-type="float">
            <text:p>99 1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402" calcext:value-type="float">
            <text:p>40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divers</text:p>
          </table:table-cell>
          <table:table-cell table:style-name="ce8" office:value-type="float" office:value="2742400" calcext:value-type="float">
            <text:p>2 742 4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403" calcext:value-type="float">
            <text:p>40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n acier</text:p>
          </table:table-cell>
          <table:table-cell table:style-name="ce8" office:value-type="float" office:value="1739700" calcext:value-type="float">
            <text:p>1 739 7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404" calcext:value-type="float">
            <text:p>40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Laiton en planches et filé</text:p>
          </table:table-cell>
          <table:table-cell table:style-name="ce8" office:value-type="float" office:value="83900" calcext:value-type="float">
            <text:p>83 9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405" calcext:value-type="float">
            <text:p>40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Plomb</text:p>
          </table:table-cell>
          <table:table-cell table:style-name="ce8" office:value-type="float" office:value="1836700" calcext:value-type="float">
            <text:p>1 836 7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406" calcext:value-type="float">
            <text:p>40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rticles réunis</text:p>
          </table:table-cell>
          <table:table-cell table:style-name="ce8" office:value-type="float" office:value="4700" calcext:value-type="float">
            <text:p>4 7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407" calcext:value-type="float">
            <text:p>40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velanèdes</text:p>
          </table:table-cell>
          <table:table-cell table:style-name="ce8" office:value-type="float" office:value="17200" calcext:value-type="float">
            <text:p>17 2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408" calcext:value-type="float">
            <text:p>40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 de construction</text:p>
          </table:table-cell>
          <table:table-cell table:style-name="ce8" office:value-type="float" office:value="126700" calcext:value-type="float">
            <text:p>126 7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409" calcext:value-type="float">
            <text:p>40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table:style-name="ce8" office:value-type="float" office:value="1100" calcext:value-type="float">
            <text:p>1 1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410" calcext:value-type="float">
            <text:p>41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endres potasse, vedasse et gravelée</text:p>
          </table:table-cell>
          <table:table-cell table:style-name="ce8" office:value-type="float" office:value="4400" calcext:value-type="float">
            <text:p>4 4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411" calcext:value-type="float">
            <text:p>41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 de bois et de terre</text:p>
          </table:table-cell>
          <table:table-cell table:style-name="ce8" office:value-type="float" office:value="6600" calcext:value-type="float">
            <text:p>6 6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412" calcext:value-type="float">
            <text:p>41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 jaune et blanche</text:p>
          </table:table-cell>
          <table:table-cell table:style-name="ce8" office:value-type="float" office:value="9800" calcext:value-type="float">
            <text:p>9 8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413" calcext:value-type="float">
            <text:p>41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rin</text:p>
          </table:table-cell>
          <table:table-cell table:style-name="ce8" office:value-type="float" office:value="29100" calcext:value-type="float">
            <text:p>29 1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414" calcext:value-type="float">
            <text:p>41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</text:p>
          </table:table-cell>
          <table:table-cell table:style-name="ce8" office:value-type="float" office:value="27100" calcext:value-type="float">
            <text:p>27 1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415" calcext:value-type="float">
            <text:p>41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Ecorces par tannerie</text:p>
          </table:table-cell>
          <table:table-cell table:style-name="ce8" office:value-type="float" office:value="4900" calcext:value-type="float">
            <text:p>4 9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416" calcext:value-type="float">
            <text:p>41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iverses</text:p>
          </table:table-cell>
          <table:table-cell table:style-name="ce8" office:value-type="float" office:value="2800" calcext:value-type="float">
            <text:p>2 8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417" calcext:value-type="float">
            <text:p>41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grasses</text:p>
          </table:table-cell>
          <table:table-cell table:style-name="ce8" office:value-type="float" office:value="1700" calcext:value-type="float">
            <text:p>1 7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418" calcext:value-type="float">
            <text:p>41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oublon</text:p>
          </table:table-cell>
          <table:table-cell table:style-name="ce8"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419" calcext:value-type="float">
            <text:p>41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graines et autres</text:p>
          </table:table-cell>
          <table:table-cell table:style-name="ce8" office:value-type="float" office:value="5600" calcext:value-type="float">
            <text:p>5 6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420" calcext:value-type="float">
            <text:p>42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poisson</text:p>
          </table:table-cell>
          <table:table-cell table:style-name="ce8" office:value-type="float" office:value="600" calcext:value-type="float">
            <text:p>6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421" calcext:value-type="float">
            <text:p>42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Joncs et roseaux</text:p>
          </table:table-cell>
          <table:table-cell table:style-name="ce8" office:value-type="float" office:value="4300" calcext:value-type="float">
            <text:p>4 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422" calcext:value-type="float">
            <text:p>42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ierres à aiguiser</text:p>
          </table:table-cell>
          <table:table-cell table:style-name="ce8" office:value-type="float" office:value="44900" calcext:value-type="float">
            <text:p>44 9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423" calcext:value-type="float">
            <text:p>42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ierres, chaux et plâtre</text:p>
          </table:table-cell>
          <table:table-cell table:style-name="ce8" office:value-type="float" office:value="1500" calcext:value-type="float">
            <text:p>1 5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424" calcext:value-type="float">
            <text:p>42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s de porc et de sanglier</text:p>
          </table:table-cell>
          <table:table-cell table:style-name="ce8" office:value-type="float" office:value="14300" calcext:value-type="float">
            <text:p>14 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425" calcext:value-type="float">
            <text:p>42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uif</text:p>
          </table:table-cell>
          <table:table-cell table:style-name="ce8" office:value-type="float" office:value="400" calcext:value-type="float">
            <text:p>4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426" calcext:value-type="float">
            <text:p>42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table:style-name="ce8" office:value-type="float" office:value="11600" calcext:value-type="float">
            <text:p>11 6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427" calcext:value-type="float">
            <text:p>42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zur</text:p>
          </table:table-cell>
          <table:table-cell table:style-name="ce8" office:value-type="float" office:value="12400" calcext:value-type="float">
            <text:p>12 4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428" calcext:value-type="float">
            <text:p>42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leu de Prusse</text:p>
          </table:table-cell>
          <table:table-cell table:style-name="ce8" office:value-type="float" office:value="47800" calcext:value-type="float">
            <text:p>47 8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429" calcext:value-type="float">
            <text:p>42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uperose</text:p>
          </table:table-cell>
          <table:table-cell table:style-name="ce8" office:value-type="float" office:value="1100" calcext:value-type="float">
            <text:p>1 1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430" calcext:value-type="float">
            <text:p>43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rayons et craie</text:p>
          </table:table-cell>
          <table:table-cell table:style-name="ce8" office:value-type="float" office:value="1600" calcext:value-type="float">
            <text:p>1 6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431" calcext:value-type="float">
            <text:p>43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 jaune ou d'Avignon</text:p>
          </table:table-cell>
          <table:table-cell table:style-name="ce8" office:value-type="float" office:value="172800" calcext:value-type="float">
            <text:p>172 8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432" calcext:value-type="float">
            <text:p>43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itharge</text:p>
          </table:table-cell>
          <table:table-cell table:style-name="ce8" office:value-type="float" office:value="500" calcext:value-type="float">
            <text:p>5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433" calcext:value-type="float">
            <text:p>43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Noix de galle</text:p>
          </table:table-cell>
          <table:table-cell table:style-name="ce8" office:value-type="float" office:value="27200" calcext:value-type="float">
            <text:p>27 2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434" calcext:value-type="float">
            <text:p>43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Noir de fumée</text:p>
          </table:table-cell>
          <table:table-cell table:style-name="ce8"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435" calcext:value-type="float">
            <text:p>43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afranum</text:p>
          </table:table-cell>
          <table:table-cell table:style-name="ce8" office:value-type="float" office:value="5900" calcext:value-type="float">
            <text:p>5 9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436" calcext:value-type="float">
            <text:p>43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millon et cinabre</text:p>
          </table:table-cell>
          <table:table-cell table:style-name="ce8" office:value-type="float" office:value="3700" calcext:value-type="float">
            <text:p>3 7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437" calcext:value-type="float">
            <text:p>43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table:style-name="ce8" office:value-type="float" office:value="40700" calcext:value-type="float">
            <text:p>40 7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438" calcext:value-type="float">
            <text:p>43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rgent vif</text:p>
          </table:table-cell>
          <table:table-cell table:style-name="ce8"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439" calcext:value-type="float">
            <text:p>43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table:style-name="ce8" office:value-type="float" office:value="32400" calcext:value-type="float">
            <text:p>32 4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440" calcext:value-type="float">
            <text:p>44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Etain</text:p>
          </table:table-cell>
          <table:table-cell table:style-name="ce8" office:value-type="float" office:value="3400" calcext:value-type="float">
            <text:p>3 4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441" calcext:value-type="float">
            <text:p>44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divers</text:p>
          </table:table-cell>
          <table:table-cell table:style-name="ce8" office:value-type="float" office:value="3500" calcext:value-type="float">
            <text:p>3 5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442" calcext:value-type="float">
            <text:p>44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n acier</text:p>
          </table:table-cell>
          <table:table-cell table:style-name="ce8" office:value-type="float" office:value="66500" calcext:value-type="float">
            <text:p>66 5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443" calcext:value-type="float">
            <text:p>44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Laiton en planches et filé</text:p>
          </table:table-cell>
          <table:table-cell table:style-name="ce8" office:value-type="float" office:value="15400" calcext:value-type="float">
            <text:p>15 4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444" calcext:value-type="float">
            <text:p>44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Plomb</text:p>
          </table:table-cell>
          <table:table-cell table:style-name="ce8" office:value-type="float" office:value="1100" calcext:value-type="float">
            <text:p>1 1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445" calcext:value-type="float">
            <text:p>44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rticles réunis</text:p>
          </table:table-cell>
          <table:table-cell table:style-name="ce8" office:value-type="float" office:value="2700" calcext:value-type="float">
            <text:p>2 7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446" calcext:value-type="float">
            <text:p>44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aleine</text:p>
          </table:table-cell>
          <table:table-cell table:style-name="ce8" office:value-type="float" office:value="84300" calcext:value-type="float">
            <text:p>84 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447" calcext:value-type="float">
            <text:p>44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 de construction</text:p>
          </table:table-cell>
          <table:table-cell table:style-name="ce8" office:value-type="float" office:value="400" calcext:value-type="float">
            <text:p>4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448" calcext:value-type="float">
            <text:p>44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Merrain</text:p>
          </table:table-cell>
          <table:table-cell table:style-name="ce8" office:value-type="float" office:value="3100" calcext:value-type="float">
            <text:p>3 1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449" calcext:value-type="float">
            <text:p>44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 et des Indes</text:p>
          </table:table-cell>
          <table:table-cell table:style-name="ce8" office:value-type="float" office:value="148600" calcext:value-type="float">
            <text:p>148 6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450" calcext:value-type="float">
            <text:p>45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table:style-name="ce8"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451" calcext:value-type="float">
            <text:p>45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endres potasse, vedasse et gravelée</text:p>
          </table:table-cell>
          <table:table-cell table:style-name="ce8" office:value-type="float" office:value="214100" calcext:value-type="float">
            <text:p>214 1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452" calcext:value-type="float">
            <text:p>45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 jaune et blanche</text:p>
          </table:table-cell>
          <table:table-cell table:style-name="ce8" office:value-type="float" office:value="800" calcext:value-type="float">
            <text:p>8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453" calcext:value-type="float">
            <text:p>45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</text:p>
          </table:table-cell>
          <table:table-cell table:style-name="ce8" office:value-type="float" office:value="73900" calcext:value-type="float">
            <text:p>73 9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454" calcext:value-type="float">
            <text:p>45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ents d'éléphant</text:p>
          </table:table-cell>
          <table:table-cell table:style-name="ce8" office:value-type="float" office:value="121700" calcext:value-type="float">
            <text:p>121 7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455" calcext:value-type="float">
            <text:p>45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Ecaille</text:p>
          </table:table-cell>
          <table:table-cell table:style-name="ce8" office:value-type="float" office:value="26000" calcext:value-type="float">
            <text:p>26 0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456" calcext:value-type="float">
            <text:p>45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jardin</text:p>
          </table:table-cell>
          <table:table-cell table:style-name="ce8" office:value-type="float" office:value="400" calcext:value-type="float">
            <text:p>4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457" calcext:value-type="float">
            <text:p>45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graines et autres</text:p>
          </table:table-cell>
          <table:table-cell table:style-name="ce8"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458" calcext:value-type="float">
            <text:p>45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poisson</text:p>
          </table:table-cell>
          <table:table-cell table:style-name="ce8" office:value-type="float" office:value="2700" calcext:value-type="float">
            <text:p>2 7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459" calcext:value-type="float">
            <text:p>45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</text:p>
          </table:table-cell>
          <table:table-cell table:style-name="ce8" office:value-type="float" office:value="313000" calcext:value-type="float">
            <text:p>313 0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460" calcext:value-type="float">
            <text:p>46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table:style-name="ce8" office:value-type="float" office:value="43200" calcext:value-type="float">
            <text:p>43 2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461" calcext:value-type="float">
            <text:p>46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table:style-name="ce8" office:value-type="float" office:value="94300" calcext:value-type="float">
            <text:p>94 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462" calcext:value-type="float">
            <text:p>46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Indigo</text:p>
          </table:table-cell>
          <table:table-cell table:style-name="ce8" office:value-type="float" office:value="1012900" calcext:value-type="float">
            <text:p>1 012 9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463" calcext:value-type="float">
            <text:p>46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Rocou</text:p>
          </table:table-cell>
          <table:table-cell table:style-name="ce8" office:value-type="float" office:value="72900" calcext:value-type="float">
            <text:p>72 9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464" calcext:value-type="float">
            <text:p>46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afranum</text:p>
          </table:table-cell>
          <table:table-cell table:style-name="ce8" office:value-type="float" office:value="800" calcext:value-type="float">
            <text:p>8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465" calcext:value-type="float">
            <text:p>46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umac</text:p>
          </table:table-cell>
          <table:table-cell table:style-name="ce8" office:value-type="float" office:value="10300" calcext:value-type="float">
            <text:p>10 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466" calcext:value-type="float">
            <text:p>46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millon et cinabre</text:p>
          </table:table-cell>
          <table:table-cell table:style-name="ce8" office:value-type="float" office:value="2500" calcext:value-type="float">
            <text:p>2 5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467" calcext:value-type="float">
            <text:p>46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table:style-name="ce8" office:value-type="float" office:value="3600" calcext:value-type="float">
            <text:p>3 6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468" calcext:value-type="float">
            <text:p>46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Etain</text:p>
          </table:table-cell>
          <table:table-cell table:style-name="ce8" office:value-type="float" office:value="32100" calcext:value-type="float">
            <text:p>32 1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469" calcext:value-type="float">
            <text:p>46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aleine</text:p>
          </table:table-cell>
          <table:table-cell table:style-name="ce8" office:value-type="float" office:value="34800" calcext:value-type="float">
            <text:p>34 8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470" calcext:value-type="float">
            <text:p>47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 de construction</text:p>
          </table:table-cell>
          <table:table-cell table:style-name="ce8" office:value-type="float" office:value="187400" calcext:value-type="float">
            <text:p>187 4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471" calcext:value-type="float">
            <text:p>47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Merrain</text:p>
          </table:table-cell>
          <table:table-cell table:style-name="ce8" office:value-type="float" office:value="2400" calcext:value-type="float">
            <text:p>2 4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472" calcext:value-type="float">
            <text:p>47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 et des Indes</text:p>
          </table:table-cell>
          <table:table-cell table:style-name="ce8" office:value-type="float" office:value="1500" calcext:value-type="float">
            <text:p>1 5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473" calcext:value-type="float">
            <text:p>47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table:style-name="ce8" office:value-type="float" office:value="455400" calcext:value-type="float">
            <text:p>455 4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474" calcext:value-type="float">
            <text:p>47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endres potasse, vedasse et gravelée</text:p>
          </table:table-cell>
          <table:table-cell table:style-name="ce8" office:value-type="float" office:value="466400" calcext:value-type="float">
            <text:p>466 4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475" calcext:value-type="float">
            <text:p>47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 de bois et de terre</text:p>
          </table:table-cell>
          <table:table-cell table:style-name="ce8" office:value-type="float" office:value="6700" calcext:value-type="float">
            <text:p>6 7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476" calcext:value-type="float">
            <text:p>47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 jaune et blanche</text:p>
          </table:table-cell>
          <table:table-cell table:style-name="ce8" office:value-type="float" office:value="3600" calcext:value-type="float">
            <text:p>3 6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477" calcext:value-type="float">
            <text:p>47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rin</text:p>
          </table:table-cell>
          <table:table-cell table:style-name="ce8" office:value-type="float" office:value="700" calcext:value-type="float">
            <text:p>7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478" calcext:value-type="float">
            <text:p>47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</text:p>
          </table:table-cell>
          <table:table-cell table:style-name="ce8" office:value-type="float" office:value="43700" calcext:value-type="float">
            <text:p>43 7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479" calcext:value-type="float">
            <text:p>47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Ecorces par tannerie</text:p>
          </table:table-cell>
          <table:table-cell table:style-name="ce8" office:value-type="float" office:value="14900" calcext:value-type="float">
            <text:p>14 9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480" calcext:value-type="float">
            <text:p>48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Ecorces de citrons et d'oranges</text:p>
          </table:table-cell>
          <table:table-cell table:style-name="ce8" office:value-type="float" office:value="900" calcext:value-type="float">
            <text:p>9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481" calcext:value-type="float">
            <text:p>48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iverses</text:p>
          </table:table-cell>
          <table:table-cell table:style-name="ce8" office:value-type="float" office:value="8300" calcext:value-type="float">
            <text:p>8 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482" calcext:value-type="float">
            <text:p>48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cumin</text:p>
          </table:table-cell>
          <table:table-cell table:style-name="ce8" office:value-type="float" office:value="1500" calcext:value-type="float">
            <text:p>1 5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483" calcext:value-type="float">
            <text:p>48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grasses</text:p>
          </table:table-cell>
          <table:table-cell table:style-name="ce8" office:value-type="float" office:value="263800" calcext:value-type="float">
            <text:p>263 8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484" calcext:value-type="float">
            <text:p>48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jardin</text:p>
          </table:table-cell>
          <table:table-cell table:style-name="ce8"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485" calcext:value-type="float">
            <text:p>48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prairies</text:p>
          </table:table-cell>
          <table:table-cell table:style-name="ce8"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486" calcext:value-type="float">
            <text:p>48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oublon</text:p>
          </table:table-cell>
          <table:table-cell table:style-name="ce8" office:value-type="float" office:value="4500" calcext:value-type="float">
            <text:p>4 5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487" calcext:value-type="float">
            <text:p>48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'olive pour fabrique</text:p>
          </table:table-cell>
          <table:table-cell table:style-name="ce8"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488" calcext:value-type="float">
            <text:p>48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iége en planche</text:p>
          </table:table-cell>
          <table:table-cell table:style-name="ce8"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489" calcext:value-type="float">
            <text:p>48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ierres, chaux et plâtre</text:p>
          </table:table-cell>
          <table:table-cell table:style-name="ce8" office:value-type="float" office:value="12100" calcext:value-type="float">
            <text:p>12 1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490" calcext:value-type="float">
            <text:p>49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table:style-name="ce8" office:value-type="float" office:value="71300" calcext:value-type="float">
            <text:p>71 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491" calcext:value-type="float">
            <text:p>49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leu de Prusse</text:p>
          </table:table-cell>
          <table:table-cell table:style-name="ce8" office:value-type="float" office:value="1900" calcext:value-type="float">
            <text:p>1 9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492" calcext:value-type="float">
            <text:p>49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rayons et craie</text:p>
          </table:table-cell>
          <table:table-cell table:style-name="ce8" office:value-type="float" office:value="500" calcext:value-type="float">
            <text:p>5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493" calcext:value-type="float">
            <text:p>49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itharge</text:p>
          </table:table-cell>
          <table:table-cell table:style-name="ce8"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494" calcext:value-type="float">
            <text:p>49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Noix de galle</text:p>
          </table:table-cell>
          <table:table-cell table:style-name="ce8" office:value-type="float" office:value="1600" calcext:value-type="float">
            <text:p>1 6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495" calcext:value-type="float">
            <text:p>49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Noir de fumée</text:p>
          </table:table-cell>
          <table:table-cell table:style-name="ce8" office:value-type="float" office:value="400" calcext:value-type="float">
            <text:p>4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496" calcext:value-type="float">
            <text:p>49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table:style-name="ce8" office:value-type="float" office:value="19000" calcext:value-type="float">
            <text:p>19 0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497" calcext:value-type="float">
            <text:p>49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rgent vif</text:p>
          </table:table-cell>
          <table:table-cell table:style-name="ce8" office:value-type="float" office:value="42600" calcext:value-type="float">
            <text:p>42 6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498" calcext:value-type="float">
            <text:p>49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table:style-name="ce8" office:value-type="float" office:value="562400" calcext:value-type="float">
            <text:p>562 4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499" calcext:value-type="float">
            <text:p>49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Etain</text:p>
          </table:table-cell>
          <table:table-cell table:style-name="ce8" office:value-type="float" office:value="9600" calcext:value-type="float">
            <text:p>9 6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500" calcext:value-type="float">
            <text:p>50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divers</text:p>
          </table:table-cell>
          <table:table-cell table:style-name="ce8" office:value-type="float" office:value="54200" calcext:value-type="float">
            <text:p>54 2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501" calcext:value-type="float">
            <text:p>50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n acier</text:p>
          </table:table-cell>
          <table:table-cell table:style-name="ce8" office:value-type="float" office:value="11600" calcext:value-type="float">
            <text:p>11 6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502" calcext:value-type="float">
            <text:p>50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Laiton en planches et filé</text:p>
          </table:table-cell>
          <table:table-cell table:style-name="ce8" office:value-type="float" office:value="3100" calcext:value-type="float">
            <text:p>3 1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503" calcext:value-type="float">
            <text:p>50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Plomb</text:p>
          </table:table-cell>
          <table:table-cell table:style-name="ce8" office:value-type="float" office:value="600" calcext:value-type="float">
            <text:p>6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504" calcext:value-type="float">
            <text:p>50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rticles réunis</text:p>
          </table:table-cell>
          <table:table-cell table:style-name="ce8"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505" calcext:value-type="float">
            <text:p>50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aleine</text:p>
          </table:table-cell>
          <table:table-cell table:style-name="ce8" office:value-type="float" office:value="502800" calcext:value-type="float">
            <text:p>502 8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506" calcext:value-type="float">
            <text:p>50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 de construction</text:p>
          </table:table-cell>
          <table:table-cell table:style-name="ce8" office:value-type="float" office:value="113500" calcext:value-type="float">
            <text:p>113 5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507" calcext:value-type="float">
            <text:p>50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Merrain</text:p>
          </table:table-cell>
          <table:table-cell table:style-name="ce8"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508" calcext:value-type="float">
            <text:p>50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 et des Indes</text:p>
          </table:table-cell>
          <table:table-cell table:style-name="ce8" office:value-type="float" office:value="11500" calcext:value-type="float">
            <text:p>11 5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509" calcext:value-type="float">
            <text:p>50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table:style-name="ce8" office:value-type="float" office:value="2598800" calcext:value-type="float">
            <text:p>2 598 8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510" calcext:value-type="float">
            <text:p>51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endres diverses</text:p>
          </table:table-cell>
          <table:table-cell table:style-name="ce8" office:value-type="float" office:value="95700" calcext:value-type="float">
            <text:p>95 7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511" calcext:value-type="float">
            <text:p>51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endres potasse, vedasse et gravelée</text:p>
          </table:table-cell>
          <table:table-cell table:style-name="ce8" office:value-type="float" office:value="287900" calcext:value-type="float">
            <text:p>287 9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512" calcext:value-type="float">
            <text:p>51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 de bois et de terre</text:p>
          </table:table-cell>
          <table:table-cell table:style-name="ce8" office:value-type="float" office:value="5300" calcext:value-type="float">
            <text:p>5 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513" calcext:value-type="float">
            <text:p>51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 jaune et blanche</text:p>
          </table:table-cell>
          <table:table-cell table:style-name="ce8" office:value-type="float" office:value="106900" calcext:value-type="float">
            <text:p>106 9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514" calcext:value-type="float">
            <text:p>51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rin</text:p>
          </table:table-cell>
          <table:table-cell table:style-name="ce8" office:value-type="float" office:value="1100" calcext:value-type="float">
            <text:p>1 1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515" calcext:value-type="float">
            <text:p>51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</text:p>
          </table:table-cell>
          <table:table-cell table:style-name="ce8" office:value-type="float" office:value="2900" calcext:value-type="float">
            <text:p>2 9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516" calcext:value-type="float">
            <text:p>51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Ecorces par tannerie</text:p>
          </table:table-cell>
          <table:table-cell table:style-name="ce8" office:value-type="float" office:value="6700" calcext:value-type="float">
            <text:p>6 7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517" calcext:value-type="float">
            <text:p>51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ourrage</text:p>
          </table:table-cell>
          <table:table-cell table:style-name="ce8"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518" calcext:value-type="float">
            <text:p>51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iverses</text:p>
          </table:table-cell>
          <table:table-cell table:style-name="ce8" office:value-type="float" office:value="5900" calcext:value-type="float">
            <text:p>5 9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519" calcext:value-type="float">
            <text:p>51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cumin</text:p>
          </table:table-cell>
          <table:table-cell table:style-name="ce8" office:value-type="float" office:value="21600" calcext:value-type="float">
            <text:p>21 6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520" calcext:value-type="float">
            <text:p>52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grasses</text:p>
          </table:table-cell>
          <table:table-cell table:style-name="ce8" office:value-type="float" office:value="683900" calcext:value-type="float">
            <text:p>683 9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521" calcext:value-type="float">
            <text:p>52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jardin</text:p>
          </table:table-cell>
          <table:table-cell table:style-name="ce8" office:value-type="float" office:value="2900" calcext:value-type="float">
            <text:p>2 9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522" calcext:value-type="float">
            <text:p>52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prairies</text:p>
          </table:table-cell>
          <table:table-cell table:style-name="ce8" office:value-type="float" office:value="26200" calcext:value-type="float">
            <text:p>26 2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523" calcext:value-type="float">
            <text:p>52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oublon</text:p>
          </table:table-cell>
          <table:table-cell table:style-name="ce8"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524" calcext:value-type="float">
            <text:p>52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graines et autres</text:p>
          </table:table-cell>
          <table:table-cell table:style-name="ce8" office:value-type="float" office:value="498600" calcext:value-type="float">
            <text:p>498 6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525" calcext:value-type="float">
            <text:p>52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'olive pour fabrique</text:p>
          </table:table-cell>
          <table:table-cell table:style-name="ce8" office:value-type="float" office:value="396200" calcext:value-type="float">
            <text:p>396 2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526" calcext:value-type="float">
            <text:p>52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poisson</text:p>
          </table:table-cell>
          <table:table-cell table:style-name="ce8" office:value-type="float" office:value="1484700" calcext:value-type="float">
            <text:p>1 484 7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527" calcext:value-type="float">
            <text:p>52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iége en planche</text:p>
          </table:table-cell>
          <table:table-cell table:style-name="ce8" office:value-type="float" office:value="600" calcext:value-type="float">
            <text:p>6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528" calcext:value-type="float">
            <text:p>52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ierres, chaux et plâtre</text:p>
          </table:table-cell>
          <table:table-cell table:style-name="ce8" office:value-type="float" office:value="14200" calcext:value-type="float">
            <text:p>14 2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529" calcext:value-type="float">
            <text:p>52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s de porc et de sanglier</text:p>
          </table:table-cell>
          <table:table-cell table:style-name="ce8" office:value-type="float" office:value="11000" calcext:value-type="float">
            <text:p>11 0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530" calcext:value-type="float">
            <text:p>53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uif</text:p>
          </table:table-cell>
          <table:table-cell table:style-name="ce8" office:value-type="float" office:value="38500" calcext:value-type="float">
            <text:p>38 5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531" calcext:value-type="float">
            <text:p>53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table:style-name="ce8" office:value-type="float" office:value="34600" calcext:value-type="float">
            <text:p>34 6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532" calcext:value-type="float">
            <text:p>53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zur</text:p>
          </table:table-cell>
          <table:table-cell table:style-name="ce8" office:value-type="float" office:value="18500" calcext:value-type="float">
            <text:p>18 5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533" calcext:value-type="float">
            <text:p>53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leu de Prusse</text:p>
          </table:table-cell>
          <table:table-cell table:style-name="ce8" office:value-type="float" office:value="2300" calcext:value-type="float">
            <text:p>2 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534" calcext:value-type="float">
            <text:p>53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rayons et craie</text:p>
          </table:table-cell>
          <table:table-cell table:style-name="ce8" office:value-type="float" office:value="128800" calcext:value-type="float">
            <text:p>128 8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535" calcext:value-type="float">
            <text:p>53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Noix de galle</text:p>
          </table:table-cell>
          <table:table-cell table:style-name="ce8"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536" calcext:value-type="float">
            <text:p>53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Noir de fumée</text:p>
          </table:table-cell>
          <table:table-cell table:style-name="ce8" office:value-type="float" office:value="1400" calcext:value-type="float">
            <text:p>1 4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537" calcext:value-type="float">
            <text:p>53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table:style-name="ce8" office:value-type="float" office:value="47200" calcext:value-type="float">
            <text:p>47 2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538" calcext:value-type="float">
            <text:p>53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table:style-name="ce8" office:value-type="float" office:value="646000" calcext:value-type="float">
            <text:p>646 0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539" calcext:value-type="float">
            <text:p>53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Etain</text:p>
          </table:table-cell>
          <table:table-cell table:style-name="ce8"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540" calcext:value-type="float">
            <text:p>54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divers</text:p>
          </table:table-cell>
          <table:table-cell table:style-name="ce8" office:value-type="float" office:value="2066100" calcext:value-type="float">
            <text:p>2 066 1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541" calcext:value-type="float">
            <text:p>54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n acier</text:p>
          </table:table-cell>
          <table:table-cell table:style-name="ce8" office:value-type="float" office:value="900" calcext:value-type="float">
            <text:p>9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542" calcext:value-type="float">
            <text:p>54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Laiton en planches et filé</text:p>
          </table:table-cell>
          <table:table-cell table:style-name="ce8" office:value-type="float" office:value="25300" calcext:value-type="float">
            <text:p>25 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543" calcext:value-type="float">
            <text:p>54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Plomb</text:p>
          </table:table-cell>
          <table:table-cell table:style-name="ce8"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544" calcext:value-type="float">
            <text:p>54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aleine</text:p>
          </table:table-cell>
          <table:table-cell table:style-name="ce8"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545" calcext:value-type="float">
            <text:p>54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table:style-name="ce8" office:value-type="float" office:value="149700" calcext:value-type="float">
            <text:p>149 7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546" calcext:value-type="float">
            <text:p>54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table:style-name="ce8" office:value-type="float" office:value="1551400" calcext:value-type="float">
            <text:p>1 551 4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547" calcext:value-type="float">
            <text:p>54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divers</text:p>
          </table:table-cell>
          <table:table-cell table:style-name="ce8" office:value-type="float" office:value="4200" calcext:value-type="float">
            <text:p>4 2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548" calcext:value-type="float">
            <text:p>54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Plomb</text:p>
          </table:table-cell>
          <table:table-cell table:style-name="ce8" office:value-type="float" office:value="28500" calcext:value-type="float">
            <text:p>28 5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549" calcext:value-type="float">
            <text:p>54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velanèdes</text:p>
          </table:table-cell>
          <table:table-cell table:style-name="ce8" office:value-type="float" office:value="419900" calcext:value-type="float">
            <text:p>419 9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550" calcext:value-type="float">
            <text:p>55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aleine</text:p>
          </table:table-cell>
          <table:table-cell table:style-name="ce8" office:value-type="float" office:value="6500" calcext:value-type="float">
            <text:p>6 5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551" calcext:value-type="float">
            <text:p>55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 de construction</text:p>
          </table:table-cell>
          <table:table-cell table:style-name="ce8" office:value-type="float" office:value="87900" calcext:value-type="float">
            <text:p>87 9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552" calcext:value-type="float">
            <text:p>55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 et des Indes</text:p>
          </table:table-cell>
          <table:table-cell table:style-name="ce8" office:value-type="float" office:value="2300" calcext:value-type="float">
            <text:p>2 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553" calcext:value-type="float">
            <text:p>55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table:style-name="ce8" office:value-type="float" office:value="2400" calcext:value-type="float">
            <text:p>2 4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554" calcext:value-type="float">
            <text:p>55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 de bois et de terre</text:p>
          </table:table-cell>
          <table:table-cell table:style-name="ce8" office:value-type="float" office:value="13400" calcext:value-type="float">
            <text:p>13 4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555" calcext:value-type="float">
            <text:p>55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 jaune et blanche</text:p>
          </table:table-cell>
          <table:table-cell table:style-name="ce8" office:value-type="float" office:value="171000" calcext:value-type="float">
            <text:p>171 0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556" calcext:value-type="float">
            <text:p>55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rin</text:p>
          </table:table-cell>
          <table:table-cell table:style-name="ce8" office:value-type="float" office:value="1800" calcext:value-type="float">
            <text:p>1 8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557" calcext:value-type="float">
            <text:p>55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</text:p>
          </table:table-cell>
          <table:table-cell table:style-name="ce8" office:value-type="float" office:value="67300" calcext:value-type="float">
            <text:p>67 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558" calcext:value-type="float">
            <text:p>55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ourrage</text:p>
          </table:table-cell>
          <table:table-cell table:style-name="ce8" office:value-type="float" office:value="45800" calcext:value-type="float">
            <text:p>45 8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559" calcext:value-type="float">
            <text:p>55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iverses</text:p>
          </table:table-cell>
          <table:table-cell table:style-name="ce8" office:value-type="float" office:value="19500" calcext:value-type="float">
            <text:p>19 5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560" calcext:value-type="float">
            <text:p>56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cumin</text:p>
          </table:table-cell>
          <table:table-cell table:style-name="ce8" office:value-type="float" office:value="10300" calcext:value-type="float">
            <text:p>10 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561" calcext:value-type="float">
            <text:p>56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grasses</text:p>
          </table:table-cell>
          <table:table-cell table:style-name="ce8"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562" calcext:value-type="float">
            <text:p>56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jardin</text:p>
          </table:table-cell>
          <table:table-cell table:style-name="ce8" office:value-type="float" office:value="7300" calcext:value-type="float">
            <text:p>7 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563" calcext:value-type="float">
            <text:p>56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prairies</text:p>
          </table:table-cell>
          <table:table-cell table:style-name="ce8" office:value-type="float" office:value="4600" calcext:value-type="float">
            <text:p>4 6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564" calcext:value-type="float">
            <text:p>56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oublon</text:p>
          </table:table-cell>
          <table:table-cell table:style-name="ce8"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565" calcext:value-type="float">
            <text:p>56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graines et autres</text:p>
          </table:table-cell>
          <table:table-cell table:style-name="ce8"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566" calcext:value-type="float">
            <text:p>56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Joncs et roseaux</text:p>
          </table:table-cell>
          <table:table-cell table:style-name="ce8" office:value-type="float" office:value="3100" calcext:value-type="float">
            <text:p>3 1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567" calcext:value-type="float">
            <text:p>56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iége en planche</text:p>
          </table:table-cell>
          <table:table-cell table:style-name="ce8" office:value-type="float" office:value="400" calcext:value-type="float">
            <text:p>4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568" calcext:value-type="float">
            <text:p>56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ierres à aiguiser</text:p>
          </table:table-cell>
          <table:table-cell table:style-name="ce8" office:value-type="float" office:value="87100" calcext:value-type="float">
            <text:p>87 1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569" calcext:value-type="float">
            <text:p>56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ierres, chaux et plâtre</text:p>
          </table:table-cell>
          <table:table-cell table:style-name="ce8" office:value-type="float" office:value="7200" calcext:value-type="float">
            <text:p>7 2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570" calcext:value-type="float">
            <text:p>57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s de porc et de sanglier</text:p>
          </table:table-cell>
          <table:table-cell table:style-name="ce8" office:value-type="float" office:value="6300" calcext:value-type="float">
            <text:p>6 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571" calcext:value-type="float">
            <text:p>57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fre</text:p>
          </table:table-cell>
          <table:table-cell table:style-name="ce8" office:value-type="float" office:value="1682000" calcext:value-type="float">
            <text:p>1 682 0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572" calcext:value-type="float">
            <text:p>57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table:style-name="ce8" office:value-type="float" office:value="61300" calcext:value-type="float">
            <text:p>61 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573" calcext:value-type="float">
            <text:p>57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zur</text:p>
          </table:table-cell>
          <table:table-cell table:style-name="ce8" office:value-type="float" office:value="2100" calcext:value-type="float">
            <text:p>2 1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574" calcext:value-type="float">
            <text:p>57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leu de Prusse</text:p>
          </table:table-cell>
          <table:table-cell table:style-name="ce8" office:value-type="float" office:value="3200" calcext:value-type="float">
            <text:p>3 2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575" calcext:value-type="float">
            <text:p>57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uperose</text:p>
          </table:table-cell>
          <table:table-cell table:style-name="ce8" office:value-type="float" office:value="11100" calcext:value-type="float">
            <text:p>11 1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576" calcext:value-type="float">
            <text:p>57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rayons et craie</text:p>
          </table:table-cell>
          <table:table-cell table:style-name="ce8" office:value-type="float" office:value="5100" calcext:value-type="float">
            <text:p>5 1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577" calcext:value-type="float">
            <text:p>57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 jaune ou d'Avignon</text:p>
          </table:table-cell>
          <table:table-cell table:style-name="ce8" office:value-type="float" office:value="25900" calcext:value-type="float">
            <text:p>25 9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578" calcext:value-type="float">
            <text:p>57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Noix de galle</text:p>
          </table:table-cell>
          <table:table-cell table:style-name="ce8" office:value-type="float" office:value="341600" calcext:value-type="float">
            <text:p>341 6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579" calcext:value-type="float">
            <text:p>57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Noir de fumée</text:p>
          </table:table-cell>
          <table:table-cell table:style-name="ce8" office:value-type="float" office:value="700" calcext:value-type="float">
            <text:p>7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580" calcext:value-type="float">
            <text:p>58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afranum</text:p>
          </table:table-cell>
          <table:table-cell table:style-name="ce8" office:value-type="float" office:value="68200" calcext:value-type="float">
            <text:p>68 2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581" calcext:value-type="float">
            <text:p>58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umac</text:p>
          </table:table-cell>
          <table:table-cell table:style-name="ce8" office:value-type="float" office:value="7100" calcext:value-type="float">
            <text:p>7 1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582" calcext:value-type="float">
            <text:p>58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millon et cinabre</text:p>
          </table:table-cell>
          <table:table-cell table:style-name="ce8" office:value-type="float" office:value="80300" calcext:value-type="float">
            <text:p>80 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583" calcext:value-type="float">
            <text:p>58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table:style-name="ce8" office:value-type="float" office:value="86000" calcext:value-type="float">
            <text:p>86 0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584" calcext:value-type="float">
            <text:p>58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rgent vif</text:p>
          </table:table-cell>
          <table:table-cell table:style-name="ce8" office:value-type="float" office:value="112600" calcext:value-type="float">
            <text:p>112 6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585" calcext:value-type="float">
            <text:p>58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table:style-name="ce8" office:value-type="float" office:value="42900" calcext:value-type="float">
            <text:p>42 9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586" calcext:value-type="float">
            <text:p>58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Etain</text:p>
          </table:table-cell>
          <table:table-cell table:style-name="ce8" office:value-type="float" office:value="2900" calcext:value-type="float">
            <text:p>2 9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587" calcext:value-type="float">
            <text:p>58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divers</text:p>
          </table:table-cell>
          <table:table-cell table:style-name="ce8" office:value-type="float" office:value="237000" calcext:value-type="float">
            <text:p>237 0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588" calcext:value-type="float">
            <text:p>58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n acier</text:p>
          </table:table-cell>
          <table:table-cell table:style-name="ce8" office:value-type="float" office:value="212000" calcext:value-type="float">
            <text:p>212 0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589" calcext:value-type="float">
            <text:p>58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Laiton en planches et filé</text:p>
          </table:table-cell>
          <table:table-cell table:style-name="ce8" office:value-type="float" office:value="500" calcext:value-type="float">
            <text:p>5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590" calcext:value-type="float">
            <text:p>59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Plomb</text:p>
          </table:table-cell>
          <table:table-cell table:style-name="ce8" office:value-type="float" office:value="169300" calcext:value-type="float">
            <text:p>169 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591" calcext:value-type="float">
            <text:p>59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rticles réunis</text:p>
          </table:table-cell>
          <table:table-cell table:style-name="ce8" office:value-type="float" office:value="10300" calcext:value-type="float">
            <text:p>10 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592" calcext:value-type="float">
            <text:p>59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velanèdes</text:p>
          </table:table-cell>
          <table:table-cell table:style-name="ce8" office:value-type="float" office:value="6500" calcext:value-type="float">
            <text:p>6 5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593" calcext:value-type="float">
            <text:p>59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endres dite soude</text:p>
          </table:table-cell>
          <table:table-cell table:style-name="ce8" office:value-type="float" office:value="46900" calcext:value-type="float">
            <text:p>46 9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594" calcext:value-type="float">
            <text:p>59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 jaune et blanche</text:p>
          </table:table-cell>
          <table:table-cell table:style-name="ce8" office:value-type="float" office:value="75900" calcext:value-type="float">
            <text:p>75 9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595" calcext:value-type="float">
            <text:p>59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</text:p>
          </table:table-cell>
          <table:table-cell table:style-name="ce8" office:value-type="float" office:value="37500" calcext:value-type="float">
            <text:p>37 5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596" calcext:value-type="float">
            <text:p>59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ents d'éléphant</text:p>
          </table:table-cell>
          <table:table-cell table:style-name="ce8" office:value-type="float" office:value="56100" calcext:value-type="float">
            <text:p>56 1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597" calcext:value-type="float">
            <text:p>59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iverses</text:p>
          </table:table-cell>
          <table:table-cell table:style-name="ce8" office:value-type="float" office:value="12000" calcext:value-type="float">
            <text:p>12 0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598" calcext:value-type="float">
            <text:p>59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grasses</text:p>
          </table:table-cell>
          <table:table-cell table:style-name="ce8"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599" calcext:value-type="float">
            <text:p>59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jardin</text:p>
          </table:table-cell>
          <table:table-cell table:style-name="ce8" office:value-type="float" office:value="400" calcext:value-type="float">
            <text:p>4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600" calcext:value-type="float">
            <text:p>60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'olive pour fabrique</text:p>
          </table:table-cell>
          <table:table-cell table:style-name="ce8"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601" calcext:value-type="float">
            <text:p>60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Joncs et roseaux</text:p>
          </table:table-cell>
          <table:table-cell table:style-name="ce8" office:value-type="float" office:value="6900" calcext:value-type="float">
            <text:p>6 9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602" calcext:value-type="float">
            <text:p>60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fre</text:p>
          </table:table-cell>
          <table:table-cell table:style-name="ce8" office:value-type="float" office:value="175400" calcext:value-type="float">
            <text:p>175 4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603" calcext:value-type="float">
            <text:p>60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table:style-name="ce8" office:value-type="float" office:value="4400" calcext:value-type="float">
            <text:p>4 4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604" calcext:value-type="float">
            <text:p>60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zur</text:p>
          </table:table-cell>
          <table:table-cell table:style-name="ce8" office:value-type="float" office:value="70000" calcext:value-type="float">
            <text:p>70 0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605" calcext:value-type="float">
            <text:p>60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uperose</text:p>
          </table:table-cell>
          <table:table-cell table:style-name="ce8" office:value-type="float" office:value="2400" calcext:value-type="float">
            <text:p>2 4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606" calcext:value-type="float">
            <text:p>60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 jaune ou d'Avignon</text:p>
          </table:table-cell>
          <table:table-cell table:style-name="ce8" office:value-type="float" office:value="13800" calcext:value-type="float">
            <text:p>13 8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607" calcext:value-type="float">
            <text:p>60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Noix de galle</text:p>
          </table:table-cell>
          <table:table-cell table:style-name="ce8" office:value-type="float" office:value="415300" calcext:value-type="float">
            <text:p>415 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608" calcext:value-type="float">
            <text:p>60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afranum</text:p>
          </table:table-cell>
          <table:table-cell table:style-name="ce8" office:value-type="float" office:value="13600" calcext:value-type="float">
            <text:p>13 6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609" calcext:value-type="float">
            <text:p>60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umac</text:p>
          </table:table-cell>
          <table:table-cell table:style-name="ce8" office:value-type="float" office:value="7300" calcext:value-type="float">
            <text:p>7 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610" calcext:value-type="float">
            <text:p>61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table:style-name="ce8" office:value-type="float" office:value="11300" calcext:value-type="float">
            <text:p>11 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611" calcext:value-type="float">
            <text:p>61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table:style-name="ce8" office:value-type="float" office:value="20200" calcext:value-type="float">
            <text:p>20 2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612" calcext:value-type="float">
            <text:p>61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velanèdes</text:p>
          </table:table-cell>
          <table:table-cell table:style-name="ce8" office:value-type="float" office:value="33700" calcext:value-type="float">
            <text:p>33 7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613" calcext:value-type="float">
            <text:p>61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 de construction</text:p>
          </table:table-cell>
          <table:table-cell table:style-name="ce8" office:value-type="float" office:value="8700" calcext:value-type="float">
            <text:p>8 7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614" calcext:value-type="float">
            <text:p>61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table:style-name="ce8" office:value-type="float" office:value="400" calcext:value-type="float">
            <text:p>4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615" calcext:value-type="float">
            <text:p>61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endres diverses</text:p>
          </table:table-cell>
          <table:table-cell table:style-name="ce8"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616" calcext:value-type="float">
            <text:p>61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endres potasse, vedasse et gravelée</text:p>
          </table:table-cell>
          <table:table-cell table:style-name="ce8" office:value-type="float" office:value="1900" calcext:value-type="float">
            <text:p>1 9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617" calcext:value-type="float">
            <text:p>61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 jaune et blanche</text:p>
          </table:table-cell>
          <table:table-cell table:style-name="ce8"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618" calcext:value-type="float">
            <text:p>61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rin</text:p>
          </table:table-cell>
          <table:table-cell table:style-name="ce8" office:value-type="float" office:value="700" calcext:value-type="float">
            <text:p>7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619" calcext:value-type="float">
            <text:p>61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Ecorces de citrons et d'oranges</text:p>
          </table:table-cell>
          <table:table-cell table:style-name="ce8" office:value-type="float" office:value="115500" calcext:value-type="float">
            <text:p>115 5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620" calcext:value-type="float">
            <text:p>62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iverses</text:p>
          </table:table-cell>
          <table:table-cell table:style-name="ce8" office:value-type="float" office:value="8200" calcext:value-type="float">
            <text:p>8 2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621" calcext:value-type="float">
            <text:p>62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cumin</text:p>
          </table:table-cell>
          <table:table-cell table:style-name="ce8" office:value-type="float" office:value="1300" calcext:value-type="float">
            <text:p>1 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622" calcext:value-type="float">
            <text:p>62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grasses</text:p>
          </table:table-cell>
          <table:table-cell table:style-name="ce8" office:value-type="float" office:value="1300" calcext:value-type="float">
            <text:p>1 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623" calcext:value-type="float">
            <text:p>62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jardin</text:p>
          </table:table-cell>
          <table:table-cell table:style-name="ce8" office:value-type="float" office:value="4200" calcext:value-type="float">
            <text:p>4 2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624" calcext:value-type="float">
            <text:p>62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'olive pour fabrique</text:p>
          </table:table-cell>
          <table:table-cell table:style-name="ce8" office:value-type="float" office:value="1977900" calcext:value-type="float">
            <text:p>1 977 9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625" calcext:value-type="float">
            <text:p>62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iége en planche</text:p>
          </table:table-cell>
          <table:table-cell table:style-name="ce8"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626" calcext:value-type="float">
            <text:p>62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ierres, chaux et plâtre</text:p>
          </table:table-cell>
          <table:table-cell table:style-name="ce8" office:value-type="float" office:value="2500" calcext:value-type="float">
            <text:p>2 5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627" calcext:value-type="float">
            <text:p>62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fre</text:p>
          </table:table-cell>
          <table:table-cell table:style-name="ce8" office:value-type="float" office:value="15100" calcext:value-type="float">
            <text:p>15 1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628" calcext:value-type="float">
            <text:p>62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uif</text:p>
          </table:table-cell>
          <table:table-cell table:style-name="ce8"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629" calcext:value-type="float">
            <text:p>62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table:style-name="ce8" office:value-type="float" office:value="148400" calcext:value-type="float">
            <text:p>148 4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630" calcext:value-type="float">
            <text:p>63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rayons et craie</text:p>
          </table:table-cell>
          <table:table-cell table:style-name="ce8" office:value-type="float" office:value="5500" calcext:value-type="float">
            <text:p>5 5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631" calcext:value-type="float">
            <text:p>63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Noix de galle</text:p>
          </table:table-cell>
          <table:table-cell table:style-name="ce8" office:value-type="float" office:value="117900" calcext:value-type="float">
            <text:p>117 9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632" calcext:value-type="float">
            <text:p>63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table:style-name="ce8" office:value-type="float" office:value="14700" calcext:value-type="float">
            <text:p>14 7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633" calcext:value-type="float">
            <text:p>63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table:style-name="ce8" office:value-type="float" office:value="2700" calcext:value-type="float">
            <text:p>2 7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634" calcext:value-type="float">
            <text:p>63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Etain</text:p>
          </table:table-cell>
          <table:table-cell table:style-name="ce8"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635" calcext:value-type="float">
            <text:p>63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divers</text:p>
          </table:table-cell>
          <table:table-cell table:style-name="ce8" office:value-type="float" office:value="4700" calcext:value-type="float">
            <text:p>4 7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636" calcext:value-type="float">
            <text:p>63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rticles réunis</text:p>
          </table:table-cell>
          <table:table-cell table:style-name="ce8" office:value-type="float" office:value="71500" calcext:value-type="float">
            <text:p>71 5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637" calcext:value-type="float">
            <text:p>63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iverses</text:p>
          </table:table-cell>
          <table:table-cell table:style-name="ce8" office:value-type="float" office:value="8100" calcext:value-type="float">
            <text:p>8 1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638" calcext:value-type="float">
            <text:p>63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table:style-name="ce8" office:value-type="float" office:value="600" calcext:value-type="float">
            <text:p>6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639" calcext:value-type="float">
            <text:p>63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table:style-name="ce8" office:value-type="float" office:value="1500" calcext:value-type="float">
            <text:p>1 5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640" calcext:value-type="float">
            <text:p>64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endres potasse, vedasse et gravelée</text:p>
          </table:table-cell>
          <table:table-cell table:style-name="ce8" office:value-type="float" office:value="111900" calcext:value-type="float">
            <text:p>111 9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641" calcext:value-type="float">
            <text:p>64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iverses</text:p>
          </table:table-cell>
          <table:table-cell table:style-name="ce8" office:value-type="float" office:value="2100" calcext:value-type="float">
            <text:p>2 1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642" calcext:value-type="float">
            <text:p>64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s de porc et de sanglier</text:p>
          </table:table-cell>
          <table:table-cell table:style-name="ce8" office:value-type="float" office:value="12400" calcext:value-type="float">
            <text:p>12 4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643" calcext:value-type="float">
            <text:p>64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zur</text:p>
          </table:table-cell>
          <table:table-cell table:style-name="ce8" office:value-type="float" office:value="662300" calcext:value-type="float">
            <text:p>662 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644" calcext:value-type="float">
            <text:p>64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itharge</text:p>
          </table:table-cell>
          <table:table-cell table:style-name="ce8" office:value-type="float" office:value="800" calcext:value-type="float">
            <text:p>8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645" calcext:value-type="float">
            <text:p>64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Noix de galle</text:p>
          </table:table-cell>
          <table:table-cell table:style-name="ce8" office:value-type="float" office:value="33500" calcext:value-type="float">
            <text:p>33 5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646" calcext:value-type="float">
            <text:p>64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millon et cinabre</text:p>
          </table:table-cell>
          <table:table-cell table:style-name="ce8" office:value-type="float" office:value="400" calcext:value-type="float">
            <text:p>4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647" calcext:value-type="float">
            <text:p>64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table:style-name="ce8" office:value-type="float" office:value="2100" calcext:value-type="float">
            <text:p>2 1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648" calcext:value-type="float">
            <text:p>64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n acier</text:p>
          </table:table-cell>
          <table:table-cell table:style-name="ce8" office:value-type="float" office:value="27200" calcext:value-type="float">
            <text:p>27 2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649" calcext:value-type="float">
            <text:p>64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Plomb</text:p>
          </table:table-cell>
          <table:table-cell table:style-name="ce8" office:value-type="float" office:value="2900" calcext:value-type="float">
            <text:p>2 9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650" calcext:value-type="float">
            <text:p>65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 de construction</text:p>
          </table:table-cell>
          <table:table-cell table:style-name="ce8" office:value-type="float" office:value="400" calcext:value-type="float">
            <text:p>4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651" calcext:value-type="float">
            <text:p>65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endres potasse, vedasse et gravelée</text:p>
          </table:table-cell>
          <table:table-cell table:style-name="ce8" office:value-type="float" office:value="34300" calcext:value-type="float">
            <text:p>34 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652" calcext:value-type="float">
            <text:p>65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 jaune et blanche</text:p>
          </table:table-cell>
          <table:table-cell table:style-name="ce8" office:value-type="float" office:value="43200" calcext:value-type="float">
            <text:p>43 2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653" calcext:value-type="float">
            <text:p>65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grasses</text:p>
          </table:table-cell>
          <table:table-cell table:style-name="ce8" office:value-type="float" office:value="20100" calcext:value-type="float">
            <text:p>20 1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654" calcext:value-type="float">
            <text:p>65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s de porc et de sanglier</text:p>
          </table:table-cell>
          <table:table-cell table:style-name="ce8" office:value-type="float" office:value="39000" calcext:value-type="float">
            <text:p>39 0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655" calcext:value-type="float">
            <text:p>65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table:style-name="ce8" office:value-type="float" office:value="62700" calcext:value-type="float">
            <text:p>62 7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656" calcext:value-type="float">
            <text:p>65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divers</text:p>
          </table:table-cell>
          <table:table-cell table:style-name="ce8" office:value-type="float" office:value="35700" calcext:value-type="float">
            <text:p>35 7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657" calcext:value-type="float">
            <text:p>65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aleine</text:p>
          </table:table-cell>
          <table:table-cell table:style-name="ce8" office:value-type="float" office:value="363900" calcext:value-type="float">
            <text:p>363 9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658" calcext:value-type="float">
            <text:p>65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 de construction</text:p>
          </table:table-cell>
          <table:table-cell table:style-name="ce8" office:value-type="float" office:value="191100" calcext:value-type="float">
            <text:p>191 1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659" calcext:value-type="float">
            <text:p>65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 et des Indes</text:p>
          </table:table-cell>
          <table:table-cell table:style-name="ce8" office:value-type="float" office:value="1283900" calcext:value-type="float">
            <text:p>1 283 9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660" calcext:value-type="float">
            <text:p>66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table:style-name="ce8"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661" calcext:value-type="float">
            <text:p>66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endres potasse, vedasse et gravelée</text:p>
          </table:table-cell>
          <table:table-cell table:style-name="ce8" office:value-type="float" office:value="291100" calcext:value-type="float">
            <text:p>291 1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662" calcext:value-type="float">
            <text:p>66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endres dite soude</text:p>
          </table:table-cell>
          <table:table-cell table:style-name="ce8" office:value-type="float" office:value="180200" calcext:value-type="float">
            <text:p>180 2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663" calcext:value-type="float">
            <text:p>66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</text:p>
          </table:table-cell>
          <table:table-cell table:style-name="ce8" office:value-type="float" office:value="3414600" calcext:value-type="float">
            <text:p>3 414 6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664" calcext:value-type="float">
            <text:p>66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ents d'éléphant</text:p>
          </table:table-cell>
          <table:table-cell table:style-name="ce8" office:value-type="float" office:value="339200" calcext:value-type="float">
            <text:p>339 2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665" calcext:value-type="float">
            <text:p>66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Ecaille</text:p>
          </table:table-cell>
          <table:table-cell table:style-name="ce8" office:value-type="float" office:value="39800" calcext:value-type="float">
            <text:p>39 8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666" calcext:value-type="float">
            <text:p>66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poisson</text:p>
          </table:table-cell>
          <table:table-cell table:style-name="ce8" office:value-type="float" office:value="166600" calcext:value-type="float">
            <text:p>166 6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667" calcext:value-type="float">
            <text:p>66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fre</text:p>
          </table:table-cell>
          <table:table-cell table:style-name="ce8" office:value-type="float" office:value="24600" calcext:value-type="float">
            <text:p>24 6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668" calcext:value-type="float">
            <text:p>66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</text:p>
          </table:table-cell>
          <table:table-cell table:style-name="ce8" office:value-type="float" office:value="99100" calcext:value-type="float">
            <text:p>99 1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669" calcext:value-type="float">
            <text:p>66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table:style-name="ce8" office:value-type="float" office:value="218200" calcext:value-type="float">
            <text:p>218 2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670" calcext:value-type="float">
            <text:p>67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uperose</text:p>
          </table:table-cell>
          <table:table-cell table:style-name="ce8"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671" calcext:value-type="float">
            <text:p>67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Indigo</text:p>
          </table:table-cell>
          <table:table-cell table:style-name="ce8" office:value-type="float" office:value="7891600" calcext:value-type="float">
            <text:p>7 891 6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672" calcext:value-type="float">
            <text:p>67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itharge</text:p>
          </table:table-cell>
          <table:table-cell table:style-name="ce8"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673" calcext:value-type="float">
            <text:p>67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Noix de galle</text:p>
          </table:table-cell>
          <table:table-cell table:style-name="ce8" office:value-type="float" office:value="191500" calcext:value-type="float">
            <text:p>191 5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674" calcext:value-type="float">
            <text:p>67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Rocou</text:p>
          </table:table-cell>
          <table:table-cell table:style-name="ce8" office:value-type="float" office:value="54200" calcext:value-type="float">
            <text:p>54 2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675" calcext:value-type="float">
            <text:p>67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afranum</text:p>
          </table:table-cell>
          <table:table-cell table:style-name="ce8" office:value-type="float" office:value="7300" calcext:value-type="float">
            <text:p>7 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676" calcext:value-type="float">
            <text:p>67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umac</text:p>
          </table:table-cell>
          <table:table-cell table:style-name="ce8" office:value-type="float" office:value="76300" calcext:value-type="float">
            <text:p>76 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677" calcext:value-type="float">
            <text:p>67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table:style-name="ce8" office:value-type="float" office:value="9400" calcext:value-type="float">
            <text:p>9 4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678" calcext:value-type="float">
            <text:p>67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table:style-name="ce8" office:value-type="float" office:value="618500" calcext:value-type="float">
            <text:p>618 5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679" calcext:value-type="float">
            <text:p>67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Plomb</text:p>
          </table:table-cell>
          <table:table-cell table:style-name="ce8" office:value-type="float" office:value="56100" calcext:value-type="float">
            <text:p>56 1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680" calcext:value-type="float">
            <text:p>68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 de construction</text:p>
          </table:table-cell>
          <table:table-cell table:style-name="ce8" office:value-type="float" office:value="144200" calcext:value-type="float">
            <text:p>144 2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681" calcext:value-type="float">
            <text:p>68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Merrain</text:p>
          </table:table-cell>
          <table:table-cell table:style-name="ce8" office:value-type="float" office:value="27700" calcext:value-type="float">
            <text:p>27 7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682" calcext:value-type="float">
            <text:p>68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 et des Indes</text:p>
          </table:table-cell>
          <table:table-cell table:style-name="ce8" office:value-type="float" office:value="744300" calcext:value-type="float">
            <text:p>744 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683" calcext:value-type="float">
            <text:p>68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table:style-name="ce8" office:value-type="float" office:value="33400" calcext:value-type="float">
            <text:p>33 4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684" calcext:value-type="float">
            <text:p>68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endres potasse, vedasse et gravelée</text:p>
          </table:table-cell>
          <table:table-cell table:style-name="ce8" office:value-type="float" office:value="164500" calcext:value-type="float">
            <text:p>164 5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685" calcext:value-type="float">
            <text:p>68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endres dite soude</text:p>
          </table:table-cell>
          <table:table-cell table:style-name="ce8" office:value-type="float" office:value="29400" calcext:value-type="float">
            <text:p>29 4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686" calcext:value-type="float">
            <text:p>68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 de bois et de terre</text:p>
          </table:table-cell>
          <table:table-cell table:style-name="ce8" office:value-type="float" office:value="25600" calcext:value-type="float">
            <text:p>25 6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687" calcext:value-type="float">
            <text:p>68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 jaune et blanche</text:p>
          </table:table-cell>
          <table:table-cell table:style-name="ce8" office:value-type="float" office:value="18300" calcext:value-type="float">
            <text:p>18 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688" calcext:value-type="float">
            <text:p>68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rin</text:p>
          </table:table-cell>
          <table:table-cell table:style-name="ce8" office:value-type="float" office:value="56700" calcext:value-type="float">
            <text:p>56 7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689" calcext:value-type="float">
            <text:p>68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</text:p>
          </table:table-cell>
          <table:table-cell table:style-name="ce8" office:value-type="float" office:value="57300" calcext:value-type="float">
            <text:p>57 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690" calcext:value-type="float">
            <text:p>69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Ecaille</text:p>
          </table:table-cell>
          <table:table-cell table:style-name="ce8" office:value-type="float" office:value="44200" calcext:value-type="float">
            <text:p>44 2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691" calcext:value-type="float">
            <text:p>69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grasses</text:p>
          </table:table-cell>
          <table:table-cell table:style-name="ce8" office:value-type="float" office:value="98300" calcext:value-type="float">
            <text:p>98 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692" calcext:value-type="float">
            <text:p>69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jardin</text:p>
          </table:table-cell>
          <table:table-cell table:style-name="ce8" office:value-type="float" office:value="284200" calcext:value-type="float">
            <text:p>284 2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693" calcext:value-type="float">
            <text:p>69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graines et autres</text:p>
          </table:table-cell>
          <table:table-cell table:style-name="ce8" office:value-type="float" office:value="27100" calcext:value-type="float">
            <text:p>27 1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694" calcext:value-type="float">
            <text:p>69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'olive pour fabrique</text:p>
          </table:table-cell>
          <table:table-cell table:style-name="ce8" office:value-type="float" office:value="1600" calcext:value-type="float">
            <text:p>1 6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695" calcext:value-type="float">
            <text:p>69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poisson</text:p>
          </table:table-cell>
          <table:table-cell table:style-name="ce8" office:value-type="float" office:value="123600" calcext:value-type="float">
            <text:p>123 6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696" calcext:value-type="float">
            <text:p>69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Joncs et roseaux</text:p>
          </table:table-cell>
          <table:table-cell table:style-name="ce8" office:value-type="float" office:value="2700" calcext:value-type="float">
            <text:p>2 7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697" calcext:value-type="float">
            <text:p>69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iége en planche</text:p>
          </table:table-cell>
          <table:table-cell table:style-name="ce8" office:value-type="float" office:value="6900" calcext:value-type="float">
            <text:p>6 9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698" calcext:value-type="float">
            <text:p>69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s de porc et de sanglier</text:p>
          </table:table-cell>
          <table:table-cell table:style-name="ce8" office:value-type="float" office:value="700" calcext:value-type="float">
            <text:p>7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699" calcext:value-type="float">
            <text:p>69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fre</text:p>
          </table:table-cell>
          <table:table-cell table:style-name="ce8" office:value-type="float" office:value="7400" calcext:value-type="float">
            <text:p>7 4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700" calcext:value-type="float">
            <text:p>70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uif</text:p>
          </table:table-cell>
          <table:table-cell table:style-name="ce8" office:value-type="float" office:value="34000" calcext:value-type="float">
            <text:p>34 0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701" calcext:value-type="float">
            <text:p>70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</text:p>
          </table:table-cell>
          <table:table-cell table:style-name="ce8" office:value-type="float" office:value="199600" calcext:value-type="float">
            <text:p>199 6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702" calcext:value-type="float">
            <text:p>70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table:style-name="ce8" office:value-type="float" office:value="260300" calcext:value-type="float">
            <text:p>260 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703" calcext:value-type="float">
            <text:p>70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uperose</text:p>
          </table:table-cell>
          <table:table-cell table:style-name="ce8" office:value-type="float" office:value="4900" calcext:value-type="float">
            <text:p>4 9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704" calcext:value-type="float">
            <text:p>70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Indigo</text:p>
          </table:table-cell>
          <table:table-cell table:style-name="ce8" office:value-type="float" office:value="237600" calcext:value-type="float">
            <text:p>237 6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705" calcext:value-type="float">
            <text:p>70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Rocou</text:p>
          </table:table-cell>
          <table:table-cell table:style-name="ce8" office:value-type="float" office:value="1800" calcext:value-type="float">
            <text:p>1 8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706" calcext:value-type="float">
            <text:p>70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umac</text:p>
          </table:table-cell>
          <table:table-cell table:style-name="ce8" office:value-type="float" office:value="900" calcext:value-type="float">
            <text:p>9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707" calcext:value-type="float">
            <text:p>70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table:style-name="ce8" office:value-type="float" office:value="11600" calcext:value-type="float">
            <text:p>11 6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708" calcext:value-type="float">
            <text:p>70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table:style-name="ce8" office:value-type="float" office:value="30400" calcext:value-type="float">
            <text:p>30 4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709" calcext:value-type="float">
            <text:p>70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Etain</text:p>
          </table:table-cell>
          <table:table-cell table:style-name="ce8" office:value-type="float" office:value="8900" calcext:value-type="float">
            <text:p>8 9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710" calcext:value-type="float">
            <text:p>71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divers</text:p>
          </table:table-cell>
          <table:table-cell table:style-name="ce8" office:value-type="float" office:value="158600" calcext:value-type="float">
            <text:p>158 6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711" calcext:value-type="float">
            <text:p>71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n acier</text:p>
          </table:table-cell>
          <table:table-cell table:style-name="ce8" office:value-type="float" office:value="4100" calcext:value-type="float">
            <text:p>4 1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712" calcext:value-type="float">
            <text:p>71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Plomb</text:p>
          </table:table-cell>
          <table:table-cell table:style-name="ce8" office:value-type="float" office:value="2100" calcext:value-type="float">
            <text:p>2 1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713" calcext:value-type="float">
            <text:p>71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rticles réunis</text:p>
          </table:table-cell>
          <table:table-cell table:style-name="ce8" office:value-type="float" office:value="4400" calcext:value-type="float">
            <text:p>4 4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714" calcext:value-type="float">
            <text:p>71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Colonies Françaises et Hollandais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 et des Indes</text:p>
          </table:table-cell>
          <table:table-cell table:style-name="ce8" office:value-type="float" office:value="35800" calcext:value-type="float">
            <text:p>35 8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715" calcext:value-type="float">
            <text:p>71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Colonies Françaises et Hollandais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Indigo</text:p>
          </table:table-cell>
          <table:table-cell table:style-name="ce8" office:value-type="float" office:value="191700" calcext:value-type="float">
            <text:p>191 7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716" calcext:value-type="float">
            <text:p>71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</text:p>
          </table:table-cell>
          <table:table-cell table:style-name="ce8" office:value-type="float" office:value="97100" calcext:value-type="float">
            <text:p>97 1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717" calcext:value-type="float">
            <text:p>71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Articles réunis</text:p>
          </table:table-cell>
          <table:table-cell table:style-name="ce8" office:value-type="float" office:value="6900" calcext:value-type="float">
            <text:p>6 9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718" calcext:value-type="float">
            <text:p>71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Bouchons de liége</text:p>
          </table:table-cell>
          <table:table-cell table:style-name="ce8" office:value-type="float" office:value="2357100" calcext:value-type="float">
            <text:p>2 357 1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719" calcext:value-type="float">
            <text:p>71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Colles de toute sorte</text:p>
          </table:table-cell>
          <table:table-cell table:style-name="ce8" office:value-type="float" office:value="400" calcext:value-type="float">
            <text:p>4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720" calcext:value-type="float">
            <text:p>72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Cordages</text:p>
          </table:table-cell>
          <table:table-cell table:style-name="ce8" office:value-type="float" office:value="16300" calcext:value-type="float">
            <text:p>16 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721" calcext:value-type="float">
            <text:p>72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Futailles</text:p>
          </table:table-cell>
          <table:table-cell table:style-name="ce8"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722" calcext:value-type="float">
            <text:p>72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Librairie</text:p>
          </table:table-cell>
          <table:table-cell table:style-name="ce8" office:value-type="float" office:value="3600" calcext:value-type="float">
            <text:p>3 6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723" calcext:value-type="float">
            <text:p>72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rcerie</text:p>
          </table:table-cell>
          <table:table-cell table:style-name="ce8" office:value-type="float" office:value="700" calcext:value-type="float">
            <text:p>7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724" calcext:value-type="float">
            <text:p>72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ubles</text:p>
          </table:table-cell>
          <table:table-cell table:style-name="ce8"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725" calcext:value-type="float">
            <text:p>72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ules</text:p>
          </table:table-cell>
          <table:table-cell table:style-name="ce8" office:value-type="float" office:value="1300" calcext:value-type="float">
            <text:p>1 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726" calcext:value-type="float">
            <text:p>72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arfumerie</text:p>
          </table:table-cell>
          <table:table-cell table:style-name="ce8" office:value-type="float" office:value="500" calcext:value-type="float">
            <text:p>5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727" calcext:value-type="float">
            <text:p>72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table:style-name="ce8" office:value-type="float" office:value="365800" calcext:value-type="float">
            <text:p>365 8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728" calcext:value-type="float">
            <text:p>72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table:style-name="ce8" office:value-type="float" office:value="34500" calcext:value-type="float">
            <text:p>34 5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729" calcext:value-type="float">
            <text:p>72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Jus de réglisse</text:p>
          </table:table-cell>
          <table:table-cell table:style-name="ce8" office:value-type="float" office:value="387700" calcext:value-type="float">
            <text:p>387 7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730" calcext:value-type="float">
            <text:p>73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Manne</text:p>
          </table:table-cell>
          <table:table-cell table:style-name="ce8" office:value-type="float" office:value="34100" calcext:value-type="float">
            <text:p>34 1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731" calcext:value-type="float">
            <text:p>73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table:style-name="ce8" office:value-type="float" office:value="30900" calcext:value-type="float">
            <text:p>30 9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732" calcext:value-type="float">
            <text:p>73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Réglisse en bois</text:p>
          </table:table-cell>
          <table:table-cell table:style-name="ce8" office:value-type="float" office:value="114000" calcext:value-type="float">
            <text:p>114 0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733" calcext:value-type="float">
            <text:p>73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Articles réunis</text:p>
          </table:table-cell>
          <table:table-cell table:style-name="ce8" office:value-type="float" office:value="31000" calcext:value-type="float">
            <text:p>31 0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734" calcext:value-type="float">
            <text:p>73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table:style-name="ce8" office:value-type="float" office:value="8100" calcext:value-type="float">
            <text:p>8 1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735" calcext:value-type="float">
            <text:p>73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table:number-columns-repeated="2" office:value-type="string" calcext:value-type="string">
            <text:p>Articles réunis de peu de valeur</text:p>
          </table:table-cell>
          <table:table-cell table:style-name="ce8" office:value-type="float" office:value="2300" calcext:value-type="float">
            <text:p>2 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736" calcext:value-type="float">
            <text:p>73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iverses</text:p>
          </table:table-cell>
          <table:table-cell table:style-name="ce8" office:value-type="float" office:value="400" calcext:value-type="float">
            <text:p>4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737" calcext:value-type="float">
            <text:p>73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iverse</text:p>
          </table:table-cell>
          <table:table-cell table:style-name="ce8" office:value-type="float" office:value="2600" calcext:value-type="float">
            <text:p>2 6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738" calcext:value-type="float">
            <text:p>73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</text:p>
          </table:table-cell>
          <table:table-cell table:style-name="ce8" office:value-type="float" office:value="1595900" calcext:value-type="float">
            <text:p>1 595 9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739" calcext:value-type="float">
            <text:p>73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Bâtimens de mer et apparaux</text:p>
          </table:table-cell>
          <table:table-cell table:style-name="ce8" office:value-type="float" office:value="13000" calcext:value-type="float">
            <text:p>13 0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740" calcext:value-type="float">
            <text:p>74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Colles de toute sorte</text:p>
          </table:table-cell>
          <table:table-cell table:style-name="ce8" office:value-type="float" office:value="9200" calcext:value-type="float">
            <text:p>9 2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741" calcext:value-type="float">
            <text:p>74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abillemens et lingerie</text:p>
          </table:table-cell>
          <table:table-cell table:style-name="ce8" office:value-type="float" office:value="5800" calcext:value-type="float">
            <text:p>5 8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742" calcext:value-type="float">
            <text:p>74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Instrumens divers</text:p>
          </table:table-cell>
          <table:table-cell table:style-name="ce8" office:value-type="float" office:value="4900" calcext:value-type="float">
            <text:p>4 9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743" calcext:value-type="float">
            <text:p>74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Librairie</text:p>
          </table:table-cell>
          <table:table-cell table:style-name="ce8" office:value-type="float" office:value="600" calcext:value-type="float">
            <text:p>6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744" calcext:value-type="float">
            <text:p>74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rcerie</text:p>
          </table:table-cell>
          <table:table-cell table:style-name="ce8" office:value-type="float" office:value="3300" calcext:value-type="float">
            <text:p>3 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745" calcext:value-type="float">
            <text:p>74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ubles</text:p>
          </table:table-cell>
          <table:table-cell table:style-name="ce8" office:value-type="float" office:value="700" calcext:value-type="float">
            <text:p>7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746" calcext:value-type="float">
            <text:p>74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ules</text:p>
          </table:table-cell>
          <table:table-cell table:style-name="ce8"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747" calcext:value-type="float">
            <text:p>74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apeterie</text:p>
          </table:table-cell>
          <table:table-cell table:style-name="ce8" office:value-type="float" office:value="800" calcext:value-type="float">
            <text:p>8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748" calcext:value-type="float">
            <text:p>74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table:style-name="ce8" office:value-type="float" office:value="800" calcext:value-type="float">
            <text:p>8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749" calcext:value-type="float">
            <text:p>74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d'autruche</text:p>
          </table:table-cell>
          <table:table-cell table:style-name="ce8" office:value-type="float" office:value="600" calcext:value-type="float">
            <text:p>6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750" calcext:value-type="float">
            <text:p>75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à écrire et à lit</text:p>
          </table:table-cell>
          <table:table-cell table:style-name="ce8" office:value-type="float" office:value="34600" calcext:value-type="float">
            <text:p>34 6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751" calcext:value-type="float">
            <text:p>75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oterie, faïence et verrerie</text:p>
          </table:table-cell>
          <table:table-cell table:style-name="ce8" office:value-type="float" office:value="44700" calcext:value-type="float">
            <text:p>44 7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752" calcext:value-type="float">
            <text:p>75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Quincaillerie diverse</text:p>
          </table:table-cell>
          <table:table-cell table:style-name="ce8" office:value-type="float" office:value="3300" calcext:value-type="float">
            <text:p>3 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753" calcext:value-type="float">
            <text:p>75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table:style-name="ce8" office:value-type="float" office:value="75600" calcext:value-type="float">
            <text:p>75 6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754" calcext:value-type="float">
            <text:p>75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Cantharides</text:p>
          </table:table-cell>
          <table:table-cell table:style-name="ce8" office:value-type="float" office:value="4900" calcext:value-type="float">
            <text:p>4 9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755" calcext:value-type="float">
            <text:p>75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Opium</text:p>
          </table:table-cell>
          <table:table-cell table:style-name="ce8" office:value-type="float" office:value="3500" calcext:value-type="float">
            <text:p>3 5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756" calcext:value-type="float">
            <text:p>75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Plantes et herbes médicinales</text:p>
          </table:table-cell>
          <table:table-cell table:style-name="ce8" office:value-type="float" office:value="15600" calcext:value-type="float">
            <text:p>15 6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757" calcext:value-type="float">
            <text:p>75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Articles réunis</text:p>
          </table:table-cell>
          <table:table-cell table:style-name="ce8" office:value-type="float" office:value="5300" calcext:value-type="float">
            <text:p>5 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758" calcext:value-type="float">
            <text:p>75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table:style-name="ce8" office:value-type="float" office:value="3200" calcext:value-type="float">
            <text:p>3 2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759" calcext:value-type="float">
            <text:p>75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Sels chimiques</text:p>
          </table:table-cell>
          <table:table-cell table:style-name="ce8" office:value-type="float" office:value="3100" calcext:value-type="float">
            <text:p>3 1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760" calcext:value-type="float">
            <text:p>76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Sels d'epsum</text:p>
          </table:table-cell>
          <table:table-cell table:style-name="ce8" office:value-type="float" office:value="2300" calcext:value-type="float">
            <text:p>2 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761" calcext:value-type="float">
            <text:p>76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Vitriol et huile de vitriol</text:p>
          </table:table-cell>
          <table:table-cell table:style-name="ce8" office:value-type="float" office:value="2100" calcext:value-type="float">
            <text:p>2 1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762" calcext:value-type="float">
            <text:p>76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table:style-name="ce8" office:value-type="float" office:value="400" calcext:value-type="float">
            <text:p>4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763" calcext:value-type="float">
            <text:p>76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table:number-columns-repeated="2" office:value-type="string" calcext:value-type="string">
            <text:p>Articles réunis de peu de valeur</text:p>
          </table:table-cell>
          <table:table-cell table:style-name="ce8" office:value-type="float" office:value="2600" calcext:value-type="float">
            <text:p>2 6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764" calcext:value-type="float">
            <text:p>76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aux de paille</text:p>
          </table:table-cell>
          <table:table-cell table:style-name="ce8" office:value-type="float" office:value="197200" calcext:value-type="float">
            <text:p>197 2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765" calcext:value-type="float">
            <text:p>76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iverses</text:p>
          </table:table-cell>
          <table:table-cell table:style-name="ce8" office:value-type="float" office:value="22800" calcext:value-type="float">
            <text:p>22 8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766" calcext:value-type="float">
            <text:p>76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 et crêpes</text:p>
          </table:table-cell>
          <table:table-cell table:style-name="ce8" office:value-type="float" office:value="16500" calcext:value-type="float">
            <text:p>16 5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767" calcext:value-type="float">
            <text:p>76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choirs divers</text:p>
          </table:table-cell>
          <table:table-cell table:style-name="ce8" office:value-type="float" office:value="166500" calcext:value-type="float">
            <text:p>166 5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768" calcext:value-type="float">
            <text:p>76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choirs de soie</text:p>
          </table:table-cell>
          <table:table-cell table:style-name="ce8" office:value-type="float" office:value="474000" calcext:value-type="float">
            <text:p>474 0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769" calcext:value-type="float">
            <text:p>76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iverse</text:p>
          </table:table-cell>
          <table:table-cell table:style-name="ce8" office:value-type="float" office:value="1917700" calcext:value-type="float">
            <text:p>1 917 7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770" calcext:value-type="float">
            <text:p>77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</text:p>
          </table:table-cell>
          <table:table-cell table:style-name="ce8" office:value-type="float" office:value="15101100" calcext:value-type="float">
            <text:p>15 101 1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771" calcext:value-type="float">
            <text:p>77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Articles réunis</text:p>
          </table:table-cell>
          <table:table-cell table:style-name="ce8" office:value-type="float" office:value="47500" calcext:value-type="float">
            <text:p>47 5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772" calcext:value-type="float">
            <text:p>77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Bijouterie</text:p>
          </table:table-cell>
          <table:table-cell table:style-name="ce8" office:value-type="float" office:value="321900" calcext:value-type="float">
            <text:p>321 9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773" calcext:value-type="float">
            <text:p>77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Bouchons de liége</text:p>
          </table:table-cell>
          <table:table-cell table:style-name="ce8" office:value-type="float" office:value="22000" calcext:value-type="float">
            <text:p>22 0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774" calcext:value-type="float">
            <text:p>77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Colles de toute sorte</text:p>
          </table:table-cell>
          <table:table-cell table:style-name="ce8" office:value-type="float" office:value="482300" calcext:value-type="float">
            <text:p>482 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775" calcext:value-type="float">
            <text:p>77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Cordages</text:p>
          </table:table-cell>
          <table:table-cell table:style-name="ce8" office:value-type="float" office:value="19200" calcext:value-type="float">
            <text:p>19 2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776" calcext:value-type="float">
            <text:p>77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Dorure fausse</text:p>
          </table:table-cell>
          <table:table-cell table:style-name="ce8" office:value-type="float" office:value="287400" calcext:value-type="float">
            <text:p>287 4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777" calcext:value-type="float">
            <text:p>77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Eponges</text:p>
          </table:table-cell>
          <table:table-cell table:style-name="ce8" office:value-type="float" office:value="163200" calcext:value-type="float">
            <text:p>163 2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778" calcext:value-type="float">
            <text:p>77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Futailles</text:p>
          </table:table-cell>
          <table:table-cell table:style-name="ce8" office:value-type="float" office:value="194300" calcext:value-type="float">
            <text:p>194 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779" calcext:value-type="float">
            <text:p>77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abillemens et lingerie</text:p>
          </table:table-cell>
          <table:table-cell table:style-name="ce8" office:value-type="float" office:value="189400" calcext:value-type="float">
            <text:p>189 4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780" calcext:value-type="float">
            <text:p>78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Instrumens divers</text:p>
          </table:table-cell>
          <table:table-cell table:style-name="ce8" office:value-type="float" office:value="125800" calcext:value-type="float">
            <text:p>125 8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781" calcext:value-type="float">
            <text:p>78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Librairie</text:p>
          </table:table-cell>
          <table:table-cell table:style-name="ce8" office:value-type="float" office:value="166800" calcext:value-type="float">
            <text:p>166 8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782" calcext:value-type="float">
            <text:p>78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rcerie</text:p>
          </table:table-cell>
          <table:table-cell table:style-name="ce8" office:value-type="float" office:value="1403200" calcext:value-type="float">
            <text:p>1 403 2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783" calcext:value-type="float">
            <text:p>78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ubles</text:p>
          </table:table-cell>
          <table:table-cell table:style-name="ce8" office:value-type="float" office:value="796500" calcext:value-type="float">
            <text:p>796 5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784" calcext:value-type="float">
            <text:p>78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ules</text:p>
          </table:table-cell>
          <table:table-cell table:style-name="ce8" office:value-type="float" office:value="89000" calcext:value-type="float">
            <text:p>89 0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785" calcext:value-type="float">
            <text:p>78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apeterie</text:p>
          </table:table-cell>
          <table:table-cell table:style-name="ce8" office:value-type="float" office:value="88700" calcext:value-type="float">
            <text:p>88 7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786" calcext:value-type="float">
            <text:p>78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arfumerie</text:p>
          </table:table-cell>
          <table:table-cell table:style-name="ce8" office:value-type="float" office:value="44600" calcext:value-type="float">
            <text:p>44 6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787" calcext:value-type="float">
            <text:p>78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ains de navette</text:p>
          </table:table-cell>
          <table:table-cell table:style-name="ce8" office:value-type="float" office:value="178600" calcext:value-type="float">
            <text:p>178 6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788" calcext:value-type="float">
            <text:p>78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table:style-name="ce8" office:value-type="float" office:value="1144600" calcext:value-type="float">
            <text:p>1 144 6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789" calcext:value-type="float">
            <text:p>78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d'autruche</text:p>
          </table:table-cell>
          <table:table-cell table:style-name="ce8" office:value-type="float" office:value="270900" calcext:value-type="float">
            <text:p>270 9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790" calcext:value-type="float">
            <text:p>79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à écrire et à lit</text:p>
          </table:table-cell>
          <table:table-cell table:style-name="ce8" office:value-type="float" office:value="329700" calcext:value-type="float">
            <text:p>329 7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791" calcext:value-type="float">
            <text:p>79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oterie, faïence et verrerie</text:p>
          </table:table-cell>
          <table:table-cell table:style-name="ce8" office:value-type="float" office:value="439300" calcext:value-type="float">
            <text:p>439 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792" calcext:value-type="float">
            <text:p>79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Quincaillerie diverse</text:p>
          </table:table-cell>
          <table:table-cell table:style-name="ce8" office:value-type="float" office:value="1376900" calcext:value-type="float">
            <text:p>1 376 9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793" calcext:value-type="float">
            <text:p>79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Quincaillerie en faulx et faucilles</text:p>
          </table:table-cell>
          <table:table-cell table:style-name="ce8" office:value-type="float" office:value="1188500" calcext:value-type="float">
            <text:p>1 188 5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794" calcext:value-type="float">
            <text:p>79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Quincaillerie en fil de fer</text:p>
          </table:table-cell>
          <table:table-cell table:style-name="ce8" office:value-type="float" office:value="436600" calcext:value-type="float">
            <text:p>436 6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795" calcext:value-type="float">
            <text:p>79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Quincaillerie en limes</text:p>
          </table:table-cell>
          <table:table-cell table:style-name="ce8" office:value-type="float" office:value="1292900" calcext:value-type="float">
            <text:p>1 292 9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796" calcext:value-type="float">
            <text:p>79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table:style-name="ce8" office:value-type="float" office:value="990800" calcext:value-type="float">
            <text:p>990 8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797" calcext:value-type="float">
            <text:p>79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Cantharides</text:p>
          </table:table-cell>
          <table:table-cell table:style-name="ce8" office:value-type="float" office:value="200900" calcext:value-type="float">
            <text:p>200 9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798" calcext:value-type="float">
            <text:p>79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Manne</text:p>
          </table:table-cell>
          <table:table-cell table:style-name="ce8" office:value-type="float" office:value="12800" calcext:value-type="float">
            <text:p>12 8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799" calcext:value-type="float">
            <text:p>79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Opium</text:p>
          </table:table-cell>
          <table:table-cell table:style-name="ce8" office:value-type="float" office:value="41200" calcext:value-type="float">
            <text:p>41 2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800" calcext:value-type="float">
            <text:p>80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Plantes et herbes médicinales</text:p>
          </table:table-cell>
          <table:table-cell table:style-name="ce8" office:value-type="float" office:value="107400" calcext:value-type="float">
            <text:p>107 4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801" calcext:value-type="float">
            <text:p>80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éné</text:p>
          </table:table-cell>
          <table:table-cell table:style-name="ce8" office:value-type="float" office:value="6200" calcext:value-type="float">
            <text:p>6 2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802" calcext:value-type="float">
            <text:p>80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Rhubarbe</text:p>
          </table:table-cell>
          <table:table-cell table:style-name="ce8" office:value-type="float" office:value="23400" calcext:value-type="float">
            <text:p>23 4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803" calcext:value-type="float">
            <text:p>80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Articles réunis</text:p>
          </table:table-cell>
          <table:table-cell table:style-name="ce8" office:value-type="float" office:value="296900" calcext:value-type="float">
            <text:p>296 9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804" calcext:value-type="float">
            <text:p>80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table:style-name="ce8" office:value-type="float" office:value="49700" calcext:value-type="float">
            <text:p>49 7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805" calcext:value-type="float">
            <text:p>80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arabique</text:p>
          </table:table-cell>
          <table:table-cell table:style-name="ce8" office:value-type="float" office:value="1200" calcext:value-type="float">
            <text:p>1 2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806" calcext:value-type="float">
            <text:p>80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Sels chimiques</text:p>
          </table:table-cell>
          <table:table-cell table:style-name="ce8" office:value-type="float" office:value="100800" calcext:value-type="float">
            <text:p>100 8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807" calcext:value-type="float">
            <text:p>80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Sels d'epsum</text:p>
          </table:table-cell>
          <table:table-cell table:style-name="ce8" office:value-type="float" office:value="43600" calcext:value-type="float">
            <text:p>43 6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808" calcext:value-type="float">
            <text:p>80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Sels duobus</text:p>
          </table:table-cell>
          <table:table-cell table:style-name="ce8" office:value-type="float" office:value="60300" calcext:value-type="float">
            <text:p>60 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809" calcext:value-type="float">
            <text:p>80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Sels de lait</text:p>
          </table:table-cell>
          <table:table-cell table:style-name="ce8" office:value-type="float" office:value="10800" calcext:value-type="float">
            <text:p>10 8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810" calcext:value-type="float">
            <text:p>81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Vitriol et huile de vitriol</text:p>
          </table:table-cell>
          <table:table-cell table:style-name="ce8" office:value-type="float" office:value="133600" calcext:value-type="float">
            <text:p>133 6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811" calcext:value-type="float">
            <text:p>81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table:style-name="ce8" office:value-type="float" office:value="92700" calcext:value-type="float">
            <text:p>92 7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812" calcext:value-type="float">
            <text:p>81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table:number-columns-repeated="2" office:value-type="string" calcext:value-type="string">
            <text:p>Articles réunis de peu de valeur</text:p>
          </table:table-cell>
          <table:table-cell table:style-name="ce8" office:value-type="float" office:value="51800" calcext:value-type="float">
            <text:p>51 8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813" calcext:value-type="float">
            <text:p>81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aux de paille</text:p>
          </table:table-cell>
          <table:table-cell table:style-name="ce8" office:value-type="float" office:value="23300" calcext:value-type="float">
            <text:p>23 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814" calcext:value-type="float">
            <text:p>81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iverses</text:p>
          </table:table-cell>
          <table:table-cell table:style-name="ce8" office:value-type="float" office:value="900" calcext:value-type="float">
            <text:p>9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815" calcext:value-type="float">
            <text:p>81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 et crêpes</text:p>
          </table:table-cell>
          <table:table-cell table:style-name="ce8" office:value-type="float" office:value="700" calcext:value-type="float">
            <text:p>7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816" calcext:value-type="float">
            <text:p>81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choirs de soie</text:p>
          </table:table-cell>
          <table:table-cell table:style-name="ce8" office:value-type="float" office:value="4300" calcext:value-type="float">
            <text:p>4 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817" calcext:value-type="float">
            <text:p>81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iverse</text:p>
          </table:table-cell>
          <table:table-cell table:style-name="ce8" office:value-type="float" office:value="16800" calcext:value-type="float">
            <text:p>16 8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818" calcext:value-type="float">
            <text:p>81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</text:p>
          </table:table-cell>
          <table:table-cell table:style-name="ce8" office:value-type="float" office:value="1109300" calcext:value-type="float">
            <text:p>1 109 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819" calcext:value-type="float">
            <text:p>81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Articles réunis</text:p>
          </table:table-cell>
          <table:table-cell table:style-name="ce8" office:value-type="float" office:value="20500" calcext:value-type="float">
            <text:p>20 5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820" calcext:value-type="float">
            <text:p>82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Bijouterie</text:p>
          </table:table-cell>
          <table:table-cell table:style-name="ce8" office:value-type="float" office:value="1400" calcext:value-type="float">
            <text:p>1 4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821" calcext:value-type="float">
            <text:p>82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Colles de toute sorte</text:p>
          </table:table-cell>
          <table:table-cell table:style-name="ce8" office:value-type="float" office:value="14200" calcext:value-type="float">
            <text:p>14 2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822" calcext:value-type="float">
            <text:p>82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Cordages</text:p>
          </table:table-cell>
          <table:table-cell table:style-name="ce8" office:value-type="float" office:value="900" calcext:value-type="float">
            <text:p>9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823" calcext:value-type="float">
            <text:p>82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Eponges</text:p>
          </table:table-cell>
          <table:table-cell table:style-name="ce8" office:value-type="float" office:value="3900" calcext:value-type="float">
            <text:p>3 9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824" calcext:value-type="float">
            <text:p>82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Futailles</text:p>
          </table:table-cell>
          <table:table-cell table:style-name="ce8" office:value-type="float" office:value="2400" calcext:value-type="float">
            <text:p>2 4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825" calcext:value-type="float">
            <text:p>82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abillemens et lingerie</text:p>
          </table:table-cell>
          <table:table-cell table:style-name="ce8" office:value-type="float" office:value="10800" calcext:value-type="float">
            <text:p>10 8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826" calcext:value-type="float">
            <text:p>82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Instrumens divers</text:p>
          </table:table-cell>
          <table:table-cell table:style-name="ce8" office:value-type="float" office:value="11000" calcext:value-type="float">
            <text:p>11 0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827" calcext:value-type="float">
            <text:p>82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Librairie</text:p>
          </table:table-cell>
          <table:table-cell table:style-name="ce8" office:value-type="float" office:value="5100" calcext:value-type="float">
            <text:p>5 1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828" calcext:value-type="float">
            <text:p>82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rcerie</text:p>
          </table:table-cell>
          <table:table-cell table:style-name="ce8" office:value-type="float" office:value="48700" calcext:value-type="float">
            <text:p>48 7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829" calcext:value-type="float">
            <text:p>82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ubles</text:p>
          </table:table-cell>
          <table:table-cell table:style-name="ce8" office:value-type="float" office:value="23000" calcext:value-type="float">
            <text:p>23 0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830" calcext:value-type="float">
            <text:p>83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ules</text:p>
          </table:table-cell>
          <table:table-cell table:style-name="ce8" office:value-type="float" office:value="12500" calcext:value-type="float">
            <text:p>12 5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831" calcext:value-type="float">
            <text:p>83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apeterie</text:p>
          </table:table-cell>
          <table:table-cell table:style-name="ce8" office:value-type="float" office:value="1200" calcext:value-type="float">
            <text:p>1 2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832" calcext:value-type="float">
            <text:p>83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table:style-name="ce8" office:value-type="float" office:value="213000" calcext:value-type="float">
            <text:p>213 0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833" calcext:value-type="float">
            <text:p>83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à écrire et à lit</text:p>
          </table:table-cell>
          <table:table-cell table:style-name="ce8"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834" calcext:value-type="float">
            <text:p>83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oterie, faïence et verrerie</text:p>
          </table:table-cell>
          <table:table-cell table:style-name="ce8" office:value-type="float" office:value="6600" calcext:value-type="float">
            <text:p>6 6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835" calcext:value-type="float">
            <text:p>83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Quincaillerie diverse</text:p>
          </table:table-cell>
          <table:table-cell table:style-name="ce8" office:value-type="float" office:value="18400" calcext:value-type="float">
            <text:p>18 4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836" calcext:value-type="float">
            <text:p>83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Quincaillerie en faulx et faucilles</text:p>
          </table:table-cell>
          <table:table-cell table:style-name="ce8" office:value-type="float" office:value="220500" calcext:value-type="float">
            <text:p>220 5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837" calcext:value-type="float">
            <text:p>83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Quincaillerie en fil de fer</text:p>
          </table:table-cell>
          <table:table-cell table:style-name="ce8"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838" calcext:value-type="float">
            <text:p>83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Quincaillerie en limes</text:p>
          </table:table-cell>
          <table:table-cell table:style-name="ce8" office:value-type="float" office:value="18900" calcext:value-type="float">
            <text:p>18 9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839" calcext:value-type="float">
            <text:p>83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table:style-name="ce8" office:value-type="float" office:value="55000" calcext:value-type="float">
            <text:p>55 0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840" calcext:value-type="float">
            <text:p>84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Cantharides</text:p>
          </table:table-cell>
          <table:table-cell table:style-name="ce8" office:value-type="float" office:value="17200" calcext:value-type="float">
            <text:p>17 2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841" calcext:value-type="float">
            <text:p>84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Manne</text:p>
          </table:table-cell>
          <table:table-cell table:style-name="ce8" office:value-type="float" office:value="3400" calcext:value-type="float">
            <text:p>3 4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842" calcext:value-type="float">
            <text:p>84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Opium</text:p>
          </table:table-cell>
          <table:table-cell table:style-name="ce8" office:value-type="float" office:value="600" calcext:value-type="float">
            <text:p>6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843" calcext:value-type="float">
            <text:p>84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Plantes et herbes médicinales</text:p>
          </table:table-cell>
          <table:table-cell table:style-name="ce8" office:value-type="float" office:value="15700" calcext:value-type="float">
            <text:p>15 7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844" calcext:value-type="float">
            <text:p>84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Rhubarbe</text:p>
          </table:table-cell>
          <table:table-cell table:style-name="ce8" office:value-type="float" office:value="7700" calcext:value-type="float">
            <text:p>7 7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845" calcext:value-type="float">
            <text:p>84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Articles réunis</text:p>
          </table:table-cell>
          <table:table-cell table:style-name="ce8" office:value-type="float" office:value="35300" calcext:value-type="float">
            <text:p>35 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846" calcext:value-type="float">
            <text:p>84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table:style-name="ce8" office:value-type="float" office:value="3900" calcext:value-type="float">
            <text:p>3 9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847" calcext:value-type="float">
            <text:p>84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arabique</text:p>
          </table:table-cell>
          <table:table-cell table:style-name="ce8"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848" calcext:value-type="float">
            <text:p>84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Sels chimiques</text:p>
          </table:table-cell>
          <table:table-cell table:style-name="ce8" office:value-type="float" office:value="39700" calcext:value-type="float">
            <text:p>39 7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849" calcext:value-type="float">
            <text:p>84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Sels d'epsum</text:p>
          </table:table-cell>
          <table:table-cell table:style-name="ce8" office:value-type="float" office:value="8800" calcext:value-type="float">
            <text:p>8 8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850" calcext:value-type="float">
            <text:p>85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Sels de lait</text:p>
          </table:table-cell>
          <table:table-cell table:style-name="ce8" office:value-type="float" office:value="323600" calcext:value-type="float">
            <text:p>323 6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851" calcext:value-type="float">
            <text:p>85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Vitriol et huile de vitriol</text:p>
          </table:table-cell>
          <table:table-cell table:style-name="ce8" office:value-type="float" office:value="1300" calcext:value-type="float">
            <text:p>1 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852" calcext:value-type="float">
            <text:p>85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table:style-name="ce8" office:value-type="float" office:value="19000" calcext:value-type="float">
            <text:p>19 0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853" calcext:value-type="float">
            <text:p>85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table:number-columns-repeated="2" office:value-type="string" calcext:value-type="string">
            <text:p>Articles réunis de peu de valeur</text:p>
          </table:table-cell>
          <table:table-cell table:style-name="ce8" office:value-type="float" office:value="11900" calcext:value-type="float">
            <text:p>11 9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854" calcext:value-type="float">
            <text:p>85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Bâtimens de mer et apparaux</text:p>
          </table:table-cell>
          <table:table-cell table:style-name="ce8" office:value-type="float" office:value="4200" calcext:value-type="float">
            <text:p>4 2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855" calcext:value-type="float">
            <text:p>85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Librairie</text:p>
          </table:table-cell>
          <table:table-cell table:style-name="ce8"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856" calcext:value-type="float">
            <text:p>85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table:style-name="ce8" office:value-type="float" office:value="335500" calcext:value-type="float">
            <text:p>335 5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857" calcext:value-type="float">
            <text:p>85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d'autruche</text:p>
          </table:table-cell>
          <table:table-cell table:style-name="ce8"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858" calcext:value-type="float">
            <text:p>85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table:style-name="ce8" office:value-type="float" office:value="4400" calcext:value-type="float">
            <text:p>4 4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859" calcext:value-type="float">
            <text:p>85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Plantes et herbes médicinales</text:p>
          </table:table-cell>
          <table:table-cell table:style-name="ce8" office:value-type="float" office:value="1500" calcext:value-type="float">
            <text:p>1 5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860" calcext:value-type="float">
            <text:p>86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table:style-name="ce8" office:value-type="float" office:value="413500" calcext:value-type="float">
            <text:p>413 5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861" calcext:value-type="float">
            <text:p>86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Articles réunis</text:p>
          </table:table-cell>
          <table:table-cell table:style-name="ce8" office:value-type="float" office:value="29800" calcext:value-type="float">
            <text:p>29 8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862" calcext:value-type="float">
            <text:p>86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table:style-name="ce8" office:value-type="float" office:value="3300" calcext:value-type="float">
            <text:p>3 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863" calcext:value-type="float">
            <text:p>86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arabique</text:p>
          </table:table-cell>
          <table:table-cell table:style-name="ce8" office:value-type="float" office:value="13500" calcext:value-type="float">
            <text:p>13 5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864" calcext:value-type="float">
            <text:p>86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table:style-name="ce8" office:value-type="float" office:value="1300" calcext:value-type="float">
            <text:p>1 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865" calcext:value-type="float">
            <text:p>86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tats-Unis de l'Amérique</text:p>
          </table:table-cell>
          <table:table-cell table:number-columns-repeated="2" office:value-type="string" calcext:value-type="string">
            <text:p>Articles réunis de peu de valeur</text:p>
          </table:table-cell>
          <table:table-cell table:style-name="ce8" office:value-type="float" office:value="900" calcext:value-type="float">
            <text:p>9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866" calcext:value-type="float">
            <text:p>86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aux de paille</text:p>
          </table:table-cell>
          <table:table-cell table:style-name="ce8"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867" calcext:value-type="float">
            <text:p>86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iverses</text:p>
          </table:table-cell>
          <table:table-cell table:style-name="ce8"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868" calcext:value-type="float">
            <text:p>86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iverse</text:p>
          </table:table-cell>
          <table:table-cell table:style-name="ce8" office:value-type="float" office:value="3200" calcext:value-type="float">
            <text:p>3 2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869" calcext:value-type="float">
            <text:p>86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</text:p>
          </table:table-cell>
          <table:table-cell table:style-name="ce8" office:value-type="float" office:value="193200" calcext:value-type="float">
            <text:p>193 2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870" calcext:value-type="float">
            <text:p>87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Articles réunis</text:p>
          </table:table-cell>
          <table:table-cell table:style-name="ce8"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871" calcext:value-type="float">
            <text:p>87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Bâtimens de mer et apparaux</text:p>
          </table:table-cell>
          <table:table-cell table:style-name="ce8" office:value-type="float" office:value="4400" calcext:value-type="float">
            <text:p>4 4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872" calcext:value-type="float">
            <text:p>87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Bouchons de liége</text:p>
          </table:table-cell>
          <table:table-cell table:style-name="ce8" office:value-type="float" office:value="5200" calcext:value-type="float">
            <text:p>5 2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873" calcext:value-type="float">
            <text:p>87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Colles de toute sorte</text:p>
          </table:table-cell>
          <table:table-cell table:style-name="ce8" office:value-type="float" office:value="25900" calcext:value-type="float">
            <text:p>25 9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874" calcext:value-type="float">
            <text:p>87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Futailles</text:p>
          </table:table-cell>
          <table:table-cell table:style-name="ce8" office:value-type="float" office:value="1400" calcext:value-type="float">
            <text:p>1 4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875" calcext:value-type="float">
            <text:p>87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abillemens et lingerie</text:p>
          </table:table-cell>
          <table:table-cell table:style-name="ce8" office:value-type="float" office:value="37300" calcext:value-type="float">
            <text:p>37 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876" calcext:value-type="float">
            <text:p>87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Instrumens divers</text:p>
          </table:table-cell>
          <table:table-cell table:style-name="ce8" office:value-type="float" office:value="1600" calcext:value-type="float">
            <text:p>1 6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877" calcext:value-type="float">
            <text:p>87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Librairie</text:p>
          </table:table-cell>
          <table:table-cell table:style-name="ce8" office:value-type="float" office:value="20800" calcext:value-type="float">
            <text:p>20 8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878" calcext:value-type="float">
            <text:p>87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rcerie</text:p>
          </table:table-cell>
          <table:table-cell table:style-name="ce8" office:value-type="float" office:value="5500" calcext:value-type="float">
            <text:p>5 5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879" calcext:value-type="float">
            <text:p>87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ubles</text:p>
          </table:table-cell>
          <table:table-cell table:style-name="ce8" office:value-type="float" office:value="7300" calcext:value-type="float">
            <text:p>7 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880" calcext:value-type="float">
            <text:p>88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ules</text:p>
          </table:table-cell>
          <table:table-cell table:style-name="ce8"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881" calcext:value-type="float">
            <text:p>88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apeterie</text:p>
          </table:table-cell>
          <table:table-cell table:style-name="ce8"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882" calcext:value-type="float">
            <text:p>88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arfumerie</text:p>
          </table:table-cell>
          <table:table-cell table:style-name="ce8" office:value-type="float" office:value="4300" calcext:value-type="float">
            <text:p>4 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883" calcext:value-type="float">
            <text:p>88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table:style-name="ce8" office:value-type="float" office:value="24400" calcext:value-type="float">
            <text:p>24 4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884" calcext:value-type="float">
            <text:p>88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à écrire et à lit</text:p>
          </table:table-cell>
          <table:table-cell table:style-name="ce8" office:value-type="float" office:value="49500" calcext:value-type="float">
            <text:p>49 5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885" calcext:value-type="float">
            <text:p>88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oterie, faïence et verrerie</text:p>
          </table:table-cell>
          <table:table-cell table:style-name="ce8" office:value-type="float" office:value="3400" calcext:value-type="float">
            <text:p>3 4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886" calcext:value-type="float">
            <text:p>88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Quincaillerie diverse</text:p>
          </table:table-cell>
          <table:table-cell table:style-name="ce8" office:value-type="float" office:value="1400" calcext:value-type="float">
            <text:p>1 4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887" calcext:value-type="float">
            <text:p>88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table:style-name="ce8" office:value-type="float" office:value="26600" calcext:value-type="float">
            <text:p>26 6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888" calcext:value-type="float">
            <text:p>88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Cantharides</text:p>
          </table:table-cell>
          <table:table-cell table:style-name="ce8" office:value-type="float" office:value="2200" calcext:value-type="float">
            <text:p>2 2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889" calcext:value-type="float">
            <text:p>88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Jus de réglisse</text:p>
          </table:table-cell>
          <table:table-cell table:style-name="ce8" office:value-type="float" office:value="400" calcext:value-type="float">
            <text:p>4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890" calcext:value-type="float">
            <text:p>89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Manne</text:p>
          </table:table-cell>
          <table:table-cell table:style-name="ce8" office:value-type="float" office:value="600" calcext:value-type="float">
            <text:p>6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891" calcext:value-type="float">
            <text:p>89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Plantes et herbes médicinales</text:p>
          </table:table-cell>
          <table:table-cell table:style-name="ce8" office:value-type="float" office:value="15600" calcext:value-type="float">
            <text:p>15 6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892" calcext:value-type="float">
            <text:p>89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éné</text:p>
          </table:table-cell>
          <table:table-cell table:style-name="ce8" office:value-type="float" office:value="600" calcext:value-type="float">
            <text:p>6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893" calcext:value-type="float">
            <text:p>89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Articles réunis</text:p>
          </table:table-cell>
          <table:table-cell table:style-name="ce8" office:value-type="float" office:value="51100" calcext:value-type="float">
            <text:p>51 1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894" calcext:value-type="float">
            <text:p>89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table:style-name="ce8" office:value-type="float" office:value="4700" calcext:value-type="float">
            <text:p>4 7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895" calcext:value-type="float">
            <text:p>89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Sels chimiques</text:p>
          </table:table-cell>
          <table:table-cell table:style-name="ce8" office:value-type="float" office:value="3500" calcext:value-type="float">
            <text:p>3 5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896" calcext:value-type="float">
            <text:p>89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Vitriol et huile de vitriol</text:p>
          </table:table-cell>
          <table:table-cell table:style-name="ce8" office:value-type="float" office:value="1200" calcext:value-type="float">
            <text:p>1 2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897" calcext:value-type="float">
            <text:p>89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table:style-name="ce8" office:value-type="float" office:value="2900" calcext:value-type="float">
            <text:p>2 9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898" calcext:value-type="float">
            <text:p>89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table:number-columns-repeated="2" office:value-type="string" calcext:value-type="string">
            <text:p>Articles réunis de peu de valeur</text:p>
          </table:table-cell>
          <table:table-cell table:style-name="ce8" office:value-type="float" office:value="12500" calcext:value-type="float">
            <text:p>12 5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899" calcext:value-type="float">
            <text:p>89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aux de paille</text:p>
          </table:table-cell>
          <table:table-cell table:style-name="ce8" office:value-type="float" office:value="1500" calcext:value-type="float">
            <text:p>1 5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900" calcext:value-type="float">
            <text:p>90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iverse</text:p>
          </table:table-cell>
          <table:table-cell table:style-name="ce8"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901" calcext:value-type="float">
            <text:p>90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</text:p>
          </table:table-cell>
          <table:table-cell table:style-name="ce8" office:value-type="float" office:value="50400" calcext:value-type="float">
            <text:p>50 4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902" calcext:value-type="float">
            <text:p>90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Articles réunis</text:p>
          </table:table-cell>
          <table:table-cell table:style-name="ce8" office:value-type="float" office:value="2700" calcext:value-type="float">
            <text:p>2 7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903" calcext:value-type="float">
            <text:p>90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Bâtimens de mer et apparaux</text:p>
          </table:table-cell>
          <table:table-cell table:style-name="ce8"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904" calcext:value-type="float">
            <text:p>90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Colles de toute sorte</text:p>
          </table:table-cell>
          <table:table-cell table:style-name="ce8" office:value-type="float" office:value="15600" calcext:value-type="float">
            <text:p>15 6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905" calcext:value-type="float">
            <text:p>90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Cordages</text:p>
          </table:table-cell>
          <table:table-cell table:style-name="ce8" office:value-type="float" office:value="7300" calcext:value-type="float">
            <text:p>7 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906" calcext:value-type="float">
            <text:p>90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Eponges</text:p>
          </table:table-cell>
          <table:table-cell table:style-name="ce8" office:value-type="float" office:value="1800" calcext:value-type="float">
            <text:p>1 8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907" calcext:value-type="float">
            <text:p>90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Futailles</text:p>
          </table:table-cell>
          <table:table-cell table:style-name="ce8" office:value-type="float" office:value="1600" calcext:value-type="float">
            <text:p>1 6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908" calcext:value-type="float">
            <text:p>90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abillemens et lingerie</text:p>
          </table:table-cell>
          <table:table-cell table:style-name="ce8"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909" calcext:value-type="float">
            <text:p>90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Instrumens divers</text:p>
          </table:table-cell>
          <table:table-cell table:style-name="ce8" office:value-type="float" office:value="1900" calcext:value-type="float">
            <text:p>1 9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910" calcext:value-type="float">
            <text:p>91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Librairie</text:p>
          </table:table-cell>
          <table:table-cell table:style-name="ce8" office:value-type="float" office:value="5600" calcext:value-type="float">
            <text:p>5 6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911" calcext:value-type="float">
            <text:p>91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rcerie</text:p>
          </table:table-cell>
          <table:table-cell table:style-name="ce8" office:value-type="float" office:value="5300" calcext:value-type="float">
            <text:p>5 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912" calcext:value-type="float">
            <text:p>91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ubles</text:p>
          </table:table-cell>
          <table:table-cell table:style-name="ce8" office:value-type="float" office:value="12200" calcext:value-type="float">
            <text:p>12 2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913" calcext:value-type="float">
            <text:p>91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apeterie</text:p>
          </table:table-cell>
          <table:table-cell table:style-name="ce8" office:value-type="float" office:value="2800" calcext:value-type="float">
            <text:p>2 8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914" calcext:value-type="float">
            <text:p>91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table:style-name="ce8" office:value-type="float" office:value="265400" calcext:value-type="float">
            <text:p>265 4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915" calcext:value-type="float">
            <text:p>91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d'autruche</text:p>
          </table:table-cell>
          <table:table-cell table:style-name="ce8" office:value-type="float" office:value="500" calcext:value-type="float">
            <text:p>5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916" calcext:value-type="float">
            <text:p>91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à écrire et à lit</text:p>
          </table:table-cell>
          <table:table-cell table:style-name="ce8" office:value-type="float" office:value="68000" calcext:value-type="float">
            <text:p>68 0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917" calcext:value-type="float">
            <text:p>91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oterie, faïence et verrerie</text:p>
          </table:table-cell>
          <table:table-cell table:style-name="ce8" office:value-type="float" office:value="10300" calcext:value-type="float">
            <text:p>10 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918" calcext:value-type="float">
            <text:p>91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Quincaillerie diverse</text:p>
          </table:table-cell>
          <table:table-cell table:style-name="ce8" office:value-type="float" office:value="35900" calcext:value-type="float">
            <text:p>35 9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919" calcext:value-type="float">
            <text:p>91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table:style-name="ce8" office:value-type="float" office:value="90300" calcext:value-type="float">
            <text:p>90 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920" calcext:value-type="float">
            <text:p>92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Jus de réglisse</text:p>
          </table:table-cell>
          <table:table-cell table:style-name="ce8" office:value-type="float" office:value="400" calcext:value-type="float">
            <text:p>4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921" calcext:value-type="float">
            <text:p>92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Plantes et herbes médicinales</text:p>
          </table:table-cell>
          <table:table-cell table:style-name="ce8" office:value-type="float" office:value="372600" calcext:value-type="float">
            <text:p>372 6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922" calcext:value-type="float">
            <text:p>92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Articles réunis</text:p>
          </table:table-cell>
          <table:table-cell table:style-name="ce8" office:value-type="float" office:value="49800" calcext:value-type="float">
            <text:p>49 8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923" calcext:value-type="float">
            <text:p>92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table:style-name="ce8" office:value-type="float" office:value="1800" calcext:value-type="float">
            <text:p>1 8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924" calcext:value-type="float">
            <text:p>92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Sels chimiques</text:p>
          </table:table-cell>
          <table:table-cell table:style-name="ce8" office:value-type="float" office:value="12100" calcext:value-type="float">
            <text:p>12 1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925" calcext:value-type="float">
            <text:p>92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Sels duobus</text:p>
          </table:table-cell>
          <table:table-cell table:style-name="ce8" office:value-type="float" office:value="56000" calcext:value-type="float">
            <text:p>56 0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926" calcext:value-type="float">
            <text:p>92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table:style-name="ce8"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927" calcext:value-type="float">
            <text:p>92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table:number-columns-repeated="2" office:value-type="string" calcext:value-type="string">
            <text:p>Articles réunis de peu de valeur</text:p>
          </table:table-cell>
          <table:table-cell table:style-name="ce8" office:value-type="float" office:value="13400" calcext:value-type="float">
            <text:p>13 4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928" calcext:value-type="float">
            <text:p>92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aux de paille</text:p>
          </table:table-cell>
          <table:table-cell table:style-name="ce8" office:value-type="float" office:value="351900" calcext:value-type="float">
            <text:p>351 9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929" calcext:value-type="float">
            <text:p>92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iverses</text:p>
          </table:table-cell>
          <table:table-cell table:style-name="ce8" office:value-type="float" office:value="180900" calcext:value-type="float">
            <text:p>180 9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930" calcext:value-type="float">
            <text:p>93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 et crêpes</text:p>
          </table:table-cell>
          <table:table-cell table:style-name="ce8" office:value-type="float" office:value="93200" calcext:value-type="float">
            <text:p>93 2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931" calcext:value-type="float">
            <text:p>93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choirs de soie</text:p>
          </table:table-cell>
          <table:table-cell table:style-name="ce8" office:value-type="float" office:value="185100" calcext:value-type="float">
            <text:p>185 1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932" calcext:value-type="float">
            <text:p>93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iverse</text:p>
          </table:table-cell>
          <table:table-cell table:style-name="ce8" office:value-type="float" office:value="35900" calcext:value-type="float">
            <text:p>35 9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933" calcext:value-type="float">
            <text:p>93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</text:p>
          </table:table-cell>
          <table:table-cell table:style-name="ce8" office:value-type="float" office:value="2574900" calcext:value-type="float">
            <text:p>2 574 9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934" calcext:value-type="float">
            <text:p>93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Articles réunis</text:p>
          </table:table-cell>
          <table:table-cell table:style-name="ce8" office:value-type="float" office:value="108000" calcext:value-type="float">
            <text:p>108 0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935" calcext:value-type="float">
            <text:p>93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Bijouterie</text:p>
          </table:table-cell>
          <table:table-cell table:style-name="ce8" office:value-type="float" office:value="43600" calcext:value-type="float">
            <text:p>43 6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936" calcext:value-type="float">
            <text:p>93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Colles de toute sorte</text:p>
          </table:table-cell>
          <table:table-cell table:style-name="ce8" office:value-type="float" office:value="27300" calcext:value-type="float">
            <text:p>27 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937" calcext:value-type="float">
            <text:p>93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Cordages</text:p>
          </table:table-cell>
          <table:table-cell table:style-name="ce8" office:value-type="float" office:value="82500" calcext:value-type="float">
            <text:p>82 5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938" calcext:value-type="float">
            <text:p>93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Dorure fausse</text:p>
          </table:table-cell>
          <table:table-cell table:style-name="ce8" office:value-type="float" office:value="19600" calcext:value-type="float">
            <text:p>19 6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939" calcext:value-type="float">
            <text:p>93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Eponges</text:p>
          </table:table-cell>
          <table:table-cell table:style-name="ce8" office:value-type="float" office:value="229500" calcext:value-type="float">
            <text:p>229 5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940" calcext:value-type="float">
            <text:p>94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Futailles</text:p>
          </table:table-cell>
          <table:table-cell table:style-name="ce8" office:value-type="float" office:value="2600" calcext:value-type="float">
            <text:p>2 6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941" calcext:value-type="float">
            <text:p>94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abillemens et lingerie</text:p>
          </table:table-cell>
          <table:table-cell table:style-name="ce8" office:value-type="float" office:value="115600" calcext:value-type="float">
            <text:p>115 6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942" calcext:value-type="float">
            <text:p>94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Instrumens divers</text:p>
          </table:table-cell>
          <table:table-cell table:style-name="ce8" office:value-type="float" office:value="12300" calcext:value-type="float">
            <text:p>12 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943" calcext:value-type="float">
            <text:p>94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Librairie</text:p>
          </table:table-cell>
          <table:table-cell table:style-name="ce8" office:value-type="float" office:value="261400" calcext:value-type="float">
            <text:p>261 4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944" calcext:value-type="float">
            <text:p>94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rcerie</text:p>
          </table:table-cell>
          <table:table-cell table:style-name="ce8" office:value-type="float" office:value="83100" calcext:value-type="float">
            <text:p>83 1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945" calcext:value-type="float">
            <text:p>94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ubles</text:p>
          </table:table-cell>
          <table:table-cell table:style-name="ce8" office:value-type="float" office:value="98700" calcext:value-type="float">
            <text:p>98 7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946" calcext:value-type="float">
            <text:p>94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ules</text:p>
          </table:table-cell>
          <table:table-cell table:style-name="ce8" office:value-type="float" office:value="53200" calcext:value-type="float">
            <text:p>53 2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947" calcext:value-type="float">
            <text:p>94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apeterie</text:p>
          </table:table-cell>
          <table:table-cell table:style-name="ce8" office:value-type="float" office:value="8800" calcext:value-type="float">
            <text:p>8 8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948" calcext:value-type="float">
            <text:p>94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arfumerie</text:p>
          </table:table-cell>
          <table:table-cell table:style-name="ce8" office:value-type="float" office:value="3300" calcext:value-type="float">
            <text:p>3 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949" calcext:value-type="float">
            <text:p>94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table:style-name="ce8" office:value-type="float" office:value="151300" calcext:value-type="float">
            <text:p>151 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950" calcext:value-type="float">
            <text:p>95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d'autruche</text:p>
          </table:table-cell>
          <table:table-cell table:style-name="ce8" office:value-type="float" office:value="273500" calcext:value-type="float">
            <text:p>273 5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951" calcext:value-type="float">
            <text:p>95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à écrire et à lit</text:p>
          </table:table-cell>
          <table:table-cell table:style-name="ce8" office:value-type="float" office:value="13800" calcext:value-type="float">
            <text:p>13 8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952" calcext:value-type="float">
            <text:p>95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oterie, faïence et verrerie</text:p>
          </table:table-cell>
          <table:table-cell table:style-name="ce8" office:value-type="float" office:value="21500" calcext:value-type="float">
            <text:p>21 5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953" calcext:value-type="float">
            <text:p>95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Quincaillerie diverse</text:p>
          </table:table-cell>
          <table:table-cell table:style-name="ce8" office:value-type="float" office:value="86000" calcext:value-type="float">
            <text:p>86 0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954" calcext:value-type="float">
            <text:p>95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Quincaillerie en faulx et faucilles</text:p>
          </table:table-cell>
          <table:table-cell table:style-name="ce8" office:value-type="float" office:value="19500" calcext:value-type="float">
            <text:p>19 5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955" calcext:value-type="float">
            <text:p>95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Quincaillerie en fil de fer</text:p>
          </table:table-cell>
          <table:table-cell table:style-name="ce8" office:value-type="float" office:value="41200" calcext:value-type="float">
            <text:p>41 2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956" calcext:value-type="float">
            <text:p>95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Quincaillerie en limes</text:p>
          </table:table-cell>
          <table:table-cell table:style-name="ce8" office:value-type="float" office:value="15700" calcext:value-type="float">
            <text:p>15 7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957" calcext:value-type="float">
            <text:p>95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table:style-name="ce8" office:value-type="float" office:value="195100" calcext:value-type="float">
            <text:p>195 1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958" calcext:value-type="float">
            <text:p>95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Manne</text:p>
          </table:table-cell>
          <table:table-cell table:style-name="ce8" office:value-type="float" office:value="81500" calcext:value-type="float">
            <text:p>81 5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959" calcext:value-type="float">
            <text:p>95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Opium</text:p>
          </table:table-cell>
          <table:table-cell table:style-name="ce8" office:value-type="float" office:value="100000" calcext:value-type="float">
            <text:p>100 0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960" calcext:value-type="float">
            <text:p>96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Plantes et herbes médicinales</text:p>
          </table:table-cell>
          <table:table-cell table:style-name="ce8" office:value-type="float" office:value="900" calcext:value-type="float">
            <text:p>9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961" calcext:value-type="float">
            <text:p>96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éné</text:p>
          </table:table-cell>
          <table:table-cell table:style-name="ce8" office:value-type="float" office:value="160100" calcext:value-type="float">
            <text:p>160 1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962" calcext:value-type="float">
            <text:p>96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Rhubarbe</text:p>
          </table:table-cell>
          <table:table-cell table:style-name="ce8" office:value-type="float" office:value="3600" calcext:value-type="float">
            <text:p>3 6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963" calcext:value-type="float">
            <text:p>96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Articles réunis</text:p>
          </table:table-cell>
          <table:table-cell table:style-name="ce8" office:value-type="float" office:value="104100" calcext:value-type="float">
            <text:p>104 1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964" calcext:value-type="float">
            <text:p>96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table:style-name="ce8" office:value-type="float" office:value="19200" calcext:value-type="float">
            <text:p>19 2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965" calcext:value-type="float">
            <text:p>96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arabique</text:p>
          </table:table-cell>
          <table:table-cell table:style-name="ce8" office:value-type="float" office:value="28400" calcext:value-type="float">
            <text:p>28 4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966" calcext:value-type="float">
            <text:p>96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copale</text:p>
          </table:table-cell>
          <table:table-cell table:style-name="ce8" office:value-type="float" office:value="26300" calcext:value-type="float">
            <text:p>26 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967" calcext:value-type="float">
            <text:p>96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Sels de lait</text:p>
          </table:table-cell>
          <table:table-cell table:style-name="ce8"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968" calcext:value-type="float">
            <text:p>96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Vitriol et huile de vitriol</text:p>
          </table:table-cell>
          <table:table-cell table:style-name="ce8" office:value-type="float" office:value="4400" calcext:value-type="float">
            <text:p>4 4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969" calcext:value-type="float">
            <text:p>96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table:style-name="ce8" office:value-type="float" office:value="31200" calcext:value-type="float">
            <text:p>31 2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970" calcext:value-type="float">
            <text:p>97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table:number-columns-repeated="2" office:value-type="string" calcext:value-type="string">
            <text:p>Articles réunis de peu de valeur</text:p>
          </table:table-cell>
          <table:table-cell table:style-name="ce8" office:value-type="float" office:value="10200" calcext:value-type="float">
            <text:p>10 2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971" calcext:value-type="float">
            <text:p>97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Bijouterie</text:p>
          </table:table-cell>
          <table:table-cell table:style-name="ce8" office:value-type="float" office:value="600" calcext:value-type="float">
            <text:p>6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972" calcext:value-type="float">
            <text:p>97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Cordages</text:p>
          </table:table-cell>
          <table:table-cell table:style-name="ce8" office:value-type="float" office:value="2600" calcext:value-type="float">
            <text:p>2 6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973" calcext:value-type="float">
            <text:p>97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Eponges</text:p>
          </table:table-cell>
          <table:table-cell table:style-name="ce8" office:value-type="float" office:value="114500" calcext:value-type="float">
            <text:p>114 5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974" calcext:value-type="float">
            <text:p>97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arfumerie</text:p>
          </table:table-cell>
          <table:table-cell table:style-name="ce8" office:value-type="float" office:value="83900" calcext:value-type="float">
            <text:p>83 9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975" calcext:value-type="float">
            <text:p>97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table:style-name="ce8" office:value-type="float" office:value="64700" calcext:value-type="float">
            <text:p>64 7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976" calcext:value-type="float">
            <text:p>97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d'autruche</text:p>
          </table:table-cell>
          <table:table-cell table:style-name="ce8" office:value-type="float" office:value="653800" calcext:value-type="float">
            <text:p>653 8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977" calcext:value-type="float">
            <text:p>97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table:style-name="ce8" office:value-type="float" office:value="2800" calcext:value-type="float">
            <text:p>2 8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978" calcext:value-type="float">
            <text:p>97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Manne</text:p>
          </table:table-cell>
          <table:table-cell table:style-name="ce8" office:value-type="float" office:value="11500" calcext:value-type="float">
            <text:p>11 5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979" calcext:value-type="float">
            <text:p>97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Opium</text:p>
          </table:table-cell>
          <table:table-cell table:style-name="ce8" office:value-type="float" office:value="19400" calcext:value-type="float">
            <text:p>19 4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980" calcext:value-type="float">
            <text:p>98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table:style-name="ce8"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981" calcext:value-type="float">
            <text:p>98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éné</text:p>
          </table:table-cell>
          <table:table-cell table:style-name="ce8" office:value-type="float" office:value="144700" calcext:value-type="float">
            <text:p>144 7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982" calcext:value-type="float">
            <text:p>98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Rhubarbe</text:p>
          </table:table-cell>
          <table:table-cell table:style-name="ce8" office:value-type="float" office:value="15500" calcext:value-type="float">
            <text:p>15 5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983" calcext:value-type="float">
            <text:p>98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Articles réunis</text:p>
          </table:table-cell>
          <table:table-cell table:style-name="ce8" office:value-type="float" office:value="68900" calcext:value-type="float">
            <text:p>68 9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984" calcext:value-type="float">
            <text:p>98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table:style-name="ce8" office:value-type="float" office:value="70300" calcext:value-type="float">
            <text:p>70 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985" calcext:value-type="float">
            <text:p>98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arabique</text:p>
          </table:table-cell>
          <table:table-cell table:style-name="ce8" office:value-type="float" office:value="38500" calcext:value-type="float">
            <text:p>38 5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986" calcext:value-type="float">
            <text:p>98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laque</text:p>
          </table:table-cell>
          <table:table-cell table:style-name="ce8" office:value-type="float" office:value="400" calcext:value-type="float">
            <text:p>4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987" calcext:value-type="float">
            <text:p>98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copale</text:p>
          </table:table-cell>
          <table:table-cell table:style-name="ce8" office:value-type="float" office:value="51100" calcext:value-type="float">
            <text:p>51 1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988" calcext:value-type="float">
            <text:p>98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Sels chimiques</text:p>
          </table:table-cell>
          <table:table-cell table:style-name="ce8" office:value-type="float" office:value="4300" calcext:value-type="float">
            <text:p>4 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989" calcext:value-type="float">
            <text:p>98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Sels d'epsum</text:p>
          </table:table-cell>
          <table:table-cell table:style-name="ce8" office:value-type="float" office:value="76100" calcext:value-type="float">
            <text:p>76 1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990" calcext:value-type="float">
            <text:p>99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table:style-name="ce8" office:value-type="float" office:value="19300" calcext:value-type="float">
            <text:p>19 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991" calcext:value-type="float">
            <text:p>99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table:number-columns-repeated="2" office:value-type="string" calcext:value-type="string">
            <text:p>Articles réunis de peu de valeur</text:p>
          </table:table-cell>
          <table:table-cell table:style-name="ce8" office:value-type="float" office:value="1900" calcext:value-type="float">
            <text:p>1 9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992" calcext:value-type="float">
            <text:p>99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iverses</text:p>
          </table:table-cell>
          <table:table-cell table:style-name="ce8" office:value-type="float" office:value="400" calcext:value-type="float">
            <text:p>4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993" calcext:value-type="float">
            <text:p>99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iverse</text:p>
          </table:table-cell>
          <table:table-cell table:style-name="ce8" office:value-type="float" office:value="400" calcext:value-type="float">
            <text:p>4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994" calcext:value-type="float">
            <text:p>99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</text:p>
          </table:table-cell>
          <table:table-cell table:style-name="ce8" office:value-type="float" office:value="35600" calcext:value-type="float">
            <text:p>35 6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995" calcext:value-type="float">
            <text:p>99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Articles réunis</text:p>
          </table:table-cell>
          <table:table-cell table:style-name="ce8" office:value-type="float" office:value="10300" calcext:value-type="float">
            <text:p>10 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996" calcext:value-type="float">
            <text:p>99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Bijouterie</text:p>
          </table:table-cell>
          <table:table-cell table:style-name="ce8"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997" calcext:value-type="float">
            <text:p>99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Cordages</text:p>
          </table:table-cell>
          <table:table-cell table:style-name="ce8" office:value-type="float" office:value="11800" calcext:value-type="float">
            <text:p>11 8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998" calcext:value-type="float">
            <text:p>99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Eponges</text:p>
          </table:table-cell>
          <table:table-cell table:style-name="ce8" office:value-type="float" office:value="3300" calcext:value-type="float">
            <text:p>3 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999" calcext:value-type="float">
            <text:p>99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Futailles</text:p>
          </table:table-cell>
          <table:table-cell table:style-name="ce8"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000" calcext:value-type="float">
            <text:p>100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abillemens et lingerie</text:p>
          </table:table-cell>
          <table:table-cell table:style-name="ce8" office:value-type="float" office:value="4500" calcext:value-type="float">
            <text:p>4 5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001" calcext:value-type="float">
            <text:p>100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Instrumens divers</text:p>
          </table:table-cell>
          <table:table-cell table:style-name="ce8" office:value-type="float" office:value="1500" calcext:value-type="float">
            <text:p>1 5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002" calcext:value-type="float">
            <text:p>100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Librairie</text:p>
          </table:table-cell>
          <table:table-cell table:style-name="ce8" office:value-type="float" office:value="2200" calcext:value-type="float">
            <text:p>2 2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003" calcext:value-type="float">
            <text:p>100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rcerie</text:p>
          </table:table-cell>
          <table:table-cell table:style-name="ce8" office:value-type="float" office:value="12300" calcext:value-type="float">
            <text:p>12 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004" calcext:value-type="float">
            <text:p>100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ules</text:p>
          </table:table-cell>
          <table:table-cell table:style-name="ce8" office:value-type="float" office:value="500" calcext:value-type="float">
            <text:p>5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005" calcext:value-type="float">
            <text:p>100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apeterie</text:p>
          </table:table-cell>
          <table:table-cell table:style-name="ce8" office:value-type="float" office:value="1300" calcext:value-type="float">
            <text:p>1 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006" calcext:value-type="float">
            <text:p>100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arfumerie</text:p>
          </table:table-cell>
          <table:table-cell table:style-name="ce8" office:value-type="float" office:value="100400" calcext:value-type="float">
            <text:p>100 4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007" calcext:value-type="float">
            <text:p>100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table:style-name="ce8" office:value-type="float" office:value="156700" calcext:value-type="float">
            <text:p>156 7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008" calcext:value-type="float">
            <text:p>100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à écrire et à lit</text:p>
          </table:table-cell>
          <table:table-cell table:style-name="ce8"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009" calcext:value-type="float">
            <text:p>100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oterie, faïence et verrerie</text:p>
          </table:table-cell>
          <table:table-cell table:style-name="ce8" office:value-type="float" office:value="6100" calcext:value-type="float">
            <text:p>6 1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010" calcext:value-type="float">
            <text:p>101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Quincaillerie diverse</text:p>
          </table:table-cell>
          <table:table-cell table:style-name="ce8" office:value-type="float" office:value="700" calcext:value-type="float">
            <text:p>7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011" calcext:value-type="float">
            <text:p>101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table:style-name="ce8" office:value-type="float" office:value="56900" calcext:value-type="float">
            <text:p>56 9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012" calcext:value-type="float">
            <text:p>101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Cantharides</text:p>
          </table:table-cell>
          <table:table-cell table:style-name="ce8" office:value-type="float" office:value="400" calcext:value-type="float">
            <text:p>4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013" calcext:value-type="float">
            <text:p>101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Jus de réglisse</text:p>
          </table:table-cell>
          <table:table-cell table:style-name="ce8" office:value-type="float" office:value="645000" calcext:value-type="float">
            <text:p>645 0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014" calcext:value-type="float">
            <text:p>101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Manne</text:p>
          </table:table-cell>
          <table:table-cell table:style-name="ce8" office:value-type="float" office:value="76300" calcext:value-type="float">
            <text:p>76 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015" calcext:value-type="float">
            <text:p>101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Réglisse en bois</text:p>
          </table:table-cell>
          <table:table-cell table:style-name="ce8" office:value-type="float" office:value="1300" calcext:value-type="float">
            <text:p>1 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016" calcext:value-type="float">
            <text:p>101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Articles réunis</text:p>
          </table:table-cell>
          <table:table-cell table:style-name="ce8" office:value-type="float" office:value="71000" calcext:value-type="float">
            <text:p>71 0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017" calcext:value-type="float">
            <text:p>101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table:style-name="ce8" office:value-type="float" office:value="10300" calcext:value-type="float">
            <text:p>10 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018" calcext:value-type="float">
            <text:p>101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table:style-name="ce8" office:value-type="float" office:value="700" calcext:value-type="float">
            <text:p>7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019" calcext:value-type="float">
            <text:p>101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table:number-columns-repeated="2" office:value-type="string" calcext:value-type="string">
            <text:p>Articles réunis de peu de valeur</text:p>
          </table:table-cell>
          <table:table-cell table:style-name="ce8" office:value-type="float" office:value="3100" calcext:value-type="float">
            <text:p>3 1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020" calcext:value-type="float">
            <text:p>102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Bâtimens de mer et apparaux</text:p>
          </table:table-cell>
          <table:table-cell table:style-name="ce8"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021" calcext:value-type="float">
            <text:p>102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Manne</text:p>
          </table:table-cell>
          <table:table-cell table:style-name="ce8" office:value-type="float" office:value="50500" calcext:value-type="float">
            <text:p>50 5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022" calcext:value-type="float">
            <text:p>102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table:number-columns-repeated="2" office:value-type="string" calcext:value-type="string">
            <text:p>Articles réunis de peu de valeur</text:p>
          </table:table-cell>
          <table:table-cell table:style-name="ce8"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023" calcext:value-type="float">
            <text:p>102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Colles de toute sorte</text:p>
          </table:table-cell>
          <table:table-cell table:style-name="ce8" office:value-type="float" office:value="12300" calcext:value-type="float">
            <text:p>12 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024" calcext:value-type="float">
            <text:p>102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Eponges</text:p>
          </table:table-cell>
          <table:table-cell table:style-name="ce8" office:value-type="float" office:value="8700" calcext:value-type="float">
            <text:p>8 7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025" calcext:value-type="float">
            <text:p>102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Instrumens divers</text:p>
          </table:table-cell>
          <table:table-cell table:style-name="ce8" office:value-type="float" office:value="12300" calcext:value-type="float">
            <text:p>12 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026" calcext:value-type="float">
            <text:p>102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ubles</text:p>
          </table:table-cell>
          <table:table-cell table:style-name="ce8" office:value-type="float" office:value="1200" calcext:value-type="float">
            <text:p>1 2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027" calcext:value-type="float">
            <text:p>102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d'autruche</text:p>
          </table:table-cell>
          <table:table-cell table:style-name="ce8" office:value-type="float" office:value="33400" calcext:value-type="float">
            <text:p>33 4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028" calcext:value-type="float">
            <text:p>102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Quincaillerie diverse</text:p>
          </table:table-cell>
          <table:table-cell table:style-name="ce8" office:value-type="float" office:value="800" calcext:value-type="float">
            <text:p>8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029" calcext:value-type="float">
            <text:p>102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table:style-name="ce8"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030" calcext:value-type="float">
            <text:p>103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Articles réunis</text:p>
          </table:table-cell>
          <table:table-cell table:style-name="ce8" office:value-type="float" office:value="7200" calcext:value-type="float">
            <text:p>7 2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031" calcext:value-type="float">
            <text:p>103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mpire d'Autriche</text:p>
          </table:table-cell>
          <table:table-cell table:number-columns-repeated="2" office:value-type="string" calcext:value-type="string">
            <text:p>Articles réunis de peu de valeur</text:p>
          </table:table-cell>
          <table:table-cell table:style-name="ce8"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032" calcext:value-type="float">
            <text:p>103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</text:p>
          </table:table-cell>
          <table:table-cell table:style-name="ce8" office:value-type="float" office:value="500" calcext:value-type="float">
            <text:p>5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033" calcext:value-type="float">
            <text:p>103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Colles de toute sorte</text:p>
          </table:table-cell>
          <table:table-cell table:style-name="ce8" office:value-type="float" office:value="35000" calcext:value-type="float">
            <text:p>35 0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034" calcext:value-type="float">
            <text:p>103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ubles</text:p>
          </table:table-cell>
          <table:table-cell table:style-name="ce8"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035" calcext:value-type="float">
            <text:p>103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arfumerie</text:p>
          </table:table-cell>
          <table:table-cell table:style-name="ce8" office:value-type="float" office:value="10500" calcext:value-type="float">
            <text:p>10 5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036" calcext:value-type="float">
            <text:p>103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table:style-name="ce8" office:value-type="float" office:value="203300" calcext:value-type="float">
            <text:p>203 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037" calcext:value-type="float">
            <text:p>103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d'autruche</text:p>
          </table:table-cell>
          <table:table-cell table:style-name="ce8" office:value-type="float" office:value="700" calcext:value-type="float">
            <text:p>7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038" calcext:value-type="float">
            <text:p>103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table:style-name="ce8" office:value-type="float" office:value="1200" calcext:value-type="float">
            <text:p>1 2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039" calcext:value-type="float">
            <text:p>103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Opium</text:p>
          </table:table-cell>
          <table:table-cell table:style-name="ce8" office:value-type="float" office:value="1800" calcext:value-type="float">
            <text:p>1 8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040" calcext:value-type="float">
            <text:p>104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Rhubarbe</text:p>
          </table:table-cell>
          <table:table-cell table:style-name="ce8" office:value-type="float" office:value="18300" calcext:value-type="float">
            <text:p>18 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041" calcext:value-type="float">
            <text:p>104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Articles réunis</text:p>
          </table:table-cell>
          <table:table-cell table:style-name="ce8" office:value-type="float" office:value="2200" calcext:value-type="float">
            <text:p>2 2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042" calcext:value-type="float">
            <text:p>104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table:style-name="ce8"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043" calcext:value-type="float">
            <text:p>104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Empire de Russie</text:p>
          </table:table-cell>
          <table:table-cell table:number-columns-repeated="2" office:value-type="string" calcext:value-type="string">
            <text:p>Articles réunis de peu de valeur</text:p>
          </table:table-cell>
          <table:table-cell table:style-name="ce8" office:value-type="float" office:value="600" calcext:value-type="float">
            <text:p>6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044" calcext:value-type="float">
            <text:p>104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Angleterre en vertu de licenc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Librairie</text:p>
          </table:table-cell>
          <table:table-cell table:style-name="ce8" office:value-type="float" office:value="5600" calcext:value-type="float">
            <text:p>5 6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045" calcext:value-type="float">
            <text:p>104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Angleterre en vertu de licenc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arfumerie</text:p>
          </table:table-cell>
          <table:table-cell table:style-name="ce8" office:value-type="float" office:value="14500" calcext:value-type="float">
            <text:p>14 5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046" calcext:value-type="float">
            <text:p>104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Angleterre en vertu de licenc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table:style-name="ce8" office:value-type="float" office:value="11700" calcext:value-type="float">
            <text:p>11 7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047" calcext:value-type="float">
            <text:p>104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Angleterre en vertu de licenc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table:style-name="ce8" office:value-type="float" office:value="26900" calcext:value-type="float">
            <text:p>26 9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048" calcext:value-type="float">
            <text:p>104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Angleterre en vertu de licenc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Manne</text:p>
          </table:table-cell>
          <table:table-cell table:style-name="ce8" office:value-type="float" office:value="111800" calcext:value-type="float">
            <text:p>111 8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049" calcext:value-type="float">
            <text:p>104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Angleterre en vertu de licenc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Opium</text:p>
          </table:table-cell>
          <table:table-cell table:style-name="ce8" office:value-type="float" office:value="37500" calcext:value-type="float">
            <text:p>37 5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050" calcext:value-type="float">
            <text:p>105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Angleterre en vertu de licenc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table:style-name="ce8" office:value-type="float" office:value="568000" calcext:value-type="float">
            <text:p>568 0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051" calcext:value-type="float">
            <text:p>105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Angleterre en vertu de licenc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Rhubarbe</text:p>
          </table:table-cell>
          <table:table-cell table:style-name="ce8" office:value-type="float" office:value="48000" calcext:value-type="float">
            <text:p>48 0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052" calcext:value-type="float">
            <text:p>105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Angleterre en vertu de licenc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Articles réunis</text:p>
          </table:table-cell>
          <table:table-cell table:style-name="ce8" office:value-type="float" office:value="250500" calcext:value-type="float">
            <text:p>250 5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053" calcext:value-type="float">
            <text:p>105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Angleterre en vertu de licenc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table:style-name="ce8" office:value-type="float" office:value="17000" calcext:value-type="float">
            <text:p>17 0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054" calcext:value-type="float">
            <text:p>105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Angleterre en vertu de licenc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arabique</text:p>
          </table:table-cell>
          <table:table-cell table:style-name="ce8" office:value-type="float" office:value="15800" calcext:value-type="float">
            <text:p>15 8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055" calcext:value-type="float">
            <text:p>105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Angleterre en vertu de licenc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laque</text:p>
          </table:table-cell>
          <table:table-cell table:style-name="ce8" office:value-type="float" office:value="231600" calcext:value-type="float">
            <text:p>231 6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056" calcext:value-type="float">
            <text:p>105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Angleterre en vertu de licenc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u Sénégal</text:p>
          </table:table-cell>
          <table:table-cell table:style-name="ce8" office:value-type="float" office:value="79200" calcext:value-type="float">
            <text:p>79 2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057" calcext:value-type="float">
            <text:p>105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Angleterre en vertu de licenc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table:style-name="ce8" office:value-type="float" office:value="25800" calcext:value-type="float">
            <text:p>25 8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058" calcext:value-type="float">
            <text:p>105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Angleterre en vertu de licences</text:p>
          </table:table-cell>
          <table:table-cell table:number-columns-repeated="2" office:value-type="string" calcext:value-type="string">
            <text:p>Articles réunis de peu de valeur</text:p>
          </table:table-cell>
          <table:table-cell table:style-name="ce8" office:value-type="float" office:value="33600" calcext:value-type="float">
            <text:p>33 6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059" calcext:value-type="float">
            <text:p>105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aux de paille</text:p>
          </table:table-cell>
          <table:table-cell table:style-name="ce8" office:value-type="float" office:value="1100" calcext:value-type="float">
            <text:p>1 1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060" calcext:value-type="float">
            <text:p>106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choirs de soie</text:p>
          </table:table-cell>
          <table:table-cell table:style-name="ce8" office:value-type="float" office:value="700" calcext:value-type="float">
            <text:p>7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061" calcext:value-type="float">
            <text:p>106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iverse</text:p>
          </table:table-cell>
          <table:table-cell table:style-name="ce8" office:value-type="float" office:value="2300" calcext:value-type="float">
            <text:p>2 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062" calcext:value-type="float">
            <text:p>106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</text:p>
          </table:table-cell>
          <table:table-cell table:style-name="ce8" office:value-type="float" office:value="30900" calcext:value-type="float">
            <text:p>30 9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063" calcext:value-type="float">
            <text:p>106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Articles réunis</text:p>
          </table:table-cell>
          <table:table-cell table:style-name="ce8" office:value-type="float" office:value="3500" calcext:value-type="float">
            <text:p>3 5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064" calcext:value-type="float">
            <text:p>106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Bâtimens de mer et apparaux</text:p>
          </table:table-cell>
          <table:table-cell table:style-name="ce8" office:value-type="float" office:value="603200" calcext:value-type="float">
            <text:p>603 2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065" calcext:value-type="float">
            <text:p>106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Bijouterie</text:p>
          </table:table-cell>
          <table:table-cell table:style-name="ce8" office:value-type="float" office:value="4100" calcext:value-type="float">
            <text:p>4 1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066" calcext:value-type="float">
            <text:p>106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Cordages</text:p>
          </table:table-cell>
          <table:table-cell table:style-name="ce8" office:value-type="float" office:value="27600" calcext:value-type="float">
            <text:p>27 6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067" calcext:value-type="float">
            <text:p>106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Eponges</text:p>
          </table:table-cell>
          <table:table-cell table:style-name="ce8"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068" calcext:value-type="float">
            <text:p>106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Futailles</text:p>
          </table:table-cell>
          <table:table-cell table:style-name="ce8" office:value-type="float" office:value="900" calcext:value-type="float">
            <text:p>9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069" calcext:value-type="float">
            <text:p>106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Instrumens divers</text:p>
          </table:table-cell>
          <table:table-cell table:style-name="ce8" office:value-type="float" office:value="3900" calcext:value-type="float">
            <text:p>3 9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070" calcext:value-type="float">
            <text:p>107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Librairie</text:p>
          </table:table-cell>
          <table:table-cell table:style-name="ce8" office:value-type="float" office:value="5300" calcext:value-type="float">
            <text:p>5 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071" calcext:value-type="float">
            <text:p>107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rcerie</text:p>
          </table:table-cell>
          <table:table-cell table:style-name="ce8" office:value-type="float" office:value="1100" calcext:value-type="float">
            <text:p>1 1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072" calcext:value-type="float">
            <text:p>107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ubles</text:p>
          </table:table-cell>
          <table:table-cell table:style-name="ce8" office:value-type="float" office:value="1800" calcext:value-type="float">
            <text:p>1 8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073" calcext:value-type="float">
            <text:p>107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arfumerie</text:p>
          </table:table-cell>
          <table:table-cell table:style-name="ce8" office:value-type="float" office:value="85100" calcext:value-type="float">
            <text:p>85 1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074" calcext:value-type="float">
            <text:p>107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table:style-name="ce8" office:value-type="float" office:value="155800" calcext:value-type="float">
            <text:p>155 8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075" calcext:value-type="float">
            <text:p>107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à écrire et à lit</text:p>
          </table:table-cell>
          <table:table-cell table:style-name="ce8" office:value-type="float" office:value="9300" calcext:value-type="float">
            <text:p>9 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076" calcext:value-type="float">
            <text:p>107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oterie, faïence et verrerie</text:p>
          </table:table-cell>
          <table:table-cell table:style-name="ce8" office:value-type="float" office:value="2400" calcext:value-type="float">
            <text:p>2 4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077" calcext:value-type="float">
            <text:p>107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Quincaillerie diverse</text:p>
          </table:table-cell>
          <table:table-cell table:style-name="ce8" office:value-type="float" office:value="7900" calcext:value-type="float">
            <text:p>7 9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078" calcext:value-type="float">
            <text:p>107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table:style-name="ce8" office:value-type="float" office:value="31800" calcext:value-type="float">
            <text:p>31 8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079" calcext:value-type="float">
            <text:p>107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Jus de réglisse</text:p>
          </table:table-cell>
          <table:table-cell table:style-name="ce8" office:value-type="float" office:value="2400" calcext:value-type="float">
            <text:p>2 4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080" calcext:value-type="float">
            <text:p>108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Opium</text:p>
          </table:table-cell>
          <table:table-cell table:style-name="ce8" office:value-type="float" office:value="8500" calcext:value-type="float">
            <text:p>8 5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081" calcext:value-type="float">
            <text:p>108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table:style-name="ce8" office:value-type="float" office:value="777300" calcext:value-type="float">
            <text:p>777 3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082" calcext:value-type="float">
            <text:p>108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éné</text:p>
          </table:table-cell>
          <table:table-cell table:style-name="ce8" office:value-type="float" office:value="800" calcext:value-type="float">
            <text:p>8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083" calcext:value-type="float">
            <text:p>108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Rhubarbe</text:p>
          </table:table-cell>
          <table:table-cell table:style-name="ce8" office:value-type="float" office:value="248700" calcext:value-type="float">
            <text:p>248 7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084" calcext:value-type="float">
            <text:p>108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Articles réunis</text:p>
          </table:table-cell>
          <table:table-cell table:style-name="ce8" office:value-type="float" office:value="105700" calcext:value-type="float">
            <text:p>105 7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085" calcext:value-type="float">
            <text:p>108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table:style-name="ce8" office:value-type="float" office:value="59500" calcext:value-type="float">
            <text:p>59 5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086" calcext:value-type="float">
            <text:p>108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arabique</text:p>
          </table:table-cell>
          <table:table-cell table:style-name="ce8" office:value-type="float" office:value="43000" calcext:value-type="float">
            <text:p>43 0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087" calcext:value-type="float">
            <text:p>108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laque</text:p>
          </table:table-cell>
          <table:table-cell table:style-name="ce8" office:value-type="float" office:value="40000" calcext:value-type="float">
            <text:p>40 0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088" calcext:value-type="float">
            <text:p>108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u Sénégal</text:p>
          </table:table-cell>
          <table:table-cell table:style-name="ce8" office:value-type="float" office:value="22700" calcext:value-type="float">
            <text:p>22 7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089" calcext:value-type="float">
            <text:p>108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copale</text:p>
          </table:table-cell>
          <table:table-cell table:style-name="ce8" office:value-type="float" office:value="30000" calcext:value-type="float">
            <text:p>30 0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090" calcext:value-type="float">
            <text:p>109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table:style-name="ce8" office:value-type="float" office:value="38100" calcext:value-type="float">
            <text:p>38 1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091" calcext:value-type="float">
            <text:p>109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table:number-columns-repeated="2" office:value-type="string" calcext:value-type="string">
            <text:p>Articles réunis de peu de valeur</text:p>
          </table:table-cell>
          <table:table-cell table:style-name="ce8" office:value-type="float" office:value="31700" calcext:value-type="float">
            <text:p>31 7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092" calcext:value-type="float">
            <text:p>109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Colonies Françaises et Hollandais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</text:p>
          </table:table-cell>
          <table:table-cell table:style-name="ce8" office:value-type="float" office:value="24100" calcext:value-type="float">
            <text:p>24 1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093" calcext:value-type="float">
            <text:p>109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Colonies Françaises et Hollandais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table:style-name="ce8" office:value-type="float" office:value="1600" calcext:value-type="float">
            <text:p>1 6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094" calcext:value-type="float">
            <text:p>109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Colonies Françaises et Hollandais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Articles réunis</text:p>
          </table:table-cell>
          <table:table-cell table:style-name="ce8" office:value-type="float" office:value="20500" calcext:value-type="float">
            <text:p>20 500 <text:s text:c="2"/></text:p>
          </table:table-cell>
          <table:table-cell table:number-columns-repeated="1016"/>
        </table:table-row>
        <table:table-row table:style-name="ro2" table:visibility="collapse">
          <table:table-cell office:value-type="float" office:value="1095" calcext:value-type="float">
            <text:p>109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Importations</text:p>
          </table:table-cell>
          <table:table-cell office:value-type="string" calcext:value-type="string">
            <text:p>Colonies Françaises et Hollandaises</text:p>
          </table:table-cell>
          <table:table-cell table:number-columns-repeated="2" office:value-type="string" calcext:value-type="string">
            <text:p>Articles réunis de peu de valeur</text:p>
          </table:table-cell>
          <table:table-cell table:style-name="ce8"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</text:p>
          </table:table-cell>
          <table:table-cell table:style-name="ce8" office:value-type="float" office:value="5331100" calcext:value-type="float">
            <text:p>5 331 100 <text:s text:c="2"/>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urre</text:p>
          </table:table-cell>
          <table:table-cell table:style-name="ce8" office:value-type="float" office:value="900" calcext:value-type="float">
            <text:p>900 <text:s text:c="2"/>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s</text:p>
          </table:table-cell>
          <table:table-cell table:style-name="ce8" office:value-type="float" office:value="217000" calcext:value-type="float">
            <text:p>217 000 <text:s text:c="2"/>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 et fraîches</text:p>
          </table:table-cell>
          <table:table-cell table:style-name="ce8" office:value-type="float" office:value="828900" calcext:value-type="float">
            <text:p>828 900 <text:s text:c="2"/>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-de-vie</text:p>
          </table:table-cell>
          <table:table-cell table:style-name="ce8" office:value-type="float" office:value="4538000" calcext:value-type="float">
            <text:p>4 538 000 <text:s text:c="2"/></text:p>
          </table:table-cell>
          <table:table-cell table:number-columns-repeated="101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 et gruau</text:p>
          </table:table-cell>
          <table:table-cell table:style-name="ce8" office:value-type="float" office:value="281000" calcext:value-type="float">
            <text:p>281 000 <text:s text:c="2"/>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table:style-name="ce8" office:value-type="float" office:value="382200" calcext:value-type="float">
            <text:p>382 200 <text:s text:c="2"/></text:p>
          </table:table-cell>
          <table:table-cell table:number-columns-repeated="101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table:style-name="ce8" office:value-type="float" office:value="6600" calcext:value-type="float">
            <text:p>6 600 <text:s text:c="2"/></text:p>
          </table:table-cell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secs</text:p>
          </table:table-cell>
          <table:table-cell table:style-name="ce8" office:value-type="float" office:value="6900" calcext:value-type="float">
            <text:p>6 900 <text:s text:c="2"/></text:p>
          </table:table-cell>
          <table:table-cell table:number-columns-repeated="101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Amandes</text:p>
          </table:table-cell>
          <table:table-cell table:style-name="ce8" office:value-type="float" office:value="6400" calcext:value-type="float">
            <text:p>6 400 <text:s text:c="2"/></text:p>
          </table:table-cell>
          <table:table-cell table:number-columns-repeated="101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table:style-name="ce8" office:value-type="float" office:value="46700" calcext:value-type="float">
            <text:p>46 700 <text:s text:c="2"/></text:p>
          </table:table-cell>
          <table:table-cell table:number-columns-repeated="101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table:style-name="ce8" office:value-type="float" office:value="127100" calcext:value-type="float">
            <text:p>127 100 <text:s text:c="2"/></text:p>
          </table:table-cell>
          <table:table-cell table:number-columns-repeated="101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table:style-name="ce8" office:value-type="float" office:value="1400" calcext:value-type="float">
            <text:p>1 400 <text:s text:c="2"/></text:p>
          </table:table-cell>
          <table:table-cell table:number-columns-repeated="101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ivers</text:p>
          </table:table-cell>
          <table:table-cell table:style-name="ce8" office:value-type="float" office:value="19100" calcext:value-type="float">
            <text:p>19 100 <text:s text:c="2"/></text:p>
          </table:table-cell>
          <table:table-cell table:number-columns-repeated="101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Riz</text:p>
          </table:table-cell>
          <table:table-cell table:style-name="ce8" office:value-type="float" office:value="920300" calcext:value-type="float">
            <text:p>920 300 <text:s text:c="2"/></text:p>
          </table:table-cell>
          <table:table-cell table:number-columns-repeated="101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el</text:p>
          </table:table-cell>
          <table:table-cell table:style-name="ce8" office:value-type="float" office:value="42800" calcext:value-type="float">
            <text:p>42 800 <text:s text:c="2"/></text:p>
          </table:table-cell>
          <table:table-cell table:number-columns-repeated="101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ivers</text:p>
          </table:table-cell>
          <table:table-cell table:style-name="ce8" office:value-type="float" office:value="1300300" calcext:value-type="float">
            <text:p>1 300 300 <text:s text:c="2"/></text:p>
          </table:table-cell>
          <table:table-cell table:number-columns-repeated="101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liqueur</text:p>
          </table:table-cell>
          <table:table-cell table:style-name="ce8" office:value-type="float" office:value="52000" calcext:value-type="float">
            <text:p>52 000 <text:s text:c="2"/></text:p>
          </table:table-cell>
          <table:table-cell table:number-columns-repeated="1016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aigre</text:p>
          </table:table-cell>
          <table:table-cell table:style-name="ce8" office:value-type="float" office:value="53000" calcext:value-type="float">
            <text:p>53 000 <text:s text:c="2"/></text:p>
          </table:table-cell>
          <table:table-cell table:number-columns-repeated="101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olailles et gibiers, provisions de bouche</text:p>
          </table:table-cell>
          <table:table-cell table:style-name="ce8" office:value-type="float" office:value="93800" calcext:value-type="float">
            <text:p>93 800 <text:s text:c="2"/></text:p>
          </table:table-cell>
          <table:table-cell table:number-columns-repeated="1016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, rhum et sirops fins</text:p>
          </table:table-cell>
          <table:table-cell table:style-name="ce8" office:value-type="float" office:value="16300" calcext:value-type="float">
            <text:p>16 300 <text:s text:c="2"/></text:p>
          </table:table-cell>
          <table:table-cell table:number-columns-repeated="1016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Girofle</text:p>
          </table:table-cell>
          <table:table-cell table:style-name="ce8" office:value-type="float" office:value="13400" calcext:value-type="float">
            <text:p>13 400 <text:s text:c="2"/></text:p>
          </table:table-cell>
          <table:table-cell table:number-columns-repeated="1016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table:number-columns-repeated="2" office:value-type="string" calcext:value-type="string">
            <text:p>Bêtes de somme</text:p>
          </table:table-cell>
          <table:table-cell table:style-name="ce8" office:value-type="float" office:value="1703300" calcext:value-type="float">
            <text:p>1 703 300 <text:s text:c="2"/></text:p>
          </table:table-cell>
          <table:table-cell table:number-columns-repeated="1016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 filé</text:p>
          </table:table-cell>
          <table:table-cell table:style-name="ce8" office:value-type="float" office:value="1400" calcext:value-type="float">
            <text:p>1 400 <text:s text:c="2"/></text:p>
          </table:table-cell>
          <table:table-cell table:number-columns-repeated="1016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 de lin et de chanvre</text:p>
          </table:table-cell>
          <table:table-cell table:style-name="ce8" office:value-type="float" office:value="375800" calcext:value-type="float">
            <text:p>375 800 <text:s text:c="2"/></text:p>
          </table:table-cell>
          <table:table-cell table:number-columns-repeated="1016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s filées</text:p>
          </table:table-cell>
          <table:table-cell table:style-name="ce8" office:value-type="float" office:value="2800" calcext:value-type="float">
            <text:p>2 800 <text:s text:c="2"/></text:p>
          </table:table-cell>
          <table:table-cell table:number-columns-repeated="1016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il de chèvre filé</text:p>
          </table:table-cell>
          <table:table-cell table:style-name="ce8"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s</text:p>
          </table:table-cell>
          <table:table-cell table:style-name="ce8" office:value-type="float" office:value="900" calcext:value-type="float">
            <text:p>900 <text:s text:c="2"/></text:p>
          </table:table-cell>
          <table:table-cell table:number-columns-repeated="1016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aleine</text:p>
          </table:table-cell>
          <table:table-cell table:style-name="ce8" office:value-type="float" office:value="4100" calcext:value-type="float">
            <text:p>4 100 <text:s text:c="2"/></text:p>
          </table:table-cell>
          <table:table-cell table:number-columns-repeated="1016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table:style-name="ce8" office:value-type="float" office:value="12100" calcext:value-type="float">
            <text:p>12 100 <text:s text:c="2"/></text:p>
          </table:table-cell>
          <table:table-cell table:number-columns-repeated="1016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table:style-name="ce8" office:value-type="float" office:value="135200" calcext:value-type="float">
            <text:p>135 200 <text:s text:c="2"/></text:p>
          </table:table-cell>
          <table:table-cell table:number-columns-repeated="1016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 de bois et de terre</text:p>
          </table:table-cell>
          <table:table-cell table:style-name="ce8" office:value-type="float" office:value="1400" calcext:value-type="float">
            <text:p>1 400 <text:s text:c="2"/></text:p>
          </table:table-cell>
          <table:table-cell table:number-columns-repeated="1016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ux, plâtre et ciment</text:p>
          </table:table-cell>
          <table:table-cell table:style-name="ce8" office:value-type="float" office:value="5900" calcext:value-type="float">
            <text:p>5 900 <text:s text:c="2"/></text:p>
          </table:table-cell>
          <table:table-cell table:number-columns-repeated="1016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 jaune et blanche</text:p>
          </table:table-cell>
          <table:table-cell table:style-name="ce8" office:value-type="float" office:value="436700" calcext:value-type="float">
            <text:p>436 700 <text:s text:c="2"/></text:p>
          </table:table-cell>
          <table:table-cell table:number-columns-repeated="1016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table:style-name="ce8" office:value-type="float" office:value="42300" calcext:value-type="float">
            <text:p>42 300 <text:s text:c="2"/></text:p>
          </table:table-cell>
          <table:table-cell table:number-columns-repeated="1016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jardin</text:p>
          </table:table-cell>
          <table:table-cell table:style-name="ce8"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millet</text:p>
          </table:table-cell>
          <table:table-cell table:style-name="ce8" office:value-type="float" office:value="163000" calcext:value-type="float">
            <text:p>163 000 <text:s text:c="2"/></text:p>
          </table:table-cell>
          <table:table-cell table:number-columns-repeated="1016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trèfle et luzerne</text:p>
          </table:table-cell>
          <table:table-cell table:style-name="ce8" office:value-type="float" office:value="1200" calcext:value-type="float">
            <text:p>1 200 <text:s text:c="2"/></text:p>
          </table:table-cell>
          <table:table-cell table:number-columns-repeated="1016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graine et de noix</text:p>
          </table:table-cell>
          <table:table-cell table:style-name="ce8" office:value-type="float" office:value="13200" calcext:value-type="float">
            <text:p>13 200 <text:s text:c="2"/></text:p>
          </table:table-cell>
          <table:table-cell table:number-columns-repeated="1016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poisson</text:p>
          </table:table-cell>
          <table:table-cell table:style-name="ce8" office:value-type="float" office:value="4500" calcext:value-type="float">
            <text:p>4 500 <text:s text:c="2"/></text:p>
          </table:table-cell>
          <table:table-cell table:number-columns-repeated="1016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iége en planches</text:p>
          </table:table-cell>
          <table:table-cell table:style-name="ce8" office:value-type="float" office:value="800" calcext:value-type="float">
            <text:p>800 <text:s text:c="2"/></text:p>
          </table:table-cell>
          <table:table-cell table:number-columns-repeated="1016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fre</text:p>
          </table:table-cell>
          <table:table-cell table:style-name="ce8" office:value-type="float" office:value="1700" calcext:value-type="float">
            <text:p>1 700 <text:s text:c="2"/></text:p>
          </table:table-cell>
          <table:table-cell table:number-columns-repeated="1016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</text:p>
          </table:table-cell>
          <table:table-cell table:style-name="ce8" office:value-type="float" office:value="100500" calcext:value-type="float">
            <text:p>100 500 <text:s text:c="2"/></text:p>
          </table:table-cell>
          <table:table-cell table:number-columns-repeated="1016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table:style-name="ce8" office:value-type="float" office:value="2200" calcext:value-type="float">
            <text:p>2 200 <text:s text:c="2"/></text:p>
          </table:table-cell>
          <table:table-cell table:number-columns-repeated="1016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lun</text:p>
          </table:table-cell>
          <table:table-cell table:style-name="ce8" office:value-type="float" office:value="800" calcext:value-type="float">
            <text:p>800 <text:s text:c="2"/></text:p>
          </table:table-cell>
          <table:table-cell table:number-columns-repeated="1016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table:style-name="ce8" office:value-type="float" office:value="1100" calcext:value-type="float">
            <text:p>1 100 <text:s text:c="2"/></text:p>
          </table:table-cell>
          <table:table-cell table:number-columns-repeated="1016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table:style-name="ce8" office:value-type="float" office:value="22100" calcext:value-type="float">
            <text:p>22 100 <text:s text:c="2"/></text:p>
          </table:table-cell>
          <table:table-cell table:number-columns-repeated="1016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urre</text:p>
          </table:table-cell>
          <table:table-cell table:style-name="ce8" office:value-type="float" office:value="2100" calcext:value-type="float">
            <text:p>2 100 <text:s text:c="2"/></text:p>
          </table:table-cell>
          <table:table-cell table:number-columns-repeated="1016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 et fraîches</text:p>
          </table:table-cell>
          <table:table-cell table:style-name="ce8" office:value-type="float" office:value="8500" calcext:value-type="float">
            <text:p>8 500 <text:s text:c="2"/></text:p>
          </table:table-cell>
          <table:table-cell table:number-columns-repeated="1016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-de-vie</text:p>
          </table:table-cell>
          <table:table-cell table:style-name="ce8" office:value-type="float" office:value="6400" calcext:value-type="float">
            <text:p>6 400 <text:s text:c="2"/></text:p>
          </table:table-cell>
          <table:table-cell table:number-columns-repeated="1016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table:style-name="ce8" office:value-type="float" office:value="36800" calcext:value-type="float">
            <text:p>36 800 <text:s text:c="2"/></text:p>
          </table:table-cell>
          <table:table-cell table:number-columns-repeated="1016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table:style-name="ce8" office:value-type="float" office:value="4300" calcext:value-type="float">
            <text:p>4 300 <text:s text:c="2"/></text:p>
          </table:table-cell>
          <table:table-cell table:number-columns-repeated="1016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table:style-name="ce8" office:value-type="float" office:value="156900" calcext:value-type="float">
            <text:p>156 900 <text:s text:c="2"/></text:p>
          </table:table-cell>
          <table:table-cell table:number-columns-repeated="1016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table:style-name="ce8" office:value-type="float" office:value="83400" calcext:value-type="float">
            <text:p>83 400 <text:s text:c="2"/></text:p>
          </table:table-cell>
          <table:table-cell table:number-columns-repeated="1016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ivers</text:p>
          </table:table-cell>
          <table:table-cell table:style-name="ce8" office:value-type="float" office:value="748000" calcext:value-type="float">
            <text:p>748 000 <text:s text:c="2"/></text:p>
          </table:table-cell>
          <table:table-cell table:number-columns-repeated="1016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el</text:p>
          </table:table-cell>
          <table:table-cell table:style-name="ce8"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ivers</text:p>
          </table:table-cell>
          <table:table-cell table:style-name="ce8" office:value-type="float" office:value="50100" calcext:value-type="float">
            <text:p>50 100 <text:s text:c="2"/></text:p>
          </table:table-cell>
          <table:table-cell table:number-columns-repeated="1016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liqueur</text:p>
          </table:table-cell>
          <table:table-cell table:style-name="ce8" office:value-type="float" office:value="9100" calcext:value-type="float">
            <text:p>9 100 <text:s text:c="2"/></text:p>
          </table:table-cell>
          <table:table-cell table:number-columns-repeated="1016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aigre</text:p>
          </table:table-cell>
          <table:table-cell table:style-name="ce8" office:value-type="float" office:value="100" calcext:value-type="float">
            <text:p>100 <text:s text:c="2"/></text:p>
          </table:table-cell>
          <table:table-cell table:number-columns-repeated="1016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olailles et gibiers, provisions de bouche</text:p>
          </table:table-cell>
          <table:table-cell table:style-name="ce8" office:value-type="float" office:value="4100" calcext:value-type="float">
            <text:p>4 100 <text:s text:c="2"/></text:p>
          </table:table-cell>
          <table:table-cell table:number-columns-repeated="1016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, rhum et sirops fins</text:p>
          </table:table-cell>
          <table:table-cell table:style-name="ce8" office:value-type="float" office:value="1200" calcext:value-type="float">
            <text:p>1 200 <text:s text:c="2"/></text:p>
          </table:table-cell>
          <table:table-cell table:number-columns-repeated="1016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uscade</text:p>
          </table:table-cell>
          <table:table-cell table:style-name="ce8" office:value-type="float" office:value="9000" calcext:value-type="float">
            <text:p>9 000 <text:s text:c="2"/></text:p>
          </table:table-cell>
          <table:table-cell table:number-columns-repeated="1016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il de chèvre filé</text:p>
          </table:table-cell>
          <table:table-cell table:style-name="ce8" office:value-type="float" office:value="19900" calcext:value-type="float">
            <text:p>19 900 <text:s text:c="2"/></text:p>
          </table:table-cell>
          <table:table-cell table:number-columns-repeated="1016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s</text:p>
          </table:table-cell>
          <table:table-cell table:style-name="ce8" office:value-type="float" office:value="1800" calcext:value-type="float">
            <text:p>1 800 <text:s text:c="2"/></text:p>
          </table:table-cell>
          <table:table-cell table:number-columns-repeated="1016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</text:p>
          </table:table-cell>
          <table:table-cell table:style-name="ce8" office:value-type="float" office:value="1500" calcext:value-type="float">
            <text:p>1 500 <text:s text:c="2"/></text:p>
          </table:table-cell>
          <table:table-cell table:number-columns-repeated="1016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 jaune et blanche</text:p>
          </table:table-cell>
          <table:table-cell table:style-name="ce8" office:value-type="float" office:value="1200" calcext:value-type="float">
            <text:p>1 200 <text:s text:c="2"/></text:p>
          </table:table-cell>
          <table:table-cell table:number-columns-repeated="1016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trèfle et luzerne</text:p>
          </table:table-cell>
          <table:table-cell table:style-name="ce8" office:value-type="float" office:value="5100" calcext:value-type="float">
            <text:p>5 100 <text:s text:c="2"/></text:p>
          </table:table-cell>
          <table:table-cell table:number-columns-repeated="1016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poisson</text:p>
          </table:table-cell>
          <table:table-cell table:style-name="ce8" office:value-type="float" office:value="299400" calcext:value-type="float">
            <text:p>299 400 <text:s text:c="2"/></text:p>
          </table:table-cell>
          <table:table-cell table:number-columns-repeated="1016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iége en planches</text:p>
          </table:table-cell>
          <table:table-cell table:style-name="ce8"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</text:p>
          </table:table-cell>
          <table:table-cell table:style-name="ce8" office:value-type="float" office:value="22800" calcext:value-type="float">
            <text:p>22 800 <text:s text:c="2"/></text:p>
          </table:table-cell>
          <table:table-cell table:number-columns-repeated="1016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table:style-name="ce8" office:value-type="float" office:value="3600" calcext:value-type="float">
            <text:p>3 600 <text:s text:c="2"/></text:p>
          </table:table-cell>
          <table:table-cell table:number-columns-repeated="1016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table:style-name="ce8" office:value-type="float" office:value="52300" calcext:value-type="float">
            <text:p>52 300 <text:s text:c="2"/></text:p>
          </table:table-cell>
          <table:table-cell table:number-columns-repeated="1016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Indigo</text:p>
          </table:table-cell>
          <table:table-cell table:style-name="ce8" office:value-type="float" office:value="30100" calcext:value-type="float">
            <text:p>30 100 <text:s text:c="2"/></text:p>
          </table:table-cell>
          <table:table-cell table:number-columns-repeated="1016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ournesol</text:p>
          </table:table-cell>
          <table:table-cell table:style-name="ce8" office:value-type="float" office:value="1700" calcext:value-type="float">
            <text:p>1 700 <text:s text:c="2"/></text:p>
          </table:table-cell>
          <table:table-cell table:number-columns-repeated="1016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table:style-name="ce8" office:value-type="float" office:value="1900" calcext:value-type="float">
            <text:p>1 900 <text:s text:c="2"/></text:p>
          </table:table-cell>
          <table:table-cell table:number-columns-repeated="1016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</text:p>
          </table:table-cell>
          <table:table-cell table:style-name="ce8" office:value-type="float" office:value="1192900" calcext:value-type="float">
            <text:p>1 192 900 <text:s text:c="2"/></text:p>
          </table:table-cell>
          <table:table-cell table:number-columns-repeated="1016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urre</text:p>
          </table:table-cell>
          <table:table-cell table:style-name="ce8" office:value-type="float" office:value="74900" calcext:value-type="float">
            <text:p>74 900 <text:s text:c="2"/></text:p>
          </table:table-cell>
          <table:table-cell table:number-columns-repeated="1016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 et fraîches</text:p>
          </table:table-cell>
          <table:table-cell table:style-name="ce8" office:value-type="float" office:value="36900" calcext:value-type="float">
            <text:p>36 900 <text:s text:c="2"/></text:p>
          </table:table-cell>
          <table:table-cell table:number-columns-repeated="1016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icorée moulue</text:p>
          </table:table-cell>
          <table:table-cell table:style-name="ce8" office:value-type="float" office:value="112900" calcext:value-type="float">
            <text:p>112 900 <text:s text:c="2"/></text:p>
          </table:table-cell>
          <table:table-cell table:number-columns-repeated="1016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-de-vie</text:p>
          </table:table-cell>
          <table:table-cell table:style-name="ce8" office:value-type="float" office:value="2523800" calcext:value-type="float">
            <text:p>2 523 800 <text:s text:c="2"/></text:p>
          </table:table-cell>
          <table:table-cell table:number-columns-repeated="1016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table:style-name="ce8" office:value-type="float" office:value="1210200" calcext:value-type="float">
            <text:p>1 210 200 <text:s text:c="2"/></text:p>
          </table:table-cell>
          <table:table-cell table:number-columns-repeated="1016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table:style-name="ce8" office:value-type="float" office:value="293600" calcext:value-type="float">
            <text:p>293 600 <text:s text:c="2"/></text:p>
          </table:table-cell>
          <table:table-cell table:number-columns-repeated="1016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secs</text:p>
          </table:table-cell>
          <table:table-cell table:style-name="ce8" office:value-type="float" office:value="251500" calcext:value-type="float">
            <text:p>251 500 <text:s text:c="2"/></text:p>
          </table:table-cell>
          <table:table-cell table:number-columns-repeated="1016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Amandes</text:p>
          </table:table-cell>
          <table:table-cell table:style-name="ce8" office:value-type="float" office:value="360800" calcext:value-type="float">
            <text:p>360 800 <text:s text:c="2"/></text:p>
          </table:table-cell>
          <table:table-cell table:number-columns-repeated="1016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table:style-name="ce8" office:value-type="float" office:value="395900" calcext:value-type="float">
            <text:p>395 900 <text:s text:c="2"/></text:p>
          </table:table-cell>
          <table:table-cell table:number-columns-repeated="1016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table:style-name="ce8" office:value-type="float" office:value="181000" calcext:value-type="float">
            <text:p>181 000 <text:s text:c="2"/></text:p>
          </table:table-cell>
          <table:table-cell table:number-columns-repeated="1016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table:style-name="ce8" office:value-type="float" office:value="64100" calcext:value-type="float">
            <text:p>64 100 <text:s text:c="2"/></text:p>
          </table:table-cell>
          <table:table-cell table:number-columns-repeated="1016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ivers</text:p>
          </table:table-cell>
          <table:table-cell table:style-name="ce8" office:value-type="float" office:value="1559100" calcext:value-type="float">
            <text:p>1 559 100 <text:s text:c="2"/></text:p>
          </table:table-cell>
          <table:table-cell table:number-columns-repeated="1016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el</text:p>
          </table:table-cell>
          <table:table-cell table:style-name="ce8" office:value-type="float" office:value="2095500" calcext:value-type="float">
            <text:p>2 095 500 <text:s text:c="2"/></text:p>
          </table:table-cell>
          <table:table-cell table:number-columns-repeated="1016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ivers</text:p>
          </table:table-cell>
          <table:table-cell table:style-name="ce8" office:value-type="float" office:value="12341300" calcext:value-type="float">
            <text:p>12 341 300 <text:s text:c="2"/></text:p>
          </table:table-cell>
          <table:table-cell table:number-columns-repeated="1016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liqueur</text:p>
          </table:table-cell>
          <table:table-cell table:style-name="ce8" office:value-type="float" office:value="121000" calcext:value-type="float">
            <text:p>121 000 <text:s text:c="2"/></text:p>
          </table:table-cell>
          <table:table-cell table:number-columns-repeated="1016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aigre</text:p>
          </table:table-cell>
          <table:table-cell table:style-name="ce8" office:value-type="float" office:value="280600" calcext:value-type="float">
            <text:p>280 600 <text:s text:c="2"/></text:p>
          </table:table-cell>
          <table:table-cell table:number-columns-repeated="1016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olailles et gibiers, provisions de bouche</text:p>
          </table:table-cell>
          <table:table-cell table:style-name="ce8" office:value-type="float" office:value="275800" calcext:value-type="float">
            <text:p>275 800 <text:s text:c="2"/></text:p>
          </table:table-cell>
          <table:table-cell table:number-columns-repeated="1016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table:style-name="ce8" office:value-type="float" office:value="2455000" calcext:value-type="float">
            <text:p>2 455 000 <text:s text:c="2"/></text:p>
          </table:table-cell>
          <table:table-cell table:number-columns-repeated="1016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table:style-name="ce8" office:value-type="float" office:value="8600" calcext:value-type="float">
            <text:p>8 600 <text:s text:c="2"/></text:p>
          </table:table-cell>
          <table:table-cell table:number-columns-repeated="1016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, rhum et sirops fins</text:p>
          </table:table-cell>
          <table:table-cell table:style-name="ce8" office:value-type="float" office:value="221500" calcext:value-type="float">
            <text:p>221 500 <text:s text:c="2"/></text:p>
          </table:table-cell>
          <table:table-cell table:number-columns-repeated="1016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irop-mélasse</text:p>
          </table:table-cell>
          <table:table-cell table:style-name="ce8" office:value-type="float" office:value="189700" calcext:value-type="float">
            <text:p>189 700 <text:s text:c="2"/></text:p>
          </table:table-cell>
          <table:table-cell table:number-columns-repeated="1016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table:style-name="ce8" office:value-type="float" office:value="625700" calcext:value-type="float">
            <text:p>625 700 <text:s text:c="2"/></text:p>
          </table:table-cell>
          <table:table-cell table:number-columns-repeated="1016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table:style-name="ce8" office:value-type="float" office:value="151000" calcext:value-type="float">
            <text:p>151 000 <text:s text:c="2"/></text:p>
          </table:table-cell>
          <table:table-cell table:number-columns-repeated="1016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 mêlées</text:p>
          </table:table-cell>
          <table:table-cell table:style-name="ce8" office:value-type="float" office:value="110600" calcext:value-type="float">
            <text:p>110 600 <text:s text:c="2"/></text:p>
          </table:table-cell>
          <table:table-cell table:number-columns-repeated="1016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table:style-name="ce8" office:value-type="float" office:value="93900" calcext:value-type="float">
            <text:p>93 900 <text:s text:c="2"/></text:p>
          </table:table-cell>
          <table:table-cell table:number-columns-repeated="1016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Girofle</text:p>
          </table:table-cell>
          <table:table-cell table:style-name="ce8" office:value-type="float" office:value="109600" calcext:value-type="float">
            <text:p>109 600 <text:s text:c="2"/></text:p>
          </table:table-cell>
          <table:table-cell table:number-columns-repeated="1016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uscade</text:p>
          </table:table-cell>
          <table:table-cell table:style-name="ce8" office:value-type="float" office:value="116700" calcext:value-type="float">
            <text:p>116 700 <text:s text:c="2"/></text:p>
          </table:table-cell>
          <table:table-cell table:number-columns-repeated="1016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table:number-columns-repeated="2" office:value-type="string" calcext:value-type="string">
            <text:p>Bêtes de somme</text:p>
          </table:table-cell>
          <table:table-cell table:style-name="ce8" office:value-type="float" office:value="7800" calcext:value-type="float">
            <text:p>7 800 <text:s text:c="2"/></text:p>
          </table:table-cell>
          <table:table-cell table:number-columns-repeated="1016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 filé</text:p>
          </table:table-cell>
          <table:table-cell table:style-name="ce8" office:value-type="float" office:value="130300" calcext:value-type="float">
            <text:p>130 300 <text:s text:c="2"/></text:p>
          </table:table-cell>
          <table:table-cell table:number-columns-repeated="1016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 de lin et de chanvre</text:p>
          </table:table-cell>
          <table:table-cell table:style-name="ce8" office:value-type="float" office:value="3201800" calcext:value-type="float">
            <text:p>3 201 800 <text:s text:c="2"/></text:p>
          </table:table-cell>
          <table:table-cell table:number-columns-repeated="1016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s filées</text:p>
          </table:table-cell>
          <table:table-cell table:style-name="ce8" office:value-type="float" office:value="89200" calcext:value-type="float">
            <text:p>89 200 <text:s text:c="2"/></text:p>
          </table:table-cell>
          <table:table-cell table:number-columns-repeated="1016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il de chèvre filé</text:p>
          </table:table-cell>
          <table:table-cell table:style-name="ce8" office:value-type="float" office:value="338300" calcext:value-type="float">
            <text:p>338 300 <text:s text:c="2"/></text:p>
          </table:table-cell>
          <table:table-cell table:number-columns-repeated="1016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s</text:p>
          </table:table-cell>
          <table:table-cell table:style-name="ce8" office:value-type="float" office:value="774700" calcext:value-type="float">
            <text:p>774 700 <text:s text:c="2"/></text:p>
          </table:table-cell>
          <table:table-cell table:number-columns-repeated="1016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aleine</text:p>
          </table:table-cell>
          <table:table-cell table:style-name="ce8" office:value-type="float" office:value="104800" calcext:value-type="float">
            <text:p>104 800 <text:s text:c="2"/></text:p>
          </table:table-cell>
          <table:table-cell table:number-columns-repeated="1016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table:style-name="ce8" office:value-type="float" office:value="48800" calcext:value-type="float">
            <text:p>48 800 <text:s text:c="2"/></text:p>
          </table:table-cell>
          <table:table-cell table:number-columns-repeated="1016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</text:p>
          </table:table-cell>
          <table:table-cell table:style-name="ce8" office:value-type="float" office:value="668400" calcext:value-type="float">
            <text:p>668 400 <text:s text:c="2"/></text:p>
          </table:table-cell>
          <table:table-cell table:number-columns-repeated="1016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table:style-name="ce8" office:value-type="float" office:value="35900" calcext:value-type="float">
            <text:p>35 900 <text:s text:c="2"/></text:p>
          </table:table-cell>
          <table:table-cell table:number-columns-repeated="1016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 de bois et de terre</text:p>
          </table:table-cell>
          <table:table-cell table:style-name="ce8" office:value-type="float" office:value="210600" calcext:value-type="float">
            <text:p>210 600 <text:s text:c="2"/></text:p>
          </table:table-cell>
          <table:table-cell table:number-columns-repeated="1016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ux, plâtre et ciment</text:p>
          </table:table-cell>
          <table:table-cell table:style-name="ce8" office:value-type="float" office:value="146600" calcext:value-type="float">
            <text:p>146 600 <text:s text:c="2"/></text:p>
          </table:table-cell>
          <table:table-cell table:number-columns-repeated="1016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 jaune et blanche</text:p>
          </table:table-cell>
          <table:table-cell table:style-name="ce8" office:value-type="float" office:value="84300" calcext:value-type="float">
            <text:p>84 300 <text:s text:c="2"/></text:p>
          </table:table-cell>
          <table:table-cell table:number-columns-repeated="1016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table:style-name="ce8" office:value-type="float" office:value="7399300" calcext:value-type="float">
            <text:p>7 399 300 <text:s text:c="2"/></text:p>
          </table:table-cell>
          <table:table-cell table:number-columns-repeated="1016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iverses</text:p>
          </table:table-cell>
          <table:table-cell table:style-name="ce8" office:value-type="float" office:value="2100" calcext:value-type="float">
            <text:p>2 100 <text:s text:c="2"/></text:p>
          </table:table-cell>
          <table:table-cell table:number-columns-repeated="1016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genièvre</text:p>
          </table:table-cell>
          <table:table-cell table:style-name="ce8" office:value-type="float" office:value="6200" calcext:value-type="float">
            <text:p>6 200 <text:s text:c="2"/></text:p>
          </table:table-cell>
          <table:table-cell table:number-columns-repeated="1016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jardin</text:p>
          </table:table-cell>
          <table:table-cell table:style-name="ce8" office:value-type="float" office:value="116900" calcext:value-type="float">
            <text:p>116 900 <text:s text:c="2"/></text:p>
          </table:table-cell>
          <table:table-cell table:number-columns-repeated="1016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millet</text:p>
          </table:table-cell>
          <table:table-cell table:style-name="ce8" office:value-type="float" office:value="5300" calcext:value-type="float">
            <text:p>5 300 <text:s text:c="2"/></text:p>
          </table:table-cell>
          <table:table-cell table:number-columns-repeated="1016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moutarde</text:p>
          </table:table-cell>
          <table:table-cell table:style-name="ce8"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trèfle et luzerne</text:p>
          </table:table-cell>
          <table:table-cell table:style-name="ce8" office:value-type="float" office:value="298000" calcext:value-type="float">
            <text:p>298 000 <text:s text:c="2"/></text:p>
          </table:table-cell>
          <table:table-cell table:number-columns-repeated="1016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graine et de noix</text:p>
          </table:table-cell>
          <table:table-cell table:style-name="ce8" office:value-type="float" office:value="3368100" calcext:value-type="float">
            <text:p>3 368 100 <text:s text:c="2"/></text:p>
          </table:table-cell>
          <table:table-cell table:number-columns-repeated="1016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poisson</text:p>
          </table:table-cell>
          <table:table-cell table:style-name="ce8" office:value-type="float" office:value="940000" calcext:value-type="float">
            <text:p>940 000 <text:s text:c="2"/></text:p>
          </table:table-cell>
          <table:table-cell table:number-columns-repeated="1016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iége en planches</text:p>
          </table:table-cell>
          <table:table-cell table:style-name="ce8" office:value-type="float" office:value="43200" calcext:value-type="float">
            <text:p>43 200 <text:s text:c="2"/></text:p>
          </table:table-cell>
          <table:table-cell table:number-columns-repeated="1016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fre</text:p>
          </table:table-cell>
          <table:table-cell table:style-name="ce8" office:value-type="float" office:value="46000" calcext:value-type="float">
            <text:p>46 000 <text:s text:c="2"/></text:p>
          </table:table-cell>
          <table:table-cell table:number-columns-repeated="1016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</text:p>
          </table:table-cell>
          <table:table-cell table:style-name="ce8" office:value-type="float" office:value="81800" calcext:value-type="float">
            <text:p>81 800 <text:s text:c="2"/></text:p>
          </table:table-cell>
          <table:table-cell table:number-columns-repeated="1016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table:style-name="ce8" office:value-type="float" office:value="103300" calcext:value-type="float">
            <text:p>103 300 <text:s text:c="2"/></text:p>
          </table:table-cell>
          <table:table-cell table:number-columns-repeated="1016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lquifoux et mine de plomb</text:p>
          </table:table-cell>
          <table:table-cell table:style-name="ce8" office:value-type="float" office:value="107600" calcext:value-type="float">
            <text:p>107 600 <text:s text:c="2"/></text:p>
          </table:table-cell>
          <table:table-cell table:number-columns-repeated="1016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lun</text:p>
          </table:table-cell>
          <table:table-cell table:style-name="ce8" office:value-type="float" office:value="179800" calcext:value-type="float">
            <text:p>179 800 <text:s text:c="2"/></text:p>
          </table:table-cell>
          <table:table-cell table:number-columns-repeated="1016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zur</text:p>
          </table:table-cell>
          <table:table-cell table:style-name="ce8"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éruse</text:p>
          </table:table-cell>
          <table:table-cell table:style-name="ce8" office:value-type="float" office:value="51600" calcext:value-type="float">
            <text:p>51 600 <text:s text:c="2"/></text:p>
          </table:table-cell>
          <table:table-cell table:number-columns-repeated="1016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table:style-name="ce8" office:value-type="float" office:value="737600" calcext:value-type="float">
            <text:p>737 600 <text:s text:c="2"/></text:p>
          </table:table-cell>
          <table:table-cell table:number-columns-repeated="1016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table:style-name="ce8" office:value-type="float" office:value="1729700" calcext:value-type="float">
            <text:p>1 729 700 <text:s text:c="2"/></text:p>
          </table:table-cell>
          <table:table-cell table:number-columns-repeated="1016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Indigo</text:p>
          </table:table-cell>
          <table:table-cell table:style-name="ce8" office:value-type="float" office:value="1768400" calcext:value-type="float">
            <text:p>1 768 400 <text:s text:c="2"/></text:p>
          </table:table-cell>
          <table:table-cell table:number-columns-repeated="1016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Rocou</text:p>
          </table:table-cell>
          <table:table-cell table:style-name="ce8" office:value-type="float" office:value="21300" calcext:value-type="float">
            <text:p>21 300 <text:s text:c="2"/></text:p>
          </table:table-cell>
          <table:table-cell table:number-columns-repeated="1016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ournesol</text:p>
          </table:table-cell>
          <table:table-cell table:style-name="ce8" office:value-type="float" office:value="163300" calcext:value-type="float">
            <text:p>163 300 <text:s text:c="2"/></text:p>
          </table:table-cell>
          <table:table-cell table:number-columns-repeated="1016"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table:style-name="ce8" office:value-type="float" office:value="113500" calcext:value-type="float">
            <text:p>113 500 <text:s text:c="2"/></text:p>
          </table:table-cell>
          <table:table-cell table:number-columns-repeated="1016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table:style-name="ce8" office:value-type="float" office:value="293500" calcext:value-type="float">
            <text:p>293 500 <text:s text:c="2"/></text:p>
          </table:table-cell>
          <table:table-cell table:number-columns-repeated="1016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</text:p>
          </table:table-cell>
          <table:table-cell table:style-name="ce8" office:value-type="float" office:value="770000" calcext:value-type="float">
            <text:p>770 000 <text:s text:c="2"/></text:p>
          </table:table-cell>
          <table:table-cell table:number-columns-repeated="1016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urre</text:p>
          </table:table-cell>
          <table:table-cell table:style-name="ce8" office:value-type="float" office:value="7500" calcext:value-type="float">
            <text:p>7 500 <text:s text:c="2"/></text:p>
          </table:table-cell>
          <table:table-cell table:number-columns-repeated="1016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 et fraîches</text:p>
          </table:table-cell>
          <table:table-cell table:style-name="ce8" office:value-type="float" office:value="4700" calcext:value-type="float">
            <text:p>4 700 <text:s text:c="2"/></text:p>
          </table:table-cell>
          <table:table-cell table:number-columns-repeated="1016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icorée moulue</text:p>
          </table:table-cell>
          <table:table-cell table:style-name="ce8" office:value-type="float" office:value="10200" calcext:value-type="float">
            <text:p>10 200 <text:s text:c="2"/></text:p>
          </table:table-cell>
          <table:table-cell table:number-columns-repeated="1016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-de-vie</text:p>
          </table:table-cell>
          <table:table-cell table:style-name="ce8" office:value-type="float" office:value="558000" calcext:value-type="float">
            <text:p>558 000 <text:s text:c="2"/></text:p>
          </table:table-cell>
          <table:table-cell table:number-columns-repeated="1016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table:style-name="ce8" office:value-type="float" office:value="98100" calcext:value-type="float">
            <text:p>98 100 <text:s text:c="2"/></text:p>
          </table:table-cell>
          <table:table-cell table:number-columns-repeated="1016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table:style-name="ce8" office:value-type="float" office:value="33400" calcext:value-type="float">
            <text:p>33 400 <text:s text:c="2"/></text:p>
          </table:table-cell>
          <table:table-cell table:number-columns-repeated="1016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secs</text:p>
          </table:table-cell>
          <table:table-cell table:style-name="ce8" office:value-type="float" office:value="119500" calcext:value-type="float">
            <text:p>119 500 <text:s text:c="2"/></text:p>
          </table:table-cell>
          <table:table-cell table:number-columns-repeated="1016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Amandes</text:p>
          </table:table-cell>
          <table:table-cell table:style-name="ce8" office:value-type="float" office:value="57700" calcext:value-type="float">
            <text:p>57 700 <text:s text:c="2"/></text:p>
          </table:table-cell>
          <table:table-cell table:number-columns-repeated="1016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table:style-name="ce8" office:value-type="float" office:value="222500" calcext:value-type="float">
            <text:p>222 500 <text:s text:c="2"/></text:p>
          </table:table-cell>
          <table:table-cell table:number-columns-repeated="1016"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table:style-name="ce8" office:value-type="float" office:value="47800" calcext:value-type="float">
            <text:p>47 800 <text:s text:c="2"/></text:p>
          </table:table-cell>
          <table:table-cell table:number-columns-repeated="1016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table:style-name="ce8" office:value-type="float" office:value="91800" calcext:value-type="float">
            <text:p>91 800 <text:s text:c="2"/></text:p>
          </table:table-cell>
          <table:table-cell table:number-columns-repeated="1016"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ivers</text:p>
          </table:table-cell>
          <table:table-cell table:style-name="ce8" office:value-type="float" office:value="13600" calcext:value-type="float">
            <text:p>13 600 <text:s text:c="2"/></text:p>
          </table:table-cell>
          <table:table-cell table:number-columns-repeated="1016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el</text:p>
          </table:table-cell>
          <table:table-cell table:style-name="ce8" office:value-type="float" office:value="1729200" calcext:value-type="float">
            <text:p>1 729 200 <text:s text:c="2"/></text:p>
          </table:table-cell>
          <table:table-cell table:number-columns-repeated="1016"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ivers</text:p>
          </table:table-cell>
          <table:table-cell table:style-name="ce8" office:value-type="float" office:value="1484600" calcext:value-type="float">
            <text:p>1 484 600 <text:s text:c="2"/></text:p>
          </table:table-cell>
          <table:table-cell table:number-columns-repeated="1016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liqueur</text:p>
          </table:table-cell>
          <table:table-cell table:style-name="ce8" office:value-type="float" office:value="102200" calcext:value-type="float">
            <text:p>102 200 <text:s text:c="2"/></text:p>
          </table:table-cell>
          <table:table-cell table:number-columns-repeated="1016"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aigre</text:p>
          </table:table-cell>
          <table:table-cell table:style-name="ce8" office:value-type="float" office:value="17800" calcext:value-type="float">
            <text:p>17 800 <text:s text:c="2"/></text:p>
          </table:table-cell>
          <table:table-cell table:number-columns-repeated="1016"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olailles et gibiers, provisions de bouche</text:p>
          </table:table-cell>
          <table:table-cell table:style-name="ce8" office:value-type="float" office:value="12700" calcext:value-type="float">
            <text:p>12 700 <text:s text:c="2"/></text:p>
          </table:table-cell>
          <table:table-cell table:number-columns-repeated="1016"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table:style-name="ce8" office:value-type="float" office:value="1288000" calcext:value-type="float">
            <text:p>1 288 000 <text:s text:c="2"/></text:p>
          </table:table-cell>
          <table:table-cell table:number-columns-repeated="1016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, rhum et sirops fins</text:p>
          </table:table-cell>
          <table:table-cell table:style-name="ce8" office:value-type="float" office:value="10400" calcext:value-type="float">
            <text:p>10 400 <text:s text:c="2"/></text:p>
          </table:table-cell>
          <table:table-cell table:number-columns-repeated="1016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 mêlées</text:p>
          </table:table-cell>
          <table:table-cell table:style-name="ce8" office:value-type="float" office:value="68600" calcext:value-type="float">
            <text:p>68 600 <text:s text:c="2"/></text:p>
          </table:table-cell>
          <table:table-cell table:number-columns-repeated="1016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table:style-name="ce8" office:value-type="float" office:value="1700" calcext:value-type="float">
            <text:p>1 700 <text:s text:c="2"/></text:p>
          </table:table-cell>
          <table:table-cell table:number-columns-repeated="1016"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Girofle</text:p>
          </table:table-cell>
          <table:table-cell table:style-name="ce8" office:value-type="float" office:value="37700" calcext:value-type="float">
            <text:p>37 700 <text:s text:c="2"/></text:p>
          </table:table-cell>
          <table:table-cell table:number-columns-repeated="1016"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uscade</text:p>
          </table:table-cell>
          <table:table-cell table:style-name="ce8" office:value-type="float" office:value="5300" calcext:value-type="float">
            <text:p>5 300 <text:s text:c="2"/></text:p>
          </table:table-cell>
          <table:table-cell table:number-columns-repeated="1016"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table:number-columns-repeated="2" office:value-type="string" calcext:value-type="string">
            <text:p>Bêtes de somme</text:p>
          </table:table-cell>
          <table:table-cell table:style-name="ce8" office:value-type="float" office:value="4700" calcext:value-type="float">
            <text:p>4 700 <text:s text:c="2"/></text:p>
          </table:table-cell>
          <table:table-cell table:number-columns-repeated="1016"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 filé</text:p>
          </table:table-cell>
          <table:table-cell table:style-name="ce8" office:value-type="float" office:value="1300" calcext:value-type="float">
            <text:p>1 300 <text:s text:c="2"/></text:p>
          </table:table-cell>
          <table:table-cell table:number-columns-repeated="1016"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 de lin et de chanvre</text:p>
          </table:table-cell>
          <table:table-cell table:style-name="ce8" office:value-type="float" office:value="110300" calcext:value-type="float">
            <text:p>110 300 <text:s text:c="2"/></text:p>
          </table:table-cell>
          <table:table-cell table:number-columns-repeated="1016"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s filées</text:p>
          </table:table-cell>
          <table:table-cell table:style-name="ce8" office:value-type="float" office:value="13400" calcext:value-type="float">
            <text:p>13 400 <text:s text:c="2"/></text:p>
          </table:table-cell>
          <table:table-cell table:number-columns-repeated="1016"/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s</text:p>
          </table:table-cell>
          <table:table-cell table:style-name="ce8" office:value-type="float" office:value="514500" calcext:value-type="float">
            <text:p>514 500 <text:s text:c="2"/></text:p>
          </table:table-cell>
          <table:table-cell table:number-columns-repeated="1016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aleine</text:p>
          </table:table-cell>
          <table:table-cell table:style-name="ce8" office:value-type="float" office:value="500" calcext:value-type="float">
            <text:p>500 <text:s text:c="2"/></text:p>
          </table:table-cell>
          <table:table-cell table:number-columns-repeated="1016"/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table:style-name="ce8" office:value-type="float" office:value="17300" calcext:value-type="float">
            <text:p>17 300 <text:s text:c="2"/></text:p>
          </table:table-cell>
          <table:table-cell table:number-columns-repeated="1016"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</text:p>
          </table:table-cell>
          <table:table-cell table:style-name="ce8" office:value-type="float" office:value="147500" calcext:value-type="float">
            <text:p>147 500 <text:s text:c="2"/></text:p>
          </table:table-cell>
          <table:table-cell table:number-columns-repeated="1016"/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table:style-name="ce8" office:value-type="float" office:value="22800" calcext:value-type="float">
            <text:p>22 800 <text:s text:c="2"/></text:p>
          </table:table-cell>
          <table:table-cell table:number-columns-repeated="1016"/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 de bois et de terre</text:p>
          </table:table-cell>
          <table:table-cell table:style-name="ce8" office:value-type="float" office:value="10500" calcext:value-type="float">
            <text:p>10 500 <text:s text:c="2"/></text:p>
          </table:table-cell>
          <table:table-cell table:number-columns-repeated="1016"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ux, plâtre et ciment</text:p>
          </table:table-cell>
          <table:table-cell table:style-name="ce8" office:value-type="float" office:value="53800" calcext:value-type="float">
            <text:p>53 800 <text:s text:c="2"/></text:p>
          </table:table-cell>
          <table:table-cell table:number-columns-repeated="1016"/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 jaune et blanche</text:p>
          </table:table-cell>
          <table:table-cell table:style-name="ce8" office:value-type="float" office:value="37100" calcext:value-type="float">
            <text:p>37 100 <text:s text:c="2"/></text:p>
          </table:table-cell>
          <table:table-cell table:number-columns-repeated="1016"/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table:style-name="ce8" office:value-type="float" office:value="77300" calcext:value-type="float">
            <text:p>77 300 <text:s text:c="2"/></text:p>
          </table:table-cell>
          <table:table-cell table:number-columns-repeated="1016"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iverses</text:p>
          </table:table-cell>
          <table:table-cell table:style-name="ce8" office:value-type="float" office:value="14400" calcext:value-type="float">
            <text:p>14 400 <text:s text:c="2"/></text:p>
          </table:table-cell>
          <table:table-cell table:number-columns-repeated="1016"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jardin</text:p>
          </table:table-cell>
          <table:table-cell table:style-name="ce8" office:value-type="float" office:value="4300" calcext:value-type="float">
            <text:p>4 300 <text:s text:c="2"/></text:p>
          </table:table-cell>
          <table:table-cell table:number-columns-repeated="1016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trèfle et luzerne</text:p>
          </table:table-cell>
          <table:table-cell table:style-name="ce8" office:value-type="float" office:value="64000" calcext:value-type="float">
            <text:p>64 000 <text:s text:c="2"/></text:p>
          </table:table-cell>
          <table:table-cell table:number-columns-repeated="1016"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graine et de noix</text:p>
          </table:table-cell>
          <table:table-cell table:style-name="ce8" office:value-type="float" office:value="401200" calcext:value-type="float">
            <text:p>401 200 <text:s text:c="2"/></text:p>
          </table:table-cell>
          <table:table-cell table:number-columns-repeated="1016"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poisson</text:p>
          </table:table-cell>
          <table:table-cell table:style-name="ce8" office:value-type="float" office:value="62200" calcext:value-type="float">
            <text:p>62 200 <text:s text:c="2"/></text:p>
          </table:table-cell>
          <table:table-cell table:number-columns-repeated="1016"/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iége en planches</text:p>
          </table:table-cell>
          <table:table-cell table:style-name="ce8" office:value-type="float" office:value="900" calcext:value-type="float">
            <text:p>900 <text:s text:c="2"/></text:p>
          </table:table-cell>
          <table:table-cell table:number-columns-repeated="1016"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fre</text:p>
          </table:table-cell>
          <table:table-cell table:style-name="ce8" office:value-type="float" office:value="30400" calcext:value-type="float">
            <text:p>30 400 <text:s text:c="2"/></text:p>
          </table:table-cell>
          <table:table-cell table:number-columns-repeated="1016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</text:p>
          </table:table-cell>
          <table:table-cell table:style-name="ce8" office:value-type="float" office:value="2400" calcext:value-type="float">
            <text:p>2 400 <text:s text:c="2"/></text:p>
          </table:table-cell>
          <table:table-cell table:number-columns-repeated="1016"/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table:style-name="ce8" office:value-type="float" office:value="25100" calcext:value-type="float">
            <text:p>25 100 <text:s text:c="2"/></text:p>
          </table:table-cell>
          <table:table-cell table:number-columns-repeated="1016"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lun</text:p>
          </table:table-cell>
          <table:table-cell table:style-name="ce8" office:value-type="float" office:value="126700" calcext:value-type="float">
            <text:p>126 700 <text:s text:c="2"/></text:p>
          </table:table-cell>
          <table:table-cell table:number-columns-repeated="1016"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table:style-name="ce8" office:value-type="float" office:value="1100" calcext:value-type="float">
            <text:p>1 100 <text:s text:c="2"/></text:p>
          </table:table-cell>
          <table:table-cell table:number-columns-repeated="1016"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table:style-name="ce8" office:value-type="float" office:value="201200" calcext:value-type="float">
            <text:p>201 200 <text:s text:c="2"/></text:p>
          </table:table-cell>
          <table:table-cell table:number-columns-repeated="1016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Indigo</text:p>
          </table:table-cell>
          <table:table-cell table:style-name="ce8" office:value-type="float" office:value="201700" calcext:value-type="float">
            <text:p>201 700 <text:s text:c="2"/></text:p>
          </table:table-cell>
          <table:table-cell table:number-columns-repeated="1016"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Rocou</text:p>
          </table:table-cell>
          <table:table-cell table:style-name="ce8" office:value-type="float" office:value="12300" calcext:value-type="float">
            <text:p>12 300 <text:s text:c="2"/></text:p>
          </table:table-cell>
          <table:table-cell table:number-columns-repeated="1016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table:style-name="ce8" office:value-type="float" office:value="25400" calcext:value-type="float">
            <text:p>25 400 <text:s text:c="2"/></text:p>
          </table:table-cell>
          <table:table-cell table:number-columns-repeated="1016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table:style-name="ce8" office:value-type="float" office:value="138100" calcext:value-type="float">
            <text:p>138 100 <text:s text:c="2"/></text:p>
          </table:table-cell>
          <table:table-cell table:number-columns-repeated="1016"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</text:p>
          </table:table-cell>
          <table:table-cell table:style-name="ce8" office:value-type="float" office:value="2400" calcext:value-type="float">
            <text:p>2 400 <text:s text:c="2"/></text:p>
          </table:table-cell>
          <table:table-cell table:number-columns-repeated="1016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urre</text:p>
          </table:table-cell>
          <table:table-cell table:style-name="ce8" office:value-type="float" office:value="1900" calcext:value-type="float">
            <text:p>1 900 <text:s text:c="2"/></text:p>
          </table:table-cell>
          <table:table-cell table:number-columns-repeated="1016"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 et fraîches</text:p>
          </table:table-cell>
          <table:table-cell table:style-name="ce8" office:value-type="float" office:value="31500" calcext:value-type="float">
            <text:p>31 500 <text:s text:c="2"/></text:p>
          </table:table-cell>
          <table:table-cell table:number-columns-repeated="1016"/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-de-vie</text:p>
          </table:table-cell>
          <table:table-cell table:style-name="ce8" office:value-type="float" office:value="5205800" calcext:value-type="float">
            <text:p>5 205 800 <text:s text:c="2"/></text:p>
          </table:table-cell>
          <table:table-cell table:number-columns-repeated="1016"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 et gruau</text:p>
          </table:table-cell>
          <table:table-cell table:style-name="ce8"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table:style-name="ce8" office:value-type="float" office:value="14700" calcext:value-type="float">
            <text:p>14 700 <text:s text:c="2"/></text:p>
          </table:table-cell>
          <table:table-cell table:number-columns-repeated="1016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secs</text:p>
          </table:table-cell>
          <table:table-cell table:style-name="ce8" office:value-type="float" office:value="170100" calcext:value-type="float">
            <text:p>170 100 <text:s text:c="2"/></text:p>
          </table:table-cell>
          <table:table-cell table:number-columns-repeated="1016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Amandes</text:p>
          </table:table-cell>
          <table:table-cell table:style-name="ce8" office:value-type="float" office:value="16500" calcext:value-type="float">
            <text:p>16 500 <text:s text:c="2"/></text:p>
          </table:table-cell>
          <table:table-cell table:number-columns-repeated="1016"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table:style-name="ce8" office:value-type="float" office:value="153900" calcext:value-type="float">
            <text:p>153 900 <text:s text:c="2"/></text:p>
          </table:table-cell>
          <table:table-cell table:number-columns-repeated="1016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table:style-name="ce8" office:value-type="float" office:value="3100" calcext:value-type="float">
            <text:p>3 100 <text:s text:c="2"/></text:p>
          </table:table-cell>
          <table:table-cell table:number-columns-repeated="1016"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ivers</text:p>
          </table:table-cell>
          <table:table-cell table:style-name="ce8" office:value-type="float" office:value="1800" calcext:value-type="float">
            <text:p>1 800 <text:s text:c="2"/></text:p>
          </table:table-cell>
          <table:table-cell table:number-columns-repeated="1016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el</text:p>
          </table:table-cell>
          <table:table-cell table:style-name="ce8" office:value-type="float" office:value="500" calcext:value-type="float">
            <text:p>500 <text:s text:c="2"/></text:p>
          </table:table-cell>
          <table:table-cell table:number-columns-repeated="1016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ivers</text:p>
          </table:table-cell>
          <table:table-cell table:style-name="ce8" office:value-type="float" office:value="117400" calcext:value-type="float">
            <text:p>117 400 <text:s text:c="2"/></text:p>
          </table:table-cell>
          <table:table-cell table:number-columns-repeated="1016"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Bordeaux</text:p>
          </table:table-cell>
          <table:table-cell table:style-name="ce8" office:value-type="float" office:value="575600" calcext:value-type="float">
            <text:p>575 600 <text:s text:c="2"/></text:p>
          </table:table-cell>
          <table:table-cell table:number-columns-repeated="1016"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liqueur</text:p>
          </table:table-cell>
          <table:table-cell table:style-name="ce8" office:value-type="float" office:value="800" calcext:value-type="float">
            <text:p>800 <text:s text:c="2"/></text:p>
          </table:table-cell>
          <table:table-cell table:number-columns-repeated="1016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aigre</text:p>
          </table:table-cell>
          <table:table-cell table:style-name="ce8" office:value-type="float" office:value="5600" calcext:value-type="float">
            <text:p>5 600 <text:s text:c="2"/></text:p>
          </table:table-cell>
          <table:table-cell table:number-columns-repeated="1016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olailles et gibiers, provisions de bouche</text:p>
          </table:table-cell>
          <table:table-cell table:style-name="ce8" office:value-type="float" office:value="35300" calcext:value-type="float">
            <text:p>35 300 <text:s text:c="2"/></text:p>
          </table:table-cell>
          <table:table-cell table:number-columns-repeated="1016"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, rhum et sirops fins</text:p>
          </table:table-cell>
          <table:table-cell table:style-name="ce8" office:value-type="float" office:value="1400" calcext:value-type="float">
            <text:p>1 400 <text:s text:c="2"/></text:p>
          </table:table-cell>
          <table:table-cell table:number-columns-repeated="1016"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table:style-name="ce8" office:value-type="float" office:value="500" calcext:value-type="float">
            <text:p>500 <text:s text:c="2"/></text:p>
          </table:table-cell>
          <table:table-cell table:number-columns-repeated="1016"/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table:style-name="ce8"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 de lin et de chanvre</text:p>
          </table:table-cell>
          <table:table-cell table:style-name="ce8" office:value-type="float" office:value="31800" calcext:value-type="float">
            <text:p>31 800 <text:s text:c="2"/></text:p>
          </table:table-cell>
          <table:table-cell table:number-columns-repeated="1016"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s filées</text:p>
          </table:table-cell>
          <table:table-cell table:style-name="ce8" office:value-type="float" office:value="1300" calcext:value-type="float">
            <text:p>1 300 <text:s text:c="2"/></text:p>
          </table:table-cell>
          <table:table-cell table:number-columns-repeated="1016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s</text:p>
          </table:table-cell>
          <table:table-cell table:style-name="ce8" office:value-type="float" office:value="83300" calcext:value-type="float">
            <text:p>83 300 <text:s text:c="2"/></text:p>
          </table:table-cell>
          <table:table-cell table:number-columns-repeated="1016"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table:style-name="ce8"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table:style-name="ce8" office:value-type="float" office:value="3700" calcext:value-type="float">
            <text:p>3 700 <text:s text:c="2"/></text:p>
          </table:table-cell>
          <table:table-cell table:number-columns-repeated="1016"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iverses</text:p>
          </table:table-cell>
          <table:table-cell table:style-name="ce8" office:value-type="float" office:value="7200" calcext:value-type="float">
            <text:p>7 200 <text:s text:c="2"/></text:p>
          </table:table-cell>
          <table:table-cell table:number-columns-repeated="1016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genièvre</text:p>
          </table:table-cell>
          <table:table-cell table:style-name="ce8" office:value-type="float" office:value="76200" calcext:value-type="float">
            <text:p>76 200 <text:s text:c="2"/></text:p>
          </table:table-cell>
          <table:table-cell table:number-columns-repeated="1016"/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jardin</text:p>
          </table:table-cell>
          <table:table-cell table:style-name="ce8" office:value-type="float" office:value="23700" calcext:value-type="float">
            <text:p>23 700 <text:s text:c="2"/></text:p>
          </table:table-cell>
          <table:table-cell table:number-columns-repeated="1016"/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trèfle et luzerne</text:p>
          </table:table-cell>
          <table:table-cell table:style-name="ce8" office:value-type="float" office:value="800" calcext:value-type="float">
            <text:p>800 <text:s text:c="2"/></text:p>
          </table:table-cell>
          <table:table-cell table:number-columns-repeated="1016"/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iége en planches</text:p>
          </table:table-cell>
          <table:table-cell table:style-name="ce8" office:value-type="float" office:value="4200" calcext:value-type="float">
            <text:p>4 200 <text:s text:c="2"/></text:p>
          </table:table-cell>
          <table:table-cell table:number-columns-repeated="1016"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table:style-name="ce8" office:value-type="float" office:value="2700" calcext:value-type="float">
            <text:p>2 700 <text:s text:c="2"/></text:p>
          </table:table-cell>
          <table:table-cell table:number-columns-repeated="1016"/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table:style-name="ce8" office:value-type="float" office:value="35500" calcext:value-type="float">
            <text:p>35 500 <text:s text:c="2"/></text:p>
          </table:table-cell>
          <table:table-cell table:number-columns-repeated="1016"/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table:style-name="ce8" office:value-type="float" office:value="219400" calcext:value-type="float">
            <text:p>219 400 <text:s text:c="2"/></text:p>
          </table:table-cell>
          <table:table-cell table:number-columns-repeated="1016"/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table:style-name="ce8" office:value-type="float" office:value="10800" calcext:value-type="float">
            <text:p>10 800 <text:s text:c="2"/></text:p>
          </table:table-cell>
          <table:table-cell table:number-columns-repeated="1016"/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</text:p>
          </table:table-cell>
          <table:table-cell table:style-name="ce8" office:value-type="float" office:value="33100" calcext:value-type="float">
            <text:p>33 100 <text:s text:c="2"/></text:p>
          </table:table-cell>
          <table:table-cell table:number-columns-repeated="1016"/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urre</text:p>
          </table:table-cell>
          <table:table-cell table:style-name="ce8" office:value-type="float" office:value="733700" calcext:value-type="float">
            <text:p>733 700 <text:s text:c="2"/></text:p>
          </table:table-cell>
          <table:table-cell table:number-columns-repeated="1016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 et fraîches</text:p>
          </table:table-cell>
          <table:table-cell table:style-name="ce8" office:value-type="float" office:value="1100" calcext:value-type="float">
            <text:p>1 100 <text:s text:c="2"/></text:p>
          </table:table-cell>
          <table:table-cell table:number-columns-repeated="1016"/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icorée moulue</text:p>
          </table:table-cell>
          <table:table-cell table:style-name="ce8" office:value-type="float" office:value="9400" calcext:value-type="float">
            <text:p>9 400 <text:s text:c="2"/></text:p>
          </table:table-cell>
          <table:table-cell table:number-columns-repeated="1016"/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-de-vie</text:p>
          </table:table-cell>
          <table:table-cell table:style-name="ce8" office:value-type="float" office:value="913100" calcext:value-type="float">
            <text:p>913 100 <text:s text:c="2"/></text:p>
          </table:table-cell>
          <table:table-cell table:number-columns-repeated="1016"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 et gruau</text:p>
          </table:table-cell>
          <table:table-cell table:style-name="ce8" office:value-type="float" office:value="1200" calcext:value-type="float">
            <text:p>1 200 <text:s text:c="2"/></text:p>
          </table:table-cell>
          <table:table-cell table:number-columns-repeated="1016"/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table:style-name="ce8" office:value-type="float" office:value="1967700" calcext:value-type="float">
            <text:p>1 967 700 <text:s text:c="2"/></text:p>
          </table:table-cell>
          <table:table-cell table:number-columns-repeated="1016"/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table:style-name="ce8" office:value-type="float" office:value="18200" calcext:value-type="float">
            <text:p>18 200 <text:s text:c="2"/></text:p>
          </table:table-cell>
          <table:table-cell table:number-columns-repeated="1016"/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secs</text:p>
          </table:table-cell>
          <table:table-cell table:style-name="ce8" office:value-type="float" office:value="69100" calcext:value-type="float">
            <text:p>69 100 <text:s text:c="2"/></text:p>
          </table:table-cell>
          <table:table-cell table:number-columns-repeated="1016"/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Amandes</text:p>
          </table:table-cell>
          <table:table-cell table:style-name="ce8" office:value-type="float" office:value="8200" calcext:value-type="float">
            <text:p>8 200 <text:s text:c="2"/></text:p>
          </table:table-cell>
          <table:table-cell table:number-columns-repeated="1016"/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table:style-name="ce8" office:value-type="float" office:value="23200" calcext:value-type="float">
            <text:p>23 200 <text:s text:c="2"/></text:p>
          </table:table-cell>
          <table:table-cell table:number-columns-repeated="1016"/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table:style-name="ce8" office:value-type="float" office:value="1300" calcext:value-type="float">
            <text:p>1 300 <text:s text:c="2"/></text:p>
          </table:table-cell>
          <table:table-cell table:number-columns-repeated="1016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table:style-name="ce8" office:value-type="float" office:value="5300" calcext:value-type="float">
            <text:p>5 300 <text:s text:c="2"/></text:p>
          </table:table-cell>
          <table:table-cell table:number-columns-repeated="1016"/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ivers</text:p>
          </table:table-cell>
          <table:table-cell table:style-name="ce8" office:value-type="float" office:value="245300" calcext:value-type="float">
            <text:p>245 300 <text:s text:c="2"/></text:p>
          </table:table-cell>
          <table:table-cell table:number-columns-repeated="1016"/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el</text:p>
          </table:table-cell>
          <table:table-cell table:style-name="ce8" office:value-type="float" office:value="61000" calcext:value-type="float">
            <text:p>61 000 <text:s text:c="2"/></text:p>
          </table:table-cell>
          <table:table-cell table:number-columns-repeated="1016"/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ivers</text:p>
          </table:table-cell>
          <table:table-cell table:style-name="ce8" office:value-type="float" office:value="5799000" calcext:value-type="float">
            <text:p>5 799 000 <text:s text:c="2"/></text:p>
          </table:table-cell>
          <table:table-cell table:number-columns-repeated="1016"/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liqueur</text:p>
          </table:table-cell>
          <table:table-cell table:style-name="ce8" office:value-type="float" office:value="282900" calcext:value-type="float">
            <text:p>282 900 <text:s text:c="2"/></text:p>
          </table:table-cell>
          <table:table-cell table:number-columns-repeated="1016"/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aigre</text:p>
          </table:table-cell>
          <table:table-cell table:style-name="ce8" office:value-type="float" office:value="71300" calcext:value-type="float">
            <text:p>71 300 <text:s text:c="2"/></text:p>
          </table:table-cell>
          <table:table-cell table:number-columns-repeated="1016"/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olailles et gibiers, provisions de bouche</text:p>
          </table:table-cell>
          <table:table-cell table:style-name="ce8" office:value-type="float" office:value="12100" calcext:value-type="float">
            <text:p>12 100 <text:s text:c="2"/></text:p>
          </table:table-cell>
          <table:table-cell table:number-columns-repeated="1016"/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table:style-name="ce8" office:value-type="float" office:value="23300" calcext:value-type="float">
            <text:p>23 300 <text:s text:c="2"/></text:p>
          </table:table-cell>
          <table:table-cell table:number-columns-repeated="1016"/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table:style-name="ce8" office:value-type="float" office:value="500" calcext:value-type="float">
            <text:p>500 <text:s text:c="2"/></text:p>
          </table:table-cell>
          <table:table-cell table:number-columns-repeated="1016"/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, rhum et sirops fins</text:p>
          </table:table-cell>
          <table:table-cell table:style-name="ce8" office:value-type="float" office:value="27500" calcext:value-type="float">
            <text:p>27 500 <text:s text:c="2"/></text:p>
          </table:table-cell>
          <table:table-cell table:number-columns-repeated="1016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 mêlées</text:p>
          </table:table-cell>
          <table:table-cell table:style-name="ce8" office:value-type="float" office:value="22500" calcext:value-type="float">
            <text:p>22 500 <text:s text:c="2"/></text:p>
          </table:table-cell>
          <table:table-cell table:number-columns-repeated="1016"/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table:style-name="ce8"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Girofle</text:p>
          </table:table-cell>
          <table:table-cell table:style-name="ce8" office:value-type="float" office:value="12100" calcext:value-type="float">
            <text:p>12 100 <text:s text:c="2"/></text:p>
          </table:table-cell>
          <table:table-cell table:number-columns-repeated="1016"/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uscade</text:p>
          </table:table-cell>
          <table:table-cell table:style-name="ce8" office:value-type="float" office:value="80200" calcext:value-type="float">
            <text:p>80 200 <text:s text:c="2"/></text:p>
          </table:table-cell>
          <table:table-cell table:number-columns-repeated="1016"/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 filé</text:p>
          </table:table-cell>
          <table:table-cell table:style-name="ce8" office:value-type="float" office:value="6200" calcext:value-type="float">
            <text:p>6 200 <text:s text:c="2"/></text:p>
          </table:table-cell>
          <table:table-cell table:number-columns-repeated="1016"/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 de lin et de chanvre</text:p>
          </table:table-cell>
          <table:table-cell table:style-name="ce8" office:value-type="float" office:value="210500" calcext:value-type="float">
            <text:p>210 500 <text:s text:c="2"/></text:p>
          </table:table-cell>
          <table:table-cell table:number-columns-repeated="1016"/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s filées</text:p>
          </table:table-cell>
          <table:table-cell table:style-name="ce8" office:value-type="float" office:value="10600" calcext:value-type="float">
            <text:p>10 600 <text:s text:c="2"/></text:p>
          </table:table-cell>
          <table:table-cell table:number-columns-repeated="1016"/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il de chèvre filé</text:p>
          </table:table-cell>
          <table:table-cell table:style-name="ce8" office:value-type="float" office:value="148000" calcext:value-type="float">
            <text:p>148 000 <text:s text:c="2"/></text:p>
          </table:table-cell>
          <table:table-cell table:number-columns-repeated="1016"/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s</text:p>
          </table:table-cell>
          <table:table-cell table:style-name="ce8" office:value-type="float" office:value="374100" calcext:value-type="float">
            <text:p>374 100 <text:s text:c="2"/></text:p>
          </table:table-cell>
          <table:table-cell table:number-columns-repeated="1016"/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aleine</text:p>
          </table:table-cell>
          <table:table-cell table:style-name="ce8" office:value-type="float" office:value="1400" calcext:value-type="float">
            <text:p>1 400 <text:s text:c="2"/></text:p>
          </table:table-cell>
          <table:table-cell table:number-columns-repeated="1016"/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table:style-name="ce8" office:value-type="float" office:value="6100" calcext:value-type="float">
            <text:p>6 100 <text:s text:c="2"/></text:p>
          </table:table-cell>
          <table:table-cell table:number-columns-repeated="1016"/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</text:p>
          </table:table-cell>
          <table:table-cell table:style-name="ce8" office:value-type="float" office:value="36800" calcext:value-type="float">
            <text:p>36 800 <text:s text:c="2"/></text:p>
          </table:table-cell>
          <table:table-cell table:number-columns-repeated="1016"/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table:style-name="ce8" office:value-type="float" office:value="8400" calcext:value-type="float">
            <text:p>8 400 <text:s text:c="2"/></text:p>
          </table:table-cell>
          <table:table-cell table:number-columns-repeated="1016"/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 de bois et de terre</text:p>
          </table:table-cell>
          <table:table-cell table:style-name="ce8" office:value-type="float" office:value="4400" calcext:value-type="float">
            <text:p>4 400 <text:s text:c="2"/></text:p>
          </table:table-cell>
          <table:table-cell table:number-columns-repeated="1016"/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ux, plâtre et ciment</text:p>
          </table:table-cell>
          <table:table-cell table:style-name="ce8" office:value-type="float" office:value="6700" calcext:value-type="float">
            <text:p>6 700 <text:s text:c="2"/></text:p>
          </table:table-cell>
          <table:table-cell table:number-columns-repeated="1016"/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table:style-name="ce8" office:value-type="float" office:value="272400" calcext:value-type="float">
            <text:p>272 400 <text:s text:c="2"/></text:p>
          </table:table-cell>
          <table:table-cell table:number-columns-repeated="1016"/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iverses</text:p>
          </table:table-cell>
          <table:table-cell table:style-name="ce8" office:value-type="float" office:value="8300" calcext:value-type="float">
            <text:p>8 300 <text:s text:c="2"/></text:p>
          </table:table-cell>
          <table:table-cell table:number-columns-repeated="1016"/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jardin</text:p>
          </table:table-cell>
          <table:table-cell table:style-name="ce8" office:value-type="float" office:value="52300" calcext:value-type="float">
            <text:p>52 300 <text:s text:c="2"/></text:p>
          </table:table-cell>
          <table:table-cell table:number-columns-repeated="1016"/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moutarde</text:p>
          </table:table-cell>
          <table:table-cell table:style-name="ce8" office:value-type="float" office:value="8400" calcext:value-type="float">
            <text:p>8 400 <text:s text:c="2"/></text:p>
          </table:table-cell>
          <table:table-cell table:number-columns-repeated="1016"/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trèfle et luzerne</text:p>
          </table:table-cell>
          <table:table-cell table:style-name="ce8" office:value-type="float" office:value="800" calcext:value-type="float">
            <text:p>800 <text:s text:c="2"/></text:p>
          </table:table-cell>
          <table:table-cell table:number-columns-repeated="1016"/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graine et de noix</text:p>
          </table:table-cell>
          <table:table-cell table:style-name="ce8" office:value-type="float" office:value="1790100" calcext:value-type="float">
            <text:p>1 790 100 <text:s text:c="2"/></text:p>
          </table:table-cell>
          <table:table-cell table:number-columns-repeated="1016"/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poisson</text:p>
          </table:table-cell>
          <table:table-cell table:style-name="ce8" office:value-type="float" office:value="4100" calcext:value-type="float">
            <text:p>4 100 <text:s text:c="2"/></text:p>
          </table:table-cell>
          <table:table-cell table:number-columns-repeated="1016"/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iége en planches</text:p>
          </table:table-cell>
          <table:table-cell table:style-name="ce8" office:value-type="float" office:value="31900" calcext:value-type="float">
            <text:p>31 900 <text:s text:c="2"/></text:p>
          </table:table-cell>
          <table:table-cell table:number-columns-repeated="1016"/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fre</text:p>
          </table:table-cell>
          <table:table-cell table:style-name="ce8" office:value-type="float" office:value="43000" calcext:value-type="float">
            <text:p>43 000 <text:s text:c="2"/></text:p>
          </table:table-cell>
          <table:table-cell table:number-columns-repeated="1016"/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</text:p>
          </table:table-cell>
          <table:table-cell table:style-name="ce8" office:value-type="float" office:value="700" calcext:value-type="float">
            <text:p>700 <text:s text:c="2"/></text:p>
          </table:table-cell>
          <table:table-cell table:number-columns-repeated="1016"/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table:style-name="ce8" office:value-type="float" office:value="69200" calcext:value-type="float">
            <text:p>69 200 <text:s text:c="2"/></text:p>
          </table:table-cell>
          <table:table-cell table:number-columns-repeated="1016"/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lun</text:p>
          </table:table-cell>
          <table:table-cell table:style-name="ce8" office:value-type="float" office:value="9000" calcext:value-type="float">
            <text:p>9 000 <text:s text:c="2"/></text:p>
          </table:table-cell>
          <table:table-cell table:number-columns-repeated="1016"/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zur</text:p>
          </table:table-cell>
          <table:table-cell table:style-name="ce8" office:value-type="float" office:value="2400" calcext:value-type="float">
            <text:p>2 400 <text:s text:c="2"/></text:p>
          </table:table-cell>
          <table:table-cell table:number-columns-repeated="1016"/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éruse</text:p>
          </table:table-cell>
          <table:table-cell table:style-name="ce8" office:value-type="float" office:value="112400" calcext:value-type="float">
            <text:p>112 400 <text:s text:c="2"/></text:p>
          </table:table-cell>
          <table:table-cell table:number-columns-repeated="1016"/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table:style-name="ce8" office:value-type="float" office:value="27000" calcext:value-type="float">
            <text:p>27 000 <text:s text:c="2"/></text:p>
          </table:table-cell>
          <table:table-cell table:number-columns-repeated="1016"/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table:style-name="ce8" office:value-type="float" office:value="389500" calcext:value-type="float">
            <text:p>389 500 <text:s text:c="2"/></text:p>
          </table:table-cell>
          <table:table-cell table:number-columns-repeated="1016"/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ournesol</text:p>
          </table:table-cell>
          <table:table-cell table:style-name="ce8" office:value-type="float" office:value="134400" calcext:value-type="float">
            <text:p>134 400 <text:s text:c="2"/></text:p>
          </table:table-cell>
          <table:table-cell table:number-columns-repeated="1016"/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table:style-name="ce8" office:value-type="float" office:value="29900" calcext:value-type="float">
            <text:p>29 900 <text:s text:c="2"/></text:p>
          </table:table-cell>
          <table:table-cell table:number-columns-repeated="1016"/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table:style-name="ce8" office:value-type="float" office:value="81000" calcext:value-type="float">
            <text:p>81 000 <text:s text:c="2"/></text:p>
          </table:table-cell>
          <table:table-cell table:number-columns-repeated="1016"/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</text:p>
          </table:table-cell>
          <table:table-cell table:style-name="ce8" office:value-type="float" office:value="163400" calcext:value-type="float">
            <text:p>163 400 <text:s text:c="2"/></text:p>
          </table:table-cell>
          <table:table-cell table:number-columns-repeated="1016"/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urre</text:p>
          </table:table-cell>
          <table:table-cell table:style-name="ce8" office:value-type="float" office:value="1236800" calcext:value-type="float">
            <text:p>1 236 800 <text:s text:c="2"/></text:p>
          </table:table-cell>
          <table:table-cell table:number-columns-repeated="1016"/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 et fraîches</text:p>
          </table:table-cell>
          <table:table-cell table:style-name="ce8" office:value-type="float" office:value="15900" calcext:value-type="float">
            <text:p>15 900 <text:s text:c="2"/></text:p>
          </table:table-cell>
          <table:table-cell table:number-columns-repeated="1016"/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icorée moulue</text:p>
          </table:table-cell>
          <table:table-cell table:style-name="ce8" office:value-type="float" office:value="90600" calcext:value-type="float">
            <text:p>90 600 <text:s text:c="2"/></text:p>
          </table:table-cell>
          <table:table-cell table:number-columns-repeated="1016"/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-de-vie</text:p>
          </table:table-cell>
          <table:table-cell table:style-name="ce8" office:value-type="float" office:value="357800" calcext:value-type="float">
            <text:p>357 800 <text:s text:c="2"/></text:p>
          </table:table-cell>
          <table:table-cell table:number-columns-repeated="1016"/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 et gruau</text:p>
          </table:table-cell>
          <table:table-cell table:style-name="ce8" office:value-type="float" office:value="6800" calcext:value-type="float">
            <text:p>6 800 <text:s text:c="2"/></text:p>
          </table:table-cell>
          <table:table-cell table:number-columns-repeated="1016"/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table:style-name="ce8" office:value-type="float" office:value="1513800" calcext:value-type="float">
            <text:p>1 513 800 <text:s text:c="2"/></text:p>
          </table:table-cell>
          <table:table-cell table:number-columns-repeated="1016"/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table:style-name="ce8" office:value-type="float" office:value="609300" calcext:value-type="float">
            <text:p>609 300 <text:s text:c="2"/></text:p>
          </table:table-cell>
          <table:table-cell table:number-columns-repeated="1016"/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secs</text:p>
          </table:table-cell>
          <table:table-cell table:style-name="ce8" office:value-type="float" office:value="79300" calcext:value-type="float">
            <text:p>79 300 <text:s text:c="2"/></text:p>
          </table:table-cell>
          <table:table-cell table:number-columns-repeated="1016"/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Amandes</text:p>
          </table:table-cell>
          <table:table-cell table:style-name="ce8" office:value-type="float" office:value="8200" calcext:value-type="float">
            <text:p>8 200 <text:s text:c="2"/></text:p>
          </table:table-cell>
          <table:table-cell table:number-columns-repeated="1016"/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table:style-name="ce8" office:value-type="float" office:value="334600" calcext:value-type="float">
            <text:p>334 600 <text:s text:c="2"/></text:p>
          </table:table-cell>
          <table:table-cell table:number-columns-repeated="1016"/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table:style-name="ce8" office:value-type="float" office:value="9300" calcext:value-type="float">
            <text:p>9 300 <text:s text:c="2"/></text:p>
          </table:table-cell>
          <table:table-cell table:number-columns-repeated="1016"/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table:style-name="ce8" office:value-type="float" office:value="133100" calcext:value-type="float">
            <text:p>133 100 <text:s text:c="2"/></text:p>
          </table:table-cell>
          <table:table-cell table:number-columns-repeated="1016"/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ivers</text:p>
          </table:table-cell>
          <table:table-cell table:style-name="ce8" office:value-type="float" office:value="134500" calcext:value-type="float">
            <text:p>134 500 <text:s text:c="2"/></text:p>
          </table:table-cell>
          <table:table-cell table:number-columns-repeated="1016"/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el</text:p>
          </table:table-cell>
          <table:table-cell table:style-name="ce8" office:value-type="float" office:value="78000" calcext:value-type="float">
            <text:p>78 000 <text:s text:c="2"/></text:p>
          </table:table-cell>
          <table:table-cell table:number-columns-repeated="1016"/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ivers</text:p>
          </table:table-cell>
          <table:table-cell table:style-name="ce8" office:value-type="float" office:value="823400" calcext:value-type="float">
            <text:p>823 400 <text:s text:c="2"/></text:p>
          </table:table-cell>
          <table:table-cell table:number-columns-repeated="1016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liqueur</text:p>
          </table:table-cell>
          <table:table-cell table:style-name="ce8" office:value-type="float" office:value="28800" calcext:value-type="float">
            <text:p>28 800 <text:s text:c="2"/></text:p>
          </table:table-cell>
          <table:table-cell table:number-columns-repeated="1016"/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aigre</text:p>
          </table:table-cell>
          <table:table-cell table:style-name="ce8" office:value-type="float" office:value="36100" calcext:value-type="float">
            <text:p>36 100 <text:s text:c="2"/></text:p>
          </table:table-cell>
          <table:table-cell table:number-columns-repeated="1016"/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olailles et gibiers, provisions de bouche</text:p>
          </table:table-cell>
          <table:table-cell table:style-name="ce8" office:value-type="float" office:value="43900" calcext:value-type="float">
            <text:p>43 900 <text:s text:c="2"/></text:p>
          </table:table-cell>
          <table:table-cell table:number-columns-repeated="1016"/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table:style-name="ce8" office:value-type="float" office:value="9900" calcext:value-type="float">
            <text:p>9 900 <text:s text:c="2"/></text:p>
          </table:table-cell>
          <table:table-cell table:number-columns-repeated="1016"/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, rhum et sirops fins</text:p>
          </table:table-cell>
          <table:table-cell table:style-name="ce8" office:value-type="float" office:value="4600" calcext:value-type="float">
            <text:p>4 600 <text:s text:c="2"/></text:p>
          </table:table-cell>
          <table:table-cell table:number-columns-repeated="1016"/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irop-mélasse</text:p>
          </table:table-cell>
          <table:table-cell table:style-name="ce8" office:value-type="float" office:value="6400" calcext:value-type="float">
            <text:p>6 400 <text:s text:c="2"/></text:p>
          </table:table-cell>
          <table:table-cell table:number-columns-repeated="1016"/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table:style-name="ce8" office:value-type="float" office:value="20100" calcext:value-type="float">
            <text:p>20 100 <text:s text:c="2"/></text:p>
          </table:table-cell>
          <table:table-cell table:number-columns-repeated="1016"/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table:style-name="ce8" office:value-type="float" office:value="3700" calcext:value-type="float">
            <text:p>3 700 <text:s text:c="2"/></text:p>
          </table:table-cell>
          <table:table-cell table:number-columns-repeated="1016"/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 mêlées</text:p>
          </table:table-cell>
          <table:table-cell table:style-name="ce8" office:value-type="float" office:value="7800" calcext:value-type="float">
            <text:p>7 800 <text:s text:c="2"/></text:p>
          </table:table-cell>
          <table:table-cell table:number-columns-repeated="1016"/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table:style-name="ce8" office:value-type="float" office:value="1200" calcext:value-type="float">
            <text:p>1 200 <text:s text:c="2"/></text:p>
          </table:table-cell>
          <table:table-cell table:number-columns-repeated="1016"/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Girofle</text:p>
          </table:table-cell>
          <table:table-cell table:style-name="ce8"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uscade</text:p>
          </table:table-cell>
          <table:table-cell table:style-name="ce8" office:value-type="float" office:value="8400" calcext:value-type="float">
            <text:p>8 400 <text:s text:c="2"/></text:p>
          </table:table-cell>
          <table:table-cell table:number-columns-repeated="1016"/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 filé</text:p>
          </table:table-cell>
          <table:table-cell table:style-name="ce8" office:value-type="float" office:value="16900" calcext:value-type="float">
            <text:p>16 900 <text:s text:c="2"/></text:p>
          </table:table-cell>
          <table:table-cell table:number-columns-repeated="1016"/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 de lin et de chanvre</text:p>
          </table:table-cell>
          <table:table-cell table:style-name="ce8" office:value-type="float" office:value="382800" calcext:value-type="float">
            <text:p>382 800 <text:s text:c="2"/></text:p>
          </table:table-cell>
          <table:table-cell table:number-columns-repeated="1016"/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s filées</text:p>
          </table:table-cell>
          <table:table-cell table:style-name="ce8" office:value-type="float" office:value="26600" calcext:value-type="float">
            <text:p>26 600 <text:s text:c="2"/></text:p>
          </table:table-cell>
          <table:table-cell table:number-columns-repeated="1016"/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il de chèvre filé</text:p>
          </table:table-cell>
          <table:table-cell table:style-name="ce8" office:value-type="float" office:value="35200" calcext:value-type="float">
            <text:p>35 200 <text:s text:c="2"/></text:p>
          </table:table-cell>
          <table:table-cell table:number-columns-repeated="1016"/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s</text:p>
          </table:table-cell>
          <table:table-cell table:style-name="ce8" office:value-type="float" office:value="596500" calcext:value-type="float">
            <text:p>596 500 <text:s text:c="2"/></text:p>
          </table:table-cell>
          <table:table-cell table:number-columns-repeated="1016"/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aleine</text:p>
          </table:table-cell>
          <table:table-cell table:style-name="ce8" office:value-type="float" office:value="80700" calcext:value-type="float">
            <text:p>80 700 <text:s text:c="2"/></text:p>
          </table:table-cell>
          <table:table-cell table:number-columns-repeated="1016"/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table:style-name="ce8" office:value-type="float" office:value="137500" calcext:value-type="float">
            <text:p>137 500 <text:s text:c="2"/></text:p>
          </table:table-cell>
          <table:table-cell table:number-columns-repeated="1016"/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</text:p>
          </table:table-cell>
          <table:table-cell table:style-name="ce8" office:value-type="float" office:value="10600" calcext:value-type="float">
            <text:p>10 600 <text:s text:c="2"/></text:p>
          </table:table-cell>
          <table:table-cell table:number-columns-repeated="1016"/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table:style-name="ce8"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 de bois et de terre</text:p>
          </table:table-cell>
          <table:table-cell table:style-name="ce8" office:value-type="float" office:value="42600" calcext:value-type="float">
            <text:p>42 600 <text:s text:c="2"/></text:p>
          </table:table-cell>
          <table:table-cell table:number-columns-repeated="1016"/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ux, plâtre et ciment</text:p>
          </table:table-cell>
          <table:table-cell table:style-name="ce8" office:value-type="float" office:value="44100" calcext:value-type="float">
            <text:p>44 100 <text:s text:c="2"/></text:p>
          </table:table-cell>
          <table:table-cell table:number-columns-repeated="1016"/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 jaune et blanche</text:p>
          </table:table-cell>
          <table:table-cell table:style-name="ce8" office:value-type="float" office:value="32200" calcext:value-type="float">
            <text:p>32 200 <text:s text:c="2"/></text:p>
          </table:table-cell>
          <table:table-cell table:number-columns-repeated="1016"/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table:style-name="ce8" office:value-type="float" office:value="328000" calcext:value-type="float">
            <text:p>328 000 <text:s text:c="2"/></text:p>
          </table:table-cell>
          <table:table-cell table:number-columns-repeated="1016"/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iverses</text:p>
          </table:table-cell>
          <table:table-cell table:style-name="ce8" office:value-type="float" office:value="62500" calcext:value-type="float">
            <text:p>62 500 <text:s text:c="2"/></text:p>
          </table:table-cell>
          <table:table-cell table:number-columns-repeated="1016"/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genièvre</text:p>
          </table:table-cell>
          <table:table-cell table:style-name="ce8" office:value-type="float" office:value="32300" calcext:value-type="float">
            <text:p>32 300 <text:s text:c="2"/></text:p>
          </table:table-cell>
          <table:table-cell table:number-columns-repeated="1016"/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jardin</text:p>
          </table:table-cell>
          <table:table-cell table:style-name="ce8" office:value-type="float" office:value="301900" calcext:value-type="float">
            <text:p>301 900 <text:s text:c="2"/></text:p>
          </table:table-cell>
          <table:table-cell table:number-columns-repeated="1016"/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moutarde</text:p>
          </table:table-cell>
          <table:table-cell table:style-name="ce8" office:value-type="float" office:value="2300" calcext:value-type="float">
            <text:p>2 300 <text:s text:c="2"/></text:p>
          </table:table-cell>
          <table:table-cell table:number-columns-repeated="1016"/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trèfle et luzerne</text:p>
          </table:table-cell>
          <table:table-cell table:style-name="ce8" office:value-type="float" office:value="114100" calcext:value-type="float">
            <text:p>114 100 <text:s text:c="2"/></text:p>
          </table:table-cell>
          <table:table-cell table:number-columns-repeated="1016"/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graine et de noix</text:p>
          </table:table-cell>
          <table:table-cell table:style-name="ce8" office:value-type="float" office:value="308200" calcext:value-type="float">
            <text:p>308 200 <text:s text:c="2"/></text:p>
          </table:table-cell>
          <table:table-cell table:number-columns-repeated="1016"/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poisson</text:p>
          </table:table-cell>
          <table:table-cell table:style-name="ce8" office:value-type="float" office:value="20100" calcext:value-type="float">
            <text:p>20 100 <text:s text:c="2"/></text:p>
          </table:table-cell>
          <table:table-cell table:number-columns-repeated="1016"/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iége en planches</text:p>
          </table:table-cell>
          <table:table-cell table:style-name="ce8" office:value-type="float" office:value="2400" calcext:value-type="float">
            <text:p>2 400 <text:s text:c="2"/></text:p>
          </table:table-cell>
          <table:table-cell table:number-columns-repeated="1016"/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fre</text:p>
          </table:table-cell>
          <table:table-cell table:style-name="ce8" office:value-type="float" office:value="19400" calcext:value-type="float">
            <text:p>19 400 <text:s text:c="2"/></text:p>
          </table:table-cell>
          <table:table-cell table:number-columns-repeated="1016"/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</text:p>
          </table:table-cell>
          <table:table-cell table:style-name="ce8" office:value-type="float" office:value="5400" calcext:value-type="float">
            <text:p>5 400 <text:s text:c="2"/></text:p>
          </table:table-cell>
          <table:table-cell table:number-columns-repeated="1016"/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table:style-name="ce8" office:value-type="float" office:value="104600" calcext:value-type="float">
            <text:p>104 600 <text:s text:c="2"/></text:p>
          </table:table-cell>
          <table:table-cell table:number-columns-repeated="1016"/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lun</text:p>
          </table:table-cell>
          <table:table-cell table:style-name="ce8" office:value-type="float" office:value="15800" calcext:value-type="float">
            <text:p>15 800 <text:s text:c="2"/></text:p>
          </table:table-cell>
          <table:table-cell table:number-columns-repeated="1016"/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éruse</text:p>
          </table:table-cell>
          <table:table-cell table:style-name="ce8" office:value-type="float" office:value="39900" calcext:value-type="float">
            <text:p>39 900 <text:s text:c="2"/></text:p>
          </table:table-cell>
          <table:table-cell table:number-columns-repeated="1016"/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table:style-name="ce8" office:value-type="float" office:value="10300" calcext:value-type="float">
            <text:p>10 300 <text:s text:c="2"/></text:p>
          </table:table-cell>
          <table:table-cell table:number-columns-repeated="1016"/>
        </table:table-row>
        <table:table-row table:style-name="ro2">
          <table:table-cell office:value-type="float" office:value="339" calcext:value-type="float">
            <text:p>33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table:style-name="ce8" office:value-type="float" office:value="211000" calcext:value-type="float">
            <text:p>211 000 <text:s text:c="2"/></text:p>
          </table:table-cell>
          <table:table-cell table:number-columns-repeated="1016"/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Indigo</text:p>
          </table:table-cell>
          <table:table-cell table:style-name="ce8" office:value-type="float" office:value="4400" calcext:value-type="float">
            <text:p>4 400 <text:s text:c="2"/></text:p>
          </table:table-cell>
          <table:table-cell table:number-columns-repeated="1016"/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Rocou</text:p>
          </table:table-cell>
          <table:table-cell table:style-name="ce8" office:value-type="float" office:value="4200" calcext:value-type="float">
            <text:p>4 200 <text:s text:c="2"/></text:p>
          </table:table-cell>
          <table:table-cell table:number-columns-repeated="1016"/>
        </table:table-row>
        <table:table-row table:style-name="ro2">
          <table:table-cell office:value-type="float" office:value="342" calcext:value-type="float">
            <text:p>34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ournesol</text:p>
          </table:table-cell>
          <table:table-cell table:style-name="ce8" office:value-type="float" office:value="31000" calcext:value-type="float">
            <text:p>31 000 <text:s text:c="2"/></text:p>
          </table:table-cell>
          <table:table-cell table:number-columns-repeated="1016"/>
        </table:table-row>
        <table:table-row table:style-name="ro2">
          <table:table-cell office:value-type="float" office:value="343" calcext:value-type="float">
            <text:p>34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table:style-name="ce8" office:value-type="float" office:value="34200" calcext:value-type="float">
            <text:p>34 200 <text:s text:c="2"/></text:p>
          </table:table-cell>
          <table:table-cell table:number-columns-repeated="1016"/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table:style-name="ce8" office:value-type="float" office:value="177300" calcext:value-type="float">
            <text:p>177 300 <text:s text:c="2"/></text:p>
          </table:table-cell>
          <table:table-cell table:number-columns-repeated="1016"/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ivers</text:p>
          </table:table-cell>
          <table:table-cell table:style-name="ce8" office:value-type="float" office:value="1200" calcext:value-type="float">
            <text:p>1 200 <text:s text:c="2"/></text:p>
          </table:table-cell>
          <table:table-cell table:number-columns-repeated="1016"/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 de lin et de chanvre</text:p>
          </table:table-cell>
          <table:table-cell table:style-name="ce8" office:value-type="float" office:value="6800" calcext:value-type="float">
            <text:p>6 800 <text:s text:c="2"/></text:p>
          </table:table-cell>
          <table:table-cell table:number-columns-repeated="1016"/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s</text:p>
          </table:table-cell>
          <table:table-cell table:style-name="ce8" office:value-type="float" office:value="51600" calcext:value-type="float">
            <text:p>51 600 <text:s text:c="2"/></text:p>
          </table:table-cell>
          <table:table-cell table:number-columns-repeated="1016"/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table:style-name="ce8" office:value-type="float" office:value="1600" calcext:value-type="float">
            <text:p>1 600 <text:s text:c="2"/></text:p>
          </table:table-cell>
          <table:table-cell table:number-columns-repeated="1016"/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</text:p>
          </table:table-cell>
          <table:table-cell table:style-name="ce8" office:value-type="float" office:value="3048700" calcext:value-type="float">
            <text:p>3 048 700 <text:s text:c="2"/></text:p>
          </table:table-cell>
          <table:table-cell table:number-columns-repeated="1016"/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 et fraîches</text:p>
          </table:table-cell>
          <table:table-cell table:style-name="ce8" office:value-type="float" office:value="60800" calcext:value-type="float">
            <text:p>60 800 <text:s text:c="2"/></text:p>
          </table:table-cell>
          <table:table-cell table:number-columns-repeated="1016"/>
        </table:table-row>
        <table:table-row table:style-name="ro2">
          <table:table-cell office:value-type="float" office:value="351" calcext:value-type="float">
            <text:p>35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-de-vie</text:p>
          </table:table-cell>
          <table:table-cell table:style-name="ce8" office:value-type="float" office:value="129800" calcext:value-type="float">
            <text:p>129 800 <text:s text:c="2"/></text:p>
          </table:table-cell>
          <table:table-cell table:number-columns-repeated="1016"/>
        </table:table-row>
        <table:table-row table:style-name="ro2">
          <table:table-cell office:value-type="float" office:value="352" calcext:value-type="float">
            <text:p>35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table:style-name="ce8" office:value-type="float" office:value="198900" calcext:value-type="float">
            <text:p>198 900 <text:s text:c="2"/></text:p>
          </table:table-cell>
          <table:table-cell table:number-columns-repeated="1016"/>
        </table:table-row>
        <table:table-row table:style-name="ro2">
          <table:table-cell office:value-type="float" office:value="353" calcext:value-type="float">
            <text:p>35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table:style-name="ce8" office:value-type="float" office:value="81800" calcext:value-type="float">
            <text:p>81 800 <text:s text:c="2"/></text:p>
          </table:table-cell>
          <table:table-cell table:number-columns-repeated="1016"/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secs</text:p>
          </table:table-cell>
          <table:table-cell table:style-name="ce8" office:value-type="float" office:value="499500" calcext:value-type="float">
            <text:p>499 500 <text:s text:c="2"/></text:p>
          </table:table-cell>
          <table:table-cell table:number-columns-repeated="1016"/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Amandes</text:p>
          </table:table-cell>
          <table:table-cell table:style-name="ce8" office:value-type="float" office:value="8100" calcext:value-type="float">
            <text:p>8 100 <text:s text:c="2"/></text:p>
          </table:table-cell>
          <table:table-cell table:number-columns-repeated="1016"/>
        </table:table-row>
        <table:table-row table:style-name="ro2">
          <table:table-cell office:value-type="float" office:value="356" calcext:value-type="float">
            <text:p>35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table:style-name="ce8" office:value-type="float" office:value="3852300" calcext:value-type="float">
            <text:p>3 852 300 <text:s text:c="2"/></text:p>
          </table:table-cell>
          <table:table-cell table:number-columns-repeated="1016"/>
        </table:table-row>
        <table:table-row table:style-name="ro2">
          <table:table-cell office:value-type="float" office:value="357" calcext:value-type="float">
            <text:p>35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table:style-name="ce8" office:value-type="float" office:value="61800" calcext:value-type="float">
            <text:p>61 800 <text:s text:c="2"/></text:p>
          </table:table-cell>
          <table:table-cell table:number-columns-repeated="1016"/>
        </table:table-row>
        <table:table-row table:style-name="ro2">
          <table:table-cell office:value-type="float" office:value="358" calcext:value-type="float">
            <text:p>35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table:style-name="ce8" office:value-type="float" office:value="15600" calcext:value-type="float">
            <text:p>15 600 <text:s text:c="2"/></text:p>
          </table:table-cell>
          <table:table-cell table:number-columns-repeated="1016"/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ivers</text:p>
          </table:table-cell>
          <table:table-cell table:style-name="ce8" office:value-type="float" office:value="588300" calcext:value-type="float">
            <text:p>588 300 <text:s text:c="2"/></text:p>
          </table:table-cell>
          <table:table-cell table:number-columns-repeated="1016"/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ivers</text:p>
          </table:table-cell>
          <table:table-cell table:style-name="ce8" office:value-type="float" office:value="5885700" calcext:value-type="float">
            <text:p>5 885 700 <text:s text:c="2"/></text:p>
          </table:table-cell>
          <table:table-cell table:number-columns-repeated="1016"/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liqueur</text:p>
          </table:table-cell>
          <table:table-cell table:style-name="ce8" office:value-type="float" office:value="247400" calcext:value-type="float">
            <text:p>247 400 <text:s text:c="2"/></text:p>
          </table:table-cell>
          <table:table-cell table:number-columns-repeated="1016"/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aigre</text:p>
          </table:table-cell>
          <table:table-cell table:style-name="ce8"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363" calcext:value-type="float">
            <text:p>36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olailles et gibiers, provisions de bouche</text:p>
          </table:table-cell>
          <table:table-cell table:style-name="ce8" office:value-type="float" office:value="174100" calcext:value-type="float">
            <text:p>174 100 <text:s text:c="2"/></text:p>
          </table:table-cell>
          <table:table-cell table:number-columns-repeated="1016"/>
        </table:table-row>
        <table:table-row table:style-name="ro2">
          <table:table-cell office:value-type="float" office:value="364" calcext:value-type="float">
            <text:p>36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table:style-name="ce8" office:value-type="float" office:value="4900" calcext:value-type="float">
            <text:p>4 900 <text:s text:c="2"/></text:p>
          </table:table-cell>
          <table:table-cell table:number-columns-repeated="1016"/>
        </table:table-row>
        <table:table-row table:style-name="ro2">
          <table:table-cell office:value-type="float" office:value="365" calcext:value-type="float">
            <text:p>36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table:style-name="ce8" office:value-type="float" office:value="164100" calcext:value-type="float">
            <text:p>164 100 <text:s text:c="2"/></text:p>
          </table:table-cell>
          <table:table-cell table:number-columns-repeated="1016"/>
        </table:table-row>
        <table:table-row table:style-name="ro2">
          <table:table-cell office:value-type="float" office:value="366" calcext:value-type="float">
            <text:p>36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, rhum et sirops fins</text:p>
          </table:table-cell>
          <table:table-cell table:style-name="ce8" office:value-type="float" office:value="40000" calcext:value-type="float">
            <text:p>40 000 <text:s text:c="2"/></text:p>
          </table:table-cell>
          <table:table-cell table:number-columns-repeated="1016"/>
        </table:table-row>
        <table:table-row table:style-name="ro2">
          <table:table-cell office:value-type="float" office:value="367" calcext:value-type="float">
            <text:p>36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irop-mélasse</text:p>
          </table:table-cell>
          <table:table-cell table:style-name="ce8" office:value-type="float" office:value="60000" calcext:value-type="float">
            <text:p>60 000 <text:s text:c="2"/></text:p>
          </table:table-cell>
          <table:table-cell table:number-columns-repeated="1016"/>
        </table:table-row>
        <table:table-row table:style-name="ro2">
          <table:table-cell office:value-type="float" office:value="368" calcext:value-type="float">
            <text:p>36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 mêlées</text:p>
          </table:table-cell>
          <table:table-cell table:style-name="ce8" office:value-type="float" office:value="52000" calcext:value-type="float">
            <text:p>52 000 <text:s text:c="2"/></text:p>
          </table:table-cell>
          <table:table-cell table:number-columns-repeated="1016"/>
        </table:table-row>
        <table:table-row table:style-name="ro2">
          <table:table-cell office:value-type="float" office:value="369" calcext:value-type="float">
            <text:p>36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table:style-name="ce8" office:value-type="float" office:value="139600" calcext:value-type="float">
            <text:p>139 600 <text:s text:c="2"/></text:p>
          </table:table-cell>
          <table:table-cell table:number-columns-repeated="1016"/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Girofle</text:p>
          </table:table-cell>
          <table:table-cell table:style-name="ce8" office:value-type="float" office:value="1200" calcext:value-type="float">
            <text:p>1 200 <text:s text:c="2"/></text:p>
          </table:table-cell>
          <table:table-cell table:number-columns-repeated="1016"/>
        </table:table-row>
        <table:table-row table:style-name="ro2">
          <table:table-cell office:value-type="float" office:value="371" calcext:value-type="float">
            <text:p>37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uscade</text:p>
          </table:table-cell>
          <table:table-cell table:style-name="ce8"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table:number-columns-repeated="2" office:value-type="string" calcext:value-type="string">
            <text:p>Bêtes de somme</text:p>
          </table:table-cell>
          <table:table-cell table:style-name="ce8" office:value-type="float" office:value="64700" calcext:value-type="float">
            <text:p>64 700 <text:s text:c="2"/></text:p>
          </table:table-cell>
          <table:table-cell table:number-columns-repeated="1016"/>
        </table:table-row>
        <table:table-row table:style-name="ro2">
          <table:table-cell office:value-type="float" office:value="373" calcext:value-type="float">
            <text:p>37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 filé</text:p>
          </table:table-cell>
          <table:table-cell table:style-name="ce8" office:value-type="float" office:value="1015400" calcext:value-type="float">
            <text:p>1 015 400 <text:s text:c="2"/></text:p>
          </table:table-cell>
          <table:table-cell table:number-columns-repeated="1016"/>
        </table:table-row>
        <table:table-row table:style-name="ro2">
          <table:table-cell office:value-type="float" office:value="374" calcext:value-type="float">
            <text:p>37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 de lin et de chanvre</text:p>
          </table:table-cell>
          <table:table-cell table:style-name="ce8" office:value-type="float" office:value="5700" calcext:value-type="float">
            <text:p>5 700 <text:s text:c="2"/></text:p>
          </table:table-cell>
          <table:table-cell table:number-columns-repeated="1016"/>
        </table:table-row>
        <table:table-row table:style-name="ro2">
          <table:table-cell office:value-type="float" office:value="375" calcext:value-type="float">
            <text:p>37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s filées</text:p>
          </table:table-cell>
          <table:table-cell table:style-name="ce8" office:value-type="float" office:value="359200" calcext:value-type="float">
            <text:p>359 200 <text:s text:c="2"/></text:p>
          </table:table-cell>
          <table:table-cell table:number-columns-repeated="1016"/>
        </table:table-row>
        <table:table-row table:style-name="ro2">
          <table:table-cell office:value-type="float" office:value="376" calcext:value-type="float">
            <text:p>37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s</text:p>
          </table:table-cell>
          <table:table-cell table:style-name="ce8" office:value-type="float" office:value="13300" calcext:value-type="float">
            <text:p>13 300 <text:s text:c="2"/></text:p>
          </table:table-cell>
          <table:table-cell table:number-columns-repeated="1016"/>
        </table:table-row>
        <table:table-row table:style-name="ro2">
          <table:table-cell office:value-type="float" office:value="377" calcext:value-type="float">
            <text:p>37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aleine</text:p>
          </table:table-cell>
          <table:table-cell table:style-name="ce8" office:value-type="float" office:value="800" calcext:value-type="float">
            <text:p>800 <text:s text:c="2"/></text:p>
          </table:table-cell>
          <table:table-cell table:number-columns-repeated="1016"/>
        </table:table-row>
        <table:table-row table:style-name="ro2">
          <table:table-cell office:value-type="float" office:value="378" calcext:value-type="float">
            <text:p>37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table:style-name="ce8" office:value-type="float" office:value="52600" calcext:value-type="float">
            <text:p>52 600 <text:s text:c="2"/></text:p>
          </table:table-cell>
          <table:table-cell table:number-columns-repeated="1016"/>
        </table:table-row>
        <table:table-row table:style-name="ro2">
          <table:table-cell office:value-type="float" office:value="379" calcext:value-type="float">
            <text:p>37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</text:p>
          </table:table-cell>
          <table:table-cell table:style-name="ce8" office:value-type="float" office:value="354200" calcext:value-type="float">
            <text:p>354 200 <text:s text:c="2"/></text:p>
          </table:table-cell>
          <table:table-cell table:number-columns-repeated="1016"/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table:style-name="ce8" office:value-type="float" office:value="16900" calcext:value-type="float">
            <text:p>16 900 <text:s text:c="2"/></text:p>
          </table:table-cell>
          <table:table-cell table:number-columns-repeated="1016"/>
        </table:table-row>
        <table:table-row table:style-name="ro2">
          <table:table-cell office:value-type="float" office:value="381" calcext:value-type="float">
            <text:p>38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ux, plâtre et ciment</text:p>
          </table:table-cell>
          <table:table-cell table:style-name="ce8" office:value-type="float" office:value="198600" calcext:value-type="float">
            <text:p>198 600 <text:s text:c="2"/></text:p>
          </table:table-cell>
          <table:table-cell table:number-columns-repeated="1016"/>
        </table:table-row>
        <table:table-row table:style-name="ro2">
          <table:table-cell office:value-type="float" office:value="382" calcext:value-type="float">
            <text:p>38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 jaune et blanche</text:p>
          </table:table-cell>
          <table:table-cell table:style-name="ce8" office:value-type="float" office:value="107900" calcext:value-type="float">
            <text:p>107 900 <text:s text:c="2"/></text:p>
          </table:table-cell>
          <table:table-cell table:number-columns-repeated="1016"/>
        </table:table-row>
        <table:table-row table:style-name="ro2">
          <table:table-cell office:value-type="float" office:value="383" calcext:value-type="float">
            <text:p>38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table:style-name="ce8" office:value-type="float" office:value="867900" calcext:value-type="float">
            <text:p>867 900 <text:s text:c="2"/></text:p>
          </table:table-cell>
          <table:table-cell table:number-columns-repeated="1016"/>
        </table:table-row>
        <table:table-row table:style-name="ro2">
          <table:table-cell office:value-type="float" office:value="384" calcext:value-type="float">
            <text:p>38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iverses</text:p>
          </table:table-cell>
          <table:table-cell table:style-name="ce8" office:value-type="float" office:value="16400" calcext:value-type="float">
            <text:p>16 400 <text:s text:c="2"/></text:p>
          </table:table-cell>
          <table:table-cell table:number-columns-repeated="1016"/>
        </table:table-row>
        <table:table-row table:style-name="ro2">
          <table:table-cell office:value-type="float" office:value="385" calcext:value-type="float">
            <text:p>38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genièvre</text:p>
          </table:table-cell>
          <table:table-cell table:style-name="ce8" office:value-type="float" office:value="11400" calcext:value-type="float">
            <text:p>11 400 <text:s text:c="2"/></text:p>
          </table:table-cell>
          <table:table-cell table:number-columns-repeated="1016"/>
        </table:table-row>
        <table:table-row table:style-name="ro2">
          <table:table-cell office:value-type="float" office:value="386" calcext:value-type="float">
            <text:p>38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jardin</text:p>
          </table:table-cell>
          <table:table-cell table:style-name="ce8" office:value-type="float" office:value="46000" calcext:value-type="float">
            <text:p>46 000 <text:s text:c="2"/></text:p>
          </table:table-cell>
          <table:table-cell table:number-columns-repeated="1016"/>
        </table:table-row>
        <table:table-row table:style-name="ro2">
          <table:table-cell office:value-type="float" office:value="387" calcext:value-type="float">
            <text:p>38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trèfle et luzerne</text:p>
          </table:table-cell>
          <table:table-cell table:style-name="ce8" office:value-type="float" office:value="43400" calcext:value-type="float">
            <text:p>43 400 <text:s text:c="2"/></text:p>
          </table:table-cell>
          <table:table-cell table:number-columns-repeated="1016"/>
        </table:table-row>
        <table:table-row table:style-name="ro2">
          <table:table-cell office:value-type="float" office:value="388" calcext:value-type="float">
            <text:p>38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graine et de noix</text:p>
          </table:table-cell>
          <table:table-cell table:style-name="ce8" office:value-type="float" office:value="26700" calcext:value-type="float">
            <text:p>26 700 <text:s text:c="2"/></text:p>
          </table:table-cell>
          <table:table-cell table:number-columns-repeated="1016"/>
        </table:table-row>
        <table:table-row table:style-name="ro2">
          <table:table-cell office:value-type="float" office:value="389" calcext:value-type="float">
            <text:p>38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poisson</text:p>
          </table:table-cell>
          <table:table-cell table:style-name="ce8" office:value-type="float" office:value="5800" calcext:value-type="float">
            <text:p>5 800 <text:s text:c="2"/></text:p>
          </table:table-cell>
          <table:table-cell table:number-columns-repeated="1016"/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iége en planches</text:p>
          </table:table-cell>
          <table:table-cell table:style-name="ce8" office:value-type="float" office:value="43600" calcext:value-type="float">
            <text:p>43 600 <text:s text:c="2"/></text:p>
          </table:table-cell>
          <table:table-cell table:number-columns-repeated="1016"/>
        </table:table-row>
        <table:table-row table:style-name="ro2">
          <table:table-cell office:value-type="float" office:value="391" calcext:value-type="float">
            <text:p>39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fre</text:p>
          </table:table-cell>
          <table:table-cell table:style-name="ce8"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392" calcext:value-type="float">
            <text:p>39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</text:p>
          </table:table-cell>
          <table:table-cell table:style-name="ce8" office:value-type="float" office:value="1700" calcext:value-type="float">
            <text:p>1 700 <text:s text:c="2"/></text:p>
          </table:table-cell>
          <table:table-cell table:number-columns-repeated="1016"/>
        </table:table-row>
        <table:table-row table:style-name="ro2">
          <table:table-cell office:value-type="float" office:value="393" calcext:value-type="float">
            <text:p>39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table:style-name="ce8" office:value-type="float" office:value="46400" calcext:value-type="float">
            <text:p>46 400 <text:s text:c="2"/></text:p>
          </table:table-cell>
          <table:table-cell table:number-columns-repeated="1016"/>
        </table:table-row>
        <table:table-row table:style-name="ro2">
          <table:table-cell office:value-type="float" office:value="394" calcext:value-type="float">
            <text:p>39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lun</text:p>
          </table:table-cell>
          <table:table-cell table:style-name="ce8" office:value-type="float" office:value="87500" calcext:value-type="float">
            <text:p>87 500 <text:s text:c="2"/></text:p>
          </table:table-cell>
          <table:table-cell table:number-columns-repeated="1016"/>
        </table:table-row>
        <table:table-row table:style-name="ro2">
          <table:table-cell office:value-type="float" office:value="395" calcext:value-type="float">
            <text:p>39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éruse</text:p>
          </table:table-cell>
          <table:table-cell table:style-name="ce8" office:value-type="float" office:value="59400" calcext:value-type="float">
            <text:p>59 400 <text:s text:c="2"/></text:p>
          </table:table-cell>
          <table:table-cell table:number-columns-repeated="1016"/>
        </table:table-row>
        <table:table-row table:style-name="ro2">
          <table:table-cell office:value-type="float" office:value="396" calcext:value-type="float">
            <text:p>39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table:style-name="ce8" office:value-type="float" office:value="88600" calcext:value-type="float">
            <text:p>88 600 <text:s text:c="2"/></text:p>
          </table:table-cell>
          <table:table-cell table:number-columns-repeated="1016"/>
        </table:table-row>
        <table:table-row table:style-name="ro2">
          <table:table-cell office:value-type="float" office:value="397" calcext:value-type="float">
            <text:p>39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table:style-name="ce8" office:value-type="float" office:value="42700" calcext:value-type="float">
            <text:p>42 700 <text:s text:c="2"/></text:p>
          </table:table-cell>
          <table:table-cell table:number-columns-repeated="1016"/>
        </table:table-row>
        <table:table-row table:style-name="ro2">
          <table:table-cell office:value-type="float" office:value="398" calcext:value-type="float">
            <text:p>39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Indigo</text:p>
          </table:table-cell>
          <table:table-cell table:style-name="ce8" office:value-type="float" office:value="1017300" calcext:value-type="float">
            <text:p>1 017 300 <text:s text:c="2"/></text:p>
          </table:table-cell>
          <table:table-cell table:number-columns-repeated="1016"/>
        </table:table-row>
        <table:table-row table:style-name="ro2">
          <table:table-cell office:value-type="float" office:value="399" calcext:value-type="float">
            <text:p>39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Rocou</text:p>
          </table:table-cell>
          <table:table-cell table:style-name="ce8" office:value-type="float" office:value="60400" calcext:value-type="float">
            <text:p>60 400 <text:s text:c="2"/></text:p>
          </table:table-cell>
          <table:table-cell table:number-columns-repeated="1016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table:style-name="ce8" office:value-type="float" office:value="54700" calcext:value-type="float">
            <text:p>54 700 <text:s text:c="2"/></text:p>
          </table:table-cell>
          <table:table-cell table:number-columns-repeated="1016"/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table:style-name="ce8" office:value-type="float" office:value="102300" calcext:value-type="float">
            <text:p>102 300 <text:s text:c="2"/></text:p>
          </table:table-cell>
          <table:table-cell table:number-columns-repeated="1016"/>
        </table:table-row>
        <table:table-row table:style-name="ro2">
          <table:table-cell office:value-type="float" office:value="402" calcext:value-type="float">
            <text:p>40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 et fraîches</text:p>
          </table:table-cell>
          <table:table-cell table:style-name="ce8" office:value-type="float" office:value="400" calcext:value-type="float">
            <text:p>400 <text:s text:c="2"/></text:p>
          </table:table-cell>
          <table:table-cell table:number-columns-repeated="1016"/>
        </table:table-row>
        <table:table-row table:style-name="ro2">
          <table:table-cell office:value-type="float" office:value="403" calcext:value-type="float">
            <text:p>40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-de-vie</text:p>
          </table:table-cell>
          <table:table-cell table:style-name="ce8" office:value-type="float" office:value="31300" calcext:value-type="float">
            <text:p>31 300 <text:s text:c="2"/></text:p>
          </table:table-cell>
          <table:table-cell table:number-columns-repeated="1016"/>
        </table:table-row>
        <table:table-row table:style-name="ro2">
          <table:table-cell office:value-type="float" office:value="404" calcext:value-type="float">
            <text:p>40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table:style-name="ce8" office:value-type="float" office:value="1600" calcext:value-type="float">
            <text:p>1 600 <text:s text:c="2"/></text:p>
          </table:table-cell>
          <table:table-cell table:number-columns-repeated="1016"/>
        </table:table-row>
        <table:table-row table:style-name="ro2">
          <table:table-cell office:value-type="float" office:value="405" calcext:value-type="float">
            <text:p>40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table:style-name="ce8" office:value-type="float" office:value="1700" calcext:value-type="float">
            <text:p>1 700 <text:s text:c="2"/></text:p>
          </table:table-cell>
          <table:table-cell table:number-columns-repeated="1016"/>
        </table:table-row>
        <table:table-row table:style-name="ro2">
          <table:table-cell office:value-type="float" office:value="406" calcext:value-type="float">
            <text:p>40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secs</text:p>
          </table:table-cell>
          <table:table-cell table:style-name="ce8" office:value-type="float" office:value="900" calcext:value-type="float">
            <text:p>900 <text:s text:c="2"/></text:p>
          </table:table-cell>
          <table:table-cell table:number-columns-repeated="1016"/>
        </table:table-row>
        <table:table-row table:style-name="ro2">
          <table:table-cell office:value-type="float" office:value="407" calcext:value-type="float">
            <text:p>40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table:style-name="ce8" office:value-type="float" office:value="26500" calcext:value-type="float">
            <text:p>26 500 <text:s text:c="2"/></text:p>
          </table:table-cell>
          <table:table-cell table:number-columns-repeated="1016"/>
        </table:table-row>
        <table:table-row table:style-name="ro2">
          <table:table-cell office:value-type="float" office:value="408" calcext:value-type="float">
            <text:p>40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ivers</text:p>
          </table:table-cell>
          <table:table-cell table:style-name="ce8" office:value-type="float" office:value="700" calcext:value-type="float">
            <text:p>700 <text:s text:c="2"/></text:p>
          </table:table-cell>
          <table:table-cell table:number-columns-repeated="1016"/>
        </table:table-row>
        <table:table-row table:style-name="ro2">
          <table:table-cell office:value-type="float" office:value="409" calcext:value-type="float">
            <text:p>40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ivers</text:p>
          </table:table-cell>
          <table:table-cell table:style-name="ce8" office:value-type="float" office:value="29100" calcext:value-type="float">
            <text:p>29 100 <text:s text:c="2"/></text:p>
          </table:table-cell>
          <table:table-cell table:number-columns-repeated="1016"/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liqueur</text:p>
          </table:table-cell>
          <table:table-cell table:style-name="ce8" office:value-type="float" office:value="1800" calcext:value-type="float">
            <text:p>1 800 <text:s text:c="2"/></text:p>
          </table:table-cell>
          <table:table-cell table:number-columns-repeated="1016"/>
        </table:table-row>
        <table:table-row table:style-name="ro2">
          <table:table-cell office:value-type="float" office:value="411" calcext:value-type="float">
            <text:p>41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olailles et gibiers, provisions de bouche</text:p>
          </table:table-cell>
          <table:table-cell table:style-name="ce8" office:value-type="float" office:value="2900" calcext:value-type="float">
            <text:p>2 900 <text:s text:c="2"/></text:p>
          </table:table-cell>
          <table:table-cell table:number-columns-repeated="1016"/>
        </table:table-row>
        <table:table-row table:style-name="ro2">
          <table:table-cell office:value-type="float" office:value="412" calcext:value-type="float">
            <text:p>41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, rhum et sirops fins</text:p>
          </table:table-cell>
          <table:table-cell table:style-name="ce8" office:value-type="float" office:value="1900" calcext:value-type="float">
            <text:p>1 900 <text:s text:c="2"/></text:p>
          </table:table-cell>
          <table:table-cell table:number-columns-repeated="1016"/>
        </table:table-row>
        <table:table-row table:style-name="ro2">
          <table:table-cell office:value-type="float" office:value="413" calcext:value-type="float">
            <text:p>41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irop-mélasse</text:p>
          </table:table-cell>
          <table:table-cell table:style-name="ce8" office:value-type="float" office:value="4500" calcext:value-type="float">
            <text:p>4 500 <text:s text:c="2"/></text:p>
          </table:table-cell>
          <table:table-cell table:number-columns-repeated="1016"/>
        </table:table-row>
        <table:table-row table:style-name="ro2">
          <table:table-cell office:value-type="float" office:value="414" calcext:value-type="float">
            <text:p>41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 de lin et de chanvre</text:p>
          </table:table-cell>
          <table:table-cell table:style-name="ce8" office:value-type="float" office:value="24300" calcext:value-type="float">
            <text:p>24 300 <text:s text:c="2"/></text:p>
          </table:table-cell>
          <table:table-cell table:number-columns-repeated="1016"/>
        </table:table-row>
        <table:table-row table:style-name="ro2">
          <table:table-cell office:value-type="float" office:value="415" calcext:value-type="float">
            <text:p>41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table:style-name="ce8" office:value-type="float" office:value="7200" calcext:value-type="float">
            <text:p>7 200 <text:s text:c="2"/></text:p>
          </table:table-cell>
          <table:table-cell table:number-columns-repeated="1016"/>
        </table:table-row>
        <table:table-row table:style-name="ro2">
          <table:table-cell office:value-type="float" office:value="416" calcext:value-type="float">
            <text:p>41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table:style-name="ce8" office:value-type="float" office:value="112400" calcext:value-type="float">
            <text:p>112 400 <text:s text:c="2"/></text:p>
          </table:table-cell>
          <table:table-cell table:number-columns-repeated="1016"/>
        </table:table-row>
        <table:table-row table:style-name="ro2">
          <table:table-cell office:value-type="float" office:value="417" calcext:value-type="float">
            <text:p>41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iverses</text:p>
          </table:table-cell>
          <table:table-cell table:style-name="ce8"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418" calcext:value-type="float">
            <text:p>41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genièvre</text:p>
          </table:table-cell>
          <table:table-cell table:style-name="ce8" office:value-type="float" office:value="13800" calcext:value-type="float">
            <text:p>13 800 <text:s text:c="2"/></text:p>
          </table:table-cell>
          <table:table-cell table:number-columns-repeated="1016"/>
        </table:table-row>
        <table:table-row table:style-name="ro2">
          <table:table-cell office:value-type="float" office:value="419" calcext:value-type="float">
            <text:p>41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jardin</text:p>
          </table:table-cell>
          <table:table-cell table:style-name="ce8"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table:style-name="ce8"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>
          <table:table-cell office:value-type="float" office:value="421" calcext:value-type="float">
            <text:p>42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lun</text:p>
          </table:table-cell>
          <table:table-cell table:style-name="ce8" office:value-type="float" office:value="800" calcext:value-type="float">
            <text:p>800 <text:s text:c="2"/></text:p>
          </table:table-cell>
          <table:table-cell table:number-columns-repeated="1016"/>
        </table:table-row>
        <table:table-row table:style-name="ro2">
          <table:table-cell office:value-type="float" office:value="422" calcext:value-type="float">
            <text:p>42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éruse</text:p>
          </table:table-cell>
          <table:table-cell table:style-name="ce8" office:value-type="float" office:value="4100" calcext:value-type="float">
            <text:p>4 100 <text:s text:c="2"/></text:p>
          </table:table-cell>
          <table:table-cell table:number-columns-repeated="1016"/>
        </table:table-row>
        <table:table-row table:style-name="ro2">
          <table:table-cell office:value-type="float" office:value="423" calcext:value-type="float">
            <text:p>42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table:style-name="ce8"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>
          <table:table-cell office:value-type="float" office:value="424" calcext:value-type="float">
            <text:p>42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table:style-name="ce8" office:value-type="float" office:value="23700" calcext:value-type="float">
            <text:p>23 700 <text:s text:c="2"/></text:p>
          </table:table-cell>
          <table:table-cell table:number-columns-repeated="1016"/>
        </table:table-row>
        <table:table-row table:style-name="ro2">
          <table:table-cell office:value-type="float" office:value="425" calcext:value-type="float">
            <text:p>42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table:style-name="ce8" office:value-type="float" office:value="12900" calcext:value-type="float">
            <text:p>12 900 <text:s text:c="2"/></text:p>
          </table:table-cell>
          <table:table-cell table:number-columns-repeated="1016"/>
        </table:table-row>
        <table:table-row table:style-name="ro2">
          <table:table-cell office:value-type="float" office:value="426" calcext:value-type="float">
            <text:p>42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</text:p>
          </table:table-cell>
          <table:table-cell table:style-name="ce8" office:value-type="float" office:value="164600" calcext:value-type="float">
            <text:p>164 600 <text:s text:c="2"/></text:p>
          </table:table-cell>
          <table:table-cell table:number-columns-repeated="1016"/>
        </table:table-row>
        <table:table-row table:style-name="ro2">
          <table:table-cell office:value-type="float" office:value="427" calcext:value-type="float">
            <text:p>42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 et fraîches</text:p>
          </table:table-cell>
          <table:table-cell table:style-name="ce8" office:value-type="float" office:value="2700" calcext:value-type="float">
            <text:p>2 700 <text:s text:c="2"/></text:p>
          </table:table-cell>
          <table:table-cell table:number-columns-repeated="1016"/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-de-vie</text:p>
          </table:table-cell>
          <table:table-cell table:style-name="ce8" office:value-type="float" office:value="7500" calcext:value-type="float">
            <text:p>7 500 <text:s text:c="2"/></text:p>
          </table:table-cell>
          <table:table-cell table:number-columns-repeated="1016"/>
        </table:table-row>
        <table:table-row table:style-name="ro2">
          <table:table-cell office:value-type="float" office:value="429" calcext:value-type="float">
            <text:p>42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table:style-name="ce8" office:value-type="float" office:value="294500" calcext:value-type="float">
            <text:p>294 500 <text:s text:c="2"/></text:p>
          </table:table-cell>
          <table:table-cell table:number-columns-repeated="1016"/>
        </table:table-row>
        <table:table-row table:style-name="ro2">
          <table:table-cell office:value-type="float" office:value="430" calcext:value-type="float">
            <text:p>43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secs</text:p>
          </table:table-cell>
          <table:table-cell table:style-name="ce8" office:value-type="float" office:value="800" calcext:value-type="float">
            <text:p>800 <text:s text:c="2"/></text:p>
          </table:table-cell>
          <table:table-cell table:number-columns-repeated="1016"/>
        </table:table-row>
        <table:table-row table:style-name="ro2">
          <table:table-cell office:value-type="float" office:value="431" calcext:value-type="float">
            <text:p>43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table:style-name="ce8" office:value-type="float" office:value="11500" calcext:value-type="float">
            <text:p>11 500 <text:s text:c="2"/></text:p>
          </table:table-cell>
          <table:table-cell table:number-columns-repeated="1016"/>
        </table:table-row>
        <table:table-row table:style-name="ro2">
          <table:table-cell office:value-type="float" office:value="432" calcext:value-type="float">
            <text:p>43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table:style-name="ce8" office:value-type="float" office:value="12100" calcext:value-type="float">
            <text:p>12 100 <text:s text:c="2"/></text:p>
          </table:table-cell>
          <table:table-cell table:number-columns-repeated="1016"/>
        </table:table-row>
        <table:table-row table:style-name="ro2">
          <table:table-cell office:value-type="float" office:value="433" calcext:value-type="float">
            <text:p>43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table:style-name="ce8" office:value-type="float" office:value="119900" calcext:value-type="float">
            <text:p>119 900 <text:s text:c="2"/></text:p>
          </table:table-cell>
          <table:table-cell table:number-columns-repeated="1016"/>
        </table:table-row>
        <table:table-row table:style-name="ro2">
          <table:table-cell office:value-type="float" office:value="434" calcext:value-type="float">
            <text:p>43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ivers</text:p>
          </table:table-cell>
          <table:table-cell table:style-name="ce8" office:value-type="float" office:value="209400" calcext:value-type="float">
            <text:p>209 400 <text:s text:c="2"/></text:p>
          </table:table-cell>
          <table:table-cell table:number-columns-repeated="1016"/>
        </table:table-row>
        <table:table-row table:style-name="ro2">
          <table:table-cell office:value-type="float" office:value="435" calcext:value-type="float">
            <text:p>43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el</text:p>
          </table:table-cell>
          <table:table-cell table:style-name="ce8" office:value-type="float" office:value="14000" calcext:value-type="float">
            <text:p>14 000 <text:s text:c="2"/></text:p>
          </table:table-cell>
          <table:table-cell table:number-columns-repeated="1016"/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ivers</text:p>
          </table:table-cell>
          <table:table-cell table:style-name="ce8" office:value-type="float" office:value="146600" calcext:value-type="float">
            <text:p>146 600 <text:s text:c="2"/></text:p>
          </table:table-cell>
          <table:table-cell table:number-columns-repeated="1016"/>
        </table:table-row>
        <table:table-row table:style-name="ro2">
          <table:table-cell office:value-type="float" office:value="437" calcext:value-type="float">
            <text:p>43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liqueur</text:p>
          </table:table-cell>
          <table:table-cell table:style-name="ce8" office:value-type="float" office:value="19500" calcext:value-type="float">
            <text:p>19 500 <text:s text:c="2"/></text:p>
          </table:table-cell>
          <table:table-cell table:number-columns-repeated="1016"/>
        </table:table-row>
        <table:table-row table:style-name="ro2">
          <table:table-cell office:value-type="float" office:value="438" calcext:value-type="float">
            <text:p>43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aigre</text:p>
          </table:table-cell>
          <table:table-cell table:style-name="ce8" office:value-type="float" office:value="1100" calcext:value-type="float">
            <text:p>1 100 <text:s text:c="2"/></text:p>
          </table:table-cell>
          <table:table-cell table:number-columns-repeated="1016"/>
        </table:table-row>
        <table:table-row table:style-name="ro2">
          <table:table-cell office:value-type="float" office:value="439" calcext:value-type="float">
            <text:p>43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olailles et gibiers, provisions de bouche</text:p>
          </table:table-cell>
          <table:table-cell table:style-name="ce8" office:value-type="float" office:value="11200" calcext:value-type="float">
            <text:p>11 200 <text:s text:c="2"/></text:p>
          </table:table-cell>
          <table:table-cell table:number-columns-repeated="1016"/>
        </table:table-row>
        <table:table-row table:style-name="ro2">
          <table:table-cell office:value-type="float" office:value="440" calcext:value-type="float">
            <text:p>44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table:style-name="ce8" office:value-type="float" office:value="1300" calcext:value-type="float">
            <text:p>1 300 <text:s text:c="2"/></text:p>
          </table:table-cell>
          <table:table-cell table:number-columns-repeated="1016"/>
        </table:table-row>
        <table:table-row table:style-name="ro2">
          <table:table-cell office:value-type="float" office:value="441" calcext:value-type="float">
            <text:p>44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, rhum et sirops fins</text:p>
          </table:table-cell>
          <table:table-cell table:style-name="ce8" office:value-type="float" office:value="13500" calcext:value-type="float">
            <text:p>13 500 <text:s text:c="2"/></text:p>
          </table:table-cell>
          <table:table-cell table:number-columns-repeated="1016"/>
        </table:table-row>
        <table:table-row table:style-name="ro2">
          <table:table-cell office:value-type="float" office:value="442" calcext:value-type="float">
            <text:p>44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irop-mélasse</text:p>
          </table:table-cell>
          <table:table-cell table:style-name="ce8" office:value-type="float" office:value="4800" calcext:value-type="float">
            <text:p>4 800 <text:s text:c="2"/></text:p>
          </table:table-cell>
          <table:table-cell table:number-columns-repeated="1016"/>
        </table:table-row>
        <table:table-row table:style-name="ro2">
          <table:table-cell office:value-type="float" office:value="443" calcext:value-type="float">
            <text:p>44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table:style-name="ce8" office:value-type="float" office:value="68600" calcext:value-type="float">
            <text:p>68 600 <text:s text:c="2"/></text:p>
          </table:table-cell>
          <table:table-cell table:number-columns-repeated="1016"/>
        </table:table-row>
        <table:table-row table:style-name="ro2">
          <table:table-cell office:value-type="float" office:value="444" calcext:value-type="float">
            <text:p>44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 mêlées</text:p>
          </table:table-cell>
          <table:table-cell table:style-name="ce8" office:value-type="float" office:value="3200" calcext:value-type="float">
            <text:p>3 200 <text:s text:c="2"/></text:p>
          </table:table-cell>
          <table:table-cell table:number-columns-repeated="1016"/>
        </table:table-row>
        <table:table-row table:style-name="ro2">
          <table:table-cell office:value-type="float" office:value="445" calcext:value-type="float">
            <text:p>44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table:style-name="ce8" office:value-type="float" office:value="23300" calcext:value-type="float">
            <text:p>23 300 <text:s text:c="2"/></text:p>
          </table:table-cell>
          <table:table-cell table:number-columns-repeated="1016"/>
        </table:table-row>
        <table:table-row table:style-name="ro2">
          <table:table-cell office:value-type="float" office:value="446" calcext:value-type="float">
            <text:p>44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Girofle</text:p>
          </table:table-cell>
          <table:table-cell table:style-name="ce8" office:value-type="float" office:value="21500" calcext:value-type="float">
            <text:p>21 500 <text:s text:c="2"/></text:p>
          </table:table-cell>
          <table:table-cell table:number-columns-repeated="1016"/>
        </table:table-row>
        <table:table-row table:style-name="ro2">
          <table:table-cell office:value-type="float" office:value="447" calcext:value-type="float">
            <text:p>44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uscade</text:p>
          </table:table-cell>
          <table:table-cell table:style-name="ce8" office:value-type="float" office:value="1400" calcext:value-type="float">
            <text:p>1 400 <text:s text:c="2"/></text:p>
          </table:table-cell>
          <table:table-cell table:number-columns-repeated="1016"/>
        </table:table-row>
        <table:table-row table:style-name="ro2">
          <table:table-cell office:value-type="float" office:value="448" calcext:value-type="float">
            <text:p>44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table:number-columns-repeated="2" office:value-type="string" calcext:value-type="string">
            <text:p>Bêtes de somme</text:p>
          </table:table-cell>
          <table:table-cell table:style-name="ce8" office:value-type="float" office:value="49400" calcext:value-type="float">
            <text:p>49 400 <text:s text:c="2"/></text:p>
          </table:table-cell>
          <table:table-cell table:number-columns-repeated="1016"/>
        </table:table-row>
        <table:table-row table:style-name="ro2">
          <table:table-cell office:value-type="float" office:value="449" calcext:value-type="float">
            <text:p>44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 filé</text:p>
          </table:table-cell>
          <table:table-cell table:style-name="ce8" office:value-type="float" office:value="6400" calcext:value-type="float">
            <text:p>6 400 <text:s text:c="2"/></text:p>
          </table:table-cell>
          <table:table-cell table:number-columns-repeated="1016"/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 de lin et de chanvre</text:p>
          </table:table-cell>
          <table:table-cell table:style-name="ce8" office:value-type="float" office:value="1600" calcext:value-type="float">
            <text:p>1 600 <text:s text:c="2"/></text:p>
          </table:table-cell>
          <table:table-cell table:number-columns-repeated="1016"/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s filées</text:p>
          </table:table-cell>
          <table:table-cell table:style-name="ce8"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>
          <table:table-cell office:value-type="float" office:value="452" calcext:value-type="float">
            <text:p>45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s</text:p>
          </table:table-cell>
          <table:table-cell table:style-name="ce8" office:value-type="float" office:value="500" calcext:value-type="float">
            <text:p>500 <text:s text:c="2"/></text:p>
          </table:table-cell>
          <table:table-cell table:number-columns-repeated="1016"/>
        </table:table-row>
        <table:table-row table:style-name="ro2">
          <table:table-cell office:value-type="float" office:value="453" calcext:value-type="float">
            <text:p>45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aleine</text:p>
          </table:table-cell>
          <table:table-cell table:style-name="ce8" office:value-type="float" office:value="2900" calcext:value-type="float">
            <text:p>2 900 <text:s text:c="2"/></text:p>
          </table:table-cell>
          <table:table-cell table:number-columns-repeated="1016"/>
        </table:table-row>
        <table:table-row table:style-name="ro2">
          <table:table-cell office:value-type="float" office:value="454" calcext:value-type="float">
            <text:p>45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table:style-name="ce8" office:value-type="float" office:value="14400" calcext:value-type="float">
            <text:p>14 400 <text:s text:c="2"/></text:p>
          </table:table-cell>
          <table:table-cell table:number-columns-repeated="1016"/>
        </table:table-row>
        <table:table-row table:style-name="ro2">
          <table:table-cell office:value-type="float" office:value="455" calcext:value-type="float">
            <text:p>45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</text:p>
          </table:table-cell>
          <table:table-cell table:style-name="ce8" office:value-type="float" office:value="111000" calcext:value-type="float">
            <text:p>111 000 <text:s text:c="2"/></text:p>
          </table:table-cell>
          <table:table-cell table:number-columns-repeated="1016"/>
        </table:table-row>
        <table:table-row table:style-name="ro2">
          <table:table-cell office:value-type="float" office:value="456" calcext:value-type="float">
            <text:p>45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table:style-name="ce8" office:value-type="float" office:value="187500" calcext:value-type="float">
            <text:p>187 500 <text:s text:c="2"/></text:p>
          </table:table-cell>
          <table:table-cell table:number-columns-repeated="1016"/>
        </table:table-row>
        <table:table-row table:style-name="ro2">
          <table:table-cell office:value-type="float" office:value="457" calcext:value-type="float">
            <text:p>45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 de bois et de terre</text:p>
          </table:table-cell>
          <table:table-cell table:style-name="ce8" office:value-type="float" office:value="23800" calcext:value-type="float">
            <text:p>23 800 <text:s text:c="2"/></text:p>
          </table:table-cell>
          <table:table-cell table:number-columns-repeated="1016"/>
        </table:table-row>
        <table:table-row table:style-name="ro2">
          <table:table-cell office:value-type="float" office:value="458" calcext:value-type="float">
            <text:p>45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 jaune et blanche</text:p>
          </table:table-cell>
          <table:table-cell table:style-name="ce8" office:value-type="float" office:value="292300" calcext:value-type="float">
            <text:p>292 300 <text:s text:c="2"/></text:p>
          </table:table-cell>
          <table:table-cell table:number-columns-repeated="1016"/>
        </table:table-row>
        <table:table-row table:style-name="ro2">
          <table:table-cell office:value-type="float" office:value="459" calcext:value-type="float">
            <text:p>45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table:style-name="ce8" office:value-type="float" office:value="3815300" calcext:value-type="float">
            <text:p>3 815 300 <text:s text:c="2"/></text:p>
          </table:table-cell>
          <table:table-cell table:number-columns-repeated="1016"/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trèfle et luzerne</text:p>
          </table:table-cell>
          <table:table-cell table:style-name="ce8"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461" calcext:value-type="float">
            <text:p>46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iége en planches</text:p>
          </table:table-cell>
          <table:table-cell table:style-name="ce8" office:value-type="float" office:value="7300" calcext:value-type="float">
            <text:p>7 300 <text:s text:c="2"/></text:p>
          </table:table-cell>
          <table:table-cell table:number-columns-repeated="1016"/>
        </table:table-row>
        <table:table-row table:style-name="ro2">
          <table:table-cell office:value-type="float" office:value="462" calcext:value-type="float">
            <text:p>46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fre</text:p>
          </table:table-cell>
          <table:table-cell table:style-name="ce8" office:value-type="float" office:value="40400" calcext:value-type="float">
            <text:p>40 400 <text:s text:c="2"/></text:p>
          </table:table-cell>
          <table:table-cell table:number-columns-repeated="1016"/>
        </table:table-row>
        <table:table-row table:style-name="ro2">
          <table:table-cell office:value-type="float" office:value="463" calcext:value-type="float">
            <text:p>46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</text:p>
          </table:table-cell>
          <table:table-cell table:style-name="ce8"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464" calcext:value-type="float">
            <text:p>46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table:style-name="ce8" office:value-type="float" office:value="24700" calcext:value-type="float">
            <text:p>24 700 <text:s text:c="2"/></text:p>
          </table:table-cell>
          <table:table-cell table:number-columns-repeated="1016"/>
        </table:table-row>
        <table:table-row table:style-name="ro2">
          <table:table-cell office:value-type="float" office:value="465" calcext:value-type="float">
            <text:p>46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lun</text:p>
          </table:table-cell>
          <table:table-cell table:style-name="ce8" office:value-type="float" office:value="251300" calcext:value-type="float">
            <text:p>251 300 <text:s text:c="2"/></text:p>
          </table:table-cell>
          <table:table-cell table:number-columns-repeated="1016"/>
        </table:table-row>
        <table:table-row table:style-name="ro2">
          <table:table-cell office:value-type="float" office:value="466" calcext:value-type="float">
            <text:p>46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éruse</text:p>
          </table:table-cell>
          <table:table-cell table:style-name="ce8" office:value-type="float" office:value="1500" calcext:value-type="float">
            <text:p>1 500 <text:s text:c="2"/></text:p>
          </table:table-cell>
          <table:table-cell table:number-columns-repeated="1016"/>
        </table:table-row>
        <table:table-row table:style-name="ro2">
          <table:table-cell office:value-type="float" office:value="467" calcext:value-type="float">
            <text:p>46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table:style-name="ce8" office:value-type="float" office:value="227300" calcext:value-type="float">
            <text:p>227 300 <text:s text:c="2"/></text:p>
          </table:table-cell>
          <table:table-cell table:number-columns-repeated="1016"/>
        </table:table-row>
        <table:table-row table:style-name="ro2">
          <table:table-cell office:value-type="float" office:value="468" calcext:value-type="float">
            <text:p>46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table:style-name="ce8" office:value-type="float" office:value="37700" calcext:value-type="float">
            <text:p>37 700 <text:s text:c="2"/></text:p>
          </table:table-cell>
          <table:table-cell table:number-columns-repeated="1016"/>
        </table:table-row>
        <table:table-row table:style-name="ro2">
          <table:table-cell office:value-type="float" office:value="469" calcext:value-type="float">
            <text:p>46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Indigo</text:p>
          </table:table-cell>
          <table:table-cell table:style-name="ce8" office:value-type="float" office:value="575400" calcext:value-type="float">
            <text:p>575 400 <text:s text:c="2"/></text:p>
          </table:table-cell>
          <table:table-cell table:number-columns-repeated="1016"/>
        </table:table-row>
        <table:table-row table:style-name="ro2">
          <table:table-cell office:value-type="float" office:value="470" calcext:value-type="float">
            <text:p>47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Rocou</text:p>
          </table:table-cell>
          <table:table-cell table:style-name="ce8" office:value-type="float" office:value="1300" calcext:value-type="float">
            <text:p>1 300 <text:s text:c="2"/></text:p>
          </table:table-cell>
          <table:table-cell table:number-columns-repeated="1016"/>
        </table:table-row>
        <table:table-row table:style-name="ro2">
          <table:table-cell office:value-type="float" office:value="471" calcext:value-type="float">
            <text:p>47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table:style-name="ce8" office:value-type="float" office:value="10900" calcext:value-type="float">
            <text:p>10 900 <text:s text:c="2"/></text:p>
          </table:table-cell>
          <table:table-cell table:number-columns-repeated="1016"/>
        </table:table-row>
        <table:table-row table:style-name="ro2">
          <table:table-cell office:value-type="float" office:value="472" calcext:value-type="float">
            <text:p>47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table:style-name="ce8" office:value-type="float" office:value="29000" calcext:value-type="float">
            <text:p>29 000 <text:s text:c="2"/></text:p>
          </table:table-cell>
          <table:table-cell table:number-columns-repeated="1016"/>
        </table:table-row>
        <table:table-row table:style-name="ro2">
          <table:table-cell office:value-type="float" office:value="473" calcext:value-type="float">
            <text:p>47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 et fraîches</text:p>
          </table:table-cell>
          <table:table-cell table:style-name="ce8" office:value-type="float" office:value="500" calcext:value-type="float">
            <text:p>500 <text:s text:c="2"/></text:p>
          </table:table-cell>
          <table:table-cell table:number-columns-repeated="1016"/>
        </table:table-row>
        <table:table-row table:style-name="ro2">
          <table:table-cell office:value-type="float" office:value="474" calcext:value-type="float">
            <text:p>47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table:style-name="ce8"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>
          <table:table-cell office:value-type="float" office:value="475" calcext:value-type="float">
            <text:p>47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ivers</text:p>
          </table:table-cell>
          <table:table-cell table:style-name="ce8" office:value-type="float" office:value="900" calcext:value-type="float">
            <text:p>900 <text:s text:c="2"/></text:p>
          </table:table-cell>
          <table:table-cell table:number-columns-repeated="1016"/>
        </table:table-row>
        <table:table-row table:style-name="ro2">
          <table:table-cell office:value-type="float" office:value="476" calcext:value-type="float">
            <text:p>47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olailles et gibiers, provisions de bouche</text:p>
          </table:table-cell>
          <table:table-cell table:style-name="ce8"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477" calcext:value-type="float">
            <text:p>47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table:style-name="ce8" office:value-type="float" office:value="1600" calcext:value-type="float">
            <text:p>1 600 <text:s text:c="2"/></text:p>
          </table:table-cell>
          <table:table-cell table:number-columns-repeated="1016"/>
        </table:table-row>
        <table:table-row table:style-name="ro2">
          <table:table-cell office:value-type="float" office:value="478" calcext:value-type="float">
            <text:p>47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 de lin et de chanvre</text:p>
          </table:table-cell>
          <table:table-cell table:style-name="ce8" office:value-type="float" office:value="12900" calcext:value-type="float">
            <text:p>12 900 <text:s text:c="2"/></text:p>
          </table:table-cell>
          <table:table-cell table:number-columns-repeated="1016"/>
        </table:table-row>
        <table:table-row table:style-name="ro2">
          <table:table-cell office:value-type="float" office:value="479" calcext:value-type="float">
            <text:p>47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s</text:p>
          </table:table-cell>
          <table:table-cell table:style-name="ce8" office:value-type="float" office:value="16700" calcext:value-type="float">
            <text:p>16 700 <text:s text:c="2"/></text:p>
          </table:table-cell>
          <table:table-cell table:number-columns-repeated="1016"/>
        </table:table-row>
        <table:table-row table:style-name="ro2">
          <table:table-cell office:value-type="float" office:value="480" calcext:value-type="float">
            <text:p>48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table:style-name="ce8" office:value-type="float" office:value="5600" calcext:value-type="float">
            <text:p>5 600 <text:s text:c="2"/></text:p>
          </table:table-cell>
          <table:table-cell table:number-columns-repeated="1016"/>
        </table:table-row>
        <table:table-row table:style-name="ro2">
          <table:table-cell office:value-type="float" office:value="481" calcext:value-type="float">
            <text:p>48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table:style-name="ce8" office:value-type="float" office:value="170500" calcext:value-type="float">
            <text:p>170 500 <text:s text:c="2"/></text:p>
          </table:table-cell>
          <table:table-cell table:number-columns-repeated="1016"/>
        </table:table-row>
        <table:table-row table:style-name="ro2">
          <table:table-cell office:value-type="float" office:value="482" calcext:value-type="float">
            <text:p>48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jardin</text:p>
          </table:table-cell>
          <table:table-cell table:style-name="ce8" office:value-type="float" office:value="400" calcext:value-type="float">
            <text:p>400 <text:s text:c="2"/></text:p>
          </table:table-cell>
          <table:table-cell table:number-columns-repeated="1016"/>
        </table:table-row>
        <table:table-row table:style-name="ro2">
          <table:table-cell office:value-type="float" office:value="483" calcext:value-type="float">
            <text:p>48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fre</text:p>
          </table:table-cell>
          <table:table-cell table:style-name="ce8"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>
          <table:table-cell office:value-type="float" office:value="484" calcext:value-type="float">
            <text:p>48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table:style-name="ce8" office:value-type="float" office:value="700" calcext:value-type="float">
            <text:p>700 <text:s text:c="2"/></text:p>
          </table:table-cell>
          <table:table-cell table:number-columns-repeated="1016"/>
        </table:table-row>
        <table:table-row table:style-name="ro2">
          <table:table-cell office:value-type="float" office:value="485" calcext:value-type="float">
            <text:p>48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lun</text:p>
          </table:table-cell>
          <table:table-cell table:style-name="ce8" office:value-type="float" office:value="2100" calcext:value-type="float">
            <text:p>2 100 <text:s text:c="2"/></text:p>
          </table:table-cell>
          <table:table-cell table:number-columns-repeated="1016"/>
        </table:table-row>
        <table:table-row table:style-name="ro2">
          <table:table-cell office:value-type="float" office:value="486" calcext:value-type="float">
            <text:p>48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éruse</text:p>
          </table:table-cell>
          <table:table-cell table:style-name="ce8" office:value-type="float" office:value="24600" calcext:value-type="float">
            <text:p>24 600 <text:s text:c="2"/></text:p>
          </table:table-cell>
          <table:table-cell table:number-columns-repeated="1016"/>
        </table:table-row>
        <table:table-row table:style-name="ro2">
          <table:table-cell office:value-type="float" office:value="487" calcext:value-type="float">
            <text:p>48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table:style-name="ce8" office:value-type="float" office:value="1800" calcext:value-type="float">
            <text:p>1 800 <text:s text:c="2"/></text:p>
          </table:table-cell>
          <table:table-cell table:number-columns-repeated="1016"/>
        </table:table-row>
        <table:table-row table:style-name="ro2">
          <table:table-cell office:value-type="float" office:value="488" calcext:value-type="float">
            <text:p>48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table:style-name="ce8"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>
          <table:table-cell office:value-type="float" office:value="489" calcext:value-type="float">
            <text:p>48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ivers</text:p>
          </table:table-cell>
          <table:table-cell table:style-name="ce8" office:value-type="float" office:value="400" calcext:value-type="float">
            <text:p>400 <text:s text:c="2"/></text:p>
          </table:table-cell>
          <table:table-cell table:number-columns-repeated="1016"/>
        </table:table-row>
        <table:table-row table:style-name="ro2">
          <table:table-cell office:value-type="float" office:value="490" calcext:value-type="float">
            <text:p>49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olailles et gibiers, provisions de bouche</text:p>
          </table:table-cell>
          <table:table-cell table:style-name="ce8"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>
          <table:table-cell office:value-type="float" office:value="491" calcext:value-type="float">
            <text:p>49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 filé</text:p>
          </table:table-cell>
          <table:table-cell table:style-name="ce8"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>
          <table:table-cell office:value-type="float" office:value="492" calcext:value-type="float">
            <text:p>49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s</text:p>
          </table:table-cell>
          <table:table-cell table:style-name="ce8" office:value-type="float" office:value="17700" calcext:value-type="float">
            <text:p>17 700 <text:s text:c="2"/></text:p>
          </table:table-cell>
          <table:table-cell table:number-columns-repeated="1016"/>
        </table:table-row>
        <table:table-row table:style-name="ro2">
          <table:table-cell office:value-type="float" office:value="493" calcext:value-type="float">
            <text:p>49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</text:p>
          </table:table-cell>
          <table:table-cell table:style-name="ce8" office:value-type="float" office:value="800" calcext:value-type="float">
            <text:p>800 <text:s text:c="2"/></text:p>
          </table:table-cell>
          <table:table-cell table:number-columns-repeated="1016"/>
        </table:table-row>
        <table:table-row table:style-name="ro2">
          <table:table-cell office:value-type="float" office:value="494" calcext:value-type="float">
            <text:p>49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</text:p>
          </table:table-cell>
          <table:table-cell table:style-name="ce8"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>
          <table:table-cell office:value-type="float" office:value="495" calcext:value-type="float">
            <text:p>49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table:style-name="ce8" office:value-type="float" office:value="10800" calcext:value-type="float">
            <text:p>10 800 <text:s text:c="2"/></text:p>
          </table:table-cell>
          <table:table-cell table:number-columns-repeated="1016"/>
        </table:table-row>
        <table:table-row table:style-name="ro2">
          <table:table-cell office:value-type="float" office:value="496" calcext:value-type="float">
            <text:p>49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table:style-name="ce8" office:value-type="float" office:value="22800" calcext:value-type="float">
            <text:p>22 800 <text:s text:c="2"/></text:p>
          </table:table-cell>
          <table:table-cell table:number-columns-repeated="1016"/>
        </table:table-row>
        <table:table-row table:style-name="ro2">
          <table:table-cell office:value-type="float" office:value="497" calcext:value-type="float">
            <text:p>49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table:style-name="ce8" office:value-type="float" office:value="85300" calcext:value-type="float">
            <text:p>85 300 <text:s text:c="2"/></text:p>
          </table:table-cell>
          <table:table-cell table:number-columns-repeated="1016"/>
        </table:table-row>
        <table:table-row table:style-name="ro2">
          <table:table-cell office:value-type="float" office:value="498" calcext:value-type="float">
            <text:p>49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Rocou</text:p>
          </table:table-cell>
          <table:table-cell table:style-name="ce8" office:value-type="float" office:value="600" calcext:value-type="float">
            <text:p>600 <text:s text:c="2"/></text:p>
          </table:table-cell>
          <table:table-cell table:number-columns-repeated="1016"/>
        </table:table-row>
        <table:table-row table:style-name="ro2">
          <table:table-cell office:value-type="float" office:value="499" calcext:value-type="float">
            <text:p>49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s</text:p>
          </table:table-cell>
          <table:table-cell table:style-name="ce8" office:value-type="float" office:value="900" calcext:value-type="float">
            <text:p>900 <text:s text:c="2"/></text:p>
          </table:table-cell>
          <table:table-cell table:number-columns-repeated="1016"/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jardin</text:p>
          </table:table-cell>
          <table:table-cell table:style-name="ce8"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>
          <table:table-cell office:value-type="float" office:value="501" calcext:value-type="float">
            <text:p>50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</text:p>
          </table:table-cell>
          <table:table-cell table:style-name="ce8"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>
          <table:table-cell office:value-type="float" office:value="502" calcext:value-type="float">
            <text:p>50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table:style-name="ce8"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503" calcext:value-type="float">
            <text:p>50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Angleterre en vertu de licenc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urre</text:p>
          </table:table-cell>
          <table:table-cell table:style-name="ce8" office:value-type="float" office:value="1309400" calcext:value-type="float">
            <text:p>1 309 400 <text:s text:c="2"/></text:p>
          </table:table-cell>
          <table:table-cell table:number-columns-repeated="1016"/>
        </table:table-row>
        <table:table-row table:style-name="ro2">
          <table:table-cell office:value-type="float" office:value="504" calcext:value-type="float">
            <text:p>50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Angleterre en vertu de licenc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-de-vie</text:p>
          </table:table-cell>
          <table:table-cell table:style-name="ce8" office:value-type="float" office:value="2516600" calcext:value-type="float">
            <text:p>2 516 600 <text:s text:c="2"/></text:p>
          </table:table-cell>
          <table:table-cell table:number-columns-repeated="1016"/>
        </table:table-row>
        <table:table-row table:style-name="ro2">
          <table:table-cell office:value-type="float" office:value="505" calcext:value-type="float">
            <text:p>50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Angleterre en vertu de licenc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table:style-name="ce8" office:value-type="float" office:value="3278500" calcext:value-type="float">
            <text:p>3 278 500 <text:s text:c="2"/></text:p>
          </table:table-cell>
          <table:table-cell table:number-columns-repeated="1016"/>
        </table:table-row>
        <table:table-row table:style-name="ro2">
          <table:table-cell office:value-type="float" office:value="506" calcext:value-type="float">
            <text:p>50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Angleterre en vertu de licenc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table:style-name="ce8" office:value-type="float" office:value="6400" calcext:value-type="float">
            <text:p>6 400 <text:s text:c="2"/></text:p>
          </table:table-cell>
          <table:table-cell table:number-columns-repeated="1016"/>
        </table:table-row>
        <table:table-row table:style-name="ro2">
          <table:table-cell office:value-type="float" office:value="507" calcext:value-type="float">
            <text:p>50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Angleterre en vertu de licenc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secs</text:p>
          </table:table-cell>
          <table:table-cell table:style-name="ce8" office:value-type="float" office:value="522700" calcext:value-type="float">
            <text:p>522 700 <text:s text:c="2"/></text:p>
          </table:table-cell>
          <table:table-cell table:number-columns-repeated="1016"/>
        </table:table-row>
        <table:table-row table:style-name="ro2">
          <table:table-cell office:value-type="float" office:value="508" calcext:value-type="float">
            <text:p>50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Angleterre en vertu de licenc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Amandes</text:p>
          </table:table-cell>
          <table:table-cell table:style-name="ce8" office:value-type="float" office:value="75200" calcext:value-type="float">
            <text:p>75 200 <text:s text:c="2"/></text:p>
          </table:table-cell>
          <table:table-cell table:number-columns-repeated="1016"/>
        </table:table-row>
        <table:table-row table:style-name="ro2">
          <table:table-cell office:value-type="float" office:value="509" calcext:value-type="float">
            <text:p>50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Angleterre en vertu de licenc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table:style-name="ce8" office:value-type="float" office:value="138200" calcext:value-type="float">
            <text:p>138 200 <text:s text:c="2"/></text:p>
          </table:table-cell>
          <table:table-cell table:number-columns-repeated="1016"/>
        </table:table-row>
        <table:table-row table:style-name="ro2">
          <table:table-cell office:value-type="float" office:value="510" calcext:value-type="float">
            <text:p>51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Angleterre en vertu de licenc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ivers</text:p>
          </table:table-cell>
          <table:table-cell table:style-name="ce8" office:value-type="float" office:value="196100" calcext:value-type="float">
            <text:p>196 100 <text:s text:c="2"/></text:p>
          </table:table-cell>
          <table:table-cell table:number-columns-repeated="1016"/>
        </table:table-row>
        <table:table-row table:style-name="ro2">
          <table:table-cell office:value-type="float" office:value="511" calcext:value-type="float">
            <text:p>51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Angleterre en vertu de licenc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ivers</text:p>
          </table:table-cell>
          <table:table-cell table:style-name="ce8" office:value-type="float" office:value="793200" calcext:value-type="float">
            <text:p>793 200 <text:s text:c="2"/></text:p>
          </table:table-cell>
          <table:table-cell table:number-columns-repeated="1016"/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Angleterre en vertu de licenc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Bordeaux</text:p>
          </table:table-cell>
          <table:table-cell table:style-name="ce8" office:value-type="float" office:value="6092400" calcext:value-type="float">
            <text:p>6 092 400 <text:s text:c="2"/></text:p>
          </table:table-cell>
          <table:table-cell table:number-columns-repeated="1016"/>
        </table:table-row>
        <table:table-row table:style-name="ro2">
          <table:table-cell office:value-type="float" office:value="513" calcext:value-type="float">
            <text:p>51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Angleterre en vertu de licenc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liqueur</text:p>
          </table:table-cell>
          <table:table-cell table:style-name="ce8" office:value-type="float" office:value="6400" calcext:value-type="float">
            <text:p>6 400 <text:s text:c="2"/></text:p>
          </table:table-cell>
          <table:table-cell table:number-columns-repeated="1016"/>
        </table:table-row>
        <table:table-row table:style-name="ro2">
          <table:table-cell office:value-type="float" office:value="514" calcext:value-type="float">
            <text:p>51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Angleterre en vertu de licenc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olailles et gibiers, provisions de bouche</text:p>
          </table:table-cell>
          <table:table-cell table:style-name="ce8" office:value-type="float" office:value="54800" calcext:value-type="float">
            <text:p>54 800 <text:s text:c="2"/></text:p>
          </table:table-cell>
          <table:table-cell table:number-columns-repeated="1016"/>
        </table:table-row>
        <table:table-row table:style-name="ro2">
          <table:table-cell office:value-type="float" office:value="515" calcext:value-type="float">
            <text:p>51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Angleterre en vertu de licenc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 de lin et de chanvre</text:p>
          </table:table-cell>
          <table:table-cell table:style-name="ce8" office:value-type="float" office:value="353400" calcext:value-type="float">
            <text:p>353 400 <text:s text:c="2"/></text:p>
          </table:table-cell>
          <table:table-cell table:number-columns-repeated="1016"/>
        </table:table-row>
        <table:table-row table:style-name="ro2">
          <table:table-cell office:value-type="float" office:value="516" calcext:value-type="float">
            <text:p>51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Angleterre en vertu de licenc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s</text:p>
          </table:table-cell>
          <table:table-cell table:style-name="ce8" office:value-type="float" office:value="9018500" calcext:value-type="float">
            <text:p>9 018 500 <text:s text:c="2"/></text:p>
          </table:table-cell>
          <table:table-cell table:number-columns-repeated="1016"/>
        </table:table-row>
        <table:table-row table:style-name="ro2">
          <table:table-cell office:value-type="float" office:value="517" calcext:value-type="float">
            <text:p>51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Angleterre en vertu de licenc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table:style-name="ce8" office:value-type="float" office:value="47000" calcext:value-type="float">
            <text:p>47 000 <text:s text:c="2"/></text:p>
          </table:table-cell>
          <table:table-cell table:number-columns-repeated="1016"/>
        </table:table-row>
        <table:table-row table:style-name="ro2">
          <table:table-cell office:value-type="float" office:value="518" calcext:value-type="float">
            <text:p>51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Angleterre en vertu de licenc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iverses</text:p>
          </table:table-cell>
          <table:table-cell table:style-name="ce8" office:value-type="float" office:value="72800" calcext:value-type="float">
            <text:p>72 800 <text:s text:c="2"/></text:p>
          </table:table-cell>
          <table:table-cell table:number-columns-repeated="1016"/>
        </table:table-row>
        <table:table-row table:style-name="ro2">
          <table:table-cell office:value-type="float" office:value="519" calcext:value-type="float">
            <text:p>51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Angleterre en vertu de licenc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genièvre</text:p>
          </table:table-cell>
          <table:table-cell table:style-name="ce8" office:value-type="float" office:value="20400" calcext:value-type="float">
            <text:p>20 400 <text:s text:c="2"/></text:p>
          </table:table-cell>
          <table:table-cell table:number-columns-repeated="1016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Angleterre en vertu de licenc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jardin</text:p>
          </table:table-cell>
          <table:table-cell table:style-name="ce8" office:value-type="float" office:value="292500" calcext:value-type="float">
            <text:p>292 500 <text:s text:c="2"/></text:p>
          </table:table-cell>
          <table:table-cell table:number-columns-repeated="1016"/>
        </table:table-row>
        <table:table-row table:style-name="ro2">
          <table:table-cell office:value-type="float" office:value="521" calcext:value-type="float">
            <text:p>52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Angleterre en vertu de licenc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moutarde</text:p>
          </table:table-cell>
          <table:table-cell table:style-name="ce8" office:value-type="float" office:value="379800" calcext:value-type="float">
            <text:p>379 800 <text:s text:c="2"/></text:p>
          </table:table-cell>
          <table:table-cell table:number-columns-repeated="1016"/>
        </table:table-row>
        <table:table-row table:style-name="ro2">
          <table:table-cell office:value-type="float" office:value="522" calcext:value-type="float">
            <text:p>52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Angleterre en vertu de licenc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trèfle et luzerne</text:p>
          </table:table-cell>
          <table:table-cell table:style-name="ce8" office:value-type="float" office:value="6350000" calcext:value-type="float">
            <text:p>6 350 000 <text:s text:c="2"/></text:p>
          </table:table-cell>
          <table:table-cell table:number-columns-repeated="1016"/>
        </table:table-row>
        <table:table-row table:style-name="ro2">
          <table:table-cell office:value-type="float" office:value="523" calcext:value-type="float">
            <text:p>52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Angleterre en vertu de licenc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table:style-name="ce8" office:value-type="float" office:value="6500" calcext:value-type="float">
            <text:p>6 500 <text:s text:c="2"/></text:p>
          </table:table-cell>
          <table:table-cell table:number-columns-repeated="1016"/>
        </table:table-row>
        <table:table-row table:style-name="ro2">
          <table:table-cell office:value-type="float" office:value="524" calcext:value-type="float">
            <text:p>52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Angleterre en vertu de licenc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zur</text:p>
          </table:table-cell>
          <table:table-cell table:style-name="ce8" office:value-type="float" office:value="126000" calcext:value-type="float">
            <text:p>126 000 <text:s text:c="2"/></text:p>
          </table:table-cell>
          <table:table-cell table:number-columns-repeated="1016"/>
        </table:table-row>
        <table:table-row table:style-name="ro2">
          <table:table-cell office:value-type="float" office:value="525" calcext:value-type="float">
            <text:p>52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Angleterre en vertu de licenc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table:style-name="ce8" office:value-type="float" office:value="90200" calcext:value-type="float">
            <text:p>90 200 <text:s text:c="2"/></text:p>
          </table:table-cell>
          <table:table-cell table:number-columns-repeated="1016"/>
        </table:table-row>
        <table:table-row table:style-name="ro2">
          <table:table-cell office:value-type="float" office:value="526" calcext:value-type="float">
            <text:p>52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Angleterre en vertu de licenc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table:style-name="ce8" office:value-type="float" office:value="426000" calcext:value-type="float">
            <text:p>426 000 <text:s text:c="2"/></text:p>
          </table:table-cell>
          <table:table-cell table:number-columns-repeated="1016"/>
        </table:table-row>
        <table:table-row table:style-name="ro2">
          <table:table-cell office:value-type="float" office:value="527" calcext:value-type="float">
            <text:p>52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Angleterre en vertu de licenc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table:style-name="ce8" office:value-type="float" office:value="10200" calcext:value-type="float">
            <text:p>10 200 <text:s text:c="2"/></text:p>
          </table:table-cell>
          <table:table-cell table:number-columns-repeated="1016"/>
        </table:table-row>
        <table:table-row table:style-name="ro2">
          <table:table-cell office:value-type="float" office:value="528" calcext:value-type="float">
            <text:p>52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rgent vif</text:p>
          </table:table-cell>
          <table:table-cell table:style-name="ce8" office:value-type="float" office:value="1700" calcext:value-type="float">
            <text:p>1 700 <text:s text:c="2"/></text:p>
          </table:table-cell>
          <table:table-cell table:number-columns-repeated="1016"/>
        </table:table-row>
        <table:table-row table:style-name="ro2">
          <table:table-cell office:value-type="float" office:value="529" calcext:value-type="float">
            <text:p>52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table:style-name="ce8" office:value-type="float" office:value="22100" calcext:value-type="float">
            <text:p>22 100 <text:s text:c="2"/></text:p>
          </table:table-cell>
          <table:table-cell table:number-columns-repeated="1016"/>
        </table:table-row>
        <table:table-row table:style-name="ro2">
          <table:table-cell office:value-type="float" office:value="530" calcext:value-type="float">
            <text:p>53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Etain</text:p>
          </table:table-cell>
          <table:table-cell table:style-name="ce8" office:value-type="float" office:value="1100" calcext:value-type="float">
            <text:p>1 100 <text:s text:c="2"/></text:p>
          </table:table-cell>
          <table:table-cell table:number-columns-repeated="1016"/>
        </table:table-row>
        <table:table-row table:style-name="ro2">
          <table:table-cell office:value-type="float" office:value="531" calcext:value-type="float">
            <text:p>53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divers</text:p>
          </table:table-cell>
          <table:table-cell table:style-name="ce8" office:value-type="float" office:value="122200" calcext:value-type="float">
            <text:p>122 200 <text:s text:c="2"/></text:p>
          </table:table-cell>
          <table:table-cell table:number-columns-repeated="1016"/>
        </table:table-row>
        <table:table-row table:style-name="ro2">
          <table:table-cell office:value-type="float" office:value="532" calcext:value-type="float">
            <text:p>53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aciers</text:p>
          </table:table-cell>
          <table:table-cell table:style-name="ce8"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>
          <table:table-cell office:value-type="float" office:value="533" calcext:value-type="float">
            <text:p>53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blancs</text:p>
          </table:table-cell>
          <table:table-cell table:style-name="ce8" office:value-type="float" office:value="5300" calcext:value-type="float">
            <text:p>5 300 <text:s text:c="2"/></text:p>
          </table:table-cell>
          <table:table-cell table:number-columns-repeated="1016"/>
        </table:table-row>
        <table:table-row table:style-name="ro2">
          <table:table-cell office:value-type="float" office:value="534" calcext:value-type="float">
            <text:p>53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Métaux divers</text:p>
          </table:table-cell>
          <table:table-cell table:style-name="ce8" office:value-type="float" office:value="2100" calcext:value-type="float">
            <text:p>2 100 <text:s text:c="2"/></text:p>
          </table:table-cell>
          <table:table-cell table:number-columns-repeated="1016"/>
        </table:table-row>
        <table:table-row table:style-name="ro2">
          <table:table-cell office:value-type="float" office:value="535" calcext:value-type="float">
            <text:p>53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 de toute sorte</text:p>
          </table:table-cell>
          <table:table-cell table:style-name="ce8" office:value-type="float" office:value="237800" calcext:value-type="float">
            <text:p>237 800 <text:s text:c="2"/></text:p>
          </table:table-cell>
          <table:table-cell table:number-columns-repeated="1016"/>
        </table:table-row>
        <table:table-row table:style-name="ro2">
          <table:table-cell office:value-type="float" office:value="536" calcext:value-type="float">
            <text:p>53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otonnades ; Bonneterie de coton et de fil</text:p>
          </table:table-cell>
          <table:table-cell table:style-name="ce8" office:value-type="float" office:value="27800" calcext:value-type="float">
            <text:p>27 800 <text:s text:c="2"/></text:p>
          </table:table-cell>
          <table:table-cell table:number-columns-repeated="1016"/>
        </table:table-row>
        <table:table-row table:style-name="ro2">
          <table:table-cell office:value-type="float" office:value="537" calcext:value-type="float">
            <text:p>53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otonnades ; Etoffes</text:p>
          </table:table-cell>
          <table:table-cell table:style-name="ce8" office:value-type="float" office:value="729300" calcext:value-type="float">
            <text:p>729 300 <text:s text:c="2"/></text:p>
          </table:table-cell>
          <table:table-cell table:number-columns-repeated="1016"/>
        </table:table-row>
        <table:table-row table:style-name="ro2">
          <table:table-cell office:value-type="float" office:value="538" calcext:value-type="float">
            <text:p>53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otonnades ; Mouchoirs de coton et fil</text:p>
          </table:table-cell>
          <table:table-cell table:style-name="ce8" office:value-type="float" office:value="1031700" calcext:value-type="float">
            <text:p>1 031 700 <text:s text:c="2"/></text:p>
          </table:table-cell>
          <table:table-cell table:number-columns-repeated="1016"/>
        </table:table-row>
        <table:table-row table:style-name="ro2">
          <table:table-cell office:value-type="float" office:value="539" calcext:value-type="float">
            <text:p>53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otonnades ; Toiles, bazin et nankin</text:p>
          </table:table-cell>
          <table:table-cell table:style-name="ce8" office:value-type="float" office:value="123000" calcext:value-type="float">
            <text:p>123 000 <text:s text:c="2"/></text:p>
          </table:table-cell>
          <table:table-cell table:number-columns-repeated="1016"/>
        </table:table-row>
        <table:table-row table:style-name="ro2">
          <table:table-cell office:value-type="float" office:value="540" calcext:value-type="float">
            <text:p>54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otonnades ; Toiles mousselines</text:p>
          </table:table-cell>
          <table:table-cell table:style-name="ce8" office:value-type="float" office:value="192300" calcext:value-type="float">
            <text:p>192 300 <text:s text:c="2"/></text:p>
          </table:table-cell>
          <table:table-cell table:number-columns-repeated="1016"/>
        </table:table-row>
        <table:table-row table:style-name="ro2">
          <table:table-cell office:value-type="float" office:value="541" calcext:value-type="float">
            <text:p>54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otonnades ; Toiles peintes et indiennes</text:p>
          </table:table-cell>
          <table:table-cell table:style-name="ce8" office:value-type="float" office:value="403300" calcext:value-type="float">
            <text:p>403 300 <text:s text:c="2"/></text:p>
          </table:table-cell>
          <table:table-cell table:number-columns-repeated="1016"/>
        </table:table-row>
        <table:table-row table:style-name="ro2">
          <table:table-cell office:value-type="float" office:value="542" calcext:value-type="float">
            <text:p>54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Lainages ; Bonneterie</text:p>
          </table:table-cell>
          <table:table-cell table:style-name="ce8" office:value-type="float" office:value="78000" calcext:value-type="float">
            <text:p>78 000 <text:s text:c="2"/></text:p>
          </table:table-cell>
          <table:table-cell table:number-columns-repeated="1016"/>
        </table:table-row>
        <table:table-row table:style-name="ro2">
          <table:table-cell office:value-type="float" office:value="543" calcext:value-type="float">
            <text:p>54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Lainages ; Couvertures</text:p>
          </table:table-cell>
          <table:table-cell table:style-name="ce8" office:value-type="float" office:value="9800" calcext:value-type="float">
            <text:p>9 800 <text:s text:c="2"/></text:p>
          </table:table-cell>
          <table:table-cell table:number-columns-repeated="1016"/>
        </table:table-row>
        <table:table-row table:style-name="ro2">
          <table:table-cell office:value-type="float" office:value="544" calcext:value-type="float">
            <text:p>54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Lainages ; Draperies fines</text:p>
          </table:table-cell>
          <table:table-cell table:style-name="ce8" office:value-type="float" office:value="274500" calcext:value-type="float">
            <text:p>274 500 <text:s text:c="2"/></text:p>
          </table:table-cell>
          <table:table-cell table:number-columns-repeated="1016"/>
        </table:table-row>
        <table:table-row table:style-name="ro2">
          <table:table-cell office:value-type="float" office:value="545" calcext:value-type="float">
            <text:p>54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Lainages ; Draperies ordinaires</text:p>
          </table:table-cell>
          <table:table-cell table:style-name="ce8" office:value-type="float" office:value="813600" calcext:value-type="float">
            <text:p>813 600 <text:s text:c="2"/></text:p>
          </table:table-cell>
          <table:table-cell table:number-columns-repeated="1016"/>
        </table:table-row>
        <table:table-row table:style-name="ro2">
          <table:table-cell office:value-type="float" office:value="546" calcext:value-type="float">
            <text:p>54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Lainages ; Etoffes</text:p>
          </table:table-cell>
          <table:table-cell table:style-name="ce8" office:value-type="float" office:value="617000" calcext:value-type="float">
            <text:p>617 000 <text:s text:c="2"/></text:p>
          </table:table-cell>
          <table:table-cell table:number-columns-repeated="1016"/>
        </table:table-row>
        <table:table-row table:style-name="ro2">
          <table:table-cell office:value-type="float" office:value="547" calcext:value-type="float">
            <text:p>54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Bonneterie</text:p>
          </table:table-cell>
          <table:table-cell table:style-name="ce8" office:value-type="float" office:value="196400" calcext:value-type="float">
            <text:p>196 400 <text:s text:c="2"/></text:p>
          </table:table-cell>
          <table:table-cell table:number-columns-repeated="1016"/>
        </table:table-row>
        <table:table-row table:style-name="ro2">
          <table:table-cell office:value-type="float" office:value="548" calcext:value-type="float">
            <text:p>54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Etoffes unies et brochées</text:p>
          </table:table-cell>
          <table:table-cell table:style-name="ce8" office:value-type="float" office:value="1516000" calcext:value-type="float">
            <text:p>1 516 000 <text:s text:c="2"/></text:p>
          </table:table-cell>
          <table:table-cell table:number-columns-repeated="1016"/>
        </table:table-row>
        <table:table-row table:style-name="ro2">
          <table:table-cell office:value-type="float" office:value="549" calcext:value-type="float">
            <text:p>54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Gazes, crêpes et tuls</text:p>
          </table:table-cell>
          <table:table-cell table:style-name="ce8" office:value-type="float" office:value="271500" calcext:value-type="float">
            <text:p>271 500 <text:s text:c="2"/></text:p>
          </table:table-cell>
          <table:table-cell table:number-columns-repeated="1016"/>
        </table:table-row>
        <table:table-row table:style-name="ro2">
          <table:table-cell office:value-type="float" office:value="550" calcext:value-type="float">
            <text:p>55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Mouchoirs et schals</text:p>
          </table:table-cell>
          <table:table-cell table:style-name="ce8" office:value-type="float" office:value="234200" calcext:value-type="float">
            <text:p>234 200 <text:s text:c="2"/></text:p>
          </table:table-cell>
          <table:table-cell table:number-columns-repeated="1016"/>
        </table:table-row>
        <table:table-row table:style-name="ro2">
          <table:table-cell office:value-type="float" office:value="551" calcext:value-type="float">
            <text:p>55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Passementerie</text:p>
          </table:table-cell>
          <table:table-cell table:style-name="ce8" office:value-type="float" office:value="37400" calcext:value-type="float">
            <text:p>37 400 <text:s text:c="2"/></text:p>
          </table:table-cell>
          <table:table-cell table:number-columns-repeated="1016"/>
        </table:table-row>
        <table:table-row table:style-name="ro2">
          <table:table-cell office:value-type="float" office:value="552" calcext:value-type="float">
            <text:p>55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Rubans</text:p>
          </table:table-cell>
          <table:table-cell table:style-name="ce8" office:value-type="float" office:value="1247800" calcext:value-type="float">
            <text:p>1 247 800 <text:s text:c="2"/></text:p>
          </table:table-cell>
          <table:table-cell table:number-columns-repeated="1016"/>
        </table:table-row>
        <table:table-row table:style-name="ro2">
          <table:table-cell office:value-type="float" office:value="553" calcext:value-type="float">
            <text:p>55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uvrages riches ; Soieries et dorure fine</text:p>
          </table:table-cell>
          <table:table-cell table:style-name="ce8" office:value-type="float" office:value="67900" calcext:value-type="float">
            <text:p>67 900 <text:s text:c="2"/></text:p>
          </table:table-cell>
          <table:table-cell table:number-columns-repeated="1016"/>
        </table:table-row>
        <table:table-row table:style-name="ro2">
          <table:table-cell office:value-type="float" office:value="554" calcext:value-type="float">
            <text:p>55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uvrages mélangés ; Etoffes, gazes, crêpes et tuls</text:p>
          </table:table-cell>
          <table:table-cell table:style-name="ce8" office:value-type="float" office:value="40400" calcext:value-type="float">
            <text:p>40 400 <text:s text:c="2"/></text:p>
          </table:table-cell>
          <table:table-cell table:number-columns-repeated="1016"/>
        </table:table-row>
        <table:table-row table:style-name="ro2">
          <table:table-cell office:value-type="float" office:value="555" calcext:value-type="float">
            <text:p>55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uvrages mélangés ; Bonneterie</text:p>
          </table:table-cell>
          <table:table-cell table:style-name="ce8" office:value-type="float" office:value="3600" calcext:value-type="float">
            <text:p>3 600 <text:s text:c="2"/></text:p>
          </table:table-cell>
          <table:table-cell table:number-columns-repeated="1016"/>
        </table:table-row>
        <table:table-row table:style-name="ro2">
          <table:table-cell office:value-type="float" office:value="556" calcext:value-type="float">
            <text:p>55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 de fil et soie</text:p>
          </table:table-cell>
          <table:table-cell table:style-name="ce8"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>
          <table:table-cell office:value-type="float" office:value="557" calcext:value-type="float">
            <text:p>55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iverse</text:p>
          </table:table-cell>
          <table:table-cell table:style-name="ce8" office:value-type="float" office:value="232600" calcext:value-type="float">
            <text:p>232 600 <text:s text:c="2"/></text:p>
          </table:table-cell>
          <table:table-cell table:number-columns-repeated="1016"/>
        </table:table-row>
        <table:table-row table:style-name="ro2">
          <table:table-cell office:value-type="float" office:value="558" calcext:value-type="float">
            <text:p>55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mêlées de lin et de chanvre</text:p>
          </table:table-cell>
          <table:table-cell table:style-name="ce8" office:value-type="float" office:value="16000" calcext:value-type="float">
            <text:p>16 000 <text:s text:c="2"/></text:p>
          </table:table-cell>
          <table:table-cell table:number-columns-repeated="1016"/>
        </table:table-row>
        <table:table-row table:style-name="ro2">
          <table:table-cell office:value-type="float" office:value="559" calcext:value-type="float">
            <text:p>55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mêlées de fil et coton</text:p>
          </table:table-cell>
          <table:table-cell table:style-name="ce8" office:value-type="float" office:value="10500" calcext:value-type="float">
            <text:p>10 500 <text:s text:c="2"/></text:p>
          </table:table-cell>
          <table:table-cell table:number-columns-repeated="1016"/>
        </table:table-row>
        <table:table-row table:style-name="ro2">
          <table:table-cell office:value-type="float" office:value="560" calcext:value-type="float">
            <text:p>56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hanvre</text:p>
          </table:table-cell>
          <table:table-cell table:style-name="ce8" office:value-type="float" office:value="789000" calcext:value-type="float">
            <text:p>789 000 <text:s text:c="2"/></text:p>
          </table:table-cell>
          <table:table-cell table:number-columns-repeated="1016"/>
        </table:table-row>
        <table:table-row table:style-name="ro2">
          <table:table-cell office:value-type="float" office:value="561" calcext:value-type="float">
            <text:p>56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</text:p>
          </table:table-cell>
          <table:table-cell table:style-name="ce8" office:value-type="float" office:value="8574600" calcext:value-type="float">
            <text:p>8 574 600 <text:s text:c="2"/></text:p>
          </table:table-cell>
          <table:table-cell table:number-columns-repeated="1016"/>
        </table:table-row>
        <table:table-row table:style-name="ro2">
          <table:table-cell office:value-type="float" office:value="562" calcext:value-type="float">
            <text:p>56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, batiste et linon</text:p>
          </table:table-cell>
          <table:table-cell table:style-name="ce8" office:value-type="float" office:value="42100" calcext:value-type="float">
            <text:p>42 100 <text:s text:c="2"/></text:p>
          </table:table-cell>
          <table:table-cell table:number-columns-repeated="1016"/>
        </table:table-row>
        <table:table-row table:style-name="ro2">
          <table:table-cell office:value-type="float" office:value="563" calcext:value-type="float">
            <text:p>56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urtil et à carreaux</text:p>
          </table:table-cell>
          <table:table-cell table:style-name="ce8" office:value-type="float" office:value="208200" calcext:value-type="float">
            <text:p>208 200 <text:s text:c="2"/></text:p>
          </table:table-cell>
          <table:table-cell table:number-columns-repeated="1016"/>
        </table:table-row>
        <table:table-row table:style-name="ro2">
          <table:table-cell office:value-type="float" office:value="564" calcext:value-type="float">
            <text:p>56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cirées, gommées et de crin</text:p>
          </table:table-cell>
          <table:table-cell table:style-name="ce8"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565" calcext:value-type="float">
            <text:p>56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à voiles</text:p>
          </table:table-cell>
          <table:table-cell table:style-name="ce8" office:value-type="float" office:value="56900" calcext:value-type="float">
            <text:p>56 900 <text:s text:c="2"/></text:p>
          </table:table-cell>
          <table:table-cell table:number-columns-repeated="1016"/>
        </table:table-row>
        <table:table-row table:style-name="ro2">
          <table:table-cell office:value-type="float" office:value="566" calcext:value-type="float">
            <text:p>56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Argenterie</text:p>
          </table:table-cell>
          <table:table-cell table:style-name="ce8" office:value-type="float" office:value="14400" calcext:value-type="float">
            <text:p>14 400 <text:s text:c="2"/></text:p>
          </table:table-cell>
          <table:table-cell table:number-columns-repeated="1016"/>
        </table:table-row>
        <table:table-row table:style-name="ro2">
          <table:table-cell office:value-type="float" office:value="567" calcext:value-type="float">
            <text:p>56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Armes diverses</text:p>
          </table:table-cell>
          <table:table-cell table:style-name="ce8" office:value-type="float" office:value="2300" calcext:value-type="float">
            <text:p>2 300 <text:s text:c="2"/></text:p>
          </table:table-cell>
          <table:table-cell table:number-columns-repeated="1016"/>
        </table:table-row>
        <table:table-row table:style-name="ro2">
          <table:table-cell office:value-type="float" office:value="568" calcext:value-type="float">
            <text:p>56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Bijouterie</text:p>
          </table:table-cell>
          <table:table-cell table:style-name="ce8" office:value-type="float" office:value="10500" calcext:value-type="float">
            <text:p>10 500 <text:s text:c="2"/></text:p>
          </table:table-cell>
          <table:table-cell table:number-columns-repeated="1016"/>
        </table:table-row>
        <table:table-row table:style-name="ro2">
          <table:table-cell office:value-type="float" office:value="569" calcext:value-type="float">
            <text:p>56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Bouchons de liége</text:p>
          </table:table-cell>
          <table:table-cell table:style-name="ce8" office:value-type="float" office:value="1700" calcext:value-type="float">
            <text:p>1 700 <text:s text:c="2"/></text:p>
          </table:table-cell>
          <table:table-cell table:number-columns-repeated="1016"/>
        </table:table-row>
        <table:table-row table:style-name="ro2">
          <table:table-cell office:value-type="float" office:value="570" calcext:value-type="float">
            <text:p>57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Cartes à jouer</text:p>
          </table:table-cell>
          <table:table-cell table:style-name="ce8" office:value-type="float" office:value="9300" calcext:value-type="float">
            <text:p>9 300 <text:s text:c="2"/></text:p>
          </table:table-cell>
          <table:table-cell table:number-columns-repeated="1016"/>
        </table:table-row>
        <table:table-row table:style-name="ro2">
          <table:table-cell office:value-type="float" office:value="571" calcext:value-type="float">
            <text:p>57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Chandelle</text:p>
          </table:table-cell>
          <table:table-cell table:style-name="ce8" office:value-type="float" office:value="16500" calcext:value-type="float">
            <text:p>16 500 <text:s text:c="2"/></text:p>
          </table:table-cell>
          <table:table-cell table:number-columns-repeated="1016"/>
        </table:table-row>
        <table:table-row table:style-name="ro2">
          <table:table-cell office:value-type="float" office:value="572" calcext:value-type="float">
            <text:p>57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Cordages</text:p>
          </table:table-cell>
          <table:table-cell table:style-name="ce8" office:value-type="float" office:value="9400" calcext:value-type="float">
            <text:p>9 400 <text:s text:c="2"/></text:p>
          </table:table-cell>
          <table:table-cell table:number-columns-repeated="1016"/>
        </table:table-row>
        <table:table-row table:style-name="ro2">
          <table:table-cell office:value-type="float" office:value="573" calcext:value-type="float">
            <text:p>57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Esprit-de-vin</text:p>
          </table:table-cell>
          <table:table-cell table:style-name="ce8"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>
          <table:table-cell office:value-type="float" office:value="574" calcext:value-type="float">
            <text:p>57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Faïence et poterie</text:p>
          </table:table-cell>
          <table:table-cell table:style-name="ce8" office:value-type="float" office:value="45000" calcext:value-type="float">
            <text:p>45 000 <text:s text:c="2"/></text:p>
          </table:table-cell>
          <table:table-cell table:number-columns-repeated="1016"/>
        </table:table-row>
        <table:table-row table:style-name="ro2">
          <table:table-cell office:value-type="float" office:value="575" calcext:value-type="float">
            <text:p>57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Gants de peau</text:p>
          </table:table-cell>
          <table:table-cell table:style-name="ce8" office:value-type="float" office:value="33100" calcext:value-type="float">
            <text:p>33 100 <text:s text:c="2"/></text:p>
          </table:table-cell>
          <table:table-cell table:number-columns-repeated="1016"/>
        </table:table-row>
        <table:table-row table:style-name="ro2">
          <table:table-cell office:value-type="float" office:value="576" calcext:value-type="float">
            <text:p>57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Habillements et lingerie</text:p>
          </table:table-cell>
          <table:table-cell table:style-name="ce8" office:value-type="float" office:value="66900" calcext:value-type="float">
            <text:p>66 900 <text:s text:c="2"/></text:p>
          </table:table-cell>
          <table:table-cell table:number-columns-repeated="1016"/>
        </table:table-row>
        <table:table-row table:style-name="ro2">
          <table:table-cell office:value-type="float" office:value="577" calcext:value-type="float">
            <text:p>57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Horlogerie</text:p>
          </table:table-cell>
          <table:table-cell table:style-name="ce8" office:value-type="float" office:value="32000" calcext:value-type="float">
            <text:p>32 000 <text:s text:c="2"/></text:p>
          </table:table-cell>
          <table:table-cell table:number-columns-repeated="1016"/>
        </table:table-row>
        <table:table-row table:style-name="ro2">
          <table:table-cell office:value-type="float" office:value="578" calcext:value-type="float">
            <text:p>57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Instruments divers</text:p>
          </table:table-cell>
          <table:table-cell table:style-name="ce8" office:value-type="float" office:value="2700" calcext:value-type="float">
            <text:p>2 700 <text:s text:c="2"/></text:p>
          </table:table-cell>
          <table:table-cell table:number-columns-repeated="1016"/>
        </table:table-row>
        <table:table-row table:style-name="ro2">
          <table:table-cell office:value-type="float" office:value="579" calcext:value-type="float">
            <text:p>57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Librairie</text:p>
          </table:table-cell>
          <table:table-cell table:style-name="ce8" office:value-type="float" office:value="17900" calcext:value-type="float">
            <text:p>17 900 <text:s text:c="2"/></text:p>
          </table:table-cell>
          <table:table-cell table:number-columns-repeated="1016"/>
        </table:table-row>
        <table:table-row table:style-name="ro2">
          <table:table-cell office:value-type="float" office:value="580" calcext:value-type="float">
            <text:p>58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Mercerie</text:p>
          </table:table-cell>
          <table:table-cell table:style-name="ce8" office:value-type="float" office:value="1226000" calcext:value-type="float">
            <text:p>1 226 000 <text:s text:c="2"/></text:p>
          </table:table-cell>
          <table:table-cell table:number-columns-repeated="1016"/>
        </table:table-row>
        <table:table-row table:style-name="ro2">
          <table:table-cell office:value-type="float" office:value="581" calcext:value-type="float">
            <text:p>58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Meubles et glaces</text:p>
          </table:table-cell>
          <table:table-cell table:style-name="ce8" office:value-type="float" office:value="1200" calcext:value-type="float">
            <text:p>1 200 <text:s text:c="2"/></text:p>
          </table:table-cell>
          <table:table-cell table:number-columns-repeated="1016"/>
        </table:table-row>
        <table:table-row table:style-name="ro2">
          <table:table-cell office:value-type="float" office:value="582" calcext:value-type="float">
            <text:p>58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ivers de bois</text:p>
          </table:table-cell>
          <table:table-cell table:style-name="ce8" office:value-type="float" office:value="1100" calcext:value-type="float">
            <text:p>1 100 <text:s text:c="2"/></text:p>
          </table:table-cell>
          <table:table-cell table:number-columns-repeated="1016"/>
        </table:table-row>
        <table:table-row table:style-name="ro2">
          <table:table-cell office:value-type="float" office:value="583" calcext:value-type="float">
            <text:p>58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cuir</text:p>
          </table:table-cell>
          <table:table-cell table:style-name="ce8" office:value-type="float" office:value="82500" calcext:value-type="float">
            <text:p>82 500 <text:s text:c="2"/></text:p>
          </table:table-cell>
          <table:table-cell table:number-columns-repeated="1016"/>
        </table:table-row>
        <table:table-row table:style-name="ro2">
          <table:table-cell office:value-type="float" office:value="584" calcext:value-type="float">
            <text:p>58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modes et fleurs artificielles</text:p>
          </table:table-cell>
          <table:table-cell table:style-name="ce8" office:value-type="float" office:value="7200" calcext:value-type="float">
            <text:p>7 200 <text:s text:c="2"/></text:p>
          </table:table-cell>
          <table:table-cell table:number-columns-repeated="1016"/>
        </table:table-row>
        <table:table-row table:style-name="ro2">
          <table:table-cell office:value-type="float" office:value="585" calcext:value-type="float">
            <text:p>58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passementerie</text:p>
          </table:table-cell>
          <table:table-cell table:style-name="ce8" office:value-type="float" office:value="6900" calcext:value-type="float">
            <text:p>6 900 <text:s text:c="2"/></text:p>
          </table:table-cell>
          <table:table-cell table:number-columns-repeated="1016"/>
        </table:table-row>
        <table:table-row table:style-name="ro2">
          <table:table-cell office:value-type="float" office:value="586" calcext:value-type="float">
            <text:p>58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apeterie</text:p>
          </table:table-cell>
          <table:table-cell table:style-name="ce8" office:value-type="float" office:value="351600" calcext:value-type="float">
            <text:p>351 600 <text:s text:c="2"/></text:p>
          </table:table-cell>
          <table:table-cell table:number-columns-repeated="1016"/>
        </table:table-row>
        <table:table-row table:style-name="ro2">
          <table:table-cell office:value-type="float" office:value="587" calcext:value-type="float">
            <text:p>58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arasols et parapluies</text:p>
          </table:table-cell>
          <table:table-cell table:style-name="ce8"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588" calcext:value-type="float">
            <text:p>58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arfumerie</text:p>
          </table:table-cell>
          <table:table-cell table:style-name="ce8" office:value-type="float" office:value="13900" calcext:value-type="float">
            <text:p>13 900 <text:s text:c="2"/></text:p>
          </table:table-cell>
          <table:table-cell table:number-columns-repeated="1016"/>
        </table:table-row>
        <table:table-row table:style-name="ro2">
          <table:table-cell office:value-type="float" office:value="589" calcext:value-type="float">
            <text:p>58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eaux et pelleteries</text:p>
          </table:table-cell>
          <table:table-cell table:style-name="ce8" office:value-type="float" office:value="40100" calcext:value-type="float">
            <text:p>40 100 <text:s text:c="2"/></text:p>
          </table:table-cell>
          <table:table-cell table:number-columns-repeated="1016"/>
        </table:table-row>
        <table:table-row table:style-name="ro2">
          <table:table-cell office:value-type="float" office:value="590" calcext:value-type="float">
            <text:p>59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ierres et meules</text:p>
          </table:table-cell>
          <table:table-cell table:style-name="ce8" office:value-type="float" office:value="4800" calcext:value-type="float">
            <text:p>4 800 <text:s text:c="2"/></text:p>
          </table:table-cell>
          <table:table-cell table:number-columns-repeated="1016"/>
        </table:table-row>
        <table:table-row table:style-name="ro2">
          <table:table-cell office:value-type="float" office:value="591" calcext:value-type="float">
            <text:p>59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orcelaine</text:p>
          </table:table-cell>
          <table:table-cell table:style-name="ce8" office:value-type="float" office:value="6900" calcext:value-type="float">
            <text:p>6 900 <text:s text:c="2"/></text:p>
          </table:table-cell>
          <table:table-cell table:number-columns-repeated="1016"/>
        </table:table-row>
        <table:table-row table:style-name="ro2">
          <table:table-cell office:value-type="float" office:value="592" calcext:value-type="float">
            <text:p>59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Quincaillerie diverse</text:p>
          </table:table-cell>
          <table:table-cell table:style-name="ce8" office:value-type="float" office:value="306000" calcext:value-type="float">
            <text:p>306 000 <text:s text:c="2"/></text:p>
          </table:table-cell>
          <table:table-cell table:number-columns-repeated="1016"/>
        </table:table-row>
        <table:table-row table:style-name="ro2">
          <table:table-cell office:value-type="float" office:value="593" calcext:value-type="float">
            <text:p>59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Savon</text:p>
          </table:table-cell>
          <table:table-cell table:style-name="ce8" office:value-type="float" office:value="20700" calcext:value-type="float">
            <text:p>20 700 <text:s text:c="2"/></text:p>
          </table:table-cell>
          <table:table-cell table:number-columns-repeated="1016"/>
        </table:table-row>
        <table:table-row table:style-name="ro2">
          <table:table-cell office:value-type="float" office:value="594" calcext:value-type="float">
            <text:p>59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Verrerie</text:p>
          </table:table-cell>
          <table:table-cell table:style-name="ce8" office:value-type="float" office:value="90200" calcext:value-type="float">
            <text:p>90 200 <text:s text:c="2"/></text:p>
          </table:table-cell>
          <table:table-cell table:number-columns-repeated="1016"/>
        </table:table-row>
        <table:table-row table:style-name="ro2">
          <table:table-cell office:value-type="float" office:value="595" calcext:value-type="float">
            <text:p>59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Articles réunis</text:p>
          </table:table-cell>
          <table:table-cell table:style-name="ce8" office:value-type="float" office:value="11300" calcext:value-type="float">
            <text:p>11 300 <text:s text:c="2"/></text:p>
          </table:table-cell>
          <table:table-cell table:number-columns-repeated="1016"/>
        </table:table-row>
        <table:table-row table:style-name="ro2">
          <table:table-cell office:value-type="float" office:value="596" calcext:value-type="float">
            <text:p>59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rgent vif</text:p>
          </table:table-cell>
          <table:table-cell table:style-name="ce8" office:value-type="float" office:value="4800" calcext:value-type="float">
            <text:p>4 800 <text:s text:c="2"/></text:p>
          </table:table-cell>
          <table:table-cell table:number-columns-repeated="1016"/>
        </table:table-row>
        <table:table-row table:style-name="ro2">
          <table:table-cell office:value-type="float" office:value="597" calcext:value-type="float">
            <text:p>59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table:style-name="ce8" office:value-type="float" office:value="1400" calcext:value-type="float">
            <text:p>1 400 <text:s text:c="2"/></text:p>
          </table:table-cell>
          <table:table-cell table:number-columns-repeated="1016"/>
        </table:table-row>
        <table:table-row table:style-name="ro2">
          <table:table-cell office:value-type="float" office:value="598" calcext:value-type="float">
            <text:p>59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divers</text:p>
          </table:table-cell>
          <table:table-cell table:style-name="ce8" office:value-type="float" office:value="6700" calcext:value-type="float">
            <text:p>6 700 <text:s text:c="2"/></text:p>
          </table:table-cell>
          <table:table-cell table:number-columns-repeated="1016"/>
        </table:table-row>
        <table:table-row table:style-name="ro2">
          <table:table-cell office:value-type="float" office:value="599" calcext:value-type="float">
            <text:p>59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aciers</text:p>
          </table:table-cell>
          <table:table-cell table:style-name="ce8" office:value-type="float" office:value="2300" calcext:value-type="float">
            <text:p>2 300 <text:s text:c="2"/></text:p>
          </table:table-cell>
          <table:table-cell table:number-columns-repeated="1016"/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 de toute sorte</text:p>
          </table:table-cell>
          <table:table-cell table:style-name="ce8" office:value-type="float" office:value="2800" calcext:value-type="float">
            <text:p>2 800 <text:s text:c="2"/></text:p>
          </table:table-cell>
          <table:table-cell table:number-columns-repeated="1016"/>
        </table:table-row>
        <table:table-row table:style-name="ro2">
          <table:table-cell office:value-type="float" office:value="601" calcext:value-type="float">
            <text:p>60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otonnades ; Bonneterie de coton et de fil</text:p>
          </table:table-cell>
          <table:table-cell table:style-name="ce8" office:value-type="float" office:value="400" calcext:value-type="float">
            <text:p>400 <text:s text:c="2"/></text:p>
          </table:table-cell>
          <table:table-cell table:number-columns-repeated="1016"/>
        </table:table-row>
        <table:table-row table:style-name="ro2">
          <table:table-cell office:value-type="float" office:value="602" calcext:value-type="float">
            <text:p>60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otonnades ; Etoffes</text:p>
          </table:table-cell>
          <table:table-cell table:style-name="ce8" office:value-type="float" office:value="27100" calcext:value-type="float">
            <text:p>27 100 <text:s text:c="2"/></text:p>
          </table:table-cell>
          <table:table-cell table:number-columns-repeated="1016"/>
        </table:table-row>
        <table:table-row table:style-name="ro2">
          <table:table-cell office:value-type="float" office:value="603" calcext:value-type="float">
            <text:p>60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Lainages ; Draperies fines</text:p>
          </table:table-cell>
          <table:table-cell table:style-name="ce8" office:value-type="float" office:value="9700" calcext:value-type="float">
            <text:p>9 700 <text:s text:c="2"/></text:p>
          </table:table-cell>
          <table:table-cell table:number-columns-repeated="1016"/>
        </table:table-row>
        <table:table-row table:style-name="ro2">
          <table:table-cell office:value-type="float" office:value="604" calcext:value-type="float">
            <text:p>60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Lainages ; Draperies ordinaires</text:p>
          </table:table-cell>
          <table:table-cell table:style-name="ce8" office:value-type="float" office:value="1900" calcext:value-type="float">
            <text:p>1 900 <text:s text:c="2"/></text:p>
          </table:table-cell>
          <table:table-cell table:number-columns-repeated="1016"/>
        </table:table-row>
        <table:table-row table:style-name="ro2">
          <table:table-cell office:value-type="float" office:value="605" calcext:value-type="float">
            <text:p>60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Lainages ; Etoffes</text:p>
          </table:table-cell>
          <table:table-cell table:style-name="ce8"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>
          <table:table-cell office:value-type="float" office:value="606" calcext:value-type="float">
            <text:p>60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Bonneterie</text:p>
          </table:table-cell>
          <table:table-cell table:style-name="ce8" office:value-type="float" office:value="4100" calcext:value-type="float">
            <text:p>4 100 <text:s text:c="2"/></text:p>
          </table:table-cell>
          <table:table-cell table:number-columns-repeated="1016"/>
        </table:table-row>
        <table:table-row table:style-name="ro2">
          <table:table-cell office:value-type="float" office:value="607" calcext:value-type="float">
            <text:p>60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Etoffes unies et brochées</text:p>
          </table:table-cell>
          <table:table-cell table:style-name="ce8" office:value-type="float" office:value="70800" calcext:value-type="float">
            <text:p>70 800 <text:s text:c="2"/></text:p>
          </table:table-cell>
          <table:table-cell table:number-columns-repeated="1016"/>
        </table:table-row>
        <table:table-row table:style-name="ro2">
          <table:table-cell office:value-type="float" office:value="608" calcext:value-type="float">
            <text:p>60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Mouchoirs et schals</text:p>
          </table:table-cell>
          <table:table-cell table:style-name="ce8" office:value-type="float" office:value="9700" calcext:value-type="float">
            <text:p>9 700 <text:s text:c="2"/></text:p>
          </table:table-cell>
          <table:table-cell table:number-columns-repeated="1016"/>
        </table:table-row>
        <table:table-row table:style-name="ro2">
          <table:table-cell office:value-type="float" office:value="609" calcext:value-type="float">
            <text:p>60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Rubans</text:p>
          </table:table-cell>
          <table:table-cell table:style-name="ce8" office:value-type="float" office:value="15100" calcext:value-type="float">
            <text:p>15 100 <text:s text:c="2"/></text:p>
          </table:table-cell>
          <table:table-cell table:number-columns-repeated="1016"/>
        </table:table-row>
        <table:table-row table:style-name="ro2">
          <table:table-cell office:value-type="float" office:value="610" calcext:value-type="float">
            <text:p>61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uvrages riches ; Etoffes riches</text:p>
          </table:table-cell>
          <table:table-cell table:style-name="ce8" office:value-type="float" office:value="11400" calcext:value-type="float">
            <text:p>11 400 <text:s text:c="2"/></text:p>
          </table:table-cell>
          <table:table-cell table:number-columns-repeated="1016"/>
        </table:table-row>
        <table:table-row table:style-name="ro2">
          <table:table-cell office:value-type="float" office:value="611" calcext:value-type="float">
            <text:p>61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uvrages riches ; Soieries et dorure fine</text:p>
          </table:table-cell>
          <table:table-cell table:style-name="ce8" office:value-type="float" office:value="26500" calcext:value-type="float">
            <text:p>26 500 <text:s text:c="2"/></text:p>
          </table:table-cell>
          <table:table-cell table:number-columns-repeated="1016"/>
        </table:table-row>
        <table:table-row table:style-name="ro2">
          <table:table-cell office:value-type="float" office:value="612" calcext:value-type="float">
            <text:p>61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uvrages mélangés ; Schals et mouchoirs</text:p>
          </table:table-cell>
          <table:table-cell table:style-name="ce8" office:value-type="float" office:value="500" calcext:value-type="float">
            <text:p>500 <text:s text:c="2"/></text:p>
          </table:table-cell>
          <table:table-cell table:number-columns-repeated="1016"/>
        </table:table-row>
        <table:table-row table:style-name="ro2">
          <table:table-cell office:value-type="float" office:value="613" calcext:value-type="float">
            <text:p>61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, batiste et linon</text:p>
          </table:table-cell>
          <table:table-cell table:style-name="ce8" office:value-type="float" office:value="1800" calcext:value-type="float">
            <text:p>1 800 <text:s text:c="2"/></text:p>
          </table:table-cell>
          <table:table-cell table:number-columns-repeated="1016"/>
        </table:table-row>
        <table:table-row table:style-name="ro2">
          <table:table-cell office:value-type="float" office:value="614" calcext:value-type="float">
            <text:p>61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Argenterie</text:p>
          </table:table-cell>
          <table:table-cell table:style-name="ce8" office:value-type="float" office:value="5500" calcext:value-type="float">
            <text:p>5 500 <text:s text:c="2"/></text:p>
          </table:table-cell>
          <table:table-cell table:number-columns-repeated="1016"/>
        </table:table-row>
        <table:table-row table:style-name="ro2">
          <table:table-cell office:value-type="float" office:value="615" calcext:value-type="float">
            <text:p>61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Armes diverses</text:p>
          </table:table-cell>
          <table:table-cell table:style-name="ce8" office:value-type="float" office:value="4100" calcext:value-type="float">
            <text:p>4 100 <text:s text:c="2"/></text:p>
          </table:table-cell>
          <table:table-cell table:number-columns-repeated="1016"/>
        </table:table-row>
        <table:table-row table:style-name="ro2">
          <table:table-cell office:value-type="float" office:value="616" calcext:value-type="float">
            <text:p>61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Bijouterie</text:p>
          </table:table-cell>
          <table:table-cell table:style-name="ce8" office:value-type="float" office:value="69900" calcext:value-type="float">
            <text:p>69 900 <text:s text:c="2"/></text:p>
          </table:table-cell>
          <table:table-cell table:number-columns-repeated="1016"/>
        </table:table-row>
        <table:table-row table:style-name="ro2">
          <table:table-cell office:value-type="float" office:value="617" calcext:value-type="float">
            <text:p>61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Cartes à jouer</text:p>
          </table:table-cell>
          <table:table-cell table:style-name="ce8" office:value-type="float" office:value="4700" calcext:value-type="float">
            <text:p>4 700 <text:s text:c="2"/></text:p>
          </table:table-cell>
          <table:table-cell table:number-columns-repeated="1016"/>
        </table:table-row>
        <table:table-row table:style-name="ro2">
          <table:table-cell office:value-type="float" office:value="618" calcext:value-type="float">
            <text:p>61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Faïence et poterie</text:p>
          </table:table-cell>
          <table:table-cell table:style-name="ce8" office:value-type="float" office:value="2900" calcext:value-type="float">
            <text:p>2 900 <text:s text:c="2"/></text:p>
          </table:table-cell>
          <table:table-cell table:number-columns-repeated="1016"/>
        </table:table-row>
        <table:table-row table:style-name="ro2">
          <table:table-cell office:value-type="float" office:value="619" calcext:value-type="float">
            <text:p>61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Habillements et lingerie</text:p>
          </table:table-cell>
          <table:table-cell table:style-name="ce8" office:value-type="float" office:value="66400" calcext:value-type="float">
            <text:p>66 400 <text:s text:c="2"/></text:p>
          </table:table-cell>
          <table:table-cell table:number-columns-repeated="1016"/>
        </table:table-row>
        <table:table-row table:style-name="ro2">
          <table:table-cell office:value-type="float" office:value="620" calcext:value-type="float">
            <text:p>62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Horlogerie</text:p>
          </table:table-cell>
          <table:table-cell table:style-name="ce8" office:value-type="float" office:value="500" calcext:value-type="float">
            <text:p>500 <text:s text:c="2"/></text:p>
          </table:table-cell>
          <table:table-cell table:number-columns-repeated="1016"/>
        </table:table-row>
        <table:table-row table:style-name="ro2">
          <table:table-cell office:value-type="float" office:value="621" calcext:value-type="float">
            <text:p>62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Instruments divers</text:p>
          </table:table-cell>
          <table:table-cell table:style-name="ce8" office:value-type="float" office:value="700" calcext:value-type="float">
            <text:p>700 <text:s text:c="2"/></text:p>
          </table:table-cell>
          <table:table-cell table:number-columns-repeated="1016"/>
        </table:table-row>
        <table:table-row table:style-name="ro2">
          <table:table-cell office:value-type="float" office:value="622" calcext:value-type="float">
            <text:p>62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Librairie</text:p>
          </table:table-cell>
          <table:table-cell table:style-name="ce8" office:value-type="float" office:value="4900" calcext:value-type="float">
            <text:p>4 900 <text:s text:c="2"/></text:p>
          </table:table-cell>
          <table:table-cell table:number-columns-repeated="1016"/>
        </table:table-row>
        <table:table-row table:style-name="ro2">
          <table:table-cell office:value-type="float" office:value="623" calcext:value-type="float">
            <text:p>62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Mercerie</text:p>
          </table:table-cell>
          <table:table-cell table:style-name="ce8" office:value-type="float" office:value="11400" calcext:value-type="float">
            <text:p>11 400 <text:s text:c="2"/></text:p>
          </table:table-cell>
          <table:table-cell table:number-columns-repeated="1016"/>
        </table:table-row>
        <table:table-row table:style-name="ro2">
          <table:table-cell office:value-type="float" office:value="624" calcext:value-type="float">
            <text:p>62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cuir</text:p>
          </table:table-cell>
          <table:table-cell table:style-name="ce8" office:value-type="float" office:value="17600" calcext:value-type="float">
            <text:p>17 600 <text:s text:c="2"/></text:p>
          </table:table-cell>
          <table:table-cell table:number-columns-repeated="1016"/>
        </table:table-row>
        <table:table-row table:style-name="ro2">
          <table:table-cell office:value-type="float" office:value="625" calcext:value-type="float">
            <text:p>62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cuivre doré et argenté</text:p>
          </table:table-cell>
          <table:table-cell table:style-name="ce8" office:value-type="float" office:value="5800" calcext:value-type="float">
            <text:p>5 800 <text:s text:c="2"/></text:p>
          </table:table-cell>
          <table:table-cell table:number-columns-repeated="1016"/>
        </table:table-row>
        <table:table-row table:style-name="ro2">
          <table:table-cell office:value-type="float" office:value="626" calcext:value-type="float">
            <text:p>62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modes et fleurs artificielles</text:p>
          </table:table-cell>
          <table:table-cell table:style-name="ce8" office:value-type="float" office:value="14700" calcext:value-type="float">
            <text:p>14 700 <text:s text:c="2"/></text:p>
          </table:table-cell>
          <table:table-cell table:number-columns-repeated="1016"/>
        </table:table-row>
        <table:table-row table:style-name="ro2">
          <table:table-cell office:value-type="float" office:value="627" calcext:value-type="float">
            <text:p>62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apeterie</text:p>
          </table:table-cell>
          <table:table-cell table:style-name="ce8"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>
          <table:table-cell office:value-type="float" office:value="628" calcext:value-type="float">
            <text:p>62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arfumerie</text:p>
          </table:table-cell>
          <table:table-cell table:style-name="ce8" office:value-type="float" office:value="15600" calcext:value-type="float">
            <text:p>15 600 <text:s text:c="2"/></text:p>
          </table:table-cell>
          <table:table-cell table:number-columns-repeated="1016"/>
        </table:table-row>
        <table:table-row table:style-name="ro2">
          <table:table-cell office:value-type="float" office:value="629" calcext:value-type="float">
            <text:p>62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eaux et pelleteries</text:p>
          </table:table-cell>
          <table:table-cell table:style-name="ce8" office:value-type="float" office:value="4100" calcext:value-type="float">
            <text:p>4 100 <text:s text:c="2"/></text:p>
          </table:table-cell>
          <table:table-cell table:number-columns-repeated="1016"/>
        </table:table-row>
        <table:table-row table:style-name="ro2">
          <table:table-cell office:value-type="float" office:value="630" calcext:value-type="float">
            <text:p>63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lumes de toute sorte</text:p>
          </table:table-cell>
          <table:table-cell table:style-name="ce8" office:value-type="float" office:value="1200" calcext:value-type="float">
            <text:p>1 200 <text:s text:c="2"/></text:p>
          </table:table-cell>
          <table:table-cell table:number-columns-repeated="1016"/>
        </table:table-row>
        <table:table-row table:style-name="ro2">
          <table:table-cell office:value-type="float" office:value="631" calcext:value-type="float">
            <text:p>63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orcelaine</text:p>
          </table:table-cell>
          <table:table-cell table:style-name="ce8" office:value-type="float" office:value="2900" calcext:value-type="float">
            <text:p>2 900 <text:s text:c="2"/></text:p>
          </table:table-cell>
          <table:table-cell table:number-columns-repeated="1016"/>
        </table:table-row>
        <table:table-row table:style-name="ro2">
          <table:table-cell office:value-type="float" office:value="632" calcext:value-type="float">
            <text:p>63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Tableaux et estampes</text:p>
          </table:table-cell>
          <table:table-cell table:style-name="ce8" office:value-type="float" office:value="11600" calcext:value-type="float">
            <text:p>11 600 <text:s text:c="2"/></text:p>
          </table:table-cell>
          <table:table-cell table:number-columns-repeated="1016"/>
        </table:table-row>
        <table:table-row table:style-name="ro2">
          <table:table-cell office:value-type="float" office:value="633" calcext:value-type="float">
            <text:p>63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Verrerie</text:p>
          </table:table-cell>
          <table:table-cell table:style-name="ce8"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>
          <table:table-cell office:value-type="float" office:value="634" calcext:value-type="float">
            <text:p>63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Articles réunis</text:p>
          </table:table-cell>
          <table:table-cell table:style-name="ce8" office:value-type="float" office:value="2900" calcext:value-type="float">
            <text:p>2 900 <text:s text:c="2"/></text:p>
          </table:table-cell>
          <table:table-cell table:number-columns-repeated="1016"/>
        </table:table-row>
        <table:table-row table:style-name="ro2">
          <table:table-cell office:value-type="float" office:value="635" calcext:value-type="float">
            <text:p>63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rgent vif</text:p>
          </table:table-cell>
          <table:table-cell table:style-name="ce8"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>
          <table:table-cell office:value-type="float" office:value="636" calcext:value-type="float">
            <text:p>63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table:style-name="ce8" office:value-type="float" office:value="487900" calcext:value-type="float">
            <text:p>487 900 <text:s text:c="2"/></text:p>
          </table:table-cell>
          <table:table-cell table:number-columns-repeated="1016"/>
        </table:table-row>
        <table:table-row table:style-name="ro2">
          <table:table-cell office:value-type="float" office:value="637" calcext:value-type="float">
            <text:p>63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Etain</text:p>
          </table:table-cell>
          <table:table-cell table:style-name="ce8" office:value-type="float" office:value="124800" calcext:value-type="float">
            <text:p>124 800 <text:s text:c="2"/></text:p>
          </table:table-cell>
          <table:table-cell table:number-columns-repeated="1016"/>
        </table:table-row>
        <table:table-row table:style-name="ro2">
          <table:table-cell office:value-type="float" office:value="638" calcext:value-type="float">
            <text:p>63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divers</text:p>
          </table:table-cell>
          <table:table-cell table:style-name="ce8" office:value-type="float" office:value="909600" calcext:value-type="float">
            <text:p>909 600 <text:s text:c="2"/></text:p>
          </table:table-cell>
          <table:table-cell table:number-columns-repeated="1016"/>
        </table:table-row>
        <table:table-row table:style-name="ro2">
          <table:table-cell office:value-type="float" office:value="639" calcext:value-type="float">
            <text:p>63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aciers</text:p>
          </table:table-cell>
          <table:table-cell table:style-name="ce8" office:value-type="float" office:value="40600" calcext:value-type="float">
            <text:p>40 600 <text:s text:c="2"/></text:p>
          </table:table-cell>
          <table:table-cell table:number-columns-repeated="1016"/>
        </table:table-row>
        <table:table-row table:style-name="ro2">
          <table:table-cell office:value-type="float" office:value="640" calcext:value-type="float">
            <text:p>64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Métaux divers</text:p>
          </table:table-cell>
          <table:table-cell table:style-name="ce8" office:value-type="float" office:value="24500" calcext:value-type="float">
            <text:p>24 500 <text:s text:c="2"/></text:p>
          </table:table-cell>
          <table:table-cell table:number-columns-repeated="1016"/>
        </table:table-row>
        <table:table-row table:style-name="ro2">
          <table:table-cell office:value-type="float" office:value="641" calcext:value-type="float">
            <text:p>64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 de toute sorte</text:p>
          </table:table-cell>
          <table:table-cell table:style-name="ce8" office:value-type="float" office:value="711600" calcext:value-type="float">
            <text:p>711 600 <text:s text:c="2"/></text:p>
          </table:table-cell>
          <table:table-cell table:number-columns-repeated="1016"/>
        </table:table-row>
        <table:table-row table:style-name="ro2">
          <table:table-cell office:value-type="float" office:value="642" calcext:value-type="float">
            <text:p>64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otonnades ; Bonneterie de coton et de fil</text:p>
          </table:table-cell>
          <table:table-cell table:style-name="ce8" office:value-type="float" office:value="39100" calcext:value-type="float">
            <text:p>39 100 <text:s text:c="2"/></text:p>
          </table:table-cell>
          <table:table-cell table:number-columns-repeated="1016"/>
        </table:table-row>
        <table:table-row table:style-name="ro2">
          <table:table-cell office:value-type="float" office:value="643" calcext:value-type="float">
            <text:p>64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otonnades ; Etoffes</text:p>
          </table:table-cell>
          <table:table-cell table:style-name="ce8" office:value-type="float" office:value="1915000" calcext:value-type="float">
            <text:p>1 915 000 <text:s text:c="2"/></text:p>
          </table:table-cell>
          <table:table-cell table:number-columns-repeated="1016"/>
        </table:table-row>
        <table:table-row table:style-name="ro2">
          <table:table-cell office:value-type="float" office:value="644" calcext:value-type="float">
            <text:p>64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otonnades ; Mouchoirs de coton et fil</text:p>
          </table:table-cell>
          <table:table-cell table:style-name="ce8" office:value-type="float" office:value="136000" calcext:value-type="float">
            <text:p>136 000 <text:s text:c="2"/></text:p>
          </table:table-cell>
          <table:table-cell table:number-columns-repeated="1016"/>
        </table:table-row>
        <table:table-row table:style-name="ro2">
          <table:table-cell office:value-type="float" office:value="645" calcext:value-type="float">
            <text:p>64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otonnades ; Mouchoirs et schals</text:p>
          </table:table-cell>
          <table:table-cell table:style-name="ce8" office:value-type="float" office:value="151700" calcext:value-type="float">
            <text:p>151 700 <text:s text:c="2"/></text:p>
          </table:table-cell>
          <table:table-cell table:number-columns-repeated="1016"/>
        </table:table-row>
        <table:table-row table:style-name="ro2">
          <table:table-cell office:value-type="float" office:value="646" calcext:value-type="float">
            <text:p>64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otonnades ; Toiles, bazin et nankin</text:p>
          </table:table-cell>
          <table:table-cell table:style-name="ce8" office:value-type="float" office:value="311000" calcext:value-type="float">
            <text:p>311 000 <text:s text:c="2"/></text:p>
          </table:table-cell>
          <table:table-cell table:number-columns-repeated="1016"/>
        </table:table-row>
        <table:table-row table:style-name="ro2">
          <table:table-cell office:value-type="float" office:value="647" calcext:value-type="float">
            <text:p>64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otonnades ; Toiles mousselines</text:p>
          </table:table-cell>
          <table:table-cell table:style-name="ce8" office:value-type="float" office:value="45200" calcext:value-type="float">
            <text:p>45 200 <text:s text:c="2"/></text:p>
          </table:table-cell>
          <table:table-cell table:number-columns-repeated="1016"/>
        </table:table-row>
        <table:table-row table:style-name="ro2">
          <table:table-cell office:value-type="float" office:value="648" calcext:value-type="float">
            <text:p>64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otonnades ; Toiles peintes et indiennes</text:p>
          </table:table-cell>
          <table:table-cell table:style-name="ce8" office:value-type="float" office:value="379400" calcext:value-type="float">
            <text:p>379 400 <text:s text:c="2"/></text:p>
          </table:table-cell>
          <table:table-cell table:number-columns-repeated="1016"/>
        </table:table-row>
        <table:table-row table:style-name="ro2">
          <table:table-cell office:value-type="float" office:value="649" calcext:value-type="float">
            <text:p>64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Lainages ; Bonneterie</text:p>
          </table:table-cell>
          <table:table-cell table:style-name="ce8" office:value-type="float" office:value="617000" calcext:value-type="float">
            <text:p>617 000 <text:s text:c="2"/></text:p>
          </table:table-cell>
          <table:table-cell table:number-columns-repeated="1016"/>
        </table:table-row>
        <table:table-row table:style-name="ro2">
          <table:table-cell office:value-type="float" office:value="650" calcext:value-type="float">
            <text:p>65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Lainages ; Couvertures</text:p>
          </table:table-cell>
          <table:table-cell table:style-name="ce8" office:value-type="float" office:value="20400" calcext:value-type="float">
            <text:p>20 400 <text:s text:c="2"/></text:p>
          </table:table-cell>
          <table:table-cell table:number-columns-repeated="1016"/>
        </table:table-row>
        <table:table-row table:style-name="ro2">
          <table:table-cell office:value-type="float" office:value="651" calcext:value-type="float">
            <text:p>65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Lainages ; Draperies fines</text:p>
          </table:table-cell>
          <table:table-cell table:style-name="ce8" office:value-type="float" office:value="1517300" calcext:value-type="float">
            <text:p>1 517 300 <text:s text:c="2"/></text:p>
          </table:table-cell>
          <table:table-cell table:number-columns-repeated="1016"/>
        </table:table-row>
        <table:table-row table:style-name="ro2">
          <table:table-cell office:value-type="float" office:value="652" calcext:value-type="float">
            <text:p>65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Lainages ; Draperies ordinaires</text:p>
          </table:table-cell>
          <table:table-cell table:style-name="ce8" office:value-type="float" office:value="6338300" calcext:value-type="float">
            <text:p>6 338 300 <text:s text:c="2"/></text:p>
          </table:table-cell>
          <table:table-cell table:number-columns-repeated="1016"/>
        </table:table-row>
        <table:table-row table:style-name="ro2">
          <table:table-cell office:value-type="float" office:value="653" calcext:value-type="float">
            <text:p>65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Lainages ; Etoffes</text:p>
          </table:table-cell>
          <table:table-cell table:style-name="ce8" office:value-type="float" office:value="783300" calcext:value-type="float">
            <text:p>783 300 <text:s text:c="2"/></text:p>
          </table:table-cell>
          <table:table-cell table:number-columns-repeated="1016"/>
        </table:table-row>
        <table:table-row table:style-name="ro2">
          <table:table-cell office:value-type="float" office:value="654" calcext:value-type="float">
            <text:p>65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Lainages ; Schals</text:p>
          </table:table-cell>
          <table:table-cell table:style-name="ce8" office:value-type="float" office:value="335400" calcext:value-type="float">
            <text:p>335 400 <text:s text:c="2"/></text:p>
          </table:table-cell>
          <table:table-cell table:number-columns-repeated="1016"/>
        </table:table-row>
        <table:table-row table:style-name="ro2">
          <table:table-cell office:value-type="float" office:value="655" calcext:value-type="float">
            <text:p>65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Bonneterie</text:p>
          </table:table-cell>
          <table:table-cell table:style-name="ce8" office:value-type="float" office:value="200000" calcext:value-type="float">
            <text:p>200 000 <text:s text:c="2"/></text:p>
          </table:table-cell>
          <table:table-cell table:number-columns-repeated="1016"/>
        </table:table-row>
        <table:table-row table:style-name="ro2">
          <table:table-cell office:value-type="float" office:value="656" calcext:value-type="float">
            <text:p>65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Etoffes unies et brochées</text:p>
          </table:table-cell>
          <table:table-cell table:style-name="ce8" office:value-type="float" office:value="16937200" calcext:value-type="float">
            <text:p>16 937 200 <text:s text:c="2"/></text:p>
          </table:table-cell>
          <table:table-cell table:number-columns-repeated="1016"/>
        </table:table-row>
        <table:table-row table:style-name="ro2">
          <table:table-cell office:value-type="float" office:value="657" calcext:value-type="float">
            <text:p>65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Gazes, crêpes et tuls</text:p>
          </table:table-cell>
          <table:table-cell table:style-name="ce8" office:value-type="float" office:value="434400" calcext:value-type="float">
            <text:p>434 400 <text:s text:c="2"/></text:p>
          </table:table-cell>
          <table:table-cell table:number-columns-repeated="1016"/>
        </table:table-row>
        <table:table-row table:style-name="ro2">
          <table:table-cell office:value-type="float" office:value="658" calcext:value-type="float">
            <text:p>65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Mouchoirs et schals</text:p>
          </table:table-cell>
          <table:table-cell table:style-name="ce8" office:value-type="float" office:value="1484000" calcext:value-type="float">
            <text:p>1 484 000 <text:s text:c="2"/></text:p>
          </table:table-cell>
          <table:table-cell table:number-columns-repeated="1016"/>
        </table:table-row>
        <table:table-row table:style-name="ro2">
          <table:table-cell office:value-type="float" office:value="659" calcext:value-type="float">
            <text:p>65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Passementerie</text:p>
          </table:table-cell>
          <table:table-cell table:style-name="ce8" office:value-type="float" office:value="179100" calcext:value-type="float">
            <text:p>179 100 <text:s text:c="2"/></text:p>
          </table:table-cell>
          <table:table-cell table:number-columns-repeated="1016"/>
        </table:table-row>
        <table:table-row table:style-name="ro2">
          <table:table-cell office:value-type="float" office:value="660" calcext:value-type="float">
            <text:p>66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Rubans</text:p>
          </table:table-cell>
          <table:table-cell table:style-name="ce8" office:value-type="float" office:value="7114500" calcext:value-type="float">
            <text:p>7 114 500 <text:s text:c="2"/></text:p>
          </table:table-cell>
          <table:table-cell table:number-columns-repeated="1016"/>
        </table:table-row>
        <table:table-row table:style-name="ro2">
          <table:table-cell office:value-type="float" office:value="661" calcext:value-type="float">
            <text:p>66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uvrages riches ; Etoffes riches</text:p>
          </table:table-cell>
          <table:table-cell table:style-name="ce8" office:value-type="float" office:value="83100" calcext:value-type="float">
            <text:p>83 100 <text:s text:c="2"/></text:p>
          </table:table-cell>
          <table:table-cell table:number-columns-repeated="1016"/>
        </table:table-row>
        <table:table-row table:style-name="ro2">
          <table:table-cell office:value-type="float" office:value="662" calcext:value-type="float">
            <text:p>66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uvrages riches ; Soieries et dorure fine</text:p>
          </table:table-cell>
          <table:table-cell table:style-name="ce8" office:value-type="float" office:value="163200" calcext:value-type="float">
            <text:p>163 200 <text:s text:c="2"/></text:p>
          </table:table-cell>
          <table:table-cell table:number-columns-repeated="1016"/>
        </table:table-row>
        <table:table-row table:style-name="ro2">
          <table:table-cell office:value-type="float" office:value="663" calcext:value-type="float">
            <text:p>66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uvrages mélangés ; Etoffes, gazes, crêpes et tuls</text:p>
          </table:table-cell>
          <table:table-cell table:style-name="ce8" office:value-type="float" office:value="216100" calcext:value-type="float">
            <text:p>216 100 <text:s text:c="2"/></text:p>
          </table:table-cell>
          <table:table-cell table:number-columns-repeated="1016"/>
        </table:table-row>
        <table:table-row table:style-name="ro2">
          <table:table-cell office:value-type="float" office:value="664" calcext:value-type="float">
            <text:p>66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uvrages mélangés ; Bonneterie</text:p>
          </table:table-cell>
          <table:table-cell table:style-name="ce8" office:value-type="float" office:value="2500" calcext:value-type="float">
            <text:p>2 500 <text:s text:c="2"/></text:p>
          </table:table-cell>
          <table:table-cell table:number-columns-repeated="1016"/>
        </table:table-row>
        <table:table-row table:style-name="ro2">
          <table:table-cell office:value-type="float" office:value="665" calcext:value-type="float">
            <text:p>66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uvrages mélangés ; Schals et mouchoirs</text:p>
          </table:table-cell>
          <table:table-cell table:style-name="ce8" office:value-type="float" office:value="40200" calcext:value-type="float">
            <text:p>40 200 <text:s text:c="2"/></text:p>
          </table:table-cell>
          <table:table-cell table:number-columns-repeated="1016"/>
        </table:table-row>
        <table:table-row table:style-name="ro2">
          <table:table-cell office:value-type="float" office:value="666" calcext:value-type="float">
            <text:p>66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 de fil et soie</text:p>
          </table:table-cell>
          <table:table-cell table:style-name="ce8" office:value-type="float" office:value="444500" calcext:value-type="float">
            <text:p>444 500 <text:s text:c="2"/></text:p>
          </table:table-cell>
          <table:table-cell table:number-columns-repeated="1016"/>
        </table:table-row>
        <table:table-row table:style-name="ro2">
          <table:table-cell office:value-type="float" office:value="667" calcext:value-type="float">
            <text:p>66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iverse</text:p>
          </table:table-cell>
          <table:table-cell table:style-name="ce8" office:value-type="float" office:value="143000" calcext:value-type="float">
            <text:p>143 000 <text:s text:c="2"/></text:p>
          </table:table-cell>
          <table:table-cell table:number-columns-repeated="1016"/>
        </table:table-row>
        <table:table-row table:style-name="ro2">
          <table:table-cell office:value-type="float" office:value="668" calcext:value-type="float">
            <text:p>66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mêlées de lin et de chanvre</text:p>
          </table:table-cell>
          <table:table-cell table:style-name="ce8" office:value-type="float" office:value="16800" calcext:value-type="float">
            <text:p>16 800 <text:s text:c="2"/></text:p>
          </table:table-cell>
          <table:table-cell table:number-columns-repeated="1016"/>
        </table:table-row>
        <table:table-row table:style-name="ro2">
          <table:table-cell office:value-type="float" office:value="669" calcext:value-type="float">
            <text:p>66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mêlées de fil et coton</text:p>
          </table:table-cell>
          <table:table-cell table:style-name="ce8" office:value-type="float" office:value="36300" calcext:value-type="float">
            <text:p>36 300 <text:s text:c="2"/></text:p>
          </table:table-cell>
          <table:table-cell table:number-columns-repeated="1016"/>
        </table:table-row>
        <table:table-row table:style-name="ro2">
          <table:table-cell office:value-type="float" office:value="670" calcext:value-type="float">
            <text:p>67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hanvre</text:p>
          </table:table-cell>
          <table:table-cell table:style-name="ce8" office:value-type="float" office:value="180100" calcext:value-type="float">
            <text:p>180 100 <text:s text:c="2"/></text:p>
          </table:table-cell>
          <table:table-cell table:number-columns-repeated="1016"/>
        </table:table-row>
        <table:table-row table:style-name="ro2">
          <table:table-cell office:value-type="float" office:value="671" calcext:value-type="float">
            <text:p>67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</text:p>
          </table:table-cell>
          <table:table-cell table:style-name="ce8" office:value-type="float" office:value="1850700" calcext:value-type="float">
            <text:p>1 850 700 <text:s text:c="2"/></text:p>
          </table:table-cell>
          <table:table-cell table:number-columns-repeated="1016"/>
        </table:table-row>
        <table:table-row table:style-name="ro2">
          <table:table-cell office:value-type="float" office:value="672" calcext:value-type="float">
            <text:p>67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, batiste et linon</text:p>
          </table:table-cell>
          <table:table-cell table:style-name="ce8" office:value-type="float" office:value="472800" calcext:value-type="float">
            <text:p>472 800 <text:s text:c="2"/></text:p>
          </table:table-cell>
          <table:table-cell table:number-columns-repeated="1016"/>
        </table:table-row>
        <table:table-row table:style-name="ro2">
          <table:table-cell office:value-type="float" office:value="673" calcext:value-type="float">
            <text:p>67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urtil et à carreaux</text:p>
          </table:table-cell>
          <table:table-cell table:style-name="ce8" office:value-type="float" office:value="65600" calcext:value-type="float">
            <text:p>65 600 <text:s text:c="2"/></text:p>
          </table:table-cell>
          <table:table-cell table:number-columns-repeated="1016"/>
        </table:table-row>
        <table:table-row table:style-name="ro2">
          <table:table-cell office:value-type="float" office:value="674" calcext:value-type="float">
            <text:p>67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cirées, gommées et de crin</text:p>
          </table:table-cell>
          <table:table-cell table:style-name="ce8" office:value-type="float" office:value="27800" calcext:value-type="float">
            <text:p>27 800 <text:s text:c="2"/></text:p>
          </table:table-cell>
          <table:table-cell table:number-columns-repeated="1016"/>
        </table:table-row>
        <table:table-row table:style-name="ro2">
          <table:table-cell office:value-type="float" office:value="675" calcext:value-type="float">
            <text:p>67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à voiles</text:p>
          </table:table-cell>
          <table:table-cell table:style-name="ce8" office:value-type="float" office:value="19000" calcext:value-type="float">
            <text:p>19 000 <text:s text:c="2"/></text:p>
          </table:table-cell>
          <table:table-cell table:number-columns-repeated="1016"/>
        </table:table-row>
        <table:table-row table:style-name="ro2">
          <table:table-cell office:value-type="float" office:value="676" calcext:value-type="float">
            <text:p>67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Articles réunis</text:p>
          </table:table-cell>
          <table:table-cell table:style-name="ce8" office:value-type="float" office:value="6300" calcext:value-type="float">
            <text:p>6 300 <text:s text:c="2"/></text:p>
          </table:table-cell>
          <table:table-cell table:number-columns-repeated="1016"/>
        </table:table-row>
        <table:table-row table:style-name="ro2">
          <table:table-cell office:value-type="float" office:value="677" calcext:value-type="float">
            <text:p>67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Argenterie</text:p>
          </table:table-cell>
          <table:table-cell table:style-name="ce8" office:value-type="float" office:value="252700" calcext:value-type="float">
            <text:p>252 700 <text:s text:c="2"/></text:p>
          </table:table-cell>
          <table:table-cell table:number-columns-repeated="1016"/>
        </table:table-row>
        <table:table-row table:style-name="ro2">
          <table:table-cell office:value-type="float" office:value="678" calcext:value-type="float">
            <text:p>67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Armes diverses</text:p>
          </table:table-cell>
          <table:table-cell table:style-name="ce8" office:value-type="float" office:value="212900" calcext:value-type="float">
            <text:p>212 900 <text:s text:c="2"/></text:p>
          </table:table-cell>
          <table:table-cell table:number-columns-repeated="1016"/>
        </table:table-row>
        <table:table-row table:style-name="ro2">
          <table:table-cell office:value-type="float" office:value="679" calcext:value-type="float">
            <text:p>67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Bijouterie</text:p>
          </table:table-cell>
          <table:table-cell table:style-name="ce8" office:value-type="float" office:value="1259800" calcext:value-type="float">
            <text:p>1 259 800 <text:s text:c="2"/></text:p>
          </table:table-cell>
          <table:table-cell table:number-columns-repeated="1016"/>
        </table:table-row>
        <table:table-row table:style-name="ro2">
          <table:table-cell office:value-type="float" office:value="680" calcext:value-type="float">
            <text:p>68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Bouchons de liége</text:p>
          </table:table-cell>
          <table:table-cell table:style-name="ce8" office:value-type="float" office:value="466500" calcext:value-type="float">
            <text:p>466 500 <text:s text:c="2"/></text:p>
          </table:table-cell>
          <table:table-cell table:number-columns-repeated="1016"/>
        </table:table-row>
        <table:table-row table:style-name="ro2">
          <table:table-cell office:value-type="float" office:value="681" calcext:value-type="float">
            <text:p>68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Cartes à jouer</text:p>
          </table:table-cell>
          <table:table-cell table:style-name="ce8" office:value-type="float" office:value="8200" calcext:value-type="float">
            <text:p>8 200 <text:s text:c="2"/></text:p>
          </table:table-cell>
          <table:table-cell table:number-columns-repeated="1016"/>
        </table:table-row>
        <table:table-row table:style-name="ro2">
          <table:table-cell office:value-type="float" office:value="682" calcext:value-type="float">
            <text:p>68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Chandelle</text:p>
          </table:table-cell>
          <table:table-cell table:style-name="ce8" office:value-type="float" office:value="95100" calcext:value-type="float">
            <text:p>95 100 <text:s text:c="2"/></text:p>
          </table:table-cell>
          <table:table-cell table:number-columns-repeated="1016"/>
        </table:table-row>
        <table:table-row table:style-name="ro2">
          <table:table-cell office:value-type="float" office:value="683" calcext:value-type="float">
            <text:p>68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Corail ouvré</text:p>
          </table:table-cell>
          <table:table-cell table:style-name="ce8" office:value-type="float" office:value="25800" calcext:value-type="float">
            <text:p>25 800 <text:s text:c="2"/></text:p>
          </table:table-cell>
          <table:table-cell table:number-columns-repeated="1016"/>
        </table:table-row>
        <table:table-row table:style-name="ro2">
          <table:table-cell office:value-type="float" office:value="684" calcext:value-type="float">
            <text:p>68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Cordages</text:p>
          </table:table-cell>
          <table:table-cell table:style-name="ce8" office:value-type="float" office:value="92300" calcext:value-type="float">
            <text:p>92 300 <text:s text:c="2"/></text:p>
          </table:table-cell>
          <table:table-cell table:number-columns-repeated="1016"/>
        </table:table-row>
        <table:table-row table:style-name="ro2">
          <table:table-cell office:value-type="float" office:value="685" calcext:value-type="float">
            <text:p>68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Esprit-de-vin</text:p>
          </table:table-cell>
          <table:table-cell table:style-name="ce8" office:value-type="float" office:value="344000" calcext:value-type="float">
            <text:p>344 000 <text:s text:c="2"/></text:p>
          </table:table-cell>
          <table:table-cell table:number-columns-repeated="1016"/>
        </table:table-row>
        <table:table-row table:style-name="ro2">
          <table:table-cell office:value-type="float" office:value="686" calcext:value-type="float">
            <text:p>68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Faïence et poterie</text:p>
          </table:table-cell>
          <table:table-cell table:style-name="ce8" office:value-type="float" office:value="304100" calcext:value-type="float">
            <text:p>304 100 <text:s text:c="2"/></text:p>
          </table:table-cell>
          <table:table-cell table:number-columns-repeated="1016"/>
        </table:table-row>
        <table:table-row table:style-name="ro2">
          <table:table-cell office:value-type="float" office:value="687" calcext:value-type="float">
            <text:p>68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Gants de peau</text:p>
          </table:table-cell>
          <table:table-cell table:style-name="ce8" office:value-type="float" office:value="305400" calcext:value-type="float">
            <text:p>305 400 <text:s text:c="2"/></text:p>
          </table:table-cell>
          <table:table-cell table:number-columns-repeated="1016"/>
        </table:table-row>
        <table:table-row table:style-name="ro2">
          <table:table-cell office:value-type="float" office:value="688" calcext:value-type="float">
            <text:p>68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Habillements et lingerie</text:p>
          </table:table-cell>
          <table:table-cell table:style-name="ce8" office:value-type="float" office:value="1214800" calcext:value-type="float">
            <text:p>1 214 800 <text:s text:c="2"/></text:p>
          </table:table-cell>
          <table:table-cell table:number-columns-repeated="1016"/>
        </table:table-row>
        <table:table-row table:style-name="ro2">
          <table:table-cell office:value-type="float" office:value="689" calcext:value-type="float">
            <text:p>68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Horlogerie</text:p>
          </table:table-cell>
          <table:table-cell table:style-name="ce8" office:value-type="float" office:value="499200" calcext:value-type="float">
            <text:p>499 200 <text:s text:c="2"/></text:p>
          </table:table-cell>
          <table:table-cell table:number-columns-repeated="1016"/>
        </table:table-row>
        <table:table-row table:style-name="ro2">
          <table:table-cell office:value-type="float" office:value="690" calcext:value-type="float">
            <text:p>69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Instruments divers</text:p>
          </table:table-cell>
          <table:table-cell table:style-name="ce8" office:value-type="float" office:value="41400" calcext:value-type="float">
            <text:p>41 400 <text:s text:c="2"/></text:p>
          </table:table-cell>
          <table:table-cell table:number-columns-repeated="1016"/>
        </table:table-row>
        <table:table-row table:style-name="ro2">
          <table:table-cell office:value-type="float" office:value="691" calcext:value-type="float">
            <text:p>69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Librairie</text:p>
          </table:table-cell>
          <table:table-cell table:style-name="ce8" office:value-type="float" office:value="376300" calcext:value-type="float">
            <text:p>376 300 <text:s text:c="2"/></text:p>
          </table:table-cell>
          <table:table-cell table:number-columns-repeated="1016"/>
        </table:table-row>
        <table:table-row table:style-name="ro2">
          <table:table-cell office:value-type="float" office:value="692" calcext:value-type="float">
            <text:p>69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Mercerie</text:p>
          </table:table-cell>
          <table:table-cell table:style-name="ce8" office:value-type="float" office:value="1342600" calcext:value-type="float">
            <text:p>1 342 600 <text:s text:c="2"/></text:p>
          </table:table-cell>
          <table:table-cell table:number-columns-repeated="1016"/>
        </table:table-row>
        <table:table-row table:style-name="ro2">
          <table:table-cell office:value-type="float" office:value="693" calcext:value-type="float">
            <text:p>69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Meubles et glaces</text:p>
          </table:table-cell>
          <table:table-cell table:style-name="ce8" office:value-type="float" office:value="662600" calcext:value-type="float">
            <text:p>662 600 <text:s text:c="2"/></text:p>
          </table:table-cell>
          <table:table-cell table:number-columns-repeated="1016"/>
        </table:table-row>
        <table:table-row table:style-name="ro2">
          <table:table-cell office:value-type="float" office:value="694" calcext:value-type="float">
            <text:p>69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gnons de fleurs</text:p>
          </table:table-cell>
          <table:table-cell table:style-name="ce8" office:value-type="float" office:value="43000" calcext:value-type="float">
            <text:p>43 000 <text:s text:c="2"/></text:p>
          </table:table-cell>
          <table:table-cell table:number-columns-repeated="1016"/>
        </table:table-row>
        <table:table-row table:style-name="ro2">
          <table:table-cell office:value-type="float" office:value="695" calcext:value-type="float">
            <text:p>69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ivers de bois</text:p>
          </table:table-cell>
          <table:table-cell table:style-name="ce8" office:value-type="float" office:value="46800" calcext:value-type="float">
            <text:p>46 800 <text:s text:c="2"/></text:p>
          </table:table-cell>
          <table:table-cell table:number-columns-repeated="1016"/>
        </table:table-row>
        <table:table-row table:style-name="ro2">
          <table:table-cell office:value-type="float" office:value="696" calcext:value-type="float">
            <text:p>69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cuir</text:p>
          </table:table-cell>
          <table:table-cell table:style-name="ce8" office:value-type="float" office:value="347900" calcext:value-type="float">
            <text:p>347 900 <text:s text:c="2"/></text:p>
          </table:table-cell>
          <table:table-cell table:number-columns-repeated="1016"/>
        </table:table-row>
        <table:table-row table:style-name="ro2">
          <table:table-cell office:value-type="float" office:value="697" calcext:value-type="float">
            <text:p>69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cuivre doré et argenté</text:p>
          </table:table-cell>
          <table:table-cell table:style-name="ce8" office:value-type="float" office:value="144400" calcext:value-type="float">
            <text:p>144 400 <text:s text:c="2"/></text:p>
          </table:table-cell>
          <table:table-cell table:number-columns-repeated="1016"/>
        </table:table-row>
        <table:table-row table:style-name="ro2">
          <table:table-cell office:value-type="float" office:value="698" calcext:value-type="float">
            <text:p>69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 de marbre</text:p>
          </table:table-cell>
          <table:table-cell table:style-name="ce8" office:value-type="float" office:value="23700" calcext:value-type="float">
            <text:p>23 700 <text:s text:c="2"/></text:p>
          </table:table-cell>
          <table:table-cell table:number-columns-repeated="1016"/>
        </table:table-row>
        <table:table-row table:style-name="ro2">
          <table:table-cell office:value-type="float" office:value="699" calcext:value-type="float">
            <text:p>69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modes et fleurs artificielles</text:p>
          </table:table-cell>
          <table:table-cell table:style-name="ce8" office:value-type="float" office:value="629900" calcext:value-type="float">
            <text:p>629 900 <text:s text:c="2"/></text:p>
          </table:table-cell>
          <table:table-cell table:number-columns-repeated="1016"/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passementerie</text:p>
          </table:table-cell>
          <table:table-cell table:style-name="ce8" office:value-type="float" office:value="45300" calcext:value-type="float">
            <text:p>45 300 <text:s text:c="2"/></text:p>
          </table:table-cell>
          <table:table-cell table:number-columns-repeated="1016"/>
        </table:table-row>
        <table:table-row table:style-name="ro2">
          <table:table-cell office:value-type="float" office:value="701" calcext:value-type="float">
            <text:p>70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peaux</text:p>
          </table:table-cell>
          <table:table-cell table:style-name="ce8" office:value-type="float" office:value="151700" calcext:value-type="float">
            <text:p>151 700 <text:s text:c="2"/></text:p>
          </table:table-cell>
          <table:table-cell table:number-columns-repeated="1016"/>
        </table:table-row>
        <table:table-row table:style-name="ro2">
          <table:table-cell office:value-type="float" office:value="702" calcext:value-type="float">
            <text:p>70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terre cuite</text:p>
          </table:table-cell>
          <table:table-cell table:style-name="ce8" office:value-type="float" office:value="23500" calcext:value-type="float">
            <text:p>23 500 <text:s text:c="2"/></text:p>
          </table:table-cell>
          <table:table-cell table:number-columns-repeated="1016"/>
        </table:table-row>
        <table:table-row table:style-name="ro2">
          <table:table-cell office:value-type="float" office:value="703" calcext:value-type="float">
            <text:p>70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apeterie</text:p>
          </table:table-cell>
          <table:table-cell table:style-name="ce8" office:value-type="float" office:value="566700" calcext:value-type="float">
            <text:p>566 700 <text:s text:c="2"/></text:p>
          </table:table-cell>
          <table:table-cell table:number-columns-repeated="1016"/>
        </table:table-row>
        <table:table-row table:style-name="ro2">
          <table:table-cell office:value-type="float" office:value="704" calcext:value-type="float">
            <text:p>70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arasols et parapluies</text:p>
          </table:table-cell>
          <table:table-cell table:style-name="ce8" office:value-type="float" office:value="11000" calcext:value-type="float">
            <text:p>11 000 <text:s text:c="2"/></text:p>
          </table:table-cell>
          <table:table-cell table:number-columns-repeated="1016"/>
        </table:table-row>
        <table:table-row table:style-name="ro2">
          <table:table-cell office:value-type="float" office:value="705" calcext:value-type="float">
            <text:p>70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arfumerie</text:p>
          </table:table-cell>
          <table:table-cell table:style-name="ce8" office:value-type="float" office:value="496000" calcext:value-type="float">
            <text:p>496 000 <text:s text:c="2"/></text:p>
          </table:table-cell>
          <table:table-cell table:number-columns-repeated="1016"/>
        </table:table-row>
        <table:table-row table:style-name="ro2">
          <table:table-cell office:value-type="float" office:value="706" calcext:value-type="float">
            <text:p>70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eaux et pelleteries</text:p>
          </table:table-cell>
          <table:table-cell table:style-name="ce8" office:value-type="float" office:value="579600" calcext:value-type="float">
            <text:p>579 600 <text:s text:c="2"/></text:p>
          </table:table-cell>
          <table:table-cell table:number-columns-repeated="1016"/>
        </table:table-row>
        <table:table-row table:style-name="ro2">
          <table:table-cell office:value-type="float" office:value="707" calcext:value-type="float">
            <text:p>70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ierres et meules</text:p>
          </table:table-cell>
          <table:table-cell table:style-name="ce8" office:value-type="float" office:value="97500" calcext:value-type="float">
            <text:p>97 500 <text:s text:c="2"/></text:p>
          </table:table-cell>
          <table:table-cell table:number-columns-repeated="1016"/>
        </table:table-row>
        <table:table-row table:style-name="ro2">
          <table:table-cell office:value-type="float" office:value="708" calcext:value-type="float">
            <text:p>70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lumes de toute sorte</text:p>
          </table:table-cell>
          <table:table-cell table:style-name="ce8" office:value-type="float" office:value="117300" calcext:value-type="float">
            <text:p>117 300 <text:s text:c="2"/></text:p>
          </table:table-cell>
          <table:table-cell table:number-columns-repeated="1016"/>
        </table:table-row>
        <table:table-row table:style-name="ro2">
          <table:table-cell office:value-type="float" office:value="709" calcext:value-type="float">
            <text:p>70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orcelaine</text:p>
          </table:table-cell>
          <table:table-cell table:style-name="ce8" office:value-type="float" office:value="270200" calcext:value-type="float">
            <text:p>270 200 <text:s text:c="2"/></text:p>
          </table:table-cell>
          <table:table-cell table:number-columns-repeated="1016"/>
        </table:table-row>
        <table:table-row table:style-name="ro2">
          <table:table-cell office:value-type="float" office:value="710" calcext:value-type="float">
            <text:p>71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Quincaillerie diverse</text:p>
          </table:table-cell>
          <table:table-cell table:style-name="ce8" office:value-type="float" office:value="563200" calcext:value-type="float">
            <text:p>563 200 <text:s text:c="2"/></text:p>
          </table:table-cell>
          <table:table-cell table:number-columns-repeated="1016"/>
        </table:table-row>
        <table:table-row table:style-name="ro2">
          <table:table-cell office:value-type="float" office:value="711" calcext:value-type="float">
            <text:p>71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Savon</text:p>
          </table:table-cell>
          <table:table-cell table:style-name="ce8" office:value-type="float" office:value="173000" calcext:value-type="float">
            <text:p>173 000 <text:s text:c="2"/></text:p>
          </table:table-cell>
          <table:table-cell table:number-columns-repeated="1016"/>
        </table:table-row>
        <table:table-row table:style-name="ro2">
          <table:table-cell office:value-type="float" office:value="712" calcext:value-type="float">
            <text:p>71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Tableaux et estampes</text:p>
          </table:table-cell>
          <table:table-cell table:style-name="ce8" office:value-type="float" office:value="146200" calcext:value-type="float">
            <text:p>146 200 <text:s text:c="2"/></text:p>
          </table:table-cell>
          <table:table-cell table:number-columns-repeated="1016"/>
        </table:table-row>
        <table:table-row table:style-name="ro2">
          <table:table-cell office:value-type="float" office:value="713" calcext:value-type="float">
            <text:p>71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Verrerie</text:p>
          </table:table-cell>
          <table:table-cell table:style-name="ce8" office:value-type="float" office:value="253000" calcext:value-type="float">
            <text:p>253 000 <text:s text:c="2"/></text:p>
          </table:table-cell>
          <table:table-cell table:number-columns-repeated="1016"/>
        </table:table-row>
        <table:table-row table:style-name="ro2">
          <table:table-cell office:value-type="float" office:value="714" calcext:value-type="float">
            <text:p>71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Articles réunis</text:p>
          </table:table-cell>
          <table:table-cell table:style-name="ce8" office:value-type="float" office:value="517900" calcext:value-type="float">
            <text:p>517 900 <text:s text:c="2"/></text:p>
          </table:table-cell>
          <table:table-cell table:number-columns-repeated="1016"/>
        </table:table-row>
        <table:table-row table:style-name="ro2">
          <table:table-cell office:value-type="float" office:value="715" calcext:value-type="float">
            <text:p>71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rgent vif</text:p>
          </table:table-cell>
          <table:table-cell table:style-name="ce8" office:value-type="float" office:value="1700" calcext:value-type="float">
            <text:p>1 700 <text:s text:c="2"/></text:p>
          </table:table-cell>
          <table:table-cell table:number-columns-repeated="1016"/>
        </table:table-row>
        <table:table-row table:style-name="ro2">
          <table:table-cell office:value-type="float" office:value="716" calcext:value-type="float">
            <text:p>71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table:style-name="ce8" office:value-type="float" office:value="54000" calcext:value-type="float">
            <text:p>54 000 <text:s text:c="2"/></text:p>
          </table:table-cell>
          <table:table-cell table:number-columns-repeated="1016"/>
        </table:table-row>
        <table:table-row table:style-name="ro2">
          <table:table-cell office:value-type="float" office:value="717" calcext:value-type="float">
            <text:p>71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Etain</text:p>
          </table:table-cell>
          <table:table-cell table:style-name="ce8"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718" calcext:value-type="float">
            <text:p>71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divers</text:p>
          </table:table-cell>
          <table:table-cell table:style-name="ce8" office:value-type="float" office:value="1143100" calcext:value-type="float">
            <text:p>1 143 100 <text:s text:c="2"/></text:p>
          </table:table-cell>
          <table:table-cell table:number-columns-repeated="1016"/>
        </table:table-row>
        <table:table-row table:style-name="ro2">
          <table:table-cell office:value-type="float" office:value="719" calcext:value-type="float">
            <text:p>71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aciers</text:p>
          </table:table-cell>
          <table:table-cell table:style-name="ce8" office:value-type="float" office:value="5300" calcext:value-type="float">
            <text:p>5 300 <text:s text:c="2"/></text:p>
          </table:table-cell>
          <table:table-cell table:number-columns-repeated="1016"/>
        </table:table-row>
        <table:table-row table:style-name="ro2">
          <table:table-cell office:value-type="float" office:value="720" calcext:value-type="float">
            <text:p>72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blancs</text:p>
          </table:table-cell>
          <table:table-cell table:style-name="ce8" office:value-type="float" office:value="53700" calcext:value-type="float">
            <text:p>53 700 <text:s text:c="2"/></text:p>
          </table:table-cell>
          <table:table-cell table:number-columns-repeated="1016"/>
        </table:table-row>
        <table:table-row table:style-name="ro2">
          <table:table-cell office:value-type="float" office:value="721" calcext:value-type="float">
            <text:p>72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Métaux divers</text:p>
          </table:table-cell>
          <table:table-cell table:style-name="ce8" office:value-type="float" office:value="3200" calcext:value-type="float">
            <text:p>3 200 <text:s text:c="2"/></text:p>
          </table:table-cell>
          <table:table-cell table:number-columns-repeated="1016"/>
        </table:table-row>
        <table:table-row table:style-name="ro2">
          <table:table-cell office:value-type="float" office:value="722" calcext:value-type="float">
            <text:p>72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 de toute sorte</text:p>
          </table:table-cell>
          <table:table-cell table:style-name="ce8" office:value-type="float" office:value="259200" calcext:value-type="float">
            <text:p>259 200 <text:s text:c="2"/></text:p>
          </table:table-cell>
          <table:table-cell table:number-columns-repeated="1016"/>
        </table:table-row>
        <table:table-row table:style-name="ro2">
          <table:table-cell office:value-type="float" office:value="723" calcext:value-type="float">
            <text:p>72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otonnades ; bonneterie de coton et de fil</text:p>
          </table:table-cell>
          <table:table-cell table:style-name="ce8" office:value-type="float" office:value="10300" calcext:value-type="float">
            <text:p>10 300 <text:s text:c="2"/></text:p>
          </table:table-cell>
          <table:table-cell table:number-columns-repeated="1016"/>
        </table:table-row>
        <table:table-row table:style-name="ro2">
          <table:table-cell office:value-type="float" office:value="724" calcext:value-type="float">
            <text:p>72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otonnades ; Etoffes</text:p>
          </table:table-cell>
          <table:table-cell table:style-name="ce8" office:value-type="float" office:value="137000" calcext:value-type="float">
            <text:p>137 000 <text:s text:c="2"/></text:p>
          </table:table-cell>
          <table:table-cell table:number-columns-repeated="1016"/>
        </table:table-row>
        <table:table-row table:style-name="ro2">
          <table:table-cell office:value-type="float" office:value="725" calcext:value-type="float">
            <text:p>72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otonnades ; mouchoirs de coton et fil</text:p>
          </table:table-cell>
          <table:table-cell table:style-name="ce8" office:value-type="float" office:value="14600" calcext:value-type="float">
            <text:p>14 600 <text:s text:c="2"/></text:p>
          </table:table-cell>
          <table:table-cell table:number-columns-repeated="1016"/>
        </table:table-row>
        <table:table-row table:style-name="ro2">
          <table:table-cell office:value-type="float" office:value="726" calcext:value-type="float">
            <text:p>72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otonnades ; toiles, bazin et nankin</text:p>
          </table:table-cell>
          <table:table-cell table:style-name="ce8" office:value-type="float" office:value="22200" calcext:value-type="float">
            <text:p>22 200 <text:s text:c="2"/></text:p>
          </table:table-cell>
          <table:table-cell table:number-columns-repeated="1016"/>
        </table:table-row>
        <table:table-row table:style-name="ro2">
          <table:table-cell office:value-type="float" office:value="727" calcext:value-type="float">
            <text:p>72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otonnades ; toiles mousselines</text:p>
          </table:table-cell>
          <table:table-cell table:style-name="ce8" office:value-type="float" office:value="10500" calcext:value-type="float">
            <text:p>10 500 <text:s text:c="2"/></text:p>
          </table:table-cell>
          <table:table-cell table:number-columns-repeated="1016"/>
        </table:table-row>
        <table:table-row table:style-name="ro2">
          <table:table-cell office:value-type="float" office:value="728" calcext:value-type="float">
            <text:p>72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otonnades ; toiles peintes et indiennes</text:p>
          </table:table-cell>
          <table:table-cell table:style-name="ce8" office:value-type="float" office:value="16900" calcext:value-type="float">
            <text:p>16 900 <text:s text:c="2"/></text:p>
          </table:table-cell>
          <table:table-cell table:number-columns-repeated="1016"/>
        </table:table-row>
        <table:table-row table:style-name="ro2">
          <table:table-cell office:value-type="float" office:value="729" calcext:value-type="float">
            <text:p>72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Lainages ; bonneterie</text:p>
          </table:table-cell>
          <table:table-cell table:style-name="ce8" office:value-type="float" office:value="15200" calcext:value-type="float">
            <text:p>15 200 <text:s text:c="2"/></text:p>
          </table:table-cell>
          <table:table-cell table:number-columns-repeated="1016"/>
        </table:table-row>
        <table:table-row table:style-name="ro2">
          <table:table-cell office:value-type="float" office:value="730" calcext:value-type="float">
            <text:p>73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Lainages ; couvertures</text:p>
          </table:table-cell>
          <table:table-cell table:style-name="ce8" office:value-type="float" office:value="65900" calcext:value-type="float">
            <text:p>65 900 <text:s text:c="2"/></text:p>
          </table:table-cell>
          <table:table-cell table:number-columns-repeated="1016"/>
        </table:table-row>
        <table:table-row table:style-name="ro2">
          <table:table-cell office:value-type="float" office:value="731" calcext:value-type="float">
            <text:p>73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Lainages ; Draperies fines</text:p>
          </table:table-cell>
          <table:table-cell table:style-name="ce8" office:value-type="float" office:value="142600" calcext:value-type="float">
            <text:p>142 600 <text:s text:c="2"/></text:p>
          </table:table-cell>
          <table:table-cell table:number-columns-repeated="1016"/>
        </table:table-row>
        <table:table-row table:style-name="ro2">
          <table:table-cell office:value-type="float" office:value="732" calcext:value-type="float">
            <text:p>73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Lainages ; Draperies ordinaires</text:p>
          </table:table-cell>
          <table:table-cell table:style-name="ce8" office:value-type="float" office:value="335900" calcext:value-type="float">
            <text:p>335 900 <text:s text:c="2"/></text:p>
          </table:table-cell>
          <table:table-cell table:number-columns-repeated="1016"/>
        </table:table-row>
        <table:table-row table:style-name="ro2">
          <table:table-cell office:value-type="float" office:value="733" calcext:value-type="float">
            <text:p>73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bonneterie</text:p>
          </table:table-cell>
          <table:table-cell table:style-name="ce8" office:value-type="float" office:value="17600" calcext:value-type="float">
            <text:p>17 600 <text:s text:c="2"/></text:p>
          </table:table-cell>
          <table:table-cell table:number-columns-repeated="1016"/>
        </table:table-row>
        <table:table-row table:style-name="ro2">
          <table:table-cell office:value-type="float" office:value="734" calcext:value-type="float">
            <text:p>73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Etoffes unies et brochées</text:p>
          </table:table-cell>
          <table:table-cell table:style-name="ce8" office:value-type="float" office:value="1584300" calcext:value-type="float">
            <text:p>1 584 300 <text:s text:c="2"/></text:p>
          </table:table-cell>
          <table:table-cell table:number-columns-repeated="1016"/>
        </table:table-row>
        <table:table-row table:style-name="ro2">
          <table:table-cell office:value-type="float" office:value="735" calcext:value-type="float">
            <text:p>73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gazes, crêpes et tuls</text:p>
          </table:table-cell>
          <table:table-cell table:style-name="ce8" office:value-type="float" office:value="64900" calcext:value-type="float">
            <text:p>64 900 <text:s text:c="2"/></text:p>
          </table:table-cell>
          <table:table-cell table:number-columns-repeated="1016"/>
        </table:table-row>
        <table:table-row table:style-name="ro2">
          <table:table-cell office:value-type="float" office:value="736" calcext:value-type="float">
            <text:p>73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mouchoirs et schals</text:p>
          </table:table-cell>
          <table:table-cell table:style-name="ce8" office:value-type="float" office:value="43000" calcext:value-type="float">
            <text:p>43 000 <text:s text:c="2"/></text:p>
          </table:table-cell>
          <table:table-cell table:number-columns-repeated="1016"/>
        </table:table-row>
        <table:table-row table:style-name="ro2">
          <table:table-cell office:value-type="float" office:value="737" calcext:value-type="float">
            <text:p>73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passementerie</text:p>
          </table:table-cell>
          <table:table-cell table:style-name="ce8" office:value-type="float" office:value="8300" calcext:value-type="float">
            <text:p>8 300 <text:s text:c="2"/></text:p>
          </table:table-cell>
          <table:table-cell table:number-columns-repeated="1016"/>
        </table:table-row>
        <table:table-row table:style-name="ro2">
          <table:table-cell office:value-type="float" office:value="738" calcext:value-type="float">
            <text:p>73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rubans</text:p>
          </table:table-cell>
          <table:table-cell table:style-name="ce8" office:value-type="float" office:value="314400" calcext:value-type="float">
            <text:p>314 400 <text:s text:c="2"/></text:p>
          </table:table-cell>
          <table:table-cell table:number-columns-repeated="1016"/>
        </table:table-row>
        <table:table-row table:style-name="ro2">
          <table:table-cell office:value-type="float" office:value="739" calcext:value-type="float">
            <text:p>73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uvrages riches ; Etoffes riches</text:p>
          </table:table-cell>
          <table:table-cell table:style-name="ce8" office:value-type="float" office:value="17900" calcext:value-type="float">
            <text:p>17 900 <text:s text:c="2"/></text:p>
          </table:table-cell>
          <table:table-cell table:number-columns-repeated="1016"/>
        </table:table-row>
        <table:table-row table:style-name="ro2">
          <table:table-cell office:value-type="float" office:value="740" calcext:value-type="float">
            <text:p>74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uvrages riches ; soieries et dorure fine</text:p>
          </table:table-cell>
          <table:table-cell table:style-name="ce8" office:value-type="float" office:value="41600" calcext:value-type="float">
            <text:p>41 600 <text:s text:c="2"/></text:p>
          </table:table-cell>
          <table:table-cell table:number-columns-repeated="1016"/>
        </table:table-row>
        <table:table-row table:style-name="ro2">
          <table:table-cell office:value-type="float" office:value="741" calcext:value-type="float">
            <text:p>74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uvrages mélangés ; Etoffes, gazes, crêpes et tuls</text:p>
          </table:table-cell>
          <table:table-cell table:style-name="ce8" office:value-type="float" office:value="57500" calcext:value-type="float">
            <text:p>57 500 <text:s text:c="2"/></text:p>
          </table:table-cell>
          <table:table-cell table:number-columns-repeated="1016"/>
        </table:table-row>
        <table:table-row table:style-name="ro2">
          <table:table-cell office:value-type="float" office:value="742" calcext:value-type="float">
            <text:p>74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uvrages mélangés ; Bonneterie</text:p>
          </table:table-cell>
          <table:table-cell table:style-name="ce8" office:value-type="float" office:value="600" calcext:value-type="float">
            <text:p>600 <text:s text:c="2"/></text:p>
          </table:table-cell>
          <table:table-cell table:number-columns-repeated="1016"/>
        </table:table-row>
        <table:table-row table:style-name="ro2">
          <table:table-cell office:value-type="float" office:value="743" calcext:value-type="float">
            <text:p>74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 de fil et soie</text:p>
          </table:table-cell>
          <table:table-cell table:style-name="ce8" office:value-type="float" office:value="90600" calcext:value-type="float">
            <text:p>90 600 <text:s text:c="2"/></text:p>
          </table:table-cell>
          <table:table-cell table:number-columns-repeated="1016"/>
        </table:table-row>
        <table:table-row table:style-name="ro2">
          <table:table-cell office:value-type="float" office:value="744" calcext:value-type="float">
            <text:p>74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iverse</text:p>
          </table:table-cell>
          <table:table-cell table:style-name="ce8" office:value-type="float" office:value="47500" calcext:value-type="float">
            <text:p>47 500 <text:s text:c="2"/></text:p>
          </table:table-cell>
          <table:table-cell table:number-columns-repeated="1016"/>
        </table:table-row>
        <table:table-row table:style-name="ro2">
          <table:table-cell office:value-type="float" office:value="745" calcext:value-type="float">
            <text:p>74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mêlées de lin et de chanvre</text:p>
          </table:table-cell>
          <table:table-cell table:style-name="ce8"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746" calcext:value-type="float">
            <text:p>74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mêlées de fil et coton</text:p>
          </table:table-cell>
          <table:table-cell table:style-name="ce8" office:value-type="float" office:value="19300" calcext:value-type="float">
            <text:p>19 300 <text:s text:c="2"/></text:p>
          </table:table-cell>
          <table:table-cell table:number-columns-repeated="1016"/>
        </table:table-row>
        <table:table-row table:style-name="ro2">
          <table:table-cell office:value-type="float" office:value="747" calcext:value-type="float">
            <text:p>74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hanvre</text:p>
          </table:table-cell>
          <table:table-cell table:style-name="ce8" office:value-type="float" office:value="83600" calcext:value-type="float">
            <text:p>83 600 <text:s text:c="2"/></text:p>
          </table:table-cell>
          <table:table-cell table:number-columns-repeated="1016"/>
        </table:table-row>
        <table:table-row table:style-name="ro2">
          <table:table-cell office:value-type="float" office:value="748" calcext:value-type="float">
            <text:p>74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</text:p>
          </table:table-cell>
          <table:table-cell table:style-name="ce8" office:value-type="float" office:value="29400" calcext:value-type="float">
            <text:p>29 400 <text:s text:c="2"/></text:p>
          </table:table-cell>
          <table:table-cell table:number-columns-repeated="1016"/>
        </table:table-row>
        <table:table-row table:style-name="ro2">
          <table:table-cell office:value-type="float" office:value="749" calcext:value-type="float">
            <text:p>74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, batiste et linon</text:p>
          </table:table-cell>
          <table:table-cell table:style-name="ce8" office:value-type="float" office:value="6200" calcext:value-type="float">
            <text:p>6 200 <text:s text:c="2"/></text:p>
          </table:table-cell>
          <table:table-cell table:number-columns-repeated="1016"/>
        </table:table-row>
        <table:table-row table:style-name="ro2">
          <table:table-cell office:value-type="float" office:value="750" calcext:value-type="float">
            <text:p>75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cirées, gommées et de crin</text:p>
          </table:table-cell>
          <table:table-cell table:style-name="ce8" office:value-type="float" office:value="1500" calcext:value-type="float">
            <text:p>1 500 <text:s text:c="2"/></text:p>
          </table:table-cell>
          <table:table-cell table:number-columns-repeated="1016"/>
        </table:table-row>
        <table:table-row table:style-name="ro2">
          <table:table-cell office:value-type="float" office:value="751" calcext:value-type="float">
            <text:p>75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à voiles</text:p>
          </table:table-cell>
          <table:table-cell table:style-name="ce8"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>
          <table:table-cell office:value-type="float" office:value="752" calcext:value-type="float">
            <text:p>75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Articles réunis</text:p>
          </table:table-cell>
          <table:table-cell table:style-name="ce8" office:value-type="float" office:value="4600" calcext:value-type="float">
            <text:p>4 600 <text:s text:c="2"/></text:p>
          </table:table-cell>
          <table:table-cell table:number-columns-repeated="1016"/>
        </table:table-row>
        <table:table-row table:style-name="ro2">
          <table:table-cell office:value-type="float" office:value="753" calcext:value-type="float">
            <text:p>75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Argenterie</text:p>
          </table:table-cell>
          <table:table-cell table:style-name="ce8" office:value-type="float" office:value="13700" calcext:value-type="float">
            <text:p>13 700 <text:s text:c="2"/></text:p>
          </table:table-cell>
          <table:table-cell table:number-columns-repeated="1016"/>
        </table:table-row>
        <table:table-row table:style-name="ro2">
          <table:table-cell office:value-type="float" office:value="754" calcext:value-type="float">
            <text:p>75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Armes diverses</text:p>
          </table:table-cell>
          <table:table-cell table:style-name="ce8" office:value-type="float" office:value="9100" calcext:value-type="float">
            <text:p>9 100 <text:s text:c="2"/></text:p>
          </table:table-cell>
          <table:table-cell table:number-columns-repeated="1016"/>
        </table:table-row>
        <table:table-row table:style-name="ro2">
          <table:table-cell office:value-type="float" office:value="755" calcext:value-type="float">
            <text:p>75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Bijouterie</text:p>
          </table:table-cell>
          <table:table-cell table:style-name="ce8" office:value-type="float" office:value="100600" calcext:value-type="float">
            <text:p>100 600 <text:s text:c="2"/></text:p>
          </table:table-cell>
          <table:table-cell table:number-columns-repeated="1016"/>
        </table:table-row>
        <table:table-row table:style-name="ro2">
          <table:table-cell office:value-type="float" office:value="756" calcext:value-type="float">
            <text:p>75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Bouchons de liége</text:p>
          </table:table-cell>
          <table:table-cell table:style-name="ce8" office:value-type="float" office:value="128600" calcext:value-type="float">
            <text:p>128 600 <text:s text:c="2"/></text:p>
          </table:table-cell>
          <table:table-cell table:number-columns-repeated="1016"/>
        </table:table-row>
        <table:table-row table:style-name="ro2">
          <table:table-cell office:value-type="float" office:value="757" calcext:value-type="float">
            <text:p>75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Chandelle</text:p>
          </table:table-cell>
          <table:table-cell table:style-name="ce8" office:value-type="float" office:value="98200" calcext:value-type="float">
            <text:p>98 200 <text:s text:c="2"/></text:p>
          </table:table-cell>
          <table:table-cell table:number-columns-repeated="1016"/>
        </table:table-row>
        <table:table-row table:style-name="ro2">
          <table:table-cell office:value-type="float" office:value="758" calcext:value-type="float">
            <text:p>75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Corail ouvré</text:p>
          </table:table-cell>
          <table:table-cell table:style-name="ce8" office:value-type="float" office:value="400" calcext:value-type="float">
            <text:p>400 <text:s text:c="2"/></text:p>
          </table:table-cell>
          <table:table-cell table:number-columns-repeated="1016"/>
        </table:table-row>
        <table:table-row table:style-name="ro2">
          <table:table-cell office:value-type="float" office:value="759" calcext:value-type="float">
            <text:p>75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Cordages</text:p>
          </table:table-cell>
          <table:table-cell table:style-name="ce8" office:value-type="float" office:value="3100" calcext:value-type="float">
            <text:p>3 100 <text:s text:c="2"/></text:p>
          </table:table-cell>
          <table:table-cell table:number-columns-repeated="1016"/>
        </table:table-row>
        <table:table-row table:style-name="ro2">
          <table:table-cell office:value-type="float" office:value="760" calcext:value-type="float">
            <text:p>76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Esprit-de-vin</text:p>
          </table:table-cell>
          <table:table-cell table:style-name="ce8" office:value-type="float" office:value="50200" calcext:value-type="float">
            <text:p>50 200 <text:s text:c="2"/></text:p>
          </table:table-cell>
          <table:table-cell table:number-columns-repeated="1016"/>
        </table:table-row>
        <table:table-row table:style-name="ro2">
          <table:table-cell office:value-type="float" office:value="761" calcext:value-type="float">
            <text:p>76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Faïence et poterie</text:p>
          </table:table-cell>
          <table:table-cell table:style-name="ce8" office:value-type="float" office:value="46000" calcext:value-type="float">
            <text:p>46 000 <text:s text:c="2"/></text:p>
          </table:table-cell>
          <table:table-cell table:number-columns-repeated="1016"/>
        </table:table-row>
        <table:table-row table:style-name="ro2">
          <table:table-cell office:value-type="float" office:value="762" calcext:value-type="float">
            <text:p>76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Gants de peau</text:p>
          </table:table-cell>
          <table:table-cell table:style-name="ce8" office:value-type="float" office:value="5200" calcext:value-type="float">
            <text:p>5 200 <text:s text:c="2"/></text:p>
          </table:table-cell>
          <table:table-cell table:number-columns-repeated="1016"/>
        </table:table-row>
        <table:table-row table:style-name="ro2">
          <table:table-cell office:value-type="float" office:value="763" calcext:value-type="float">
            <text:p>76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Habillements et lingerie</text:p>
          </table:table-cell>
          <table:table-cell table:style-name="ce8" office:value-type="float" office:value="88900" calcext:value-type="float">
            <text:p>88 900 <text:s text:c="2"/></text:p>
          </table:table-cell>
          <table:table-cell table:number-columns-repeated="1016"/>
        </table:table-row>
        <table:table-row table:style-name="ro2">
          <table:table-cell office:value-type="float" office:value="764" calcext:value-type="float">
            <text:p>76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Horlogerie</text:p>
          </table:table-cell>
          <table:table-cell table:style-name="ce8" office:value-type="float" office:value="362300" calcext:value-type="float">
            <text:p>362 300 <text:s text:c="2"/></text:p>
          </table:table-cell>
          <table:table-cell table:number-columns-repeated="1016"/>
        </table:table-row>
        <table:table-row table:style-name="ro2">
          <table:table-cell office:value-type="float" office:value="765" calcext:value-type="float">
            <text:p>76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Instruments divers</text:p>
          </table:table-cell>
          <table:table-cell table:style-name="ce8" office:value-type="float" office:value="26100" calcext:value-type="float">
            <text:p>26 100 <text:s text:c="2"/></text:p>
          </table:table-cell>
          <table:table-cell table:number-columns-repeated="1016"/>
        </table:table-row>
        <table:table-row table:style-name="ro2">
          <table:table-cell office:value-type="float" office:value="766" calcext:value-type="float">
            <text:p>76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Librairie</text:p>
          </table:table-cell>
          <table:table-cell table:style-name="ce8" office:value-type="float" office:value="31000" calcext:value-type="float">
            <text:p>31 000 <text:s text:c="2"/></text:p>
          </table:table-cell>
          <table:table-cell table:number-columns-repeated="1016"/>
        </table:table-row>
        <table:table-row table:style-name="ro2">
          <table:table-cell office:value-type="float" office:value="767" calcext:value-type="float">
            <text:p>76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Mercerie</text:p>
          </table:table-cell>
          <table:table-cell table:style-name="ce8" office:value-type="float" office:value="301100" calcext:value-type="float">
            <text:p>301 100 <text:s text:c="2"/></text:p>
          </table:table-cell>
          <table:table-cell table:number-columns-repeated="1016"/>
        </table:table-row>
        <table:table-row table:style-name="ro2">
          <table:table-cell office:value-type="float" office:value="768" calcext:value-type="float">
            <text:p>76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Meubles et glaces</text:p>
          </table:table-cell>
          <table:table-cell table:style-name="ce8" office:value-type="float" office:value="94800" calcext:value-type="float">
            <text:p>94 800 <text:s text:c="2"/></text:p>
          </table:table-cell>
          <table:table-cell table:number-columns-repeated="1016"/>
        </table:table-row>
        <table:table-row table:style-name="ro2">
          <table:table-cell office:value-type="float" office:value="769" calcext:value-type="float">
            <text:p>76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gnons de fleurs</text:p>
          </table:table-cell>
          <table:table-cell table:style-name="ce8" office:value-type="float" office:value="1400" calcext:value-type="float">
            <text:p>1 400 <text:s text:c="2"/></text:p>
          </table:table-cell>
          <table:table-cell table:number-columns-repeated="1016"/>
        </table:table-row>
        <table:table-row table:style-name="ro2">
          <table:table-cell office:value-type="float" office:value="770" calcext:value-type="float">
            <text:p>77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ivers de bois</text:p>
          </table:table-cell>
          <table:table-cell table:style-name="ce8"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>
          <table:table-cell office:value-type="float" office:value="771" calcext:value-type="float">
            <text:p>77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cuir</text:p>
          </table:table-cell>
          <table:table-cell table:style-name="ce8" office:value-type="float" office:value="12700" calcext:value-type="float">
            <text:p>12 700 <text:s text:c="2"/></text:p>
          </table:table-cell>
          <table:table-cell table:number-columns-repeated="1016"/>
        </table:table-row>
        <table:table-row table:style-name="ro2">
          <table:table-cell office:value-type="float" office:value="772" calcext:value-type="float">
            <text:p>77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cuivre doré et argenté</text:p>
          </table:table-cell>
          <table:table-cell table:style-name="ce8" office:value-type="float" office:value="18800" calcext:value-type="float">
            <text:p>18 800 <text:s text:c="2"/></text:p>
          </table:table-cell>
          <table:table-cell table:number-columns-repeated="1016"/>
        </table:table-row>
        <table:table-row table:style-name="ro2">
          <table:table-cell office:value-type="float" office:value="773" calcext:value-type="float">
            <text:p>77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 de marbre</text:p>
          </table:table-cell>
          <table:table-cell table:style-name="ce8" office:value-type="float" office:value="3400" calcext:value-type="float">
            <text:p>3 400 <text:s text:c="2"/></text:p>
          </table:table-cell>
          <table:table-cell table:number-columns-repeated="1016"/>
        </table:table-row>
        <table:table-row table:style-name="ro2">
          <table:table-cell office:value-type="float" office:value="774" calcext:value-type="float">
            <text:p>77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modes et fleurs artificielles</text:p>
          </table:table-cell>
          <table:table-cell table:style-name="ce8" office:value-type="float" office:value="66300" calcext:value-type="float">
            <text:p>66 300 <text:s text:c="2"/></text:p>
          </table:table-cell>
          <table:table-cell table:number-columns-repeated="1016"/>
        </table:table-row>
        <table:table-row table:style-name="ro2">
          <table:table-cell office:value-type="float" office:value="775" calcext:value-type="float">
            <text:p>77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passementerie</text:p>
          </table:table-cell>
          <table:table-cell table:style-name="ce8" office:value-type="float" office:value="3500" calcext:value-type="float">
            <text:p>3 500 <text:s text:c="2"/></text:p>
          </table:table-cell>
          <table:table-cell table:number-columns-repeated="1016"/>
        </table:table-row>
        <table:table-row table:style-name="ro2">
          <table:table-cell office:value-type="float" office:value="776" calcext:value-type="float">
            <text:p>77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peaux</text:p>
          </table:table-cell>
          <table:table-cell table:style-name="ce8" office:value-type="float" office:value="10600" calcext:value-type="float">
            <text:p>10 600 <text:s text:c="2"/></text:p>
          </table:table-cell>
          <table:table-cell table:number-columns-repeated="1016"/>
        </table:table-row>
        <table:table-row table:style-name="ro2">
          <table:table-cell office:value-type="float" office:value="777" calcext:value-type="float">
            <text:p>77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terre cuite</text:p>
          </table:table-cell>
          <table:table-cell table:style-name="ce8"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778" calcext:value-type="float">
            <text:p>77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apeterie</text:p>
          </table:table-cell>
          <table:table-cell table:style-name="ce8" office:value-type="float" office:value="58800" calcext:value-type="float">
            <text:p>58 800 <text:s text:c="2"/></text:p>
          </table:table-cell>
          <table:table-cell table:number-columns-repeated="1016"/>
        </table:table-row>
        <table:table-row table:style-name="ro2">
          <table:table-cell office:value-type="float" office:value="779" calcext:value-type="float">
            <text:p>77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arasols et parapluies</text:p>
          </table:table-cell>
          <table:table-cell table:style-name="ce8" office:value-type="float" office:value="35900" calcext:value-type="float">
            <text:p>35 900 <text:s text:c="2"/></text:p>
          </table:table-cell>
          <table:table-cell table:number-columns-repeated="1016"/>
        </table:table-row>
        <table:table-row table:style-name="ro2">
          <table:table-cell office:value-type="float" office:value="780" calcext:value-type="float">
            <text:p>78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arfumerie</text:p>
          </table:table-cell>
          <table:table-cell table:style-name="ce8" office:value-type="float" office:value="30900" calcext:value-type="float">
            <text:p>30 900 <text:s text:c="2"/></text:p>
          </table:table-cell>
          <table:table-cell table:number-columns-repeated="1016"/>
        </table:table-row>
        <table:table-row table:style-name="ro2">
          <table:table-cell office:value-type="float" office:value="781" calcext:value-type="float">
            <text:p>78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eaux et pelleteries</text:p>
          </table:table-cell>
          <table:table-cell table:style-name="ce8" office:value-type="float" office:value="343000" calcext:value-type="float">
            <text:p>343 000 <text:s text:c="2"/></text:p>
          </table:table-cell>
          <table:table-cell table:number-columns-repeated="1016"/>
        </table:table-row>
        <table:table-row table:style-name="ro2">
          <table:table-cell office:value-type="float" office:value="782" calcext:value-type="float">
            <text:p>78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ierres et meules</text:p>
          </table:table-cell>
          <table:table-cell table:style-name="ce8" office:value-type="float" office:value="11400" calcext:value-type="float">
            <text:p>11 400 <text:s text:c="2"/></text:p>
          </table:table-cell>
          <table:table-cell table:number-columns-repeated="1016"/>
        </table:table-row>
        <table:table-row table:style-name="ro2">
          <table:table-cell office:value-type="float" office:value="783" calcext:value-type="float">
            <text:p>78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lumes de toute sorte</text:p>
          </table:table-cell>
          <table:table-cell table:style-name="ce8" office:value-type="float" office:value="38100" calcext:value-type="float">
            <text:p>38 100 <text:s text:c="2"/></text:p>
          </table:table-cell>
          <table:table-cell table:number-columns-repeated="1016"/>
        </table:table-row>
        <table:table-row table:style-name="ro2">
          <table:table-cell office:value-type="float" office:value="784" calcext:value-type="float">
            <text:p>78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orcelaine</text:p>
          </table:table-cell>
          <table:table-cell table:style-name="ce8" office:value-type="float" office:value="9800" calcext:value-type="float">
            <text:p>9 800 <text:s text:c="2"/></text:p>
          </table:table-cell>
          <table:table-cell table:number-columns-repeated="1016"/>
        </table:table-row>
        <table:table-row table:style-name="ro2">
          <table:table-cell office:value-type="float" office:value="785" calcext:value-type="float">
            <text:p>78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Quincaillerie diverse</text:p>
          </table:table-cell>
          <table:table-cell table:style-name="ce8" office:value-type="float" office:value="89800" calcext:value-type="float">
            <text:p>89 800 <text:s text:c="2"/></text:p>
          </table:table-cell>
          <table:table-cell table:number-columns-repeated="1016"/>
        </table:table-row>
        <table:table-row table:style-name="ro2">
          <table:table-cell office:value-type="float" office:value="786" calcext:value-type="float">
            <text:p>78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Savon</text:p>
          </table:table-cell>
          <table:table-cell table:style-name="ce8" office:value-type="float" office:value="286500" calcext:value-type="float">
            <text:p>286 500 <text:s text:c="2"/></text:p>
          </table:table-cell>
          <table:table-cell table:number-columns-repeated="1016"/>
        </table:table-row>
        <table:table-row table:style-name="ro2">
          <table:table-cell office:value-type="float" office:value="787" calcext:value-type="float">
            <text:p>78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Tableaux et estampes</text:p>
          </table:table-cell>
          <table:table-cell table:style-name="ce8" office:value-type="float" office:value="29700" calcext:value-type="float">
            <text:p>29 700 <text:s text:c="2"/></text:p>
          </table:table-cell>
          <table:table-cell table:number-columns-repeated="1016"/>
        </table:table-row>
        <table:table-row table:style-name="ro2">
          <table:table-cell office:value-type="float" office:value="788" calcext:value-type="float">
            <text:p>78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Verrerie</text:p>
          </table:table-cell>
          <table:table-cell table:style-name="ce8" office:value-type="float" office:value="137100" calcext:value-type="float">
            <text:p>137 100 <text:s text:c="2"/></text:p>
          </table:table-cell>
          <table:table-cell table:number-columns-repeated="1016"/>
        </table:table-row>
        <table:table-row table:style-name="ro2">
          <table:table-cell office:value-type="float" office:value="789" calcext:value-type="float">
            <text:p>78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Articles réunis</text:p>
          </table:table-cell>
          <table:table-cell table:style-name="ce8" office:value-type="float" office:value="35100" calcext:value-type="float">
            <text:p>35 100 <text:s text:c="2"/></text:p>
          </table:table-cell>
          <table:table-cell table:number-columns-repeated="1016"/>
        </table:table-row>
        <table:table-row table:style-name="ro2">
          <table:table-cell office:value-type="float" office:value="790" calcext:value-type="float">
            <text:p>79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rgent vif</text:p>
          </table:table-cell>
          <table:table-cell table:style-name="ce8" office:value-type="float" office:value="41500" calcext:value-type="float">
            <text:p>41 500 <text:s text:c="2"/></text:p>
          </table:table-cell>
          <table:table-cell table:number-columns-repeated="1016"/>
        </table:table-row>
        <table:table-row table:style-name="ro2">
          <table:table-cell office:value-type="float" office:value="791" calcext:value-type="float">
            <text:p>79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table:style-name="ce8" office:value-type="float" office:value="23700" calcext:value-type="float">
            <text:p>23 700 <text:s text:c="2"/></text:p>
          </table:table-cell>
          <table:table-cell table:number-columns-repeated="1016"/>
        </table:table-row>
        <table:table-row table:style-name="ro2">
          <table:table-cell office:value-type="float" office:value="792" calcext:value-type="float">
            <text:p>79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Etain</text:p>
          </table:table-cell>
          <table:table-cell table:style-name="ce8" office:value-type="float" office:value="13800" calcext:value-type="float">
            <text:p>13 800 <text:s text:c="2"/></text:p>
          </table:table-cell>
          <table:table-cell table:number-columns-repeated="1016"/>
        </table:table-row>
        <table:table-row table:style-name="ro2">
          <table:table-cell office:value-type="float" office:value="793" calcext:value-type="float">
            <text:p>79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divers</text:p>
          </table:table-cell>
          <table:table-cell table:style-name="ce8" office:value-type="float" office:value="16400" calcext:value-type="float">
            <text:p>16 400 <text:s text:c="2"/></text:p>
          </table:table-cell>
          <table:table-cell table:number-columns-repeated="1016"/>
        </table:table-row>
        <table:table-row table:style-name="ro2">
          <table:table-cell office:value-type="float" office:value="794" calcext:value-type="float">
            <text:p>79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aciers</text:p>
          </table:table-cell>
          <table:table-cell table:style-name="ce8" office:value-type="float" office:value="81300" calcext:value-type="float">
            <text:p>81 300 <text:s text:c="2"/></text:p>
          </table:table-cell>
          <table:table-cell table:number-columns-repeated="1016"/>
        </table:table-row>
        <table:table-row table:style-name="ro2">
          <table:table-cell office:value-type="float" office:value="795" calcext:value-type="float">
            <text:p>79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Métaux divers</text:p>
          </table:table-cell>
          <table:table-cell table:style-name="ce8" office:value-type="float" office:value="22100" calcext:value-type="float">
            <text:p>22 100 <text:s text:c="2"/></text:p>
          </table:table-cell>
          <table:table-cell table:number-columns-repeated="1016"/>
        </table:table-row>
        <table:table-row table:style-name="ro2">
          <table:table-cell office:value-type="float" office:value="796" calcext:value-type="float">
            <text:p>79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 de toute sorte</text:p>
          </table:table-cell>
          <table:table-cell table:style-name="ce8" office:value-type="float" office:value="94000" calcext:value-type="float">
            <text:p>94 000 <text:s text:c="2"/></text:p>
          </table:table-cell>
          <table:table-cell table:number-columns-repeated="1016"/>
        </table:table-row>
        <table:table-row table:style-name="ro2">
          <table:table-cell office:value-type="float" office:value="797" calcext:value-type="float">
            <text:p>79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otonnades ; bonneterie de coton et de fil</text:p>
          </table:table-cell>
          <table:table-cell table:style-name="ce8" office:value-type="float" office:value="1300" calcext:value-type="float">
            <text:p>1 300 <text:s text:c="2"/></text:p>
          </table:table-cell>
          <table:table-cell table:number-columns-repeated="1016"/>
        </table:table-row>
        <table:table-row table:style-name="ro2">
          <table:table-cell office:value-type="float" office:value="798" calcext:value-type="float">
            <text:p>79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otonnades ; mouchoirs de coton et fil</text:p>
          </table:table-cell>
          <table:table-cell table:style-name="ce8" office:value-type="float" office:value="15000" calcext:value-type="float">
            <text:p>15 000 <text:s text:c="2"/></text:p>
          </table:table-cell>
          <table:table-cell table:number-columns-repeated="1016"/>
        </table:table-row>
        <table:table-row table:style-name="ro2">
          <table:table-cell office:value-type="float" office:value="799" calcext:value-type="float">
            <text:p>79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otonnades ; mouchoirs et schals</text:p>
          </table:table-cell>
          <table:table-cell table:style-name="ce8" office:value-type="float" office:value="3400" calcext:value-type="float">
            <text:p>3 400 <text:s text:c="2"/></text:p>
          </table:table-cell>
          <table:table-cell table:number-columns-repeated="1016"/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otonnades ; toiles mousselines</text:p>
          </table:table-cell>
          <table:table-cell table:style-name="ce8" office:value-type="float" office:value="800" calcext:value-type="float">
            <text:p>800 <text:s text:c="2"/></text:p>
          </table:table-cell>
          <table:table-cell table:number-columns-repeated="1016"/>
        </table:table-row>
        <table:table-row table:style-name="ro2">
          <table:table-cell office:value-type="float" office:value="801" calcext:value-type="float">
            <text:p>80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otonnades ; toiles peintes et indiennes</text:p>
          </table:table-cell>
          <table:table-cell table:style-name="ce8" office:value-type="float" office:value="15700" calcext:value-type="float">
            <text:p>15 700 <text:s text:c="2"/></text:p>
          </table:table-cell>
          <table:table-cell table:number-columns-repeated="1016"/>
        </table:table-row>
        <table:table-row table:style-name="ro2">
          <table:table-cell office:value-type="float" office:value="802" calcext:value-type="float">
            <text:p>80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Lainages ; Draperies fines</text:p>
          </table:table-cell>
          <table:table-cell table:style-name="ce8" office:value-type="float" office:value="137200" calcext:value-type="float">
            <text:p>137 200 <text:s text:c="2"/></text:p>
          </table:table-cell>
          <table:table-cell table:number-columns-repeated="1016"/>
        </table:table-row>
        <table:table-row table:style-name="ro2">
          <table:table-cell office:value-type="float" office:value="803" calcext:value-type="float">
            <text:p>80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Lainages ; Draperies ordinaires</text:p>
          </table:table-cell>
          <table:table-cell table:style-name="ce8" office:value-type="float" office:value="37800" calcext:value-type="float">
            <text:p>37 800 <text:s text:c="2"/></text:p>
          </table:table-cell>
          <table:table-cell table:number-columns-repeated="1016"/>
        </table:table-row>
        <table:table-row table:style-name="ro2">
          <table:table-cell office:value-type="float" office:value="804" calcext:value-type="float">
            <text:p>80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Lainages ; etoffes</text:p>
          </table:table-cell>
          <table:table-cell table:style-name="ce8" office:value-type="float" office:value="12100" calcext:value-type="float">
            <text:p>12 100 <text:s text:c="2"/></text:p>
          </table:table-cell>
          <table:table-cell table:number-columns-repeated="1016"/>
        </table:table-row>
        <table:table-row table:style-name="ro2">
          <table:table-cell office:value-type="float" office:value="805" calcext:value-type="float">
            <text:p>80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Lainages ; schals</text:p>
          </table:table-cell>
          <table:table-cell table:style-name="ce8" office:value-type="float" office:value="37800" calcext:value-type="float">
            <text:p>37 800 <text:s text:c="2"/></text:p>
          </table:table-cell>
          <table:table-cell table:number-columns-repeated="1016"/>
        </table:table-row>
        <table:table-row table:style-name="ro2">
          <table:table-cell office:value-type="float" office:value="806" calcext:value-type="float">
            <text:p>80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bonneterie</text:p>
          </table:table-cell>
          <table:table-cell table:style-name="ce8" office:value-type="float" office:value="1618500" calcext:value-type="float">
            <text:p>1 618 500 <text:s text:c="2"/></text:p>
          </table:table-cell>
          <table:table-cell table:number-columns-repeated="1016"/>
        </table:table-row>
        <table:table-row table:style-name="ro2">
          <table:table-cell office:value-type="float" office:value="807" calcext:value-type="float">
            <text:p>80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Etoffes unies et brochées</text:p>
          </table:table-cell>
          <table:table-cell table:style-name="ce8" office:value-type="float" office:value="4872200" calcext:value-type="float">
            <text:p>4 872 200 <text:s text:c="2"/></text:p>
          </table:table-cell>
          <table:table-cell table:number-columns-repeated="1016"/>
        </table:table-row>
        <table:table-row table:style-name="ro2">
          <table:table-cell office:value-type="float" office:value="808" calcext:value-type="float">
            <text:p>80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gazes, crêpes et tuls</text:p>
          </table:table-cell>
          <table:table-cell table:style-name="ce8" office:value-type="float" office:value="781000" calcext:value-type="float">
            <text:p>781 000 <text:s text:c="2"/></text:p>
          </table:table-cell>
          <table:table-cell table:number-columns-repeated="1016"/>
        </table:table-row>
        <table:table-row table:style-name="ro2">
          <table:table-cell office:value-type="float" office:value="809" calcext:value-type="float">
            <text:p>80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mouchoirs et schals</text:p>
          </table:table-cell>
          <table:table-cell table:style-name="ce8" office:value-type="float" office:value="984900" calcext:value-type="float">
            <text:p>984 900 <text:s text:c="2"/></text:p>
          </table:table-cell>
          <table:table-cell table:number-columns-repeated="1016"/>
        </table:table-row>
        <table:table-row table:style-name="ro2">
          <table:table-cell office:value-type="float" office:value="810" calcext:value-type="float">
            <text:p>81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passementerie</text:p>
          </table:table-cell>
          <table:table-cell table:style-name="ce8" office:value-type="float" office:value="212600" calcext:value-type="float">
            <text:p>212 600 <text:s text:c="2"/></text:p>
          </table:table-cell>
          <table:table-cell table:number-columns-repeated="1016"/>
        </table:table-row>
        <table:table-row table:style-name="ro2">
          <table:table-cell office:value-type="float" office:value="811" calcext:value-type="float">
            <text:p>81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rubans</text:p>
          </table:table-cell>
          <table:table-cell table:style-name="ce8" office:value-type="float" office:value="4875700" calcext:value-type="float">
            <text:p>4 875 700 <text:s text:c="2"/></text:p>
          </table:table-cell>
          <table:table-cell table:number-columns-repeated="1016"/>
        </table:table-row>
        <table:table-row table:style-name="ro2">
          <table:table-cell office:value-type="float" office:value="812" calcext:value-type="float">
            <text:p>81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uvrages riches ; soieries et dorure fine</text:p>
          </table:table-cell>
          <table:table-cell table:style-name="ce8" office:value-type="float" office:value="70300" calcext:value-type="float">
            <text:p>70 300 <text:s text:c="2"/></text:p>
          </table:table-cell>
          <table:table-cell table:number-columns-repeated="1016"/>
        </table:table-row>
        <table:table-row table:style-name="ro2">
          <table:table-cell office:value-type="float" office:value="813" calcext:value-type="float">
            <text:p>81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uvrages mélangés ; Etoffes, gazes, crêpes et tuls</text:p>
          </table:table-cell>
          <table:table-cell table:style-name="ce8" office:value-type="float" office:value="11900" calcext:value-type="float">
            <text:p>11 900 <text:s text:c="2"/></text:p>
          </table:table-cell>
          <table:table-cell table:number-columns-repeated="1016"/>
        </table:table-row>
        <table:table-row table:style-name="ro2">
          <table:table-cell office:value-type="float" office:value="814" calcext:value-type="float">
            <text:p>81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 de fil et soie</text:p>
          </table:table-cell>
          <table:table-cell table:style-name="ce8" office:value-type="float" office:value="43600" calcext:value-type="float">
            <text:p>43 600 <text:s text:c="2"/></text:p>
          </table:table-cell>
          <table:table-cell table:number-columns-repeated="1016"/>
        </table:table-row>
        <table:table-row table:style-name="ro2">
          <table:table-cell office:value-type="float" office:value="815" calcext:value-type="float">
            <text:p>81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iverse</text:p>
          </table:table-cell>
          <table:table-cell table:style-name="ce8" office:value-type="float" office:value="42400" calcext:value-type="float">
            <text:p>42 400 <text:s text:c="2"/></text:p>
          </table:table-cell>
          <table:table-cell table:number-columns-repeated="1016"/>
        </table:table-row>
        <table:table-row table:style-name="ro2">
          <table:table-cell office:value-type="float" office:value="816" calcext:value-type="float">
            <text:p>81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hanvre</text:p>
          </table:table-cell>
          <table:table-cell table:style-name="ce8" office:value-type="float" office:value="27500" calcext:value-type="float">
            <text:p>27 500 <text:s text:c="2"/></text:p>
          </table:table-cell>
          <table:table-cell table:number-columns-repeated="1016"/>
        </table:table-row>
        <table:table-row table:style-name="ro2">
          <table:table-cell office:value-type="float" office:value="817" calcext:value-type="float">
            <text:p>81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</text:p>
          </table:table-cell>
          <table:table-cell table:style-name="ce8" office:value-type="float" office:value="726900" calcext:value-type="float">
            <text:p>726 900 <text:s text:c="2"/></text:p>
          </table:table-cell>
          <table:table-cell table:number-columns-repeated="1016"/>
        </table:table-row>
        <table:table-row table:style-name="ro2">
          <table:table-cell office:value-type="float" office:value="818" calcext:value-type="float">
            <text:p>81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, batiste et linon</text:p>
          </table:table-cell>
          <table:table-cell table:style-name="ce8" office:value-type="float" office:value="681700" calcext:value-type="float">
            <text:p>681 700 <text:s text:c="2"/></text:p>
          </table:table-cell>
          <table:table-cell table:number-columns-repeated="1016"/>
        </table:table-row>
        <table:table-row table:style-name="ro2">
          <table:table-cell office:value-type="float" office:value="819" calcext:value-type="float">
            <text:p>81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urtil et à carreaux</text:p>
          </table:table-cell>
          <table:table-cell table:style-name="ce8" office:value-type="float" office:value="20000" calcext:value-type="float">
            <text:p>20 000 <text:s text:c="2"/></text:p>
          </table:table-cell>
          <table:table-cell table:number-columns-repeated="1016"/>
        </table:table-row>
        <table:table-row table:style-name="ro2">
          <table:table-cell office:value-type="float" office:value="820" calcext:value-type="float">
            <text:p>82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cirées, gommées et de crin</text:p>
          </table:table-cell>
          <table:table-cell table:style-name="ce8" office:value-type="float" office:value="1500" calcext:value-type="float">
            <text:p>1 500 <text:s text:c="2"/></text:p>
          </table:table-cell>
          <table:table-cell table:number-columns-repeated="1016"/>
        </table:table-row>
        <table:table-row table:style-name="ro2">
          <table:table-cell office:value-type="float" office:value="821" calcext:value-type="float">
            <text:p>82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à voiles</text:p>
          </table:table-cell>
          <table:table-cell table:style-name="ce8" office:value-type="float" office:value="900" calcext:value-type="float">
            <text:p>900 <text:s text:c="2"/></text:p>
          </table:table-cell>
          <table:table-cell table:number-columns-repeated="1016"/>
        </table:table-row>
        <table:table-row table:style-name="ro2">
          <table:table-cell office:value-type="float" office:value="822" calcext:value-type="float">
            <text:p>82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Articles réunis</text:p>
          </table:table-cell>
          <table:table-cell table:style-name="ce8" office:value-type="float" office:value="4300" calcext:value-type="float">
            <text:p>4 300 <text:s text:c="2"/></text:p>
          </table:table-cell>
          <table:table-cell table:number-columns-repeated="1016"/>
        </table:table-row>
        <table:table-row table:style-name="ro2">
          <table:table-cell office:value-type="float" office:value="823" calcext:value-type="float">
            <text:p>82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Argenterie</text:p>
          </table:table-cell>
          <table:table-cell table:style-name="ce8" office:value-type="float" office:value="500" calcext:value-type="float">
            <text:p>500 <text:s text:c="2"/></text:p>
          </table:table-cell>
          <table:table-cell table:number-columns-repeated="1016"/>
        </table:table-row>
        <table:table-row table:style-name="ro2">
          <table:table-cell office:value-type="float" office:value="824" calcext:value-type="float">
            <text:p>82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Armes diverses</text:p>
          </table:table-cell>
          <table:table-cell table:style-name="ce8" office:value-type="float" office:value="30100" calcext:value-type="float">
            <text:p>30 100 <text:s text:c="2"/></text:p>
          </table:table-cell>
          <table:table-cell table:number-columns-repeated="1016"/>
        </table:table-row>
        <table:table-row table:style-name="ro2">
          <table:table-cell office:value-type="float" office:value="825" calcext:value-type="float">
            <text:p>82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Bijouterie</text:p>
          </table:table-cell>
          <table:table-cell table:style-name="ce8" office:value-type="float" office:value="46500" calcext:value-type="float">
            <text:p>46 500 <text:s text:c="2"/></text:p>
          </table:table-cell>
          <table:table-cell table:number-columns-repeated="1016"/>
        </table:table-row>
        <table:table-row table:style-name="ro2">
          <table:table-cell office:value-type="float" office:value="826" calcext:value-type="float">
            <text:p>82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Bouchons de liége</text:p>
          </table:table-cell>
          <table:table-cell table:style-name="ce8" office:value-type="float" office:value="11000" calcext:value-type="float">
            <text:p>11 000 <text:s text:c="2"/></text:p>
          </table:table-cell>
          <table:table-cell table:number-columns-repeated="1016"/>
        </table:table-row>
        <table:table-row table:style-name="ro2">
          <table:table-cell office:value-type="float" office:value="827" calcext:value-type="float">
            <text:p>82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Cartes à jouer</text:p>
          </table:table-cell>
          <table:table-cell table:style-name="ce8" office:value-type="float" office:value="1400" calcext:value-type="float">
            <text:p>1 400 <text:s text:c="2"/></text:p>
          </table:table-cell>
          <table:table-cell table:number-columns-repeated="1016"/>
        </table:table-row>
        <table:table-row table:style-name="ro2">
          <table:table-cell office:value-type="float" office:value="828" calcext:value-type="float">
            <text:p>82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Chandelle</text:p>
          </table:table-cell>
          <table:table-cell table:style-name="ce8" office:value-type="float" office:value="500" calcext:value-type="float">
            <text:p>500 <text:s text:c="2"/></text:p>
          </table:table-cell>
          <table:table-cell table:number-columns-repeated="1016"/>
        </table:table-row>
        <table:table-row table:style-name="ro2">
          <table:table-cell office:value-type="float" office:value="829" calcext:value-type="float">
            <text:p>82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Cordages</text:p>
          </table:table-cell>
          <table:table-cell table:style-name="ce8" office:value-type="float" office:value="24500" calcext:value-type="float">
            <text:p>24 500 <text:s text:c="2"/></text:p>
          </table:table-cell>
          <table:table-cell table:number-columns-repeated="1016"/>
        </table:table-row>
        <table:table-row table:style-name="ro2">
          <table:table-cell office:value-type="float" office:value="830" calcext:value-type="float">
            <text:p>83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Faïence et poterie</text:p>
          </table:table-cell>
          <table:table-cell table:style-name="ce8" office:value-type="float" office:value="11200" calcext:value-type="float">
            <text:p>11 200 <text:s text:c="2"/></text:p>
          </table:table-cell>
          <table:table-cell table:number-columns-repeated="1016"/>
        </table:table-row>
        <table:table-row table:style-name="ro2">
          <table:table-cell office:value-type="float" office:value="831" calcext:value-type="float">
            <text:p>83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Gants de peau</text:p>
          </table:table-cell>
          <table:table-cell table:style-name="ce8" office:value-type="float" office:value="609700" calcext:value-type="float">
            <text:p>609 700 <text:s text:c="2"/></text:p>
          </table:table-cell>
          <table:table-cell table:number-columns-repeated="1016"/>
        </table:table-row>
        <table:table-row table:style-name="ro2">
          <table:table-cell office:value-type="float" office:value="832" calcext:value-type="float">
            <text:p>83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Habillements et lingerie</text:p>
          </table:table-cell>
          <table:table-cell table:style-name="ce8" office:value-type="float" office:value="38500" calcext:value-type="float">
            <text:p>38 500 <text:s text:c="2"/></text:p>
          </table:table-cell>
          <table:table-cell table:number-columns-repeated="1016"/>
        </table:table-row>
        <table:table-row table:style-name="ro2">
          <table:table-cell office:value-type="float" office:value="833" calcext:value-type="float">
            <text:p>83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Horlogerie</text:p>
          </table:table-cell>
          <table:table-cell table:style-name="ce8" office:value-type="float" office:value="86700" calcext:value-type="float">
            <text:p>86 700 <text:s text:c="2"/></text:p>
          </table:table-cell>
          <table:table-cell table:number-columns-repeated="1016"/>
        </table:table-row>
        <table:table-row table:style-name="ro2">
          <table:table-cell office:value-type="float" office:value="834" calcext:value-type="float">
            <text:p>83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Instruments divers</text:p>
          </table:table-cell>
          <table:table-cell table:style-name="ce8" office:value-type="float" office:value="13000" calcext:value-type="float">
            <text:p>13 000 <text:s text:c="2"/></text:p>
          </table:table-cell>
          <table:table-cell table:number-columns-repeated="1016"/>
        </table:table-row>
        <table:table-row table:style-name="ro2">
          <table:table-cell office:value-type="float" office:value="835" calcext:value-type="float">
            <text:p>83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Librairie</text:p>
          </table:table-cell>
          <table:table-cell table:style-name="ce8" office:value-type="float" office:value="39500" calcext:value-type="float">
            <text:p>39 500 <text:s text:c="2"/></text:p>
          </table:table-cell>
          <table:table-cell table:number-columns-repeated="1016"/>
        </table:table-row>
        <table:table-row table:style-name="ro2">
          <table:table-cell office:value-type="float" office:value="836" calcext:value-type="float">
            <text:p>83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Mercerie</text:p>
          </table:table-cell>
          <table:table-cell table:style-name="ce8" office:value-type="float" office:value="117800" calcext:value-type="float">
            <text:p>117 800 <text:s text:c="2"/></text:p>
          </table:table-cell>
          <table:table-cell table:number-columns-repeated="1016"/>
        </table:table-row>
        <table:table-row table:style-name="ro2">
          <table:table-cell office:value-type="float" office:value="837" calcext:value-type="float">
            <text:p>83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Meubles et glaces</text:p>
          </table:table-cell>
          <table:table-cell table:style-name="ce8" office:value-type="float" office:value="22000" calcext:value-type="float">
            <text:p>22 000 <text:s text:c="2"/></text:p>
          </table:table-cell>
          <table:table-cell table:number-columns-repeated="1016"/>
        </table:table-row>
        <table:table-row table:style-name="ro2">
          <table:table-cell office:value-type="float" office:value="838" calcext:value-type="float">
            <text:p>83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ivers de bois</text:p>
          </table:table-cell>
          <table:table-cell table:style-name="ce8" office:value-type="float" office:value="1400" calcext:value-type="float">
            <text:p>1 400 <text:s text:c="2"/></text:p>
          </table:table-cell>
          <table:table-cell table:number-columns-repeated="1016"/>
        </table:table-row>
        <table:table-row table:style-name="ro2">
          <table:table-cell office:value-type="float" office:value="839" calcext:value-type="float">
            <text:p>83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cuir</text:p>
          </table:table-cell>
          <table:table-cell table:style-name="ce8" office:value-type="float" office:value="48600" calcext:value-type="float">
            <text:p>48 600 <text:s text:c="2"/></text:p>
          </table:table-cell>
          <table:table-cell table:number-columns-repeated="1016"/>
        </table:table-row>
        <table:table-row table:style-name="ro2">
          <table:table-cell office:value-type="float" office:value="840" calcext:value-type="float">
            <text:p>84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cuivre doré et argenté</text:p>
          </table:table-cell>
          <table:table-cell table:style-name="ce8" office:value-type="float" office:value="9600" calcext:value-type="float">
            <text:p>9 600 <text:s text:c="2"/></text:p>
          </table:table-cell>
          <table:table-cell table:number-columns-repeated="1016"/>
        </table:table-row>
        <table:table-row table:style-name="ro2">
          <table:table-cell office:value-type="float" office:value="841" calcext:value-type="float">
            <text:p>84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 de marbre</text:p>
          </table:table-cell>
          <table:table-cell table:style-name="ce8" office:value-type="float" office:value="29600" calcext:value-type="float">
            <text:p>29 600 <text:s text:c="2"/></text:p>
          </table:table-cell>
          <table:table-cell table:number-columns-repeated="1016"/>
        </table:table-row>
        <table:table-row table:style-name="ro2">
          <table:table-cell office:value-type="float" office:value="842" calcext:value-type="float">
            <text:p>84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modes et fleurs artificielles</text:p>
          </table:table-cell>
          <table:table-cell table:style-name="ce8" office:value-type="float" office:value="267800" calcext:value-type="float">
            <text:p>267 800 <text:s text:c="2"/></text:p>
          </table:table-cell>
          <table:table-cell table:number-columns-repeated="1016"/>
        </table:table-row>
        <table:table-row table:style-name="ro2">
          <table:table-cell office:value-type="float" office:value="843" calcext:value-type="float">
            <text:p>84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passementerie</text:p>
          </table:table-cell>
          <table:table-cell table:style-name="ce8" office:value-type="float" office:value="40800" calcext:value-type="float">
            <text:p>40 800 <text:s text:c="2"/></text:p>
          </table:table-cell>
          <table:table-cell table:number-columns-repeated="1016"/>
        </table:table-row>
        <table:table-row table:style-name="ro2">
          <table:table-cell office:value-type="float" office:value="844" calcext:value-type="float">
            <text:p>84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terre cuite</text:p>
          </table:table-cell>
          <table:table-cell table:style-name="ce8"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845" calcext:value-type="float">
            <text:p>84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apeterie</text:p>
          </table:table-cell>
          <table:table-cell table:style-name="ce8" office:value-type="float" office:value="194900" calcext:value-type="float">
            <text:p>194 900 <text:s text:c="2"/></text:p>
          </table:table-cell>
          <table:table-cell table:number-columns-repeated="1016"/>
        </table:table-row>
        <table:table-row table:style-name="ro2">
          <table:table-cell office:value-type="float" office:value="846" calcext:value-type="float">
            <text:p>84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arasols et parapluies</text:p>
          </table:table-cell>
          <table:table-cell table:style-name="ce8" office:value-type="float" office:value="29800" calcext:value-type="float">
            <text:p>29 800 <text:s text:c="2"/></text:p>
          </table:table-cell>
          <table:table-cell table:number-columns-repeated="1016"/>
        </table:table-row>
        <table:table-row table:style-name="ro2">
          <table:table-cell office:value-type="float" office:value="847" calcext:value-type="float">
            <text:p>84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arfumerie</text:p>
          </table:table-cell>
          <table:table-cell table:style-name="ce8" office:value-type="float" office:value="56600" calcext:value-type="float">
            <text:p>56 600 <text:s text:c="2"/></text:p>
          </table:table-cell>
          <table:table-cell table:number-columns-repeated="1016"/>
        </table:table-row>
        <table:table-row table:style-name="ro2">
          <table:table-cell office:value-type="float" office:value="848" calcext:value-type="float">
            <text:p>84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eaux et pelleteries</text:p>
          </table:table-cell>
          <table:table-cell table:style-name="ce8" office:value-type="float" office:value="88100" calcext:value-type="float">
            <text:p>88 100 <text:s text:c="2"/></text:p>
          </table:table-cell>
          <table:table-cell table:number-columns-repeated="1016"/>
        </table:table-row>
        <table:table-row table:style-name="ro2">
          <table:table-cell office:value-type="float" office:value="849" calcext:value-type="float">
            <text:p>84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ierres et meules</text:p>
          </table:table-cell>
          <table:table-cell table:style-name="ce8" office:value-type="float" office:value="24600" calcext:value-type="float">
            <text:p>24 600 <text:s text:c="2"/></text:p>
          </table:table-cell>
          <table:table-cell table:number-columns-repeated="1016"/>
        </table:table-row>
        <table:table-row table:style-name="ro2">
          <table:table-cell office:value-type="float" office:value="850" calcext:value-type="float">
            <text:p>85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lumes de toute sorte</text:p>
          </table:table-cell>
          <table:table-cell table:style-name="ce8" office:value-type="float" office:value="24700" calcext:value-type="float">
            <text:p>24 700 <text:s text:c="2"/></text:p>
          </table:table-cell>
          <table:table-cell table:number-columns-repeated="1016"/>
        </table:table-row>
        <table:table-row table:style-name="ro2">
          <table:table-cell office:value-type="float" office:value="851" calcext:value-type="float">
            <text:p>85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orcelaine</text:p>
          </table:table-cell>
          <table:table-cell table:style-name="ce8" office:value-type="float" office:value="21600" calcext:value-type="float">
            <text:p>21 600 <text:s text:c="2"/></text:p>
          </table:table-cell>
          <table:table-cell table:number-columns-repeated="1016"/>
        </table:table-row>
        <table:table-row table:style-name="ro2">
          <table:table-cell office:value-type="float" office:value="852" calcext:value-type="float">
            <text:p>85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Quincaillerie diverse</text:p>
          </table:table-cell>
          <table:table-cell table:style-name="ce8" office:value-type="float" office:value="100400" calcext:value-type="float">
            <text:p>100 400 <text:s text:c="2"/></text:p>
          </table:table-cell>
          <table:table-cell table:number-columns-repeated="1016"/>
        </table:table-row>
        <table:table-row table:style-name="ro2">
          <table:table-cell office:value-type="float" office:value="853" calcext:value-type="float">
            <text:p>85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Savon</text:p>
          </table:table-cell>
          <table:table-cell table:style-name="ce8" office:value-type="float" office:value="3900" calcext:value-type="float">
            <text:p>3 900 <text:s text:c="2"/></text:p>
          </table:table-cell>
          <table:table-cell table:number-columns-repeated="1016"/>
        </table:table-row>
        <table:table-row table:style-name="ro2">
          <table:table-cell office:value-type="float" office:value="854" calcext:value-type="float">
            <text:p>85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Tableaux et estampes</text:p>
          </table:table-cell>
          <table:table-cell table:style-name="ce8" office:value-type="float" office:value="16300" calcext:value-type="float">
            <text:p>16 300 <text:s text:c="2"/></text:p>
          </table:table-cell>
          <table:table-cell table:number-columns-repeated="1016"/>
        </table:table-row>
        <table:table-row table:style-name="ro2">
          <table:table-cell office:value-type="float" office:value="855" calcext:value-type="float">
            <text:p>85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Verrerie</text:p>
          </table:table-cell>
          <table:table-cell table:style-name="ce8" office:value-type="float" office:value="92800" calcext:value-type="float">
            <text:p>92 800 <text:s text:c="2"/></text:p>
          </table:table-cell>
          <table:table-cell table:number-columns-repeated="1016"/>
        </table:table-row>
        <table:table-row table:style-name="ro2">
          <table:table-cell office:value-type="float" office:value="856" calcext:value-type="float">
            <text:p>85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Articles réunis</text:p>
          </table:table-cell>
          <table:table-cell table:style-name="ce8" office:value-type="float" office:value="27800" calcext:value-type="float">
            <text:p>27 800 <text:s text:c="2"/></text:p>
          </table:table-cell>
          <table:table-cell table:number-columns-repeated="1016"/>
        </table:table-row>
        <table:table-row table:style-name="ro2">
          <table:table-cell office:value-type="float" office:value="857" calcext:value-type="float">
            <text:p>85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table:style-name="ce8" office:value-type="float" office:value="24700" calcext:value-type="float">
            <text:p>24 700 <text:s text:c="2"/></text:p>
          </table:table-cell>
          <table:table-cell table:number-columns-repeated="1016"/>
        </table:table-row>
        <table:table-row table:style-name="ro2">
          <table:table-cell office:value-type="float" office:value="858" calcext:value-type="float">
            <text:p>85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Etain</text:p>
          </table:table-cell>
          <table:table-cell table:style-name="ce8" office:value-type="float" office:value="15000" calcext:value-type="float">
            <text:p>15 000 <text:s text:c="2"/></text:p>
          </table:table-cell>
          <table:table-cell table:number-columns-repeated="1016"/>
        </table:table-row>
        <table:table-row table:style-name="ro2">
          <table:table-cell office:value-type="float" office:value="859" calcext:value-type="float">
            <text:p>85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divers</text:p>
          </table:table-cell>
          <table:table-cell table:style-name="ce8" office:value-type="float" office:value="65800" calcext:value-type="float">
            <text:p>65 800 <text:s text:c="2"/></text:p>
          </table:table-cell>
          <table:table-cell table:number-columns-repeated="1016"/>
        </table:table-row>
        <table:table-row table:style-name="ro2">
          <table:table-cell office:value-type="float" office:value="860" calcext:value-type="float">
            <text:p>86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aciers</text:p>
          </table:table-cell>
          <table:table-cell table:style-name="ce8" office:value-type="float" office:value="6200" calcext:value-type="float">
            <text:p>6 200 <text:s text:c="2"/></text:p>
          </table:table-cell>
          <table:table-cell table:number-columns-repeated="1016"/>
        </table:table-row>
        <table:table-row table:style-name="ro2">
          <table:table-cell office:value-type="float" office:value="861" calcext:value-type="float">
            <text:p>86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blancs</text:p>
          </table:table-cell>
          <table:table-cell table:style-name="ce8" office:value-type="float" office:value="1700" calcext:value-type="float">
            <text:p>1 700 <text:s text:c="2"/></text:p>
          </table:table-cell>
          <table:table-cell table:number-columns-repeated="1016"/>
        </table:table-row>
        <table:table-row table:style-name="ro2">
          <table:table-cell office:value-type="float" office:value="862" calcext:value-type="float">
            <text:p>86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Métaux divers</text:p>
          </table:table-cell>
          <table:table-cell table:style-name="ce8" office:value-type="float" office:value="6700" calcext:value-type="float">
            <text:p>6 700 <text:s text:c="2"/></text:p>
          </table:table-cell>
          <table:table-cell table:number-columns-repeated="1016"/>
        </table:table-row>
        <table:table-row table:style-name="ro2">
          <table:table-cell office:value-type="float" office:value="863" calcext:value-type="float">
            <text:p>86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 de toute sorte</text:p>
          </table:table-cell>
          <table:table-cell table:style-name="ce8" office:value-type="float" office:value="234000" calcext:value-type="float">
            <text:p>234 000 <text:s text:c="2"/></text:p>
          </table:table-cell>
          <table:table-cell table:number-columns-repeated="1016"/>
        </table:table-row>
        <table:table-row table:style-name="ro2">
          <table:table-cell office:value-type="float" office:value="864" calcext:value-type="float">
            <text:p>86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otonnades ; bonneterie de coton et de fil</text:p>
          </table:table-cell>
          <table:table-cell table:style-name="ce8" office:value-type="float" office:value="8100" calcext:value-type="float">
            <text:p>8 100 <text:s text:c="2"/></text:p>
          </table:table-cell>
          <table:table-cell table:number-columns-repeated="1016"/>
        </table:table-row>
        <table:table-row table:style-name="ro2">
          <table:table-cell office:value-type="float" office:value="865" calcext:value-type="float">
            <text:p>86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otonnades ; Etoffes</text:p>
          </table:table-cell>
          <table:table-cell table:style-name="ce8" office:value-type="float" office:value="603700" calcext:value-type="float">
            <text:p>603 700 <text:s text:c="2"/></text:p>
          </table:table-cell>
          <table:table-cell table:number-columns-repeated="1016"/>
        </table:table-row>
        <table:table-row table:style-name="ro2">
          <table:table-cell office:value-type="float" office:value="866" calcext:value-type="float">
            <text:p>86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otonnades ; mouchoirs et schals</text:p>
          </table:table-cell>
          <table:table-cell table:style-name="ce8" office:value-type="float" office:value="48500" calcext:value-type="float">
            <text:p>48 500 <text:s text:c="2"/></text:p>
          </table:table-cell>
          <table:table-cell table:number-columns-repeated="1016"/>
        </table:table-row>
        <table:table-row table:style-name="ro2">
          <table:table-cell office:value-type="float" office:value="867" calcext:value-type="float">
            <text:p>86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otonnades ; toiles, bazin et nankin</text:p>
          </table:table-cell>
          <table:table-cell table:style-name="ce8" office:value-type="float" office:value="144600" calcext:value-type="float">
            <text:p>144 600 <text:s text:c="2"/></text:p>
          </table:table-cell>
          <table:table-cell table:number-columns-repeated="1016"/>
        </table:table-row>
        <table:table-row table:style-name="ro2">
          <table:table-cell office:value-type="float" office:value="868" calcext:value-type="float">
            <text:p>86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otonnades ; toiles mousselines</text:p>
          </table:table-cell>
          <table:table-cell table:style-name="ce8" office:value-type="float" office:value="31100" calcext:value-type="float">
            <text:p>31 100 <text:s text:c="2"/></text:p>
          </table:table-cell>
          <table:table-cell table:number-columns-repeated="1016"/>
        </table:table-row>
        <table:table-row table:style-name="ro2">
          <table:table-cell office:value-type="float" office:value="869" calcext:value-type="float">
            <text:p>86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otonnades ; toiles peintes et indiennes</text:p>
          </table:table-cell>
          <table:table-cell table:style-name="ce8" office:value-type="float" office:value="299400" calcext:value-type="float">
            <text:p>299 400 <text:s text:c="2"/></text:p>
          </table:table-cell>
          <table:table-cell table:number-columns-repeated="1016"/>
        </table:table-row>
        <table:table-row table:style-name="ro2">
          <table:table-cell office:value-type="float" office:value="870" calcext:value-type="float">
            <text:p>87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Lainages ; bonneterie</text:p>
          </table:table-cell>
          <table:table-cell table:style-name="ce8" office:value-type="float" office:value="23600" calcext:value-type="float">
            <text:p>23 600 <text:s text:c="2"/></text:p>
          </table:table-cell>
          <table:table-cell table:number-columns-repeated="1016"/>
        </table:table-row>
        <table:table-row table:style-name="ro2">
          <table:table-cell office:value-type="float" office:value="871" calcext:value-type="float">
            <text:p>87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Lainages ; couvertures</text:p>
          </table:table-cell>
          <table:table-cell table:style-name="ce8" office:value-type="float" office:value="3200" calcext:value-type="float">
            <text:p>3 200 <text:s text:c="2"/></text:p>
          </table:table-cell>
          <table:table-cell table:number-columns-repeated="1016"/>
        </table:table-row>
        <table:table-row table:style-name="ro2">
          <table:table-cell office:value-type="float" office:value="872" calcext:value-type="float">
            <text:p>87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Lainages ; Draperies fines</text:p>
          </table:table-cell>
          <table:table-cell table:style-name="ce8" office:value-type="float" office:value="107300" calcext:value-type="float">
            <text:p>107 300 <text:s text:c="2"/></text:p>
          </table:table-cell>
          <table:table-cell table:number-columns-repeated="1016"/>
        </table:table-row>
        <table:table-row table:style-name="ro2">
          <table:table-cell office:value-type="float" office:value="873" calcext:value-type="float">
            <text:p>87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Lainages ; Draperies ordinaires</text:p>
          </table:table-cell>
          <table:table-cell table:style-name="ce8" office:value-type="float" office:value="163100" calcext:value-type="float">
            <text:p>163 100 <text:s text:c="2"/></text:p>
          </table:table-cell>
          <table:table-cell table:number-columns-repeated="1016"/>
        </table:table-row>
        <table:table-row table:style-name="ro2">
          <table:table-cell office:value-type="float" office:value="874" calcext:value-type="float">
            <text:p>87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Lainages ; etoffes</text:p>
          </table:table-cell>
          <table:table-cell table:style-name="ce8" office:value-type="float" office:value="23000" calcext:value-type="float">
            <text:p>23 000 <text:s text:c="2"/></text:p>
          </table:table-cell>
          <table:table-cell table:number-columns-repeated="1016"/>
        </table:table-row>
        <table:table-row table:style-name="ro2">
          <table:table-cell office:value-type="float" office:value="875" calcext:value-type="float">
            <text:p>87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bonneterie</text:p>
          </table:table-cell>
          <table:table-cell table:style-name="ce8" office:value-type="float" office:value="155600" calcext:value-type="float">
            <text:p>155 600 <text:s text:c="2"/></text:p>
          </table:table-cell>
          <table:table-cell table:number-columns-repeated="1016"/>
        </table:table-row>
        <table:table-row table:style-name="ro2">
          <table:table-cell office:value-type="float" office:value="876" calcext:value-type="float">
            <text:p>87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Etoffes unies et brochées</text:p>
          </table:table-cell>
          <table:table-cell table:style-name="ce8" office:value-type="float" office:value="2063600" calcext:value-type="float">
            <text:p>2 063 600 <text:s text:c="2"/></text:p>
          </table:table-cell>
          <table:table-cell table:number-columns-repeated="1016"/>
        </table:table-row>
        <table:table-row table:style-name="ro2">
          <table:table-cell office:value-type="float" office:value="877" calcext:value-type="float">
            <text:p>87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gazes, crêpes et tuls</text:p>
          </table:table-cell>
          <table:table-cell table:style-name="ce8" office:value-type="float" office:value="142000" calcext:value-type="float">
            <text:p>142 000 <text:s text:c="2"/></text:p>
          </table:table-cell>
          <table:table-cell table:number-columns-repeated="1016"/>
        </table:table-row>
        <table:table-row table:style-name="ro2">
          <table:table-cell office:value-type="float" office:value="878" calcext:value-type="float">
            <text:p>87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mouchoirs et schals</text:p>
          </table:table-cell>
          <table:table-cell table:style-name="ce8" office:value-type="float" office:value="1040900" calcext:value-type="float">
            <text:p>1 040 900 <text:s text:c="2"/></text:p>
          </table:table-cell>
          <table:table-cell table:number-columns-repeated="1016"/>
        </table:table-row>
        <table:table-row table:style-name="ro2">
          <table:table-cell office:value-type="float" office:value="879" calcext:value-type="float">
            <text:p>87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passementerie</text:p>
          </table:table-cell>
          <table:table-cell table:style-name="ce8" office:value-type="float" office:value="47600" calcext:value-type="float">
            <text:p>47 600 <text:s text:c="2"/></text:p>
          </table:table-cell>
          <table:table-cell table:number-columns-repeated="1016"/>
        </table:table-row>
        <table:table-row table:style-name="ro2">
          <table:table-cell office:value-type="float" office:value="880" calcext:value-type="float">
            <text:p>88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rubans</text:p>
          </table:table-cell>
          <table:table-cell table:style-name="ce8" office:value-type="float" office:value="1145400" calcext:value-type="float">
            <text:p>1 145 400 <text:s text:c="2"/></text:p>
          </table:table-cell>
          <table:table-cell table:number-columns-repeated="1016"/>
        </table:table-row>
        <table:table-row table:style-name="ro2">
          <table:table-cell office:value-type="float" office:value="881" calcext:value-type="float">
            <text:p>88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uvrages riches ; Etoffes riches</text:p>
          </table:table-cell>
          <table:table-cell table:style-name="ce8" office:value-type="float" office:value="36900" calcext:value-type="float">
            <text:p>36 900 <text:s text:c="2"/></text:p>
          </table:table-cell>
          <table:table-cell table:number-columns-repeated="1016"/>
        </table:table-row>
        <table:table-row table:style-name="ro2">
          <table:table-cell office:value-type="float" office:value="882" calcext:value-type="float">
            <text:p>88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uvrages riches ; soieries et dorure fine</text:p>
          </table:table-cell>
          <table:table-cell table:style-name="ce8" office:value-type="float" office:value="13200" calcext:value-type="float">
            <text:p>13 200 <text:s text:c="2"/></text:p>
          </table:table-cell>
          <table:table-cell table:number-columns-repeated="1016"/>
        </table:table-row>
        <table:table-row table:style-name="ro2">
          <table:table-cell office:value-type="float" office:value="883" calcext:value-type="float">
            <text:p>88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uvrages mélangés ; Etoffes, gazes, crêpes et tuls</text:p>
          </table:table-cell>
          <table:table-cell table:style-name="ce8" office:value-type="float" office:value="271100" calcext:value-type="float">
            <text:p>271 100 <text:s text:c="2"/></text:p>
          </table:table-cell>
          <table:table-cell table:number-columns-repeated="1016"/>
        </table:table-row>
        <table:table-row table:style-name="ro2">
          <table:table-cell office:value-type="float" office:value="884" calcext:value-type="float">
            <text:p>88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uvrages mélangés ; Bonneterie</text:p>
          </table:table-cell>
          <table:table-cell table:style-name="ce8" office:value-type="float" office:value="400" calcext:value-type="float">
            <text:p>400 <text:s text:c="2"/></text:p>
          </table:table-cell>
          <table:table-cell table:number-columns-repeated="1016"/>
        </table:table-row>
        <table:table-row table:style-name="ro2">
          <table:table-cell office:value-type="float" office:value="885" calcext:value-type="float">
            <text:p>88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uvrages mélangés ; schals et mouchoirs</text:p>
          </table:table-cell>
          <table:table-cell table:style-name="ce8" office:value-type="float" office:value="41600" calcext:value-type="float">
            <text:p>41 600 <text:s text:c="2"/></text:p>
          </table:table-cell>
          <table:table-cell table:number-columns-repeated="1016"/>
        </table:table-row>
        <table:table-row table:style-name="ro2">
          <table:table-cell office:value-type="float" office:value="886" calcext:value-type="float">
            <text:p>88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 de fil et soie</text:p>
          </table:table-cell>
          <table:table-cell table:style-name="ce8" office:value-type="float" office:value="136400" calcext:value-type="float">
            <text:p>136 400 <text:s text:c="2"/></text:p>
          </table:table-cell>
          <table:table-cell table:number-columns-repeated="1016"/>
        </table:table-row>
        <table:table-row table:style-name="ro2">
          <table:table-cell office:value-type="float" office:value="887" calcext:value-type="float">
            <text:p>88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iverse</text:p>
          </table:table-cell>
          <table:table-cell table:style-name="ce8" office:value-type="float" office:value="81500" calcext:value-type="float">
            <text:p>81 500 <text:s text:c="2"/></text:p>
          </table:table-cell>
          <table:table-cell table:number-columns-repeated="1016"/>
        </table:table-row>
        <table:table-row table:style-name="ro2">
          <table:table-cell office:value-type="float" office:value="888" calcext:value-type="float">
            <text:p>88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mêlées de lin et de chanvre</text:p>
          </table:table-cell>
          <table:table-cell table:style-name="ce8" office:value-type="float" office:value="1300" calcext:value-type="float">
            <text:p>1 300 <text:s text:c="2"/></text:p>
          </table:table-cell>
          <table:table-cell table:number-columns-repeated="1016"/>
        </table:table-row>
        <table:table-row table:style-name="ro2">
          <table:table-cell office:value-type="float" office:value="889" calcext:value-type="float">
            <text:p>88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</text:p>
          </table:table-cell>
          <table:table-cell table:style-name="ce8" office:value-type="float" office:value="32600" calcext:value-type="float">
            <text:p>32 600 <text:s text:c="2"/></text:p>
          </table:table-cell>
          <table:table-cell table:number-columns-repeated="1016"/>
        </table:table-row>
        <table:table-row table:style-name="ro2">
          <table:table-cell office:value-type="float" office:value="890" calcext:value-type="float">
            <text:p>89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, batiste et linon</text:p>
          </table:table-cell>
          <table:table-cell table:style-name="ce8" office:value-type="float" office:value="48300" calcext:value-type="float">
            <text:p>48 300 <text:s text:c="2"/></text:p>
          </table:table-cell>
          <table:table-cell table:number-columns-repeated="1016"/>
        </table:table-row>
        <table:table-row table:style-name="ro2">
          <table:table-cell office:value-type="float" office:value="891" calcext:value-type="float">
            <text:p>89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urtil et à carreaux</text:p>
          </table:table-cell>
          <table:table-cell table:style-name="ce8" office:value-type="float" office:value="1500" calcext:value-type="float">
            <text:p>1 500 <text:s text:c="2"/></text:p>
          </table:table-cell>
          <table:table-cell table:number-columns-repeated="1016"/>
        </table:table-row>
        <table:table-row table:style-name="ro2">
          <table:table-cell office:value-type="float" office:value="892" calcext:value-type="float">
            <text:p>89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cirées, gommées et de crin</text:p>
          </table:table-cell>
          <table:table-cell table:style-name="ce8" office:value-type="float" office:value="600" calcext:value-type="float">
            <text:p>600 <text:s text:c="2"/></text:p>
          </table:table-cell>
          <table:table-cell table:number-columns-repeated="1016"/>
        </table:table-row>
        <table:table-row table:style-name="ro2">
          <table:table-cell office:value-type="float" office:value="893" calcext:value-type="float">
            <text:p>89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à voiles</text:p>
          </table:table-cell>
          <table:table-cell table:style-name="ce8" office:value-type="float" office:value="1100" calcext:value-type="float">
            <text:p>1 100 <text:s text:c="2"/></text:p>
          </table:table-cell>
          <table:table-cell table:number-columns-repeated="1016"/>
        </table:table-row>
        <table:table-row table:style-name="ro2">
          <table:table-cell office:value-type="float" office:value="894" calcext:value-type="float">
            <text:p>89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Articles réunis</text:p>
          </table:table-cell>
          <table:table-cell table:style-name="ce8" office:value-type="float" office:value="900" calcext:value-type="float">
            <text:p>900 <text:s text:c="2"/></text:p>
          </table:table-cell>
          <table:table-cell table:number-columns-repeated="1016"/>
        </table:table-row>
        <table:table-row table:style-name="ro2">
          <table:table-cell office:value-type="float" office:value="895" calcext:value-type="float">
            <text:p>89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Argenterie</text:p>
          </table:table-cell>
          <table:table-cell table:style-name="ce8" office:value-type="float" office:value="43000" calcext:value-type="float">
            <text:p>43 000 <text:s text:c="2"/></text:p>
          </table:table-cell>
          <table:table-cell table:number-columns-repeated="1016"/>
        </table:table-row>
        <table:table-row table:style-name="ro2">
          <table:table-cell office:value-type="float" office:value="896" calcext:value-type="float">
            <text:p>89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Armes diverses</text:p>
          </table:table-cell>
          <table:table-cell table:style-name="ce8"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897" calcext:value-type="float">
            <text:p>89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Bijouterie</text:p>
          </table:table-cell>
          <table:table-cell table:style-name="ce8" office:value-type="float" office:value="92100" calcext:value-type="float">
            <text:p>92 100 <text:s text:c="2"/></text:p>
          </table:table-cell>
          <table:table-cell table:number-columns-repeated="1016"/>
        </table:table-row>
        <table:table-row table:style-name="ro2">
          <table:table-cell office:value-type="float" office:value="898" calcext:value-type="float">
            <text:p>89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Bouchons de liége</text:p>
          </table:table-cell>
          <table:table-cell table:style-name="ce8" office:value-type="float" office:value="75300" calcext:value-type="float">
            <text:p>75 300 <text:s text:c="2"/></text:p>
          </table:table-cell>
          <table:table-cell table:number-columns-repeated="1016"/>
        </table:table-row>
        <table:table-row table:style-name="ro2">
          <table:table-cell office:value-type="float" office:value="899" calcext:value-type="float">
            <text:p>89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Chandelle</text:p>
          </table:table-cell>
          <table:table-cell table:style-name="ce8" office:value-type="float" office:value="29000" calcext:value-type="float">
            <text:p>29 000 <text:s text:c="2"/></text:p>
          </table:table-cell>
          <table:table-cell table:number-columns-repeated="1016"/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Corail ouvré</text:p>
          </table:table-cell>
          <table:table-cell table:style-name="ce8" office:value-type="float" office:value="400" calcext:value-type="float">
            <text:p>400 <text:s text:c="2"/></text:p>
          </table:table-cell>
          <table:table-cell table:number-columns-repeated="1016"/>
        </table:table-row>
        <table:table-row table:style-name="ro2">
          <table:table-cell office:value-type="float" office:value="901" calcext:value-type="float">
            <text:p>90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Cordages</text:p>
          </table:table-cell>
          <table:table-cell table:style-name="ce8" office:value-type="float" office:value="1500" calcext:value-type="float">
            <text:p>1 500 <text:s text:c="2"/></text:p>
          </table:table-cell>
          <table:table-cell table:number-columns-repeated="1016"/>
        </table:table-row>
        <table:table-row table:style-name="ro2">
          <table:table-cell office:value-type="float" office:value="902" calcext:value-type="float">
            <text:p>90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Esprit-de-vin</text:p>
          </table:table-cell>
          <table:table-cell table:style-name="ce8" office:value-type="float" office:value="125700" calcext:value-type="float">
            <text:p>125 700 <text:s text:c="2"/></text:p>
          </table:table-cell>
          <table:table-cell table:number-columns-repeated="1016"/>
        </table:table-row>
        <table:table-row table:style-name="ro2">
          <table:table-cell office:value-type="float" office:value="903" calcext:value-type="float">
            <text:p>90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Faïence et poterie</text:p>
          </table:table-cell>
          <table:table-cell table:style-name="ce8" office:value-type="float" office:value="51900" calcext:value-type="float">
            <text:p>51 900 <text:s text:c="2"/></text:p>
          </table:table-cell>
          <table:table-cell table:number-columns-repeated="1016"/>
        </table:table-row>
        <table:table-row table:style-name="ro2">
          <table:table-cell office:value-type="float" office:value="904" calcext:value-type="float">
            <text:p>90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Gants de peau</text:p>
          </table:table-cell>
          <table:table-cell table:style-name="ce8" office:value-type="float" office:value="55400" calcext:value-type="float">
            <text:p>55 400 <text:s text:c="2"/></text:p>
          </table:table-cell>
          <table:table-cell table:number-columns-repeated="1016"/>
        </table:table-row>
        <table:table-row table:style-name="ro2">
          <table:table-cell office:value-type="float" office:value="905" calcext:value-type="float">
            <text:p>90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Habillements et lingerie</text:p>
          </table:table-cell>
          <table:table-cell table:style-name="ce8" office:value-type="float" office:value="249900" calcext:value-type="float">
            <text:p>249 900 <text:s text:c="2"/></text:p>
          </table:table-cell>
          <table:table-cell table:number-columns-repeated="1016"/>
        </table:table-row>
        <table:table-row table:style-name="ro2">
          <table:table-cell office:value-type="float" office:value="906" calcext:value-type="float">
            <text:p>90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Horlogerie</text:p>
          </table:table-cell>
          <table:table-cell table:style-name="ce8" office:value-type="float" office:value="89400" calcext:value-type="float">
            <text:p>89 400 <text:s text:c="2"/></text:p>
          </table:table-cell>
          <table:table-cell table:number-columns-repeated="1016"/>
        </table:table-row>
        <table:table-row table:style-name="ro2">
          <table:table-cell office:value-type="float" office:value="907" calcext:value-type="float">
            <text:p>90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Instruments divers</text:p>
          </table:table-cell>
          <table:table-cell table:style-name="ce8" office:value-type="float" office:value="4800" calcext:value-type="float">
            <text:p>4 800 <text:s text:c="2"/></text:p>
          </table:table-cell>
          <table:table-cell table:number-columns-repeated="1016"/>
        </table:table-row>
        <table:table-row table:style-name="ro2">
          <table:table-cell office:value-type="float" office:value="908" calcext:value-type="float">
            <text:p>90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Librairie</text:p>
          </table:table-cell>
          <table:table-cell table:style-name="ce8" office:value-type="float" office:value="77300" calcext:value-type="float">
            <text:p>77 300 <text:s text:c="2"/></text:p>
          </table:table-cell>
          <table:table-cell table:number-columns-repeated="1016"/>
        </table:table-row>
        <table:table-row table:style-name="ro2">
          <table:table-cell office:value-type="float" office:value="909" calcext:value-type="float">
            <text:p>90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Mercerie</text:p>
          </table:table-cell>
          <table:table-cell table:style-name="ce8" office:value-type="float" office:value="405400" calcext:value-type="float">
            <text:p>405 400 <text:s text:c="2"/></text:p>
          </table:table-cell>
          <table:table-cell table:number-columns-repeated="1016"/>
        </table:table-row>
        <table:table-row table:style-name="ro2">
          <table:table-cell office:value-type="float" office:value="910" calcext:value-type="float">
            <text:p>91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Meubles et glaces</text:p>
          </table:table-cell>
          <table:table-cell table:style-name="ce8" office:value-type="float" office:value="41400" calcext:value-type="float">
            <text:p>41 400 <text:s text:c="2"/></text:p>
          </table:table-cell>
          <table:table-cell table:number-columns-repeated="1016"/>
        </table:table-row>
        <table:table-row table:style-name="ro2">
          <table:table-cell office:value-type="float" office:value="911" calcext:value-type="float">
            <text:p>91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gnons de fleurs</text:p>
          </table:table-cell>
          <table:table-cell table:style-name="ce8" office:value-type="float" office:value="20200" calcext:value-type="float">
            <text:p>20 200 <text:s text:c="2"/></text:p>
          </table:table-cell>
          <table:table-cell table:number-columns-repeated="1016"/>
        </table:table-row>
        <table:table-row table:style-name="ro2">
          <table:table-cell office:value-type="float" office:value="912" calcext:value-type="float">
            <text:p>91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ivers de bois</text:p>
          </table:table-cell>
          <table:table-cell table:style-name="ce8"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>
          <table:table-cell office:value-type="float" office:value="913" calcext:value-type="float">
            <text:p>91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cuir</text:p>
          </table:table-cell>
          <table:table-cell table:style-name="ce8" office:value-type="float" office:value="51100" calcext:value-type="float">
            <text:p>51 100 <text:s text:c="2"/></text:p>
          </table:table-cell>
          <table:table-cell table:number-columns-repeated="1016"/>
        </table:table-row>
        <table:table-row table:style-name="ro2">
          <table:table-cell office:value-type="float" office:value="914" calcext:value-type="float">
            <text:p>91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cuivre doré et argenté</text:p>
          </table:table-cell>
          <table:table-cell table:style-name="ce8" office:value-type="float" office:value="40800" calcext:value-type="float">
            <text:p>40 800 <text:s text:c="2"/></text:p>
          </table:table-cell>
          <table:table-cell table:number-columns-repeated="1016"/>
        </table:table-row>
        <table:table-row table:style-name="ro2">
          <table:table-cell office:value-type="float" office:value="915" calcext:value-type="float">
            <text:p>91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 de marbre</text:p>
          </table:table-cell>
          <table:table-cell table:style-name="ce8" office:value-type="float" office:value="12000" calcext:value-type="float">
            <text:p>12 000 <text:s text:c="2"/></text:p>
          </table:table-cell>
          <table:table-cell table:number-columns-repeated="1016"/>
        </table:table-row>
        <table:table-row table:style-name="ro2">
          <table:table-cell office:value-type="float" office:value="916" calcext:value-type="float">
            <text:p>91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modes et fleurs artificielles</text:p>
          </table:table-cell>
          <table:table-cell table:style-name="ce8" office:value-type="float" office:value="131400" calcext:value-type="float">
            <text:p>131 400 <text:s text:c="2"/></text:p>
          </table:table-cell>
          <table:table-cell table:number-columns-repeated="1016"/>
        </table:table-row>
        <table:table-row table:style-name="ro2">
          <table:table-cell office:value-type="float" office:value="917" calcext:value-type="float">
            <text:p>91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passementerie</text:p>
          </table:table-cell>
          <table:table-cell table:style-name="ce8" office:value-type="float" office:value="9200" calcext:value-type="float">
            <text:p>9 200 <text:s text:c="2"/></text:p>
          </table:table-cell>
          <table:table-cell table:number-columns-repeated="1016"/>
        </table:table-row>
        <table:table-row table:style-name="ro2">
          <table:table-cell office:value-type="float" office:value="918" calcext:value-type="float">
            <text:p>91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peaux</text:p>
          </table:table-cell>
          <table:table-cell table:style-name="ce8" office:value-type="float" office:value="16300" calcext:value-type="float">
            <text:p>16 300 <text:s text:c="2"/></text:p>
          </table:table-cell>
          <table:table-cell table:number-columns-repeated="1016"/>
        </table:table-row>
        <table:table-row table:style-name="ro2">
          <table:table-cell office:value-type="float" office:value="919" calcext:value-type="float">
            <text:p>91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terre cuite</text:p>
          </table:table-cell>
          <table:table-cell table:style-name="ce8" office:value-type="float" office:value="9300" calcext:value-type="float">
            <text:p>9 300 <text:s text:c="2"/></text:p>
          </table:table-cell>
          <table:table-cell table:number-columns-repeated="1016"/>
        </table:table-row>
        <table:table-row table:style-name="ro2">
          <table:table-cell office:value-type="float" office:value="920" calcext:value-type="float">
            <text:p>92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apeterie</text:p>
          </table:table-cell>
          <table:table-cell table:style-name="ce8" office:value-type="float" office:value="336400" calcext:value-type="float">
            <text:p>336 400 <text:s text:c="2"/></text:p>
          </table:table-cell>
          <table:table-cell table:number-columns-repeated="1016"/>
        </table:table-row>
        <table:table-row table:style-name="ro2">
          <table:table-cell office:value-type="float" office:value="921" calcext:value-type="float">
            <text:p>92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arasols et parapluies</text:p>
          </table:table-cell>
          <table:table-cell table:style-name="ce8" office:value-type="float" office:value="400" calcext:value-type="float">
            <text:p>400 <text:s text:c="2"/></text:p>
          </table:table-cell>
          <table:table-cell table:number-columns-repeated="1016"/>
        </table:table-row>
        <table:table-row table:style-name="ro2">
          <table:table-cell office:value-type="float" office:value="922" calcext:value-type="float">
            <text:p>92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arfumerie</text:p>
          </table:table-cell>
          <table:table-cell table:style-name="ce8" office:value-type="float" office:value="65400" calcext:value-type="float">
            <text:p>65 400 <text:s text:c="2"/></text:p>
          </table:table-cell>
          <table:table-cell table:number-columns-repeated="1016"/>
        </table:table-row>
        <table:table-row table:style-name="ro2">
          <table:table-cell office:value-type="float" office:value="923" calcext:value-type="float">
            <text:p>92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eaux et pelleteries</text:p>
          </table:table-cell>
          <table:table-cell table:style-name="ce8" office:value-type="float" office:value="75700" calcext:value-type="float">
            <text:p>75 700 <text:s text:c="2"/></text:p>
          </table:table-cell>
          <table:table-cell table:number-columns-repeated="1016"/>
        </table:table-row>
        <table:table-row table:style-name="ro2">
          <table:table-cell office:value-type="float" office:value="924" calcext:value-type="float">
            <text:p>92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ierres et meules</text:p>
          </table:table-cell>
          <table:table-cell table:style-name="ce8" office:value-type="float" office:value="12700" calcext:value-type="float">
            <text:p>12 700 <text:s text:c="2"/></text:p>
          </table:table-cell>
          <table:table-cell table:number-columns-repeated="1016"/>
        </table:table-row>
        <table:table-row table:style-name="ro2">
          <table:table-cell office:value-type="float" office:value="925" calcext:value-type="float">
            <text:p>92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lumes de toute sorte</text:p>
          </table:table-cell>
          <table:table-cell table:style-name="ce8" office:value-type="float" office:value="36500" calcext:value-type="float">
            <text:p>36 500 <text:s text:c="2"/></text:p>
          </table:table-cell>
          <table:table-cell table:number-columns-repeated="1016"/>
        </table:table-row>
        <table:table-row table:style-name="ro2">
          <table:table-cell office:value-type="float" office:value="926" calcext:value-type="float">
            <text:p>92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orcelaine</text:p>
          </table:table-cell>
          <table:table-cell table:style-name="ce8" office:value-type="float" office:value="64400" calcext:value-type="float">
            <text:p>64 400 <text:s text:c="2"/></text:p>
          </table:table-cell>
          <table:table-cell table:number-columns-repeated="1016"/>
        </table:table-row>
        <table:table-row table:style-name="ro2">
          <table:table-cell office:value-type="float" office:value="927" calcext:value-type="float">
            <text:p>92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Quincaillerie diverse</text:p>
          </table:table-cell>
          <table:table-cell table:style-name="ce8" office:value-type="float" office:value="177600" calcext:value-type="float">
            <text:p>177 600 <text:s text:c="2"/></text:p>
          </table:table-cell>
          <table:table-cell table:number-columns-repeated="1016"/>
        </table:table-row>
        <table:table-row table:style-name="ro2">
          <table:table-cell office:value-type="float" office:value="928" calcext:value-type="float">
            <text:p>92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Savon</text:p>
          </table:table-cell>
          <table:table-cell table:style-name="ce8" office:value-type="float" office:value="96800" calcext:value-type="float">
            <text:p>96 800 <text:s text:c="2"/></text:p>
          </table:table-cell>
          <table:table-cell table:number-columns-repeated="1016"/>
        </table:table-row>
        <table:table-row table:style-name="ro2">
          <table:table-cell office:value-type="float" office:value="929" calcext:value-type="float">
            <text:p>92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Tableaux et estampes</text:p>
          </table:table-cell>
          <table:table-cell table:style-name="ce8" office:value-type="float" office:value="19900" calcext:value-type="float">
            <text:p>19 900 <text:s text:c="2"/></text:p>
          </table:table-cell>
          <table:table-cell table:number-columns-repeated="1016"/>
        </table:table-row>
        <table:table-row table:style-name="ro2">
          <table:table-cell office:value-type="float" office:value="930" calcext:value-type="float">
            <text:p>93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Verrerie</text:p>
          </table:table-cell>
          <table:table-cell table:style-name="ce8" office:value-type="float" office:value="83100" calcext:value-type="float">
            <text:p>83 100 <text:s text:c="2"/></text:p>
          </table:table-cell>
          <table:table-cell table:number-columns-repeated="1016"/>
        </table:table-row>
        <table:table-row table:style-name="ro2">
          <table:table-cell office:value-type="float" office:value="931" calcext:value-type="float">
            <text:p>93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Articles réunis</text:p>
          </table:table-cell>
          <table:table-cell table:style-name="ce8" office:value-type="float" office:value="64900" calcext:value-type="float">
            <text:p>64 900 <text:s text:c="2"/></text:p>
          </table:table-cell>
          <table:table-cell table:number-columns-repeated="1016"/>
        </table:table-row>
        <table:table-row table:style-name="ro2">
          <table:table-cell office:value-type="float" office:value="932" calcext:value-type="float">
            <text:p>93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rgent vif</text:p>
          </table:table-cell>
          <table:table-cell table:style-name="ce8" office:value-type="float" office:value="22000" calcext:value-type="float">
            <text:p>22 000 <text:s text:c="2"/></text:p>
          </table:table-cell>
          <table:table-cell table:number-columns-repeated="1016"/>
        </table:table-row>
        <table:table-row table:style-name="ro2">
          <table:table-cell office:value-type="float" office:value="933" calcext:value-type="float">
            <text:p>93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table:style-name="ce8" office:value-type="float" office:value="212800" calcext:value-type="float">
            <text:p>212 800 <text:s text:c="2"/></text:p>
          </table:table-cell>
          <table:table-cell table:number-columns-repeated="1016"/>
        </table:table-row>
        <table:table-row table:style-name="ro2">
          <table:table-cell office:value-type="float" office:value="934" calcext:value-type="float">
            <text:p>93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Etain</text:p>
          </table:table-cell>
          <table:table-cell table:style-name="ce8" office:value-type="float" office:value="5800" calcext:value-type="float">
            <text:p>5 800 <text:s text:c="2"/></text:p>
          </table:table-cell>
          <table:table-cell table:number-columns-repeated="1016"/>
        </table:table-row>
        <table:table-row table:style-name="ro2">
          <table:table-cell office:value-type="float" office:value="935" calcext:value-type="float">
            <text:p>93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divers</text:p>
          </table:table-cell>
          <table:table-cell table:style-name="ce8" office:value-type="float" office:value="185400" calcext:value-type="float">
            <text:p>185 400 <text:s text:c="2"/></text:p>
          </table:table-cell>
          <table:table-cell table:number-columns-repeated="1016"/>
        </table:table-row>
        <table:table-row table:style-name="ro2">
          <table:table-cell office:value-type="float" office:value="936" calcext:value-type="float">
            <text:p>93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aciers</text:p>
          </table:table-cell>
          <table:table-cell table:style-name="ce8" office:value-type="float" office:value="36000" calcext:value-type="float">
            <text:p>36 000 <text:s text:c="2"/></text:p>
          </table:table-cell>
          <table:table-cell table:number-columns-repeated="1016"/>
        </table:table-row>
        <table:table-row table:style-name="ro2">
          <table:table-cell office:value-type="float" office:value="937" calcext:value-type="float">
            <text:p>93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blancs</text:p>
          </table:table-cell>
          <table:table-cell table:style-name="ce8" office:value-type="float" office:value="5100" calcext:value-type="float">
            <text:p>5 100 <text:s text:c="2"/></text:p>
          </table:table-cell>
          <table:table-cell table:number-columns-repeated="1016"/>
        </table:table-row>
        <table:table-row table:style-name="ro2">
          <table:table-cell office:value-type="float" office:value="938" calcext:value-type="float">
            <text:p>93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Métaux divers</text:p>
          </table:table-cell>
          <table:table-cell table:style-name="ce8" office:value-type="float" office:value="17400" calcext:value-type="float">
            <text:p>17 400 <text:s text:c="2"/></text:p>
          </table:table-cell>
          <table:table-cell table:number-columns-repeated="1016"/>
        </table:table-row>
        <table:table-row table:style-name="ro2">
          <table:table-cell office:value-type="float" office:value="939" calcext:value-type="float">
            <text:p>93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 de toute sorte</text:p>
          </table:table-cell>
          <table:table-cell table:style-name="ce8" office:value-type="float" office:value="50600" calcext:value-type="float">
            <text:p>50 600 <text:s text:c="2"/></text:p>
          </table:table-cell>
          <table:table-cell table:number-columns-repeated="1016"/>
        </table:table-row>
        <table:table-row table:style-name="ro2">
          <table:table-cell office:value-type="float" office:value="940" calcext:value-type="float">
            <text:p>94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otonnades ; bonneterie de coton et de fil</text:p>
          </table:table-cell>
          <table:table-cell table:style-name="ce8" office:value-type="float" office:value="53500" calcext:value-type="float">
            <text:p>53 500 <text:s text:c="2"/></text:p>
          </table:table-cell>
          <table:table-cell table:number-columns-repeated="1016"/>
        </table:table-row>
        <table:table-row table:style-name="ro2">
          <table:table-cell office:value-type="float" office:value="941" calcext:value-type="float">
            <text:p>94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otonnades ; Etoffes</text:p>
          </table:table-cell>
          <table:table-cell table:style-name="ce8" office:value-type="float" office:value="236100" calcext:value-type="float">
            <text:p>236 100 <text:s text:c="2"/></text:p>
          </table:table-cell>
          <table:table-cell table:number-columns-repeated="1016"/>
        </table:table-row>
        <table:table-row table:style-name="ro2">
          <table:table-cell office:value-type="float" office:value="942" calcext:value-type="float">
            <text:p>94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otonnades ; mouchoirs de coton et fil</text:p>
          </table:table-cell>
          <table:table-cell table:style-name="ce8" office:value-type="float" office:value="309700" calcext:value-type="float">
            <text:p>309 700 <text:s text:c="2"/></text:p>
          </table:table-cell>
          <table:table-cell table:number-columns-repeated="1016"/>
        </table:table-row>
        <table:table-row table:style-name="ro2">
          <table:table-cell office:value-type="float" office:value="943" calcext:value-type="float">
            <text:p>94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otonnades ; toiles, bazin et nankin</text:p>
          </table:table-cell>
          <table:table-cell table:style-name="ce8" office:value-type="float" office:value="139900" calcext:value-type="float">
            <text:p>139 900 <text:s text:c="2"/></text:p>
          </table:table-cell>
          <table:table-cell table:number-columns-repeated="1016"/>
        </table:table-row>
        <table:table-row table:style-name="ro2">
          <table:table-cell office:value-type="float" office:value="944" calcext:value-type="float">
            <text:p>94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otonnades ; toiles mousselines</text:p>
          </table:table-cell>
          <table:table-cell table:style-name="ce8" office:value-type="float" office:value="73400" calcext:value-type="float">
            <text:p>73 400 <text:s text:c="2"/></text:p>
          </table:table-cell>
          <table:table-cell table:number-columns-repeated="1016"/>
        </table:table-row>
        <table:table-row table:style-name="ro2">
          <table:table-cell office:value-type="float" office:value="945" calcext:value-type="float">
            <text:p>94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otonnades ; toiles peintes et indiennes</text:p>
          </table:table-cell>
          <table:table-cell table:style-name="ce8" office:value-type="float" office:value="983000" calcext:value-type="float">
            <text:p>983 000 <text:s text:c="2"/></text:p>
          </table:table-cell>
          <table:table-cell table:number-columns-repeated="1016"/>
        </table:table-row>
        <table:table-row table:style-name="ro2">
          <table:table-cell office:value-type="float" office:value="946" calcext:value-type="float">
            <text:p>94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Lainages ; bonneterie</text:p>
          </table:table-cell>
          <table:table-cell table:style-name="ce8" office:value-type="float" office:value="34500" calcext:value-type="float">
            <text:p>34 500 <text:s text:c="2"/></text:p>
          </table:table-cell>
          <table:table-cell table:number-columns-repeated="1016"/>
        </table:table-row>
        <table:table-row table:style-name="ro2">
          <table:table-cell office:value-type="float" office:value="947" calcext:value-type="float">
            <text:p>94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Lainages ; Draperies fines</text:p>
          </table:table-cell>
          <table:table-cell table:style-name="ce8" office:value-type="float" office:value="334800" calcext:value-type="float">
            <text:p>334 800 <text:s text:c="2"/></text:p>
          </table:table-cell>
          <table:table-cell table:number-columns-repeated="1016"/>
        </table:table-row>
        <table:table-row table:style-name="ro2">
          <table:table-cell office:value-type="float" office:value="948" calcext:value-type="float">
            <text:p>94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Lainages ; Draperies ordinaires</text:p>
          </table:table-cell>
          <table:table-cell table:style-name="ce8" office:value-type="float" office:value="657700" calcext:value-type="float">
            <text:p>657 700 <text:s text:c="2"/></text:p>
          </table:table-cell>
          <table:table-cell table:number-columns-repeated="1016"/>
        </table:table-row>
        <table:table-row table:style-name="ro2">
          <table:table-cell office:value-type="float" office:value="949" calcext:value-type="float">
            <text:p>94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Lainages ; etoffes</text:p>
          </table:table-cell>
          <table:table-cell table:style-name="ce8" office:value-type="float" office:value="62700" calcext:value-type="float">
            <text:p>62 700 <text:s text:c="2"/></text:p>
          </table:table-cell>
          <table:table-cell table:number-columns-repeated="1016"/>
        </table:table-row>
        <table:table-row table:style-name="ro2">
          <table:table-cell office:value-type="float" office:value="950" calcext:value-type="float">
            <text:p>95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bonneterie</text:p>
          </table:table-cell>
          <table:table-cell table:style-name="ce8" office:value-type="float" office:value="45700" calcext:value-type="float">
            <text:p>45 700 <text:s text:c="2"/></text:p>
          </table:table-cell>
          <table:table-cell table:number-columns-repeated="1016"/>
        </table:table-row>
        <table:table-row table:style-name="ro2">
          <table:table-cell office:value-type="float" office:value="951" calcext:value-type="float">
            <text:p>95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Etoffes unies et brochées</text:p>
          </table:table-cell>
          <table:table-cell table:style-name="ce8" office:value-type="float" office:value="3298500" calcext:value-type="float">
            <text:p>3 298 500 <text:s text:c="2"/></text:p>
          </table:table-cell>
          <table:table-cell table:number-columns-repeated="1016"/>
        </table:table-row>
        <table:table-row table:style-name="ro2">
          <table:table-cell office:value-type="float" office:value="952" calcext:value-type="float">
            <text:p>95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gazes, crêpes et tuls</text:p>
          </table:table-cell>
          <table:table-cell table:style-name="ce8" office:value-type="float" office:value="99500" calcext:value-type="float">
            <text:p>99 500 <text:s text:c="2"/></text:p>
          </table:table-cell>
          <table:table-cell table:number-columns-repeated="1016"/>
        </table:table-row>
        <table:table-row table:style-name="ro2">
          <table:table-cell office:value-type="float" office:value="953" calcext:value-type="float">
            <text:p>95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mouchoirs et schals</text:p>
          </table:table-cell>
          <table:table-cell table:style-name="ce8" office:value-type="float" office:value="313300" calcext:value-type="float">
            <text:p>313 300 <text:s text:c="2"/></text:p>
          </table:table-cell>
          <table:table-cell table:number-columns-repeated="1016"/>
        </table:table-row>
        <table:table-row table:style-name="ro2">
          <table:table-cell office:value-type="float" office:value="954" calcext:value-type="float">
            <text:p>95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passementerie</text:p>
          </table:table-cell>
          <table:table-cell table:style-name="ce8" office:value-type="float" office:value="21600" calcext:value-type="float">
            <text:p>21 600 <text:s text:c="2"/></text:p>
          </table:table-cell>
          <table:table-cell table:number-columns-repeated="1016"/>
        </table:table-row>
        <table:table-row table:style-name="ro2">
          <table:table-cell office:value-type="float" office:value="955" calcext:value-type="float">
            <text:p>95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rubans</text:p>
          </table:table-cell>
          <table:table-cell table:style-name="ce8" office:value-type="float" office:value="728500" calcext:value-type="float">
            <text:p>728 500 <text:s text:c="2"/></text:p>
          </table:table-cell>
          <table:table-cell table:number-columns-repeated="1016"/>
        </table:table-row>
        <table:table-row table:style-name="ro2">
          <table:table-cell office:value-type="float" office:value="956" calcext:value-type="float">
            <text:p>95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uvrages riches ; Etoffes riches</text:p>
          </table:table-cell>
          <table:table-cell table:style-name="ce8" office:value-type="float" office:value="2400" calcext:value-type="float">
            <text:p>2 400 <text:s text:c="2"/></text:p>
          </table:table-cell>
          <table:table-cell table:number-columns-repeated="1016"/>
        </table:table-row>
        <table:table-row table:style-name="ro2">
          <table:table-cell office:value-type="float" office:value="957" calcext:value-type="float">
            <text:p>95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uvrages riches ; soieries et dorure fine</text:p>
          </table:table-cell>
          <table:table-cell table:style-name="ce8" office:value-type="float" office:value="100000" calcext:value-type="float">
            <text:p>100 000 <text:s text:c="2"/></text:p>
          </table:table-cell>
          <table:table-cell table:number-columns-repeated="1016"/>
        </table:table-row>
        <table:table-row table:style-name="ro2">
          <table:table-cell office:value-type="float" office:value="958" calcext:value-type="float">
            <text:p>95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uvrages mélangés ; Etoffes, gazes, crêpes et tuls</text:p>
          </table:table-cell>
          <table:table-cell table:style-name="ce8" office:value-type="float" office:value="143100" calcext:value-type="float">
            <text:p>143 100 <text:s text:c="2"/></text:p>
          </table:table-cell>
          <table:table-cell table:number-columns-repeated="1016"/>
        </table:table-row>
        <table:table-row table:style-name="ro2">
          <table:table-cell office:value-type="float" office:value="959" calcext:value-type="float">
            <text:p>95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 de fil et soie</text:p>
          </table:table-cell>
          <table:table-cell table:style-name="ce8" office:value-type="float" office:value="36600" calcext:value-type="float">
            <text:p>36 600 <text:s text:c="2"/></text:p>
          </table:table-cell>
          <table:table-cell table:number-columns-repeated="1016"/>
        </table:table-row>
        <table:table-row table:style-name="ro2">
          <table:table-cell office:value-type="float" office:value="960" calcext:value-type="float">
            <text:p>96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iverse</text:p>
          </table:table-cell>
          <table:table-cell table:style-name="ce8" office:value-type="float" office:value="188800" calcext:value-type="float">
            <text:p>188 800 <text:s text:c="2"/></text:p>
          </table:table-cell>
          <table:table-cell table:number-columns-repeated="1016"/>
        </table:table-row>
        <table:table-row table:style-name="ro2">
          <table:table-cell office:value-type="float" office:value="961" calcext:value-type="float">
            <text:p>96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mêlées de lin et de chanvre</text:p>
          </table:table-cell>
          <table:table-cell table:style-name="ce8" office:value-type="float" office:value="42000" calcext:value-type="float">
            <text:p>42 000 <text:s text:c="2"/></text:p>
          </table:table-cell>
          <table:table-cell table:number-columns-repeated="1016"/>
        </table:table-row>
        <table:table-row table:style-name="ro2">
          <table:table-cell office:value-type="float" office:value="962" calcext:value-type="float">
            <text:p>96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mêlées de fil et coton</text:p>
          </table:table-cell>
          <table:table-cell table:style-name="ce8" office:value-type="float" office:value="46300" calcext:value-type="float">
            <text:p>46 300 <text:s text:c="2"/></text:p>
          </table:table-cell>
          <table:table-cell table:number-columns-repeated="1016"/>
        </table:table-row>
        <table:table-row table:style-name="ro2">
          <table:table-cell office:value-type="float" office:value="963" calcext:value-type="float">
            <text:p>96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hanvre</text:p>
          </table:table-cell>
          <table:table-cell table:style-name="ce8" office:value-type="float" office:value="35800" calcext:value-type="float">
            <text:p>35 800 <text:s text:c="2"/></text:p>
          </table:table-cell>
          <table:table-cell table:number-columns-repeated="1016"/>
        </table:table-row>
        <table:table-row table:style-name="ro2">
          <table:table-cell office:value-type="float" office:value="964" calcext:value-type="float">
            <text:p>96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</text:p>
          </table:table-cell>
          <table:table-cell table:style-name="ce8" office:value-type="float" office:value="6860100" calcext:value-type="float">
            <text:p>6 860 100 <text:s text:c="2"/></text:p>
          </table:table-cell>
          <table:table-cell table:number-columns-repeated="1016"/>
        </table:table-row>
        <table:table-row table:style-name="ro2">
          <table:table-cell office:value-type="float" office:value="965" calcext:value-type="float">
            <text:p>96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, batiste et linon</text:p>
          </table:table-cell>
          <table:table-cell table:style-name="ce8" office:value-type="float" office:value="70700" calcext:value-type="float">
            <text:p>70 700 <text:s text:c="2"/></text:p>
          </table:table-cell>
          <table:table-cell table:number-columns-repeated="1016"/>
        </table:table-row>
        <table:table-row table:style-name="ro2">
          <table:table-cell office:value-type="float" office:value="966" calcext:value-type="float">
            <text:p>96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urtil et à carreaux</text:p>
          </table:table-cell>
          <table:table-cell table:style-name="ce8" office:value-type="float" office:value="309900" calcext:value-type="float">
            <text:p>309 900 <text:s text:c="2"/></text:p>
          </table:table-cell>
          <table:table-cell table:number-columns-repeated="1016"/>
        </table:table-row>
        <table:table-row table:style-name="ro2">
          <table:table-cell office:value-type="float" office:value="967" calcext:value-type="float">
            <text:p>96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cirées, gommées et de crin</text:p>
          </table:table-cell>
          <table:table-cell table:style-name="ce8" office:value-type="float" office:value="28700" calcext:value-type="float">
            <text:p>28 700 <text:s text:c="2"/></text:p>
          </table:table-cell>
          <table:table-cell table:number-columns-repeated="1016"/>
        </table:table-row>
        <table:table-row table:style-name="ro2">
          <table:table-cell office:value-type="float" office:value="968" calcext:value-type="float">
            <text:p>96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à voiles</text:p>
          </table:table-cell>
          <table:table-cell table:style-name="ce8" office:value-type="float" office:value="47900" calcext:value-type="float">
            <text:p>47 900 <text:s text:c="2"/></text:p>
          </table:table-cell>
          <table:table-cell table:number-columns-repeated="1016"/>
        </table:table-row>
        <table:table-row table:style-name="ro2">
          <table:table-cell office:value-type="float" office:value="969" calcext:value-type="float">
            <text:p>96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Articles réunis</text:p>
          </table:table-cell>
          <table:table-cell table:style-name="ce8" office:value-type="float" office:value="11000" calcext:value-type="float">
            <text:p>11 000 <text:s text:c="2"/></text:p>
          </table:table-cell>
          <table:table-cell table:number-columns-repeated="1016"/>
        </table:table-row>
        <table:table-row table:style-name="ro2">
          <table:table-cell office:value-type="float" office:value="970" calcext:value-type="float">
            <text:p>97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Argenterie</text:p>
          </table:table-cell>
          <table:table-cell table:style-name="ce8" office:value-type="float" office:value="44000" calcext:value-type="float">
            <text:p>44 000 <text:s text:c="2"/></text:p>
          </table:table-cell>
          <table:table-cell table:number-columns-repeated="1016"/>
        </table:table-row>
        <table:table-row table:style-name="ro2">
          <table:table-cell office:value-type="float" office:value="971" calcext:value-type="float">
            <text:p>97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Armes diverses</text:p>
          </table:table-cell>
          <table:table-cell table:style-name="ce8" office:value-type="float" office:value="400" calcext:value-type="float">
            <text:p>400 <text:s text:c="2"/></text:p>
          </table:table-cell>
          <table:table-cell table:number-columns-repeated="1016"/>
        </table:table-row>
        <table:table-row table:style-name="ro2">
          <table:table-cell office:value-type="float" office:value="972" calcext:value-type="float">
            <text:p>97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Bijouterie</text:p>
          </table:table-cell>
          <table:table-cell table:style-name="ce8" office:value-type="float" office:value="51700" calcext:value-type="float">
            <text:p>51 700 <text:s text:c="2"/></text:p>
          </table:table-cell>
          <table:table-cell table:number-columns-repeated="1016"/>
        </table:table-row>
        <table:table-row table:style-name="ro2">
          <table:table-cell office:value-type="float" office:value="973" calcext:value-type="float">
            <text:p>97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Bouchons de liége</text:p>
          </table:table-cell>
          <table:table-cell table:style-name="ce8" office:value-type="float" office:value="75300" calcext:value-type="float">
            <text:p>75 300 <text:s text:c="2"/></text:p>
          </table:table-cell>
          <table:table-cell table:number-columns-repeated="1016"/>
        </table:table-row>
        <table:table-row table:style-name="ro2">
          <table:table-cell office:value-type="float" office:value="974" calcext:value-type="float">
            <text:p>97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Cartes à jouer</text:p>
          </table:table-cell>
          <table:table-cell table:style-name="ce8" office:value-type="float" office:value="40800" calcext:value-type="float">
            <text:p>40 800 <text:s text:c="2"/></text:p>
          </table:table-cell>
          <table:table-cell table:number-columns-repeated="1016"/>
        </table:table-row>
        <table:table-row table:style-name="ro2">
          <table:table-cell office:value-type="float" office:value="975" calcext:value-type="float">
            <text:p>97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Chandelle</text:p>
          </table:table-cell>
          <table:table-cell table:style-name="ce8" office:value-type="float" office:value="35000" calcext:value-type="float">
            <text:p>35 000 <text:s text:c="2"/></text:p>
          </table:table-cell>
          <table:table-cell table:number-columns-repeated="1016"/>
        </table:table-row>
        <table:table-row table:style-name="ro2">
          <table:table-cell office:value-type="float" office:value="976" calcext:value-type="float">
            <text:p>97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Corail ouvré</text:p>
          </table:table-cell>
          <table:table-cell table:style-name="ce8" office:value-type="float" office:value="7200" calcext:value-type="float">
            <text:p>7 200 <text:s text:c="2"/></text:p>
          </table:table-cell>
          <table:table-cell table:number-columns-repeated="1016"/>
        </table:table-row>
        <table:table-row table:style-name="ro2">
          <table:table-cell office:value-type="float" office:value="977" calcext:value-type="float">
            <text:p>97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Cordages</text:p>
          </table:table-cell>
          <table:table-cell table:style-name="ce8" office:value-type="float" office:value="9600" calcext:value-type="float">
            <text:p>9 600 <text:s text:c="2"/></text:p>
          </table:table-cell>
          <table:table-cell table:number-columns-repeated="1016"/>
        </table:table-row>
        <table:table-row table:style-name="ro2">
          <table:table-cell office:value-type="float" office:value="978" calcext:value-type="float">
            <text:p>97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Esprit-de-vin</text:p>
          </table:table-cell>
          <table:table-cell table:style-name="ce8" office:value-type="float" office:value="14300" calcext:value-type="float">
            <text:p>14 300 <text:s text:c="2"/></text:p>
          </table:table-cell>
          <table:table-cell table:number-columns-repeated="1016"/>
        </table:table-row>
        <table:table-row table:style-name="ro2">
          <table:table-cell office:value-type="float" office:value="979" calcext:value-type="float">
            <text:p>97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Faïence et poterie</text:p>
          </table:table-cell>
          <table:table-cell table:style-name="ce8" office:value-type="float" office:value="91300" calcext:value-type="float">
            <text:p>91 300 <text:s text:c="2"/></text:p>
          </table:table-cell>
          <table:table-cell table:number-columns-repeated="1016"/>
        </table:table-row>
        <table:table-row table:style-name="ro2">
          <table:table-cell office:value-type="float" office:value="980" calcext:value-type="float">
            <text:p>98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Gants de peau</text:p>
          </table:table-cell>
          <table:table-cell table:style-name="ce8" office:value-type="float" office:value="26200" calcext:value-type="float">
            <text:p>26 200 <text:s text:c="2"/></text:p>
          </table:table-cell>
          <table:table-cell table:number-columns-repeated="1016"/>
        </table:table-row>
        <table:table-row table:style-name="ro2">
          <table:table-cell office:value-type="float" office:value="981" calcext:value-type="float">
            <text:p>98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Habillements et lingerie</text:p>
          </table:table-cell>
          <table:table-cell table:style-name="ce8" office:value-type="float" office:value="191100" calcext:value-type="float">
            <text:p>191 100 <text:s text:c="2"/></text:p>
          </table:table-cell>
          <table:table-cell table:number-columns-repeated="1016"/>
        </table:table-row>
        <table:table-row table:style-name="ro2">
          <table:table-cell office:value-type="float" office:value="982" calcext:value-type="float">
            <text:p>98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Horlogerie</text:p>
          </table:table-cell>
          <table:table-cell table:style-name="ce8" office:value-type="float" office:value="217900" calcext:value-type="float">
            <text:p>217 900 <text:s text:c="2"/></text:p>
          </table:table-cell>
          <table:table-cell table:number-columns-repeated="1016"/>
        </table:table-row>
        <table:table-row table:style-name="ro2">
          <table:table-cell office:value-type="float" office:value="983" calcext:value-type="float">
            <text:p>98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Instruments divers</text:p>
          </table:table-cell>
          <table:table-cell table:style-name="ce8" office:value-type="float" office:value="25100" calcext:value-type="float">
            <text:p>25 100 <text:s text:c="2"/></text:p>
          </table:table-cell>
          <table:table-cell table:number-columns-repeated="1016"/>
        </table:table-row>
        <table:table-row table:style-name="ro2">
          <table:table-cell office:value-type="float" office:value="984" calcext:value-type="float">
            <text:p>98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Librairie</text:p>
          </table:table-cell>
          <table:table-cell table:style-name="ce8" office:value-type="float" office:value="95100" calcext:value-type="float">
            <text:p>95 100 <text:s text:c="2"/></text:p>
          </table:table-cell>
          <table:table-cell table:number-columns-repeated="1016"/>
        </table:table-row>
        <table:table-row table:style-name="ro2">
          <table:table-cell office:value-type="float" office:value="985" calcext:value-type="float">
            <text:p>98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Mercerie</text:p>
          </table:table-cell>
          <table:table-cell table:style-name="ce8" office:value-type="float" office:value="576200" calcext:value-type="float">
            <text:p>576 200 <text:s text:c="2"/></text:p>
          </table:table-cell>
          <table:table-cell table:number-columns-repeated="1016"/>
        </table:table-row>
        <table:table-row table:style-name="ro2">
          <table:table-cell office:value-type="float" office:value="986" calcext:value-type="float">
            <text:p>98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Meubles et glaces</text:p>
          </table:table-cell>
          <table:table-cell table:style-name="ce8" office:value-type="float" office:value="577700" calcext:value-type="float">
            <text:p>577 700 <text:s text:c="2"/></text:p>
          </table:table-cell>
          <table:table-cell table:number-columns-repeated="1016"/>
        </table:table-row>
        <table:table-row table:style-name="ro2">
          <table:table-cell office:value-type="float" office:value="987" calcext:value-type="float">
            <text:p>98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ivers de bois</text:p>
          </table:table-cell>
          <table:table-cell table:style-name="ce8" office:value-type="float" office:value="800" calcext:value-type="float">
            <text:p>800 <text:s text:c="2"/></text:p>
          </table:table-cell>
          <table:table-cell table:number-columns-repeated="1016"/>
        </table:table-row>
        <table:table-row table:style-name="ro2">
          <table:table-cell office:value-type="float" office:value="988" calcext:value-type="float">
            <text:p>98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cuir</text:p>
          </table:table-cell>
          <table:table-cell table:style-name="ce8" office:value-type="float" office:value="47200" calcext:value-type="float">
            <text:p>47 200 <text:s text:c="2"/></text:p>
          </table:table-cell>
          <table:table-cell table:number-columns-repeated="1016"/>
        </table:table-row>
        <table:table-row table:style-name="ro2">
          <table:table-cell office:value-type="float" office:value="989" calcext:value-type="float">
            <text:p>98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cuivre doré et argenté</text:p>
          </table:table-cell>
          <table:table-cell table:style-name="ce8" office:value-type="float" office:value="6700" calcext:value-type="float">
            <text:p>6 700 <text:s text:c="2"/></text:p>
          </table:table-cell>
          <table:table-cell table:number-columns-repeated="1016"/>
        </table:table-row>
        <table:table-row table:style-name="ro2">
          <table:table-cell office:value-type="float" office:value="990" calcext:value-type="float">
            <text:p>99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 de marbre</text:p>
          </table:table-cell>
          <table:table-cell table:style-name="ce8" office:value-type="float" office:value="21200" calcext:value-type="float">
            <text:p>21 200 <text:s text:c="2"/></text:p>
          </table:table-cell>
          <table:table-cell table:number-columns-repeated="1016"/>
        </table:table-row>
        <table:table-row table:style-name="ro2">
          <table:table-cell office:value-type="float" office:value="991" calcext:value-type="float">
            <text:p>99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modes et fleurs artificielles</text:p>
          </table:table-cell>
          <table:table-cell table:style-name="ce8" office:value-type="float" office:value="73700" calcext:value-type="float">
            <text:p>73 700 <text:s text:c="2"/></text:p>
          </table:table-cell>
          <table:table-cell table:number-columns-repeated="1016"/>
        </table:table-row>
        <table:table-row table:style-name="ro2">
          <table:table-cell office:value-type="float" office:value="992" calcext:value-type="float">
            <text:p>99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passementerie</text:p>
          </table:table-cell>
          <table:table-cell table:style-name="ce8" office:value-type="float" office:value="8800" calcext:value-type="float">
            <text:p>8 800 <text:s text:c="2"/></text:p>
          </table:table-cell>
          <table:table-cell table:number-columns-repeated="1016"/>
        </table:table-row>
        <table:table-row table:style-name="ro2">
          <table:table-cell office:value-type="float" office:value="993" calcext:value-type="float">
            <text:p>99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peaux</text:p>
          </table:table-cell>
          <table:table-cell table:style-name="ce8" office:value-type="float" office:value="48500" calcext:value-type="float">
            <text:p>48 500 <text:s text:c="2"/></text:p>
          </table:table-cell>
          <table:table-cell table:number-columns-repeated="1016"/>
        </table:table-row>
        <table:table-row table:style-name="ro2">
          <table:table-cell office:value-type="float" office:value="994" calcext:value-type="float">
            <text:p>99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terre cuite</text:p>
          </table:table-cell>
          <table:table-cell table:style-name="ce8" office:value-type="float" office:value="21700" calcext:value-type="float">
            <text:p>21 700 <text:s text:c="2"/></text:p>
          </table:table-cell>
          <table:table-cell table:number-columns-repeated="1016"/>
        </table:table-row>
        <table:table-row table:style-name="ro2">
          <table:table-cell office:value-type="float" office:value="995" calcext:value-type="float">
            <text:p>99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apeterie</text:p>
          </table:table-cell>
          <table:table-cell table:style-name="ce8" office:value-type="float" office:value="372600" calcext:value-type="float">
            <text:p>372 600 <text:s text:c="2"/></text:p>
          </table:table-cell>
          <table:table-cell table:number-columns-repeated="1016"/>
        </table:table-row>
        <table:table-row table:style-name="ro2">
          <table:table-cell office:value-type="float" office:value="996" calcext:value-type="float">
            <text:p>99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arasols et parapluies</text:p>
          </table:table-cell>
          <table:table-cell table:style-name="ce8" office:value-type="float" office:value="400" calcext:value-type="float">
            <text:p>400 <text:s text:c="2"/></text:p>
          </table:table-cell>
          <table:table-cell table:number-columns-repeated="1016"/>
        </table:table-row>
        <table:table-row table:style-name="ro2">
          <table:table-cell office:value-type="float" office:value="997" calcext:value-type="float">
            <text:p>99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arfumerie</text:p>
          </table:table-cell>
          <table:table-cell table:style-name="ce8" office:value-type="float" office:value="20000" calcext:value-type="float">
            <text:p>20 000 <text:s text:c="2"/></text:p>
          </table:table-cell>
          <table:table-cell table:number-columns-repeated="1016"/>
        </table:table-row>
        <table:table-row table:style-name="ro2">
          <table:table-cell office:value-type="float" office:value="998" calcext:value-type="float">
            <text:p>99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eaux et pelleteries</text:p>
          </table:table-cell>
          <table:table-cell table:style-name="ce8" office:value-type="float" office:value="178700" calcext:value-type="float">
            <text:p>178 700 <text:s text:c="2"/></text:p>
          </table:table-cell>
          <table:table-cell table:number-columns-repeated="1016"/>
        </table:table-row>
        <table:table-row table:style-name="ro2">
          <table:table-cell office:value-type="float" office:value="999" calcext:value-type="float">
            <text:p>99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ierres et meules</text:p>
          </table:table-cell>
          <table:table-cell table:style-name="ce8" office:value-type="float" office:value="36300" calcext:value-type="float">
            <text:p>36 300 <text:s text:c="2"/></text:p>
          </table:table-cell>
          <table:table-cell table:number-columns-repeated="1016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lumes de toute sorte</text:p>
          </table:table-cell>
          <table:table-cell table:style-name="ce8" office:value-type="float" office:value="58600" calcext:value-type="float">
            <text:p>58 600 <text:s text:c="2"/></text:p>
          </table:table-cell>
          <table:table-cell table:number-columns-repeated="1016"/>
        </table:table-row>
        <table:table-row table:style-name="ro2">
          <table:table-cell office:value-type="float" office:value="1001" calcext:value-type="float">
            <text:p>100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orcelaine</text:p>
          </table:table-cell>
          <table:table-cell table:style-name="ce8" office:value-type="float" office:value="21700" calcext:value-type="float">
            <text:p>21 700 <text:s text:c="2"/></text:p>
          </table:table-cell>
          <table:table-cell table:number-columns-repeated="1016"/>
        </table:table-row>
        <table:table-row table:style-name="ro2">
          <table:table-cell office:value-type="float" office:value="1002" calcext:value-type="float">
            <text:p>100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Quincaillerie diverse</text:p>
          </table:table-cell>
          <table:table-cell table:style-name="ce8" office:value-type="float" office:value="240800" calcext:value-type="float">
            <text:p>240 800 <text:s text:c="2"/></text:p>
          </table:table-cell>
          <table:table-cell table:number-columns-repeated="1016"/>
        </table:table-row>
        <table:table-row table:style-name="ro2">
          <table:table-cell office:value-type="float" office:value="1003" calcext:value-type="float">
            <text:p>100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Savon</text:p>
          </table:table-cell>
          <table:table-cell table:style-name="ce8" office:value-type="float" office:value="357300" calcext:value-type="float">
            <text:p>357 300 <text:s text:c="2"/></text:p>
          </table:table-cell>
          <table:table-cell table:number-columns-repeated="1016"/>
        </table:table-row>
        <table:table-row table:style-name="ro2">
          <table:table-cell office:value-type="float" office:value="1004" calcext:value-type="float">
            <text:p>100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Tableaux et estampes</text:p>
          </table:table-cell>
          <table:table-cell table:style-name="ce8" office:value-type="float" office:value="36300" calcext:value-type="float">
            <text:p>36 300 <text:s text:c="2"/></text:p>
          </table:table-cell>
          <table:table-cell table:number-columns-repeated="1016"/>
        </table:table-row>
        <table:table-row table:style-name="ro2">
          <table:table-cell office:value-type="float" office:value="1005" calcext:value-type="float">
            <text:p>100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Verrerie</text:p>
          </table:table-cell>
          <table:table-cell table:style-name="ce8" office:value-type="float" office:value="229000" calcext:value-type="float">
            <text:p>229 000 <text:s text:c="2"/></text:p>
          </table:table-cell>
          <table:table-cell table:number-columns-repeated="1016"/>
        </table:table-row>
        <table:table-row table:style-name="ro2">
          <table:table-cell office:value-type="float" office:value="1006" calcext:value-type="float">
            <text:p>100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Articles réunis</text:p>
          </table:table-cell>
          <table:table-cell table:style-name="ce8" office:value-type="float" office:value="154500" calcext:value-type="float">
            <text:p>154 500 <text:s text:c="2"/></text:p>
          </table:table-cell>
          <table:table-cell table:number-columns-repeated="1016"/>
        </table:table-row>
        <table:table-row table:style-name="ro2">
          <table:table-cell office:value-type="float" office:value="1007" calcext:value-type="float">
            <text:p>100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otonnades ; toiles mousselines</text:p>
          </table:table-cell>
          <table:table-cell table:style-name="ce8"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1008" calcext:value-type="float">
            <text:p>100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bonneterie</text:p>
          </table:table-cell>
          <table:table-cell table:style-name="ce8"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1009" calcext:value-type="float">
            <text:p>100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Etoffes unies et brochées</text:p>
          </table:table-cell>
          <table:table-cell table:style-name="ce8" office:value-type="float" office:value="408500" calcext:value-type="float">
            <text:p>408 500 <text:s text:c="2"/></text:p>
          </table:table-cell>
          <table:table-cell table:number-columns-repeated="1016"/>
        </table:table-row>
        <table:table-row table:style-name="ro2">
          <table:table-cell office:value-type="float" office:value="1010" calcext:value-type="float">
            <text:p>101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mouchoirs et schals</text:p>
          </table:table-cell>
          <table:table-cell table:style-name="ce8" office:value-type="float" office:value="43100" calcext:value-type="float">
            <text:p>43 100 <text:s text:c="2"/></text:p>
          </table:table-cell>
          <table:table-cell table:number-columns-repeated="1016"/>
        </table:table-row>
        <table:table-row table:style-name="ro2">
          <table:table-cell office:value-type="float" office:value="1011" calcext:value-type="float">
            <text:p>101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passementerie</text:p>
          </table:table-cell>
          <table:table-cell table:style-name="ce8" office:value-type="float" office:value="400" calcext:value-type="float">
            <text:p>400 <text:s text:c="2"/></text:p>
          </table:table-cell>
          <table:table-cell table:number-columns-repeated="1016"/>
        </table:table-row>
        <table:table-row table:style-name="ro2">
          <table:table-cell office:value-type="float" office:value="1012" calcext:value-type="float">
            <text:p>101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rubans</text:p>
          </table:table-cell>
          <table:table-cell table:style-name="ce8" office:value-type="float" office:value="21300" calcext:value-type="float">
            <text:p>21 300 <text:s text:c="2"/></text:p>
          </table:table-cell>
          <table:table-cell table:number-columns-repeated="1016"/>
        </table:table-row>
        <table:table-row table:style-name="ro2">
          <table:table-cell office:value-type="float" office:value="1013" calcext:value-type="float">
            <text:p>101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uvrages riches ; soieries et dorure fine</text:p>
          </table:table-cell>
          <table:table-cell table:style-name="ce8"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>
          <table:table-cell office:value-type="float" office:value="1014" calcext:value-type="float">
            <text:p>101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, batiste et linon</text:p>
          </table:table-cell>
          <table:table-cell table:style-name="ce8" office:value-type="float" office:value="500" calcext:value-type="float">
            <text:p>500 <text:s text:c="2"/></text:p>
          </table:table-cell>
          <table:table-cell table:number-columns-repeated="1016"/>
        </table:table-row>
        <table:table-row table:style-name="ro2">
          <table:table-cell office:value-type="float" office:value="1015" calcext:value-type="float">
            <text:p>101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Bijouterie</text:p>
          </table:table-cell>
          <table:table-cell table:style-name="ce8" office:value-type="float" office:value="12700" calcext:value-type="float">
            <text:p>12 700 <text:s text:c="2"/></text:p>
          </table:table-cell>
          <table:table-cell table:number-columns-repeated="1016"/>
        </table:table-row>
        <table:table-row table:style-name="ro2">
          <table:table-cell office:value-type="float" office:value="1016" calcext:value-type="float">
            <text:p>101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Cordages</text:p>
          </table:table-cell>
          <table:table-cell table:style-name="ce8" office:value-type="float" office:value="700" calcext:value-type="float">
            <text:p>700 <text:s text:c="2"/></text:p>
          </table:table-cell>
          <table:table-cell table:number-columns-repeated="1016"/>
        </table:table-row>
        <table:table-row table:style-name="ro2">
          <table:table-cell office:value-type="float" office:value="1017" calcext:value-type="float">
            <text:p>101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Gants de peau</text:p>
          </table:table-cell>
          <table:table-cell table:style-name="ce8" office:value-type="float" office:value="9200" calcext:value-type="float">
            <text:p>9 200 <text:s text:c="2"/></text:p>
          </table:table-cell>
          <table:table-cell table:number-columns-repeated="1016"/>
        </table:table-row>
        <table:table-row table:style-name="ro2">
          <table:table-cell office:value-type="float" office:value="1018" calcext:value-type="float">
            <text:p>101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Habillements et lingerie</text:p>
          </table:table-cell>
          <table:table-cell table:style-name="ce8" office:value-type="float" office:value="4400" calcext:value-type="float">
            <text:p>4 400 <text:s text:c="2"/></text:p>
          </table:table-cell>
          <table:table-cell table:number-columns-repeated="1016"/>
        </table:table-row>
        <table:table-row table:style-name="ro2">
          <table:table-cell office:value-type="float" office:value="1019" calcext:value-type="float">
            <text:p>101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Mercerie</text:p>
          </table:table-cell>
          <table:table-cell table:style-name="ce8" office:value-type="float" office:value="700" calcext:value-type="float">
            <text:p>700 <text:s text:c="2"/></text:p>
          </table:table-cell>
          <table:table-cell table:number-columns-repeated="1016"/>
        </table:table-row>
        <table:table-row table:style-name="ro2">
          <table:table-cell office:value-type="float" office:value="1020" calcext:value-type="float">
            <text:p>102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cuir</text:p>
          </table:table-cell>
          <table:table-cell table:style-name="ce8" office:value-type="float" office:value="900" calcext:value-type="float">
            <text:p>900 <text:s text:c="2"/></text:p>
          </table:table-cell>
          <table:table-cell table:number-columns-repeated="1016"/>
        </table:table-row>
        <table:table-row table:style-name="ro2">
          <table:table-cell office:value-type="float" office:value="1021" calcext:value-type="float">
            <text:p>102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cuivre doré et argenté</text:p>
          </table:table-cell>
          <table:table-cell table:style-name="ce8"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>
          <table:table-cell office:value-type="float" office:value="1022" calcext:value-type="float">
            <text:p>102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modes et fleurs artificielles</text:p>
          </table:table-cell>
          <table:table-cell table:style-name="ce8"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>
          <table:table-cell office:value-type="float" office:value="1023" calcext:value-type="float">
            <text:p>102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apeterie</text:p>
          </table:table-cell>
          <table:table-cell table:style-name="ce8" office:value-type="float" office:value="9900" calcext:value-type="float">
            <text:p>9 900 <text:s text:c="2"/></text:p>
          </table:table-cell>
          <table:table-cell table:number-columns-repeated="1016"/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arfumerie</text:p>
          </table:table-cell>
          <table:table-cell table:style-name="ce8" office:value-type="float" office:value="1900" calcext:value-type="float">
            <text:p>1 900 <text:s text:c="2"/></text:p>
          </table:table-cell>
          <table:table-cell table:number-columns-repeated="1016"/>
        </table:table-row>
        <table:table-row table:style-name="ro2">
          <table:table-cell office:value-type="float" office:value="1025" calcext:value-type="float">
            <text:p>102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eaux et pelleteries</text:p>
          </table:table-cell>
          <table:table-cell table:style-name="ce8"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>
          <table:table-cell office:value-type="float" office:value="1026" calcext:value-type="float">
            <text:p>102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lumes de toute sorte</text:p>
          </table:table-cell>
          <table:table-cell table:style-name="ce8" office:value-type="float" office:value="800" calcext:value-type="float">
            <text:p>800 <text:s text:c="2"/></text:p>
          </table:table-cell>
          <table:table-cell table:number-columns-repeated="1016"/>
        </table:table-row>
        <table:table-row table:style-name="ro2">
          <table:table-cell office:value-type="float" office:value="1027" calcext:value-type="float">
            <text:p>102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orcelaine</text:p>
          </table:table-cell>
          <table:table-cell table:style-name="ce8" office:value-type="float" office:value="1600" calcext:value-type="float">
            <text:p>1 600 <text:s text:c="2"/></text:p>
          </table:table-cell>
          <table:table-cell table:number-columns-repeated="1016"/>
        </table:table-row>
        <table:table-row table:style-name="ro2">
          <table:table-cell office:value-type="float" office:value="1028" calcext:value-type="float">
            <text:p>102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table:style-name="ce8" office:value-type="float" office:value="104800" calcext:value-type="float">
            <text:p>104 800 <text:s text:c="2"/></text:p>
          </table:table-cell>
          <table:table-cell table:number-columns-repeated="1016"/>
        </table:table-row>
        <table:table-row table:style-name="ro2">
          <table:table-cell office:value-type="float" office:value="1029" calcext:value-type="float">
            <text:p>102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Etain</text:p>
          </table:table-cell>
          <table:table-cell table:style-name="ce8" office:value-type="float" office:value="11400" calcext:value-type="float">
            <text:p>11 400 <text:s text:c="2"/></text:p>
          </table:table-cell>
          <table:table-cell table:number-columns-repeated="1016"/>
        </table:table-row>
        <table:table-row table:style-name="ro2">
          <table:table-cell office:value-type="float" office:value="1030" calcext:value-type="float">
            <text:p>103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divers</text:p>
          </table:table-cell>
          <table:table-cell table:style-name="ce8" office:value-type="float" office:value="14700" calcext:value-type="float">
            <text:p>14 700 <text:s text:c="2"/></text:p>
          </table:table-cell>
          <table:table-cell table:number-columns-repeated="1016"/>
        </table:table-row>
        <table:table-row table:style-name="ro2">
          <table:table-cell office:value-type="float" office:value="1031" calcext:value-type="float">
            <text:p>103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aciers</text:p>
          </table:table-cell>
          <table:table-cell table:style-name="ce8" office:value-type="float" office:value="1500" calcext:value-type="float">
            <text:p>1 500 <text:s text:c="2"/></text:p>
          </table:table-cell>
          <table:table-cell table:number-columns-repeated="1016"/>
        </table:table-row>
        <table:table-row table:style-name="ro2">
          <table:table-cell office:value-type="float" office:value="1032" calcext:value-type="float">
            <text:p>103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blancs</text:p>
          </table:table-cell>
          <table:table-cell table:style-name="ce8"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1033" calcext:value-type="float">
            <text:p>103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Métaux divers</text:p>
          </table:table-cell>
          <table:table-cell table:style-name="ce8" office:value-type="float" office:value="2500" calcext:value-type="float">
            <text:p>2 500 <text:s text:c="2"/></text:p>
          </table:table-cell>
          <table:table-cell table:number-columns-repeated="1016"/>
        </table:table-row>
        <table:table-row table:style-name="ro2">
          <table:table-cell office:value-type="float" office:value="1034" calcext:value-type="float">
            <text:p>103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 de toute sorte</text:p>
          </table:table-cell>
          <table:table-cell table:style-name="ce8" office:value-type="float" office:value="492100" calcext:value-type="float">
            <text:p>492 100 <text:s text:c="2"/></text:p>
          </table:table-cell>
          <table:table-cell table:number-columns-repeated="1016"/>
        </table:table-row>
        <table:table-row table:style-name="ro2">
          <table:table-cell office:value-type="float" office:value="1035" calcext:value-type="float">
            <text:p>103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otonnades ; bonneterie de coton et de fil</text:p>
          </table:table-cell>
          <table:table-cell table:style-name="ce8" office:value-type="float" office:value="234900" calcext:value-type="float">
            <text:p>234 900 <text:s text:c="2"/></text:p>
          </table:table-cell>
          <table:table-cell table:number-columns-repeated="1016"/>
        </table:table-row>
        <table:table-row table:style-name="ro2">
          <table:table-cell office:value-type="float" office:value="1036" calcext:value-type="float">
            <text:p>103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otonnades ; Etoffes</text:p>
          </table:table-cell>
          <table:table-cell table:style-name="ce8" office:value-type="float" office:value="2883100" calcext:value-type="float">
            <text:p>2 883 100 <text:s text:c="2"/></text:p>
          </table:table-cell>
          <table:table-cell table:number-columns-repeated="1016"/>
        </table:table-row>
        <table:table-row table:style-name="ro2">
          <table:table-cell office:value-type="float" office:value="1037" calcext:value-type="float">
            <text:p>103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otonnades ; mouchoirs de coton et fil</text:p>
          </table:table-cell>
          <table:table-cell table:style-name="ce8" office:value-type="float" office:value="257100" calcext:value-type="float">
            <text:p>257 100 <text:s text:c="2"/></text:p>
          </table:table-cell>
          <table:table-cell table:number-columns-repeated="1016"/>
        </table:table-row>
        <table:table-row table:style-name="ro2">
          <table:table-cell office:value-type="float" office:value="1038" calcext:value-type="float">
            <text:p>103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otonnades ; mouchoirs et schals</text:p>
          </table:table-cell>
          <table:table-cell table:style-name="ce8" office:value-type="float" office:value="788000" calcext:value-type="float">
            <text:p>788 000 <text:s text:c="2"/></text:p>
          </table:table-cell>
          <table:table-cell table:number-columns-repeated="1016"/>
        </table:table-row>
        <table:table-row table:style-name="ro2">
          <table:table-cell office:value-type="float" office:value="1039" calcext:value-type="float">
            <text:p>103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otonnades ; toiles, bazin et nankin</text:p>
          </table:table-cell>
          <table:table-cell table:style-name="ce8" office:value-type="float" office:value="1091500" calcext:value-type="float">
            <text:p>1 091 500 <text:s text:c="2"/></text:p>
          </table:table-cell>
          <table:table-cell table:number-columns-repeated="1016"/>
        </table:table-row>
        <table:table-row table:style-name="ro2">
          <table:table-cell office:value-type="float" office:value="1040" calcext:value-type="float">
            <text:p>104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otonnades ; toiles mousselines</text:p>
          </table:table-cell>
          <table:table-cell table:style-name="ce8" office:value-type="float" office:value="901800" calcext:value-type="float">
            <text:p>901 800 <text:s text:c="2"/></text:p>
          </table:table-cell>
          <table:table-cell table:number-columns-repeated="1016"/>
        </table:table-row>
        <table:table-row table:style-name="ro2">
          <table:table-cell office:value-type="float" office:value="1041" calcext:value-type="float">
            <text:p>104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otonnades ; toiles peintes et indiennes</text:p>
          </table:table-cell>
          <table:table-cell table:style-name="ce8" office:value-type="float" office:value="3139100" calcext:value-type="float">
            <text:p>3 139 100 <text:s text:c="2"/></text:p>
          </table:table-cell>
          <table:table-cell table:number-columns-repeated="1016"/>
        </table:table-row>
        <table:table-row table:style-name="ro2">
          <table:table-cell office:value-type="float" office:value="1042" calcext:value-type="float">
            <text:p>104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Lainages ; bonneterie</text:p>
          </table:table-cell>
          <table:table-cell table:style-name="ce8" office:value-type="float" office:value="1568100" calcext:value-type="float">
            <text:p>1 568 100 <text:s text:c="2"/></text:p>
          </table:table-cell>
          <table:table-cell table:number-columns-repeated="1016"/>
        </table:table-row>
        <table:table-row table:style-name="ro2">
          <table:table-cell office:value-type="float" office:value="1043" calcext:value-type="float">
            <text:p>104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Lainages ; couvertures</text:p>
          </table:table-cell>
          <table:table-cell table:style-name="ce8" office:value-type="float" office:value="18900" calcext:value-type="float">
            <text:p>18 900 <text:s text:c="2"/></text:p>
          </table:table-cell>
          <table:table-cell table:number-columns-repeated="1016"/>
        </table:table-row>
        <table:table-row table:style-name="ro2">
          <table:table-cell office:value-type="float" office:value="1044" calcext:value-type="float">
            <text:p>104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Lainages ; Draperies fines</text:p>
          </table:table-cell>
          <table:table-cell table:style-name="ce8" office:value-type="float" office:value="2855300" calcext:value-type="float">
            <text:p>2 855 300 <text:s text:c="2"/></text:p>
          </table:table-cell>
          <table:table-cell table:number-columns-repeated="1016"/>
        </table:table-row>
        <table:table-row table:style-name="ro2">
          <table:table-cell office:value-type="float" office:value="1045" calcext:value-type="float">
            <text:p>104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Lainages ; Draperies ordinaires</text:p>
          </table:table-cell>
          <table:table-cell table:style-name="ce8" office:value-type="float" office:value="4029300" calcext:value-type="float">
            <text:p>4 029 300 <text:s text:c="2"/></text:p>
          </table:table-cell>
          <table:table-cell table:number-columns-repeated="1016"/>
        </table:table-row>
        <table:table-row table:style-name="ro2">
          <table:table-cell office:value-type="float" office:value="1046" calcext:value-type="float">
            <text:p>104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Lainages ; etoffes</text:p>
          </table:table-cell>
          <table:table-cell table:style-name="ce8" office:value-type="float" office:value="1618400" calcext:value-type="float">
            <text:p>1 618 400 <text:s text:c="2"/></text:p>
          </table:table-cell>
          <table:table-cell table:number-columns-repeated="1016"/>
        </table:table-row>
        <table:table-row table:style-name="ro2">
          <table:table-cell office:value-type="float" office:value="1047" calcext:value-type="float">
            <text:p>104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Lainages ; schals</text:p>
          </table:table-cell>
          <table:table-cell table:style-name="ce8" office:value-type="float" office:value="454800" calcext:value-type="float">
            <text:p>454 800 <text:s text:c="2"/></text:p>
          </table:table-cell>
          <table:table-cell table:number-columns-repeated="1016"/>
        </table:table-row>
        <table:table-row table:style-name="ro2">
          <table:table-cell office:value-type="float" office:value="1048" calcext:value-type="float">
            <text:p>104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bonneterie</text:p>
          </table:table-cell>
          <table:table-cell table:style-name="ce8" office:value-type="float" office:value="373800" calcext:value-type="float">
            <text:p>373 800 <text:s text:c="2"/></text:p>
          </table:table-cell>
          <table:table-cell table:number-columns-repeated="1016"/>
        </table:table-row>
        <table:table-row table:style-name="ro2">
          <table:table-cell office:value-type="float" office:value="1049" calcext:value-type="float">
            <text:p>104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Etoffes unies et brochées</text:p>
          </table:table-cell>
          <table:table-cell table:style-name="ce8" office:value-type="float" office:value="3638600" calcext:value-type="float">
            <text:p>3 638 600 <text:s text:c="2"/></text:p>
          </table:table-cell>
          <table:table-cell table:number-columns-repeated="1016"/>
        </table:table-row>
        <table:table-row table:style-name="ro2">
          <table:table-cell office:value-type="float" office:value="1050" calcext:value-type="float">
            <text:p>105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gazes, crêpes et tuls</text:p>
          </table:table-cell>
          <table:table-cell table:style-name="ce8" office:value-type="float" office:value="344000" calcext:value-type="float">
            <text:p>344 000 <text:s text:c="2"/></text:p>
          </table:table-cell>
          <table:table-cell table:number-columns-repeated="1016"/>
        </table:table-row>
        <table:table-row table:style-name="ro2">
          <table:table-cell office:value-type="float" office:value="1051" calcext:value-type="float">
            <text:p>105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mouchoirs et schals</text:p>
          </table:table-cell>
          <table:table-cell table:style-name="ce8" office:value-type="float" office:value="219200" calcext:value-type="float">
            <text:p>219 200 <text:s text:c="2"/></text:p>
          </table:table-cell>
          <table:table-cell table:number-columns-repeated="1016"/>
        </table:table-row>
        <table:table-row table:style-name="ro2">
          <table:table-cell office:value-type="float" office:value="1052" calcext:value-type="float">
            <text:p>105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passementerie</text:p>
          </table:table-cell>
          <table:table-cell table:style-name="ce8" office:value-type="float" office:value="82500" calcext:value-type="float">
            <text:p>82 500 <text:s text:c="2"/></text:p>
          </table:table-cell>
          <table:table-cell table:number-columns-repeated="1016"/>
        </table:table-row>
        <table:table-row table:style-name="ro2">
          <table:table-cell office:value-type="float" office:value="1053" calcext:value-type="float">
            <text:p>105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rubans</text:p>
          </table:table-cell>
          <table:table-cell table:style-name="ce8" office:value-type="float" office:value="1705300" calcext:value-type="float">
            <text:p>1 705 300 <text:s text:c="2"/></text:p>
          </table:table-cell>
          <table:table-cell table:number-columns-repeated="1016"/>
        </table:table-row>
        <table:table-row table:style-name="ro2">
          <table:table-cell office:value-type="float" office:value="1054" calcext:value-type="float">
            <text:p>105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uvrages riches ; Etoffes riches</text:p>
          </table:table-cell>
          <table:table-cell table:style-name="ce8" office:value-type="float" office:value="171000" calcext:value-type="float">
            <text:p>171 000 <text:s text:c="2"/></text:p>
          </table:table-cell>
          <table:table-cell table:number-columns-repeated="1016"/>
        </table:table-row>
        <table:table-row table:style-name="ro2">
          <table:table-cell office:value-type="float" office:value="1055" calcext:value-type="float">
            <text:p>105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uvrages riches ; soieries et dorure fine</text:p>
          </table:table-cell>
          <table:table-cell table:style-name="ce8" office:value-type="float" office:value="260100" calcext:value-type="float">
            <text:p>260 100 <text:s text:c="2"/></text:p>
          </table:table-cell>
          <table:table-cell table:number-columns-repeated="1016"/>
        </table:table-row>
        <table:table-row table:style-name="ro2">
          <table:table-cell office:value-type="float" office:value="1056" calcext:value-type="float">
            <text:p>105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uvrages mélangés ; Etoffes, gazes, crêpes et tuls</text:p>
          </table:table-cell>
          <table:table-cell table:style-name="ce8" office:value-type="float" office:value="588500" calcext:value-type="float">
            <text:p>588 500 <text:s text:c="2"/></text:p>
          </table:table-cell>
          <table:table-cell table:number-columns-repeated="1016"/>
        </table:table-row>
        <table:table-row table:style-name="ro2">
          <table:table-cell office:value-type="float" office:value="1057" calcext:value-type="float">
            <text:p>105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uvrages mélangés ; Bonneterie</text:p>
          </table:table-cell>
          <table:table-cell table:style-name="ce8" office:value-type="float" office:value="127000" calcext:value-type="float">
            <text:p>127 000 <text:s text:c="2"/></text:p>
          </table:table-cell>
          <table:table-cell table:number-columns-repeated="1016"/>
        </table:table-row>
        <table:table-row table:style-name="ro2">
          <table:table-cell office:value-type="float" office:value="1058" calcext:value-type="float">
            <text:p>105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uvrages mélangés ; schals et mouchoirs</text:p>
          </table:table-cell>
          <table:table-cell table:style-name="ce8" office:value-type="float" office:value="173800" calcext:value-type="float">
            <text:p>173 800 <text:s text:c="2"/></text:p>
          </table:table-cell>
          <table:table-cell table:number-columns-repeated="1016"/>
        </table:table-row>
        <table:table-row table:style-name="ro2">
          <table:table-cell office:value-type="float" office:value="1059" calcext:value-type="float">
            <text:p>105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 de fil et soie</text:p>
          </table:table-cell>
          <table:table-cell table:style-name="ce8" office:value-type="float" office:value="268500" calcext:value-type="float">
            <text:p>268 500 <text:s text:c="2"/></text:p>
          </table:table-cell>
          <table:table-cell table:number-columns-repeated="1016"/>
        </table:table-row>
        <table:table-row table:style-name="ro2">
          <table:table-cell office:value-type="float" office:value="1060" calcext:value-type="float">
            <text:p>106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iverse</text:p>
          </table:table-cell>
          <table:table-cell table:style-name="ce8" office:value-type="float" office:value="59400" calcext:value-type="float">
            <text:p>59 400 <text:s text:c="2"/></text:p>
          </table:table-cell>
          <table:table-cell table:number-columns-repeated="1016"/>
        </table:table-row>
        <table:table-row table:style-name="ro2">
          <table:table-cell office:value-type="float" office:value="1061" calcext:value-type="float">
            <text:p>106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mêlées de lin et de chanvre</text:p>
          </table:table-cell>
          <table:table-cell table:style-name="ce8" office:value-type="float" office:value="4600" calcext:value-type="float">
            <text:p>4 600 <text:s text:c="2"/></text:p>
          </table:table-cell>
          <table:table-cell table:number-columns-repeated="1016"/>
        </table:table-row>
        <table:table-row table:style-name="ro2">
          <table:table-cell office:value-type="float" office:value="1062" calcext:value-type="float">
            <text:p>106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mêlées de fil et coton</text:p>
          </table:table-cell>
          <table:table-cell table:style-name="ce8" office:value-type="float" office:value="9400" calcext:value-type="float">
            <text:p>9 400 <text:s text:c="2"/></text:p>
          </table:table-cell>
          <table:table-cell table:number-columns-repeated="1016"/>
        </table:table-row>
        <table:table-row table:style-name="ro2">
          <table:table-cell office:value-type="float" office:value="1063" calcext:value-type="float">
            <text:p>106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hanvre</text:p>
          </table:table-cell>
          <table:table-cell table:style-name="ce8" office:value-type="float" office:value="285400" calcext:value-type="float">
            <text:p>285 400 <text:s text:c="2"/></text:p>
          </table:table-cell>
          <table:table-cell table:number-columns-repeated="1016"/>
        </table:table-row>
        <table:table-row table:style-name="ro2">
          <table:table-cell office:value-type="float" office:value="1064" calcext:value-type="float">
            <text:p>106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</text:p>
          </table:table-cell>
          <table:table-cell table:style-name="ce8" office:value-type="float" office:value="323500" calcext:value-type="float">
            <text:p>323 500 <text:s text:c="2"/></text:p>
          </table:table-cell>
          <table:table-cell table:number-columns-repeated="1016"/>
        </table:table-row>
        <table:table-row table:style-name="ro2">
          <table:table-cell office:value-type="float" office:value="1065" calcext:value-type="float">
            <text:p>106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, batiste et linon</text:p>
          </table:table-cell>
          <table:table-cell table:style-name="ce8" office:value-type="float" office:value="391100" calcext:value-type="float">
            <text:p>391 100 <text:s text:c="2"/></text:p>
          </table:table-cell>
          <table:table-cell table:number-columns-repeated="1016"/>
        </table:table-row>
        <table:table-row table:style-name="ro2">
          <table:table-cell office:value-type="float" office:value="1066" calcext:value-type="float">
            <text:p>106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urtil et à carreaux</text:p>
          </table:table-cell>
          <table:table-cell table:style-name="ce8" office:value-type="float" office:value="70700" calcext:value-type="float">
            <text:p>70 700 <text:s text:c="2"/></text:p>
          </table:table-cell>
          <table:table-cell table:number-columns-repeated="1016"/>
        </table:table-row>
        <table:table-row table:style-name="ro2">
          <table:table-cell office:value-type="float" office:value="1067" calcext:value-type="float">
            <text:p>106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Articles réunis</text:p>
          </table:table-cell>
          <table:table-cell table:style-name="ce8" office:value-type="float" office:value="1500" calcext:value-type="float">
            <text:p>1 500 <text:s text:c="2"/></text:p>
          </table:table-cell>
          <table:table-cell table:number-columns-repeated="1016"/>
        </table:table-row>
        <table:table-row table:style-name="ro2">
          <table:table-cell office:value-type="float" office:value="1068" calcext:value-type="float">
            <text:p>106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Argenterie</text:p>
          </table:table-cell>
          <table:table-cell table:style-name="ce8" office:value-type="float" office:value="34500" calcext:value-type="float">
            <text:p>34 500 <text:s text:c="2"/></text:p>
          </table:table-cell>
          <table:table-cell table:number-columns-repeated="1016"/>
        </table:table-row>
        <table:table-row table:style-name="ro2">
          <table:table-cell office:value-type="float" office:value="1069" calcext:value-type="float">
            <text:p>106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Armes diverses</text:p>
          </table:table-cell>
          <table:table-cell table:style-name="ce8" office:value-type="float" office:value="31500" calcext:value-type="float">
            <text:p>31 500 <text:s text:c="2"/></text:p>
          </table:table-cell>
          <table:table-cell table:number-columns-repeated="1016"/>
        </table:table-row>
        <table:table-row table:style-name="ro2">
          <table:table-cell office:value-type="float" office:value="1070" calcext:value-type="float">
            <text:p>107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Bijouterie</text:p>
          </table:table-cell>
          <table:table-cell table:style-name="ce8" office:value-type="float" office:value="822000" calcext:value-type="float">
            <text:p>822 000 <text:s text:c="2"/></text:p>
          </table:table-cell>
          <table:table-cell table:number-columns-repeated="1016"/>
        </table:table-row>
        <table:table-row table:style-name="ro2">
          <table:table-cell office:value-type="float" office:value="1071" calcext:value-type="float">
            <text:p>107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Bouchons de liége</text:p>
          </table:table-cell>
          <table:table-cell table:style-name="ce8" office:value-type="float" office:value="65300" calcext:value-type="float">
            <text:p>65 300 <text:s text:c="2"/></text:p>
          </table:table-cell>
          <table:table-cell table:number-columns-repeated="1016"/>
        </table:table-row>
        <table:table-row table:style-name="ro2">
          <table:table-cell office:value-type="float" office:value="1072" calcext:value-type="float">
            <text:p>107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Chandelle</text:p>
          </table:table-cell>
          <table:table-cell table:style-name="ce8" office:value-type="float" office:value="99800" calcext:value-type="float">
            <text:p>99 800 <text:s text:c="2"/></text:p>
          </table:table-cell>
          <table:table-cell table:number-columns-repeated="1016"/>
        </table:table-row>
        <table:table-row table:style-name="ro2">
          <table:table-cell office:value-type="float" office:value="1073" calcext:value-type="float">
            <text:p>107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Corail ouvré</text:p>
          </table:table-cell>
          <table:table-cell table:style-name="ce8" office:value-type="float" office:value="426900" calcext:value-type="float">
            <text:p>426 900 <text:s text:c="2"/></text:p>
          </table:table-cell>
          <table:table-cell table:number-columns-repeated="1016"/>
        </table:table-row>
        <table:table-row table:style-name="ro2">
          <table:table-cell office:value-type="float" office:value="1074" calcext:value-type="float">
            <text:p>107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Cordages</text:p>
          </table:table-cell>
          <table:table-cell table:style-name="ce8" office:value-type="float" office:value="7800" calcext:value-type="float">
            <text:p>7 800 <text:s text:c="2"/></text:p>
          </table:table-cell>
          <table:table-cell table:number-columns-repeated="1016"/>
        </table:table-row>
        <table:table-row table:style-name="ro2">
          <table:table-cell office:value-type="float" office:value="1075" calcext:value-type="float">
            <text:p>107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Esprit-de-vin</text:p>
          </table:table-cell>
          <table:table-cell table:style-name="ce8" office:value-type="float" office:value="6400" calcext:value-type="float">
            <text:p>6 400 <text:s text:c="2"/></text:p>
          </table:table-cell>
          <table:table-cell table:number-columns-repeated="1016"/>
        </table:table-row>
        <table:table-row table:style-name="ro2">
          <table:table-cell office:value-type="float" office:value="1076" calcext:value-type="float">
            <text:p>107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Faïence et poterie</text:p>
          </table:table-cell>
          <table:table-cell table:style-name="ce8" office:value-type="float" office:value="68200" calcext:value-type="float">
            <text:p>68 200 <text:s text:c="2"/></text:p>
          </table:table-cell>
          <table:table-cell table:number-columns-repeated="1016"/>
        </table:table-row>
        <table:table-row table:style-name="ro2">
          <table:table-cell office:value-type="float" office:value="1077" calcext:value-type="float">
            <text:p>107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Gants de peau</text:p>
          </table:table-cell>
          <table:table-cell table:style-name="ce8" office:value-type="float" office:value="239100" calcext:value-type="float">
            <text:p>239 100 <text:s text:c="2"/></text:p>
          </table:table-cell>
          <table:table-cell table:number-columns-repeated="1016"/>
        </table:table-row>
        <table:table-row table:style-name="ro2">
          <table:table-cell office:value-type="float" office:value="1078" calcext:value-type="float">
            <text:p>107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Habillements et lingerie</text:p>
          </table:table-cell>
          <table:table-cell table:style-name="ce8" office:value-type="float" office:value="327500" calcext:value-type="float">
            <text:p>327 500 <text:s text:c="2"/></text:p>
          </table:table-cell>
          <table:table-cell table:number-columns-repeated="1016"/>
        </table:table-row>
        <table:table-row table:style-name="ro2">
          <table:table-cell office:value-type="float" office:value="1079" calcext:value-type="float">
            <text:p>107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Horlogerie</text:p>
          </table:table-cell>
          <table:table-cell table:style-name="ce8" office:value-type="float" office:value="351000" calcext:value-type="float">
            <text:p>351 000 <text:s text:c="2"/></text:p>
          </table:table-cell>
          <table:table-cell table:number-columns-repeated="1016"/>
        </table:table-row>
        <table:table-row table:style-name="ro2">
          <table:table-cell office:value-type="float" office:value="1080" calcext:value-type="float">
            <text:p>108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Instruments divers</text:p>
          </table:table-cell>
          <table:table-cell table:style-name="ce8" office:value-type="float" office:value="33800" calcext:value-type="float">
            <text:p>33 800 <text:s text:c="2"/></text:p>
          </table:table-cell>
          <table:table-cell table:number-columns-repeated="1016"/>
        </table:table-row>
        <table:table-row table:style-name="ro2">
          <table:table-cell office:value-type="float" office:value="1081" calcext:value-type="float">
            <text:p>108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Librairie</text:p>
          </table:table-cell>
          <table:table-cell table:style-name="ce8" office:value-type="float" office:value="384700" calcext:value-type="float">
            <text:p>384 700 <text:s text:c="2"/></text:p>
          </table:table-cell>
          <table:table-cell table:number-columns-repeated="1016"/>
        </table:table-row>
        <table:table-row table:style-name="ro2">
          <table:table-cell office:value-type="float" office:value="1082" calcext:value-type="float">
            <text:p>108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Mercerie</text:p>
          </table:table-cell>
          <table:table-cell table:style-name="ce8" office:value-type="float" office:value="928100" calcext:value-type="float">
            <text:p>928 100 <text:s text:c="2"/></text:p>
          </table:table-cell>
          <table:table-cell table:number-columns-repeated="1016"/>
        </table:table-row>
        <table:table-row table:style-name="ro2">
          <table:table-cell office:value-type="float" office:value="1083" calcext:value-type="float">
            <text:p>108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Meubles et glaces</text:p>
          </table:table-cell>
          <table:table-cell table:style-name="ce8" office:value-type="float" office:value="75300" calcext:value-type="float">
            <text:p>75 300 <text:s text:c="2"/></text:p>
          </table:table-cell>
          <table:table-cell table:number-columns-repeated="1016"/>
        </table:table-row>
        <table:table-row table:style-name="ro2">
          <table:table-cell office:value-type="float" office:value="1084" calcext:value-type="float">
            <text:p>108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gnons de fleurs</text:p>
          </table:table-cell>
          <table:table-cell table:style-name="ce8" office:value-type="float" office:value="500" calcext:value-type="float">
            <text:p>500 <text:s text:c="2"/></text:p>
          </table:table-cell>
          <table:table-cell table:number-columns-repeated="1016"/>
        </table:table-row>
        <table:table-row table:style-name="ro2">
          <table:table-cell office:value-type="float" office:value="1085" calcext:value-type="float">
            <text:p>108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ivers de bois</text:p>
          </table:table-cell>
          <table:table-cell table:style-name="ce8" office:value-type="float" office:value="36400" calcext:value-type="float">
            <text:p>36 400 <text:s text:c="2"/></text:p>
          </table:table-cell>
          <table:table-cell table:number-columns-repeated="1016"/>
        </table:table-row>
        <table:table-row table:style-name="ro2">
          <table:table-cell office:value-type="float" office:value="1086" calcext:value-type="float">
            <text:p>108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cuir</text:p>
          </table:table-cell>
          <table:table-cell table:style-name="ce8" office:value-type="float" office:value="116700" calcext:value-type="float">
            <text:p>116 700 <text:s text:c="2"/></text:p>
          </table:table-cell>
          <table:table-cell table:number-columns-repeated="1016"/>
        </table:table-row>
        <table:table-row table:style-name="ro2">
          <table:table-cell office:value-type="float" office:value="1087" calcext:value-type="float">
            <text:p>108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cuivre doré et argenté</text:p>
          </table:table-cell>
          <table:table-cell table:style-name="ce8" office:value-type="float" office:value="87900" calcext:value-type="float">
            <text:p>87 900 <text:s text:c="2"/></text:p>
          </table:table-cell>
          <table:table-cell table:number-columns-repeated="1016"/>
        </table:table-row>
        <table:table-row table:style-name="ro2">
          <table:table-cell office:value-type="float" office:value="1088" calcext:value-type="float">
            <text:p>108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 de marbre</text:p>
          </table:table-cell>
          <table:table-cell table:style-name="ce8" office:value-type="float" office:value="142400" calcext:value-type="float">
            <text:p>142 400 <text:s text:c="2"/></text:p>
          </table:table-cell>
          <table:table-cell table:number-columns-repeated="1016"/>
        </table:table-row>
        <table:table-row table:style-name="ro2">
          <table:table-cell office:value-type="float" office:value="1089" calcext:value-type="float">
            <text:p>108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modes et fleurs artificielles</text:p>
          </table:table-cell>
          <table:table-cell table:style-name="ce8" office:value-type="float" office:value="231900" calcext:value-type="float">
            <text:p>231 900 <text:s text:c="2"/></text:p>
          </table:table-cell>
          <table:table-cell table:number-columns-repeated="1016"/>
        </table:table-row>
        <table:table-row table:style-name="ro2">
          <table:table-cell office:value-type="float" office:value="1090" calcext:value-type="float">
            <text:p>109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passementerie</text:p>
          </table:table-cell>
          <table:table-cell table:style-name="ce8" office:value-type="float" office:value="24500" calcext:value-type="float">
            <text:p>24 500 <text:s text:c="2"/></text:p>
          </table:table-cell>
          <table:table-cell table:number-columns-repeated="1016"/>
        </table:table-row>
        <table:table-row table:style-name="ro2">
          <table:table-cell office:value-type="float" office:value="1091" calcext:value-type="float">
            <text:p>109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peaux</text:p>
          </table:table-cell>
          <table:table-cell table:style-name="ce8" office:value-type="float" office:value="9100" calcext:value-type="float">
            <text:p>9 100 <text:s text:c="2"/></text:p>
          </table:table-cell>
          <table:table-cell table:number-columns-repeated="1016"/>
        </table:table-row>
        <table:table-row table:style-name="ro2">
          <table:table-cell office:value-type="float" office:value="1092" calcext:value-type="float">
            <text:p>109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terre cuite</text:p>
          </table:table-cell>
          <table:table-cell table:style-name="ce8" office:value-type="float" office:value="57400" calcext:value-type="float">
            <text:p>57 400 <text:s text:c="2"/></text:p>
          </table:table-cell>
          <table:table-cell table:number-columns-repeated="1016"/>
        </table:table-row>
        <table:table-row table:style-name="ro2">
          <table:table-cell office:value-type="float" office:value="1093" calcext:value-type="float">
            <text:p>109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apeterie</text:p>
          </table:table-cell>
          <table:table-cell table:style-name="ce8" office:value-type="float" office:value="305500" calcext:value-type="float">
            <text:p>305 500 <text:s text:c="2"/></text:p>
          </table:table-cell>
          <table:table-cell table:number-columns-repeated="1016"/>
        </table:table-row>
        <table:table-row table:style-name="ro2">
          <table:table-cell office:value-type="float" office:value="1094" calcext:value-type="float">
            <text:p>109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arasols et parapluies</text:p>
          </table:table-cell>
          <table:table-cell table:style-name="ce8" office:value-type="float" office:value="24700" calcext:value-type="float">
            <text:p>24 700 <text:s text:c="2"/></text:p>
          </table:table-cell>
          <table:table-cell table:number-columns-repeated="1016"/>
        </table:table-row>
        <table:table-row table:style-name="ro2">
          <table:table-cell office:value-type="float" office:value="1095" calcext:value-type="float">
            <text:p>109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arfumerie</text:p>
          </table:table-cell>
          <table:table-cell table:style-name="ce8" office:value-type="float" office:value="67100" calcext:value-type="float">
            <text:p>67 100 <text:s text:c="2"/></text:p>
          </table:table-cell>
          <table:table-cell table:number-columns-repeated="1016"/>
        </table:table-row>
        <table:table-row table:style-name="ro2">
          <table:table-cell office:value-type="float" office:value="1096" calcext:value-type="float">
            <text:p>109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eaux et pelleteries</text:p>
          </table:table-cell>
          <table:table-cell table:style-name="ce8" office:value-type="float" office:value="465900" calcext:value-type="float">
            <text:p>465 900 <text:s text:c="2"/></text:p>
          </table:table-cell>
          <table:table-cell table:number-columns-repeated="1016"/>
        </table:table-row>
        <table:table-row table:style-name="ro2">
          <table:table-cell office:value-type="float" office:value="1097" calcext:value-type="float">
            <text:p>109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ierres et meules</text:p>
          </table:table-cell>
          <table:table-cell table:style-name="ce8" office:value-type="float" office:value="19400" calcext:value-type="float">
            <text:p>19 400 <text:s text:c="2"/></text:p>
          </table:table-cell>
          <table:table-cell table:number-columns-repeated="1016"/>
        </table:table-row>
        <table:table-row table:style-name="ro2">
          <table:table-cell office:value-type="float" office:value="1098" calcext:value-type="float">
            <text:p>109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lumes de toute sorte</text:p>
          </table:table-cell>
          <table:table-cell table:style-name="ce8" office:value-type="float" office:value="24800" calcext:value-type="float">
            <text:p>24 800 <text:s text:c="2"/></text:p>
          </table:table-cell>
          <table:table-cell table:number-columns-repeated="1016"/>
        </table:table-row>
        <table:table-row table:style-name="ro2">
          <table:table-cell office:value-type="float" office:value="1099" calcext:value-type="float">
            <text:p>109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orcelaine</text:p>
          </table:table-cell>
          <table:table-cell table:style-name="ce8" office:value-type="float" office:value="110800" calcext:value-type="float">
            <text:p>110 800 <text:s text:c="2"/></text:p>
          </table:table-cell>
          <table:table-cell table:number-columns-repeated="1016"/>
        </table:table-row>
        <table:table-row table:style-name="ro2">
          <table:table-cell office:value-type="float" office:value="1100" calcext:value-type="float">
            <text:p>110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Quincaillerie diverse</text:p>
          </table:table-cell>
          <table:table-cell table:style-name="ce8" office:value-type="float" office:value="90700" calcext:value-type="float">
            <text:p>90 700 <text:s text:c="2"/></text:p>
          </table:table-cell>
          <table:table-cell table:number-columns-repeated="1016"/>
        </table:table-row>
        <table:table-row table:style-name="ro2">
          <table:table-cell office:value-type="float" office:value="1101" calcext:value-type="float">
            <text:p>110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Savon</text:p>
          </table:table-cell>
          <table:table-cell table:style-name="ce8" office:value-type="float" office:value="407600" calcext:value-type="float">
            <text:p>407 600 <text:s text:c="2"/></text:p>
          </table:table-cell>
          <table:table-cell table:number-columns-repeated="1016"/>
        </table:table-row>
        <table:table-row table:style-name="ro2">
          <table:table-cell office:value-type="float" office:value="1102" calcext:value-type="float">
            <text:p>110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Tableaux et estampes</text:p>
          </table:table-cell>
          <table:table-cell table:style-name="ce8" office:value-type="float" office:value="117700" calcext:value-type="float">
            <text:p>117 700 <text:s text:c="2"/></text:p>
          </table:table-cell>
          <table:table-cell table:number-columns-repeated="1016"/>
        </table:table-row>
        <table:table-row table:style-name="ro2">
          <table:table-cell office:value-type="float" office:value="1103" calcext:value-type="float">
            <text:p>110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Verrerie</text:p>
          </table:table-cell>
          <table:table-cell table:style-name="ce8" office:value-type="float" office:value="48800" calcext:value-type="float">
            <text:p>48 800 <text:s text:c="2"/></text:p>
          </table:table-cell>
          <table:table-cell table:number-columns-repeated="1016"/>
        </table:table-row>
        <table:table-row table:style-name="ro2">
          <table:table-cell office:value-type="float" office:value="1104" calcext:value-type="float">
            <text:p>110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Articles réunis</text:p>
          </table:table-cell>
          <table:table-cell table:style-name="ce8" office:value-type="float" office:value="197200" calcext:value-type="float">
            <text:p>197 200 <text:s text:c="2"/></text:p>
          </table:table-cell>
          <table:table-cell table:number-columns-repeated="1016"/>
        </table:table-row>
        <table:table-row table:style-name="ro2">
          <table:table-cell office:value-type="float" office:value="1105" calcext:value-type="float">
            <text:p>110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table:style-name="ce8" office:value-type="float" office:value="12100" calcext:value-type="float">
            <text:p>12 100 <text:s text:c="2"/></text:p>
          </table:table-cell>
          <table:table-cell table:number-columns-repeated="1016"/>
        </table:table-row>
        <table:table-row table:style-name="ro2">
          <table:table-cell office:value-type="float" office:value="1106" calcext:value-type="float">
            <text:p>110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Etain</text:p>
          </table:table-cell>
          <table:table-cell table:style-name="ce8" office:value-type="float" office:value="400" calcext:value-type="float">
            <text:p>400 <text:s text:c="2"/></text:p>
          </table:table-cell>
          <table:table-cell table:number-columns-repeated="1016"/>
        </table:table-row>
        <table:table-row table:style-name="ro2">
          <table:table-cell office:value-type="float" office:value="1107" calcext:value-type="float">
            <text:p>110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divers</text:p>
          </table:table-cell>
          <table:table-cell table:style-name="ce8" office:value-type="float" office:value="36700" calcext:value-type="float">
            <text:p>36 700 <text:s text:c="2"/></text:p>
          </table:table-cell>
          <table:table-cell table:number-columns-repeated="1016"/>
        </table:table-row>
        <table:table-row table:style-name="ro2">
          <table:table-cell office:value-type="float" office:value="1108" calcext:value-type="float">
            <text:p>110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blancs</text:p>
          </table:table-cell>
          <table:table-cell table:style-name="ce8" office:value-type="float" office:value="400" calcext:value-type="float">
            <text:p>400 <text:s text:c="2"/></text:p>
          </table:table-cell>
          <table:table-cell table:number-columns-repeated="1016"/>
        </table:table-row>
        <table:table-row table:style-name="ro2">
          <table:table-cell office:value-type="float" office:value="1109" calcext:value-type="float">
            <text:p>110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Métaux divers</text:p>
          </table:table-cell>
          <table:table-cell table:style-name="ce8" office:value-type="float" office:value="400" calcext:value-type="float">
            <text:p>400 <text:s text:c="2"/></text:p>
          </table:table-cell>
          <table:table-cell table:number-columns-repeated="1016"/>
        </table:table-row>
        <table:table-row table:style-name="ro2">
          <table:table-cell office:value-type="float" office:value="1110" calcext:value-type="float">
            <text:p>111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 de toute sorte</text:p>
          </table:table-cell>
          <table:table-cell table:style-name="ce8" office:value-type="float" office:value="37600" calcext:value-type="float">
            <text:p>37 600 <text:s text:c="2"/></text:p>
          </table:table-cell>
          <table:table-cell table:number-columns-repeated="1016"/>
        </table:table-row>
        <table:table-row table:style-name="ro2">
          <table:table-cell office:value-type="float" office:value="1111" calcext:value-type="float">
            <text:p>111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otonnades ; bonneterie de coton et de fil</text:p>
          </table:table-cell>
          <table:table-cell table:style-name="ce8" office:value-type="float" office:value="500" calcext:value-type="float">
            <text:p>500 <text:s text:c="2"/></text:p>
          </table:table-cell>
          <table:table-cell table:number-columns-repeated="1016"/>
        </table:table-row>
        <table:table-row table:style-name="ro2">
          <table:table-cell office:value-type="float" office:value="1112" calcext:value-type="float">
            <text:p>111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otonnades ; toiles mousselines</text:p>
          </table:table-cell>
          <table:table-cell table:style-name="ce8"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1113" calcext:value-type="float">
            <text:p>111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Lainages ; bonneterie</text:p>
          </table:table-cell>
          <table:table-cell table:style-name="ce8" office:value-type="float" office:value="84800" calcext:value-type="float">
            <text:p>84 800 <text:s text:c="2"/></text:p>
          </table:table-cell>
          <table:table-cell table:number-columns-repeated="1016"/>
        </table:table-row>
        <table:table-row table:style-name="ro2">
          <table:table-cell office:value-type="float" office:value="1114" calcext:value-type="float">
            <text:p>111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Lainages ; Draperies fines</text:p>
          </table:table-cell>
          <table:table-cell table:style-name="ce8" office:value-type="float" office:value="92100" calcext:value-type="float">
            <text:p>92 100 <text:s text:c="2"/></text:p>
          </table:table-cell>
          <table:table-cell table:number-columns-repeated="1016"/>
        </table:table-row>
        <table:table-row table:style-name="ro2">
          <table:table-cell office:value-type="float" office:value="1115" calcext:value-type="float">
            <text:p>111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Lainages ; Draperies ordinaires</text:p>
          </table:table-cell>
          <table:table-cell table:style-name="ce8" office:value-type="float" office:value="29700" calcext:value-type="float">
            <text:p>29 700 <text:s text:c="2"/></text:p>
          </table:table-cell>
          <table:table-cell table:number-columns-repeated="1016"/>
        </table:table-row>
        <table:table-row table:style-name="ro2">
          <table:table-cell office:value-type="float" office:value="1116" calcext:value-type="float">
            <text:p>111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bonneterie</text:p>
          </table:table-cell>
          <table:table-cell table:style-name="ce8" office:value-type="float" office:value="51800" calcext:value-type="float">
            <text:p>51 800 <text:s text:c="2"/></text:p>
          </table:table-cell>
          <table:table-cell table:number-columns-repeated="1016"/>
        </table:table-row>
        <table:table-row table:style-name="ro2">
          <table:table-cell office:value-type="float" office:value="1117" calcext:value-type="float">
            <text:p>111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Etoffes unies et brochées</text:p>
          </table:table-cell>
          <table:table-cell table:style-name="ce8" office:value-type="float" office:value="833700" calcext:value-type="float">
            <text:p>833 700 <text:s text:c="2"/></text:p>
          </table:table-cell>
          <table:table-cell table:number-columns-repeated="1016"/>
        </table:table-row>
        <table:table-row table:style-name="ro2">
          <table:table-cell office:value-type="float" office:value="1118" calcext:value-type="float">
            <text:p>111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gazes, crêpes et tuls</text:p>
          </table:table-cell>
          <table:table-cell table:style-name="ce8" office:value-type="float" office:value="83000" calcext:value-type="float">
            <text:p>83 000 <text:s text:c="2"/></text:p>
          </table:table-cell>
          <table:table-cell table:number-columns-repeated="1016"/>
        </table:table-row>
        <table:table-row table:style-name="ro2">
          <table:table-cell office:value-type="float" office:value="1119" calcext:value-type="float">
            <text:p>111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mouchoirs et schals</text:p>
          </table:table-cell>
          <table:table-cell table:style-name="ce8" office:value-type="float" office:value="187500" calcext:value-type="float">
            <text:p>187 500 <text:s text:c="2"/></text:p>
          </table:table-cell>
          <table:table-cell table:number-columns-repeated="1016"/>
        </table:table-row>
        <table:table-row table:style-name="ro2">
          <table:table-cell office:value-type="float" office:value="1120" calcext:value-type="float">
            <text:p>112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passementerie</text:p>
          </table:table-cell>
          <table:table-cell table:style-name="ce8" office:value-type="float" office:value="2200" calcext:value-type="float">
            <text:p>2 200 <text:s text:c="2"/></text:p>
          </table:table-cell>
          <table:table-cell table:number-columns-repeated="1016"/>
        </table:table-row>
        <table:table-row table:style-name="ro2">
          <table:table-cell office:value-type="float" office:value="1121" calcext:value-type="float">
            <text:p>112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rubans</text:p>
          </table:table-cell>
          <table:table-cell table:style-name="ce8" office:value-type="float" office:value="56800" calcext:value-type="float">
            <text:p>56 800 <text:s text:c="2"/></text:p>
          </table:table-cell>
          <table:table-cell table:number-columns-repeated="1016"/>
        </table:table-row>
        <table:table-row table:style-name="ro2">
          <table:table-cell office:value-type="float" office:value="1122" calcext:value-type="float">
            <text:p>112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uvrages riches ; Etoffes riches</text:p>
          </table:table-cell>
          <table:table-cell table:style-name="ce8" office:value-type="float" office:value="133000" calcext:value-type="float">
            <text:p>133 000 <text:s text:c="2"/></text:p>
          </table:table-cell>
          <table:table-cell table:number-columns-repeated="1016"/>
        </table:table-row>
        <table:table-row table:style-name="ro2">
          <table:table-cell office:value-type="float" office:value="1123" calcext:value-type="float">
            <text:p>112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uvrages riches ; soieries et dorure fine</text:p>
          </table:table-cell>
          <table:table-cell table:style-name="ce8" office:value-type="float" office:value="225500" calcext:value-type="float">
            <text:p>225 500 <text:s text:c="2"/></text:p>
          </table:table-cell>
          <table:table-cell table:number-columns-repeated="1016"/>
        </table:table-row>
        <table:table-row table:style-name="ro2">
          <table:table-cell office:value-type="float" office:value="1124" calcext:value-type="float">
            <text:p>112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uvrages mélangés ; Etoffes, gazes, crêpes et tuls</text:p>
          </table:table-cell>
          <table:table-cell table:style-name="ce8" office:value-type="float" office:value="2800" calcext:value-type="float">
            <text:p>2 800 <text:s text:c="2"/></text:p>
          </table:table-cell>
          <table:table-cell table:number-columns-repeated="1016"/>
        </table:table-row>
        <table:table-row table:style-name="ro2">
          <table:table-cell office:value-type="float" office:value="1125" calcext:value-type="float">
            <text:p>112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uvrages mélangés ; Bonneterie</text:p>
          </table:table-cell>
          <table:table-cell table:style-name="ce8"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>
          <table:table-cell office:value-type="float" office:value="1126" calcext:value-type="float">
            <text:p>112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uvrages mélangés ; schals et mouchoirs</text:p>
          </table:table-cell>
          <table:table-cell table:style-name="ce8"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>
          <table:table-cell office:value-type="float" office:value="1127" calcext:value-type="float">
            <text:p>112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 de fil et soie</text:p>
          </table:table-cell>
          <table:table-cell table:style-name="ce8" office:value-type="float" office:value="4800" calcext:value-type="float">
            <text:p>4 800 <text:s text:c="2"/></text:p>
          </table:table-cell>
          <table:table-cell table:number-columns-repeated="1016"/>
        </table:table-row>
        <table:table-row table:style-name="ro2">
          <table:table-cell office:value-type="float" office:value="1128" calcext:value-type="float">
            <text:p>112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iverse</text:p>
          </table:table-cell>
          <table:table-cell table:style-name="ce8" office:value-type="float" office:value="1900" calcext:value-type="float">
            <text:p>1 900 <text:s text:c="2"/></text:p>
          </table:table-cell>
          <table:table-cell table:number-columns-repeated="1016"/>
        </table:table-row>
        <table:table-row table:style-name="ro2">
          <table:table-cell office:value-type="float" office:value="1129" calcext:value-type="float">
            <text:p>112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hanvre</text:p>
          </table:table-cell>
          <table:table-cell table:style-name="ce8" office:value-type="float" office:value="1300" calcext:value-type="float">
            <text:p>1 300 <text:s text:c="2"/></text:p>
          </table:table-cell>
          <table:table-cell table:number-columns-repeated="1016"/>
        </table:table-row>
        <table:table-row table:style-name="ro2">
          <table:table-cell office:value-type="float" office:value="1130" calcext:value-type="float">
            <text:p>113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</text:p>
          </table:table-cell>
          <table:table-cell table:style-name="ce8" office:value-type="float" office:value="40300" calcext:value-type="float">
            <text:p>40 300 <text:s text:c="2"/></text:p>
          </table:table-cell>
          <table:table-cell table:number-columns-repeated="1016"/>
        </table:table-row>
        <table:table-row table:style-name="ro2">
          <table:table-cell office:value-type="float" office:value="1131" calcext:value-type="float">
            <text:p>113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, batiste et linon</text:p>
          </table:table-cell>
          <table:table-cell table:style-name="ce8" office:value-type="float" office:value="13700" calcext:value-type="float">
            <text:p>13 700 <text:s text:c="2"/></text:p>
          </table:table-cell>
          <table:table-cell table:number-columns-repeated="1016"/>
        </table:table-row>
        <table:table-row table:style-name="ro2">
          <table:table-cell office:value-type="float" office:value="1132" calcext:value-type="float">
            <text:p>113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urtil et à carreaux</text:p>
          </table:table-cell>
          <table:table-cell table:style-name="ce8"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1133" calcext:value-type="float">
            <text:p>113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cirées, gommées et de crin</text:p>
          </table:table-cell>
          <table:table-cell table:style-name="ce8" office:value-type="float" office:value="1700" calcext:value-type="float">
            <text:p>1 700 <text:s text:c="2"/></text:p>
          </table:table-cell>
          <table:table-cell table:number-columns-repeated="1016"/>
        </table:table-row>
        <table:table-row table:style-name="ro2">
          <table:table-cell office:value-type="float" office:value="1134" calcext:value-type="float">
            <text:p>113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Argenterie</text:p>
          </table:table-cell>
          <table:table-cell table:style-name="ce8" office:value-type="float" office:value="7100" calcext:value-type="float">
            <text:p>7 100 <text:s text:c="2"/></text:p>
          </table:table-cell>
          <table:table-cell table:number-columns-repeated="1016"/>
        </table:table-row>
        <table:table-row table:style-name="ro2">
          <table:table-cell office:value-type="float" office:value="1135" calcext:value-type="float">
            <text:p>113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Armes diverses</text:p>
          </table:table-cell>
          <table:table-cell table:style-name="ce8" office:value-type="float" office:value="10900" calcext:value-type="float">
            <text:p>10 900 <text:s text:c="2"/></text:p>
          </table:table-cell>
          <table:table-cell table:number-columns-repeated="1016"/>
        </table:table-row>
        <table:table-row table:style-name="ro2">
          <table:table-cell office:value-type="float" office:value="1136" calcext:value-type="float">
            <text:p>113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Bijouterie</text:p>
          </table:table-cell>
          <table:table-cell table:style-name="ce8" office:value-type="float" office:value="14000" calcext:value-type="float">
            <text:p>14 000 <text:s text:c="2"/></text:p>
          </table:table-cell>
          <table:table-cell table:number-columns-repeated="1016"/>
        </table:table-row>
        <table:table-row table:style-name="ro2">
          <table:table-cell office:value-type="float" office:value="1137" calcext:value-type="float">
            <text:p>113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Cartes à jouer</text:p>
          </table:table-cell>
          <table:table-cell table:style-name="ce8" office:value-type="float" office:value="14500" calcext:value-type="float">
            <text:p>14 500 <text:s text:c="2"/></text:p>
          </table:table-cell>
          <table:table-cell table:number-columns-repeated="1016"/>
        </table:table-row>
        <table:table-row table:style-name="ro2">
          <table:table-cell office:value-type="float" office:value="1138" calcext:value-type="float">
            <text:p>113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Corail ouvré</text:p>
          </table:table-cell>
          <table:table-cell table:style-name="ce8" office:value-type="float" office:value="150200" calcext:value-type="float">
            <text:p>150 200 <text:s text:c="2"/></text:p>
          </table:table-cell>
          <table:table-cell table:number-columns-repeated="1016"/>
        </table:table-row>
        <table:table-row table:style-name="ro2">
          <table:table-cell office:value-type="float" office:value="1139" calcext:value-type="float">
            <text:p>113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Cordages</text:p>
          </table:table-cell>
          <table:table-cell table:style-name="ce8" office:value-type="float" office:value="87400" calcext:value-type="float">
            <text:p>87 400 <text:s text:c="2"/></text:p>
          </table:table-cell>
          <table:table-cell table:number-columns-repeated="1016"/>
        </table:table-row>
        <table:table-row table:style-name="ro2">
          <table:table-cell office:value-type="float" office:value="1140" calcext:value-type="float">
            <text:p>114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Faïence et poterie</text:p>
          </table:table-cell>
          <table:table-cell table:style-name="ce8" office:value-type="float" office:value="3900" calcext:value-type="float">
            <text:p>3 900 <text:s text:c="2"/></text:p>
          </table:table-cell>
          <table:table-cell table:number-columns-repeated="1016"/>
        </table:table-row>
        <table:table-row table:style-name="ro2">
          <table:table-cell office:value-type="float" office:value="1141" calcext:value-type="float">
            <text:p>114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Gants de peau</text:p>
          </table:table-cell>
          <table:table-cell table:style-name="ce8" office:value-type="float" office:value="3900" calcext:value-type="float">
            <text:p>3 900 <text:s text:c="2"/></text:p>
          </table:table-cell>
          <table:table-cell table:number-columns-repeated="1016"/>
        </table:table-row>
        <table:table-row table:style-name="ro2">
          <table:table-cell office:value-type="float" office:value="1142" calcext:value-type="float">
            <text:p>114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Habillements et lingerie</text:p>
          </table:table-cell>
          <table:table-cell table:style-name="ce8" office:value-type="float" office:value="4300" calcext:value-type="float">
            <text:p>4 300 <text:s text:c="2"/></text:p>
          </table:table-cell>
          <table:table-cell table:number-columns-repeated="1016"/>
        </table:table-row>
        <table:table-row table:style-name="ro2">
          <table:table-cell office:value-type="float" office:value="1143" calcext:value-type="float">
            <text:p>114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Horlogerie</text:p>
          </table:table-cell>
          <table:table-cell table:style-name="ce8" office:value-type="float" office:value="22100" calcext:value-type="float">
            <text:p>22 100 <text:s text:c="2"/></text:p>
          </table:table-cell>
          <table:table-cell table:number-columns-repeated="1016"/>
        </table:table-row>
        <table:table-row table:style-name="ro2">
          <table:table-cell office:value-type="float" office:value="1144" calcext:value-type="float">
            <text:p>114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Instruments divers</text:p>
          </table:table-cell>
          <table:table-cell table:style-name="ce8" office:value-type="float" office:value="7200" calcext:value-type="float">
            <text:p>7 200 <text:s text:c="2"/></text:p>
          </table:table-cell>
          <table:table-cell table:number-columns-repeated="1016"/>
        </table:table-row>
        <table:table-row table:style-name="ro2">
          <table:table-cell office:value-type="float" office:value="1145" calcext:value-type="float">
            <text:p>114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Librairie</text:p>
          </table:table-cell>
          <table:table-cell table:style-name="ce8" office:value-type="float" office:value="35500" calcext:value-type="float">
            <text:p>35 500 <text:s text:c="2"/></text:p>
          </table:table-cell>
          <table:table-cell table:number-columns-repeated="1016"/>
        </table:table-row>
        <table:table-row table:style-name="ro2">
          <table:table-cell office:value-type="float" office:value="1146" calcext:value-type="float">
            <text:p>114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Mercerie</text:p>
          </table:table-cell>
          <table:table-cell table:style-name="ce8" office:value-type="float" office:value="84100" calcext:value-type="float">
            <text:p>84 100 <text:s text:c="2"/></text:p>
          </table:table-cell>
          <table:table-cell table:number-columns-repeated="1016"/>
        </table:table-row>
        <table:table-row table:style-name="ro2">
          <table:table-cell office:value-type="float" office:value="1147" calcext:value-type="float">
            <text:p>114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Meubles et glaces</text:p>
          </table:table-cell>
          <table:table-cell table:style-name="ce8" office:value-type="float" office:value="67500" calcext:value-type="float">
            <text:p>67 500 <text:s text:c="2"/></text:p>
          </table:table-cell>
          <table:table-cell table:number-columns-repeated="1016"/>
        </table:table-row>
        <table:table-row table:style-name="ro2">
          <table:table-cell office:value-type="float" office:value="1148" calcext:value-type="float">
            <text:p>114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ivers de bois</text:p>
          </table:table-cell>
          <table:table-cell table:style-name="ce8" office:value-type="float" office:value="4900" calcext:value-type="float">
            <text:p>4 900 <text:s text:c="2"/></text:p>
          </table:table-cell>
          <table:table-cell table:number-columns-repeated="1016"/>
        </table:table-row>
        <table:table-row table:style-name="ro2">
          <table:table-cell office:value-type="float" office:value="1149" calcext:value-type="float">
            <text:p>114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cuir</text:p>
          </table:table-cell>
          <table:table-cell table:style-name="ce8" office:value-type="float" office:value="9400" calcext:value-type="float">
            <text:p>9 400 <text:s text:c="2"/></text:p>
          </table:table-cell>
          <table:table-cell table:number-columns-repeated="1016"/>
        </table:table-row>
        <table:table-row table:style-name="ro2">
          <table:table-cell office:value-type="float" office:value="1150" calcext:value-type="float">
            <text:p>115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cuivre doré et argenté</text:p>
          </table:table-cell>
          <table:table-cell table:style-name="ce8" office:value-type="float" office:value="10600" calcext:value-type="float">
            <text:p>10 600 <text:s text:c="2"/></text:p>
          </table:table-cell>
          <table:table-cell table:number-columns-repeated="1016"/>
        </table:table-row>
        <table:table-row table:style-name="ro2">
          <table:table-cell office:value-type="float" office:value="1151" calcext:value-type="float">
            <text:p>115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 de marbre</text:p>
          </table:table-cell>
          <table:table-cell table:style-name="ce8" office:value-type="float" office:value="95400" calcext:value-type="float">
            <text:p>95 400 <text:s text:c="2"/></text:p>
          </table:table-cell>
          <table:table-cell table:number-columns-repeated="1016"/>
        </table:table-row>
        <table:table-row table:style-name="ro2">
          <table:table-cell office:value-type="float" office:value="1152" calcext:value-type="float">
            <text:p>115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modes et fleurs artificielles</text:p>
          </table:table-cell>
          <table:table-cell table:style-name="ce8" office:value-type="float" office:value="9800" calcext:value-type="float">
            <text:p>9 800 <text:s text:c="2"/></text:p>
          </table:table-cell>
          <table:table-cell table:number-columns-repeated="1016"/>
        </table:table-row>
        <table:table-row table:style-name="ro2">
          <table:table-cell office:value-type="float" office:value="1153" calcext:value-type="float">
            <text:p>115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passementerie</text:p>
          </table:table-cell>
          <table:table-cell table:style-name="ce8" office:value-type="float" office:value="2700" calcext:value-type="float">
            <text:p>2 700 <text:s text:c="2"/></text:p>
          </table:table-cell>
          <table:table-cell table:number-columns-repeated="1016"/>
        </table:table-row>
        <table:table-row table:style-name="ro2">
          <table:table-cell office:value-type="float" office:value="1154" calcext:value-type="float">
            <text:p>115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peaux</text:p>
          </table:table-cell>
          <table:table-cell table:style-name="ce8" office:value-type="float" office:value="1300" calcext:value-type="float">
            <text:p>1 300 <text:s text:c="2"/></text:p>
          </table:table-cell>
          <table:table-cell table:number-columns-repeated="1016"/>
        </table:table-row>
        <table:table-row table:style-name="ro2">
          <table:table-cell office:value-type="float" office:value="1155" calcext:value-type="float">
            <text:p>115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apeterie</text:p>
          </table:table-cell>
          <table:table-cell table:style-name="ce8" office:value-type="float" office:value="747600" calcext:value-type="float">
            <text:p>747 600 <text:s text:c="2"/></text:p>
          </table:table-cell>
          <table:table-cell table:number-columns-repeated="1016"/>
        </table:table-row>
        <table:table-row table:style-name="ro2">
          <table:table-cell office:value-type="float" office:value="1156" calcext:value-type="float">
            <text:p>115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arasols et parapluies</text:p>
          </table:table-cell>
          <table:table-cell table:style-name="ce8" office:value-type="float" office:value="1800" calcext:value-type="float">
            <text:p>1 800 <text:s text:c="2"/></text:p>
          </table:table-cell>
          <table:table-cell table:number-columns-repeated="1016"/>
        </table:table-row>
        <table:table-row table:style-name="ro2">
          <table:table-cell office:value-type="float" office:value="1157" calcext:value-type="float">
            <text:p>115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arfumerie</text:p>
          </table:table-cell>
          <table:table-cell table:style-name="ce8" office:value-type="float" office:value="1300" calcext:value-type="float">
            <text:p>1 300 <text:s text:c="2"/></text:p>
          </table:table-cell>
          <table:table-cell table:number-columns-repeated="1016"/>
        </table:table-row>
        <table:table-row table:style-name="ro2">
          <table:table-cell office:value-type="float" office:value="1158" calcext:value-type="float">
            <text:p>115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ierres et meules</text:p>
          </table:table-cell>
          <table:table-cell table:style-name="ce8" office:value-type="float" office:value="3500" calcext:value-type="float">
            <text:p>3 500 <text:s text:c="2"/></text:p>
          </table:table-cell>
          <table:table-cell table:number-columns-repeated="1016"/>
        </table:table-row>
        <table:table-row table:style-name="ro2">
          <table:table-cell office:value-type="float" office:value="1159" calcext:value-type="float">
            <text:p>115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lumes de toute sorte</text:p>
          </table:table-cell>
          <table:table-cell table:style-name="ce8" office:value-type="float" office:value="400" calcext:value-type="float">
            <text:p>400 <text:s text:c="2"/></text:p>
          </table:table-cell>
          <table:table-cell table:number-columns-repeated="1016"/>
        </table:table-row>
        <table:table-row table:style-name="ro2">
          <table:table-cell office:value-type="float" office:value="1160" calcext:value-type="float">
            <text:p>116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orcelaine</text:p>
          </table:table-cell>
          <table:table-cell table:style-name="ce8" office:value-type="float" office:value="8100" calcext:value-type="float">
            <text:p>8 100 <text:s text:c="2"/></text:p>
          </table:table-cell>
          <table:table-cell table:number-columns-repeated="1016"/>
        </table:table-row>
        <table:table-row table:style-name="ro2">
          <table:table-cell office:value-type="float" office:value="1161" calcext:value-type="float">
            <text:p>116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Quincaillerie diverse</text:p>
          </table:table-cell>
          <table:table-cell table:style-name="ce8" office:value-type="float" office:value="46500" calcext:value-type="float">
            <text:p>46 500 <text:s text:c="2"/></text:p>
          </table:table-cell>
          <table:table-cell table:number-columns-repeated="1016"/>
        </table:table-row>
        <table:table-row table:style-name="ro2">
          <table:table-cell office:value-type="float" office:value="1162" calcext:value-type="float">
            <text:p>116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Tableaux et estampes</text:p>
          </table:table-cell>
          <table:table-cell table:style-name="ce8" office:value-type="float" office:value="31200" calcext:value-type="float">
            <text:p>31 200 <text:s text:c="2"/></text:p>
          </table:table-cell>
          <table:table-cell table:number-columns-repeated="1016"/>
        </table:table-row>
        <table:table-row table:style-name="ro2">
          <table:table-cell office:value-type="float" office:value="1163" calcext:value-type="float">
            <text:p>116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Verrerie</text:p>
          </table:table-cell>
          <table:table-cell table:style-name="ce8" office:value-type="float" office:value="60100" calcext:value-type="float">
            <text:p>60 100 <text:s text:c="2"/></text:p>
          </table:table-cell>
          <table:table-cell table:number-columns-repeated="1016"/>
        </table:table-row>
        <table:table-row table:style-name="ro2">
          <table:table-cell office:value-type="float" office:value="1164" calcext:value-type="float">
            <text:p>116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Articles réunis</text:p>
          </table:table-cell>
          <table:table-cell table:style-name="ce8" office:value-type="float" office:value="45900" calcext:value-type="float">
            <text:p>45 900 <text:s text:c="2"/></text:p>
          </table:table-cell>
          <table:table-cell table:number-columns-repeated="1016"/>
        </table:table-row>
        <table:table-row table:style-name="ro2">
          <table:table-cell office:value-type="float" office:value="1165" calcext:value-type="float">
            <text:p>116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rgent vif</text:p>
          </table:table-cell>
          <table:table-cell table:style-name="ce8" office:value-type="float" office:value="17100" calcext:value-type="float">
            <text:p>17 100 <text:s text:c="2"/></text:p>
          </table:table-cell>
          <table:table-cell table:number-columns-repeated="1016"/>
        </table:table-row>
        <table:table-row table:style-name="ro2">
          <table:table-cell office:value-type="float" office:value="1166" calcext:value-type="float">
            <text:p>116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table:style-name="ce8" office:value-type="float" office:value="118600" calcext:value-type="float">
            <text:p>118 600 <text:s text:c="2"/></text:p>
          </table:table-cell>
          <table:table-cell table:number-columns-repeated="1016"/>
        </table:table-row>
        <table:table-row table:style-name="ro2">
          <table:table-cell office:value-type="float" office:value="1167" calcext:value-type="float">
            <text:p>116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Etain</text:p>
          </table:table-cell>
          <table:table-cell table:style-name="ce8" office:value-type="float" office:value="19500" calcext:value-type="float">
            <text:p>19 500 <text:s text:c="2"/></text:p>
          </table:table-cell>
          <table:table-cell table:number-columns-repeated="1016"/>
        </table:table-row>
        <table:table-row table:style-name="ro2">
          <table:table-cell office:value-type="float" office:value="1168" calcext:value-type="float">
            <text:p>116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divers</text:p>
          </table:table-cell>
          <table:table-cell table:style-name="ce8" office:value-type="float" office:value="1073300" calcext:value-type="float">
            <text:p>1 073 300 <text:s text:c="2"/></text:p>
          </table:table-cell>
          <table:table-cell table:number-columns-repeated="1016"/>
        </table:table-row>
        <table:table-row table:style-name="ro2">
          <table:table-cell office:value-type="float" office:value="1169" calcext:value-type="float">
            <text:p>116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aciers</text:p>
          </table:table-cell>
          <table:table-cell table:style-name="ce8" office:value-type="float" office:value="4900" calcext:value-type="float">
            <text:p>4 900 <text:s text:c="2"/></text:p>
          </table:table-cell>
          <table:table-cell table:number-columns-repeated="1016"/>
        </table:table-row>
        <table:table-row table:style-name="ro2">
          <table:table-cell office:value-type="float" office:value="1170" calcext:value-type="float">
            <text:p>117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blancs</text:p>
          </table:table-cell>
          <table:table-cell table:style-name="ce8" office:value-type="float" office:value="79900" calcext:value-type="float">
            <text:p>79 900 <text:s text:c="2"/></text:p>
          </table:table-cell>
          <table:table-cell table:number-columns-repeated="1016"/>
        </table:table-row>
        <table:table-row table:style-name="ro2">
          <table:table-cell office:value-type="float" office:value="1171" calcext:value-type="float">
            <text:p>117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Métaux divers</text:p>
          </table:table-cell>
          <table:table-cell table:style-name="ce8" office:value-type="float" office:value="73500" calcext:value-type="float">
            <text:p>73 500 <text:s text:c="2"/></text:p>
          </table:table-cell>
          <table:table-cell table:number-columns-repeated="1016"/>
        </table:table-row>
        <table:table-row table:style-name="ro2">
          <table:table-cell office:value-type="float" office:value="1172" calcext:value-type="float">
            <text:p>117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 de toute sorte</text:p>
          </table:table-cell>
          <table:table-cell table:style-name="ce8" office:value-type="float" office:value="101400" calcext:value-type="float">
            <text:p>101 400 <text:s text:c="2"/></text:p>
          </table:table-cell>
          <table:table-cell table:number-columns-repeated="1016"/>
        </table:table-row>
        <table:table-row table:style-name="ro2">
          <table:table-cell office:value-type="float" office:value="1173" calcext:value-type="float">
            <text:p>117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otonnades ; bonneterie de coton et de fil</text:p>
          </table:table-cell>
          <table:table-cell table:style-name="ce8" office:value-type="float" office:value="48300" calcext:value-type="float">
            <text:p>48 300 <text:s text:c="2"/></text:p>
          </table:table-cell>
          <table:table-cell table:number-columns-repeated="1016"/>
        </table:table-row>
        <table:table-row table:style-name="ro2">
          <table:table-cell office:value-type="float" office:value="1174" calcext:value-type="float">
            <text:p>117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otonnades ; Etoffes</text:p>
          </table:table-cell>
          <table:table-cell table:style-name="ce8" office:value-type="float" office:value="1102000" calcext:value-type="float">
            <text:p>1 102 000 <text:s text:c="2"/></text:p>
          </table:table-cell>
          <table:table-cell table:number-columns-repeated="1016"/>
        </table:table-row>
        <table:table-row table:style-name="ro2">
          <table:table-cell office:value-type="float" office:value="1175" calcext:value-type="float">
            <text:p>117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otonnades ; mouchoirs de coton et fil</text:p>
          </table:table-cell>
          <table:table-cell table:style-name="ce8" office:value-type="float" office:value="258200" calcext:value-type="float">
            <text:p>258 200 <text:s text:c="2"/></text:p>
          </table:table-cell>
          <table:table-cell table:number-columns-repeated="1016"/>
        </table:table-row>
        <table:table-row table:style-name="ro2">
          <table:table-cell office:value-type="float" office:value="1176" calcext:value-type="float">
            <text:p>117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otonnades ; mouchoirs et schals</text:p>
          </table:table-cell>
          <table:table-cell table:style-name="ce8" office:value-type="float" office:value="1210000" calcext:value-type="float">
            <text:p>1 210 000 <text:s text:c="2"/></text:p>
          </table:table-cell>
          <table:table-cell table:number-columns-repeated="1016"/>
        </table:table-row>
        <table:table-row table:style-name="ro2">
          <table:table-cell office:value-type="float" office:value="1177" calcext:value-type="float">
            <text:p>117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otonnades ; toiles, bazin et nankin</text:p>
          </table:table-cell>
          <table:table-cell table:style-name="ce8" office:value-type="float" office:value="2352200" calcext:value-type="float">
            <text:p>2 352 200 <text:s text:c="2"/></text:p>
          </table:table-cell>
          <table:table-cell table:number-columns-repeated="1016"/>
        </table:table-row>
        <table:table-row table:style-name="ro2">
          <table:table-cell office:value-type="float" office:value="1178" calcext:value-type="float">
            <text:p>117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otonnades ; toiles mousselines</text:p>
          </table:table-cell>
          <table:table-cell table:style-name="ce8" office:value-type="float" office:value="614600" calcext:value-type="float">
            <text:p>614 600 <text:s text:c="2"/></text:p>
          </table:table-cell>
          <table:table-cell table:number-columns-repeated="1016"/>
        </table:table-row>
        <table:table-row table:style-name="ro2">
          <table:table-cell office:value-type="float" office:value="1179" calcext:value-type="float">
            <text:p>117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otonnades ; toiles peintes et indiennes</text:p>
          </table:table-cell>
          <table:table-cell table:style-name="ce8" office:value-type="float" office:value="651500" calcext:value-type="float">
            <text:p>651 500 <text:s text:c="2"/></text:p>
          </table:table-cell>
          <table:table-cell table:number-columns-repeated="1016"/>
        </table:table-row>
        <table:table-row table:style-name="ro2">
          <table:table-cell office:value-type="float" office:value="1180" calcext:value-type="float">
            <text:p>118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Lainages ; bonneterie</text:p>
          </table:table-cell>
          <table:table-cell table:style-name="ce8" office:value-type="float" office:value="9900" calcext:value-type="float">
            <text:p>9 900 <text:s text:c="2"/></text:p>
          </table:table-cell>
          <table:table-cell table:number-columns-repeated="1016"/>
        </table:table-row>
        <table:table-row table:style-name="ro2">
          <table:table-cell office:value-type="float" office:value="1181" calcext:value-type="float">
            <text:p>118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Lainages ; couvertures</text:p>
          </table:table-cell>
          <table:table-cell table:style-name="ce8" office:value-type="float" office:value="800" calcext:value-type="float">
            <text:p>800 <text:s text:c="2"/></text:p>
          </table:table-cell>
          <table:table-cell table:number-columns-repeated="1016"/>
        </table:table-row>
        <table:table-row table:style-name="ro2">
          <table:table-cell office:value-type="float" office:value="1182" calcext:value-type="float">
            <text:p>118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Lainages ; Draperies fines</text:p>
          </table:table-cell>
          <table:table-cell table:style-name="ce8" office:value-type="float" office:value="4286100" calcext:value-type="float">
            <text:p>4 286 100 <text:s text:c="2"/></text:p>
          </table:table-cell>
          <table:table-cell table:number-columns-repeated="1016"/>
        </table:table-row>
        <table:table-row table:style-name="ro2">
          <table:table-cell office:value-type="float" office:value="1183" calcext:value-type="float">
            <text:p>118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Lainages ; Draperies ordinaires</text:p>
          </table:table-cell>
          <table:table-cell table:style-name="ce8" office:value-type="float" office:value="993300" calcext:value-type="float">
            <text:p>993 300 <text:s text:c="2"/></text:p>
          </table:table-cell>
          <table:table-cell table:number-columns-repeated="1016"/>
        </table:table-row>
        <table:table-row table:style-name="ro2">
          <table:table-cell office:value-type="float" office:value="1184" calcext:value-type="float">
            <text:p>118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Lainages ; etoffes</text:p>
          </table:table-cell>
          <table:table-cell table:style-name="ce8" office:value-type="float" office:value="1010300" calcext:value-type="float">
            <text:p>1 010 300 <text:s text:c="2"/></text:p>
          </table:table-cell>
          <table:table-cell table:number-columns-repeated="1016"/>
        </table:table-row>
        <table:table-row table:style-name="ro2">
          <table:table-cell office:value-type="float" office:value="1185" calcext:value-type="float">
            <text:p>118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Lainages ; schals</text:p>
          </table:table-cell>
          <table:table-cell table:style-name="ce8" office:value-type="float" office:value="100100" calcext:value-type="float">
            <text:p>100 100 <text:s text:c="2"/></text:p>
          </table:table-cell>
          <table:table-cell table:number-columns-repeated="1016"/>
        </table:table-row>
        <table:table-row table:style-name="ro2">
          <table:table-cell office:value-type="float" office:value="1186" calcext:value-type="float">
            <text:p>118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bonneterie</text:p>
          </table:table-cell>
          <table:table-cell table:style-name="ce8" office:value-type="float" office:value="198800" calcext:value-type="float">
            <text:p>198 800 <text:s text:c="2"/></text:p>
          </table:table-cell>
          <table:table-cell table:number-columns-repeated="1016"/>
        </table:table-row>
        <table:table-row table:style-name="ro2">
          <table:table-cell office:value-type="float" office:value="1187" calcext:value-type="float">
            <text:p>118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Etoffes unies et brochées</text:p>
          </table:table-cell>
          <table:table-cell table:style-name="ce8" office:value-type="float" office:value="2886200" calcext:value-type="float">
            <text:p>2 886 200 <text:s text:c="2"/></text:p>
          </table:table-cell>
          <table:table-cell table:number-columns-repeated="1016"/>
        </table:table-row>
        <table:table-row table:style-name="ro2">
          <table:table-cell office:value-type="float" office:value="1188" calcext:value-type="float">
            <text:p>118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gazes, crêpes et tuls</text:p>
          </table:table-cell>
          <table:table-cell table:style-name="ce8" office:value-type="float" office:value="189100" calcext:value-type="float">
            <text:p>189 100 <text:s text:c="2"/></text:p>
          </table:table-cell>
          <table:table-cell table:number-columns-repeated="1016"/>
        </table:table-row>
        <table:table-row table:style-name="ro2">
          <table:table-cell office:value-type="float" office:value="1189" calcext:value-type="float">
            <text:p>118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mouchoirs et schals</text:p>
          </table:table-cell>
          <table:table-cell table:style-name="ce8" office:value-type="float" office:value="783600" calcext:value-type="float">
            <text:p>783 600 <text:s text:c="2"/></text:p>
          </table:table-cell>
          <table:table-cell table:number-columns-repeated="1016"/>
        </table:table-row>
        <table:table-row table:style-name="ro2">
          <table:table-cell office:value-type="float" office:value="1190" calcext:value-type="float">
            <text:p>119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rubans</text:p>
          </table:table-cell>
          <table:table-cell table:style-name="ce8" office:value-type="float" office:value="468700" calcext:value-type="float">
            <text:p>468 700 <text:s text:c="2"/></text:p>
          </table:table-cell>
          <table:table-cell table:number-columns-repeated="1016"/>
        </table:table-row>
        <table:table-row table:style-name="ro2">
          <table:table-cell office:value-type="float" office:value="1191" calcext:value-type="float">
            <text:p>119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uvrages riches ; Etoffes riches</text:p>
          </table:table-cell>
          <table:table-cell table:style-name="ce8" office:value-type="float" office:value="13300" calcext:value-type="float">
            <text:p>13 300 <text:s text:c="2"/></text:p>
          </table:table-cell>
          <table:table-cell table:number-columns-repeated="1016"/>
        </table:table-row>
        <table:table-row table:style-name="ro2">
          <table:table-cell office:value-type="float" office:value="1192" calcext:value-type="float">
            <text:p>119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uvrages riches ; soieries et dorure fine</text:p>
          </table:table-cell>
          <table:table-cell table:style-name="ce8" office:value-type="float" office:value="8600" calcext:value-type="float">
            <text:p>8 600 <text:s text:c="2"/></text:p>
          </table:table-cell>
          <table:table-cell table:number-columns-repeated="1016"/>
        </table:table-row>
        <table:table-row table:style-name="ro2">
          <table:table-cell office:value-type="float" office:value="1193" calcext:value-type="float">
            <text:p>119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uvrages mélangés ; Etoffes, gazes, crêpes et tuls</text:p>
          </table:table-cell>
          <table:table-cell table:style-name="ce8" office:value-type="float" office:value="223200" calcext:value-type="float">
            <text:p>223 200 <text:s text:c="2"/></text:p>
          </table:table-cell>
          <table:table-cell table:number-columns-repeated="1016"/>
        </table:table-row>
        <table:table-row table:style-name="ro2">
          <table:table-cell office:value-type="float" office:value="1194" calcext:value-type="float">
            <text:p>119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uvrages mélangés ; schals et mouchoirs</text:p>
          </table:table-cell>
          <table:table-cell table:style-name="ce8" office:value-type="float" office:value="40100" calcext:value-type="float">
            <text:p>40 100 <text:s text:c="2"/></text:p>
          </table:table-cell>
          <table:table-cell table:number-columns-repeated="1016"/>
        </table:table-row>
        <table:table-row table:style-name="ro2">
          <table:table-cell office:value-type="float" office:value="1195" calcext:value-type="float">
            <text:p>119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 de fil et soie</text:p>
          </table:table-cell>
          <table:table-cell table:style-name="ce8" office:value-type="float" office:value="12100" calcext:value-type="float">
            <text:p>12 100 <text:s text:c="2"/></text:p>
          </table:table-cell>
          <table:table-cell table:number-columns-repeated="1016"/>
        </table:table-row>
        <table:table-row table:style-name="ro2">
          <table:table-cell office:value-type="float" office:value="1196" calcext:value-type="float">
            <text:p>119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iverse</text:p>
          </table:table-cell>
          <table:table-cell table:style-name="ce8" office:value-type="float" office:value="3400" calcext:value-type="float">
            <text:p>3 400 <text:s text:c="2"/></text:p>
          </table:table-cell>
          <table:table-cell table:number-columns-repeated="1016"/>
        </table:table-row>
        <table:table-row table:style-name="ro2">
          <table:table-cell office:value-type="float" office:value="1197" calcext:value-type="float">
            <text:p>119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mêlées de fil et coton</text:p>
          </table:table-cell>
          <table:table-cell table:style-name="ce8" office:value-type="float" office:value="2200" calcext:value-type="float">
            <text:p>2 200 <text:s text:c="2"/></text:p>
          </table:table-cell>
          <table:table-cell table:number-columns-repeated="1016"/>
        </table:table-row>
        <table:table-row table:style-name="ro2">
          <table:table-cell office:value-type="float" office:value="1198" calcext:value-type="float">
            <text:p>119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hanvre</text:p>
          </table:table-cell>
          <table:table-cell table:style-name="ce8" office:value-type="float" office:value="10700" calcext:value-type="float">
            <text:p>10 700 <text:s text:c="2"/></text:p>
          </table:table-cell>
          <table:table-cell table:number-columns-repeated="1016"/>
        </table:table-row>
        <table:table-row table:style-name="ro2">
          <table:table-cell office:value-type="float" office:value="1199" calcext:value-type="float">
            <text:p>119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</text:p>
          </table:table-cell>
          <table:table-cell table:style-name="ce8" office:value-type="float" office:value="223700" calcext:value-type="float">
            <text:p>223 700 <text:s text:c="2"/></text:p>
          </table:table-cell>
          <table:table-cell table:number-columns-repeated="1016"/>
        </table:table-row>
        <table:table-row table:style-name="ro2">
          <table:table-cell office:value-type="float" office:value="1200" calcext:value-type="float">
            <text:p>120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, batiste et linon</text:p>
          </table:table-cell>
          <table:table-cell table:style-name="ce8" office:value-type="float" office:value="272400" calcext:value-type="float">
            <text:p>272 400 <text:s text:c="2"/></text:p>
          </table:table-cell>
          <table:table-cell table:number-columns-repeated="1016"/>
        </table:table-row>
        <table:table-row table:style-name="ro2">
          <table:table-cell office:value-type="float" office:value="1201" calcext:value-type="float">
            <text:p>120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urtil et à carreaux</text:p>
          </table:table-cell>
          <table:table-cell table:style-name="ce8" office:value-type="float" office:value="6700" calcext:value-type="float">
            <text:p>6 700 <text:s text:c="2"/></text:p>
          </table:table-cell>
          <table:table-cell table:number-columns-repeated="1016"/>
        </table:table-row>
        <table:table-row table:style-name="ro2">
          <table:table-cell office:value-type="float" office:value="1202" calcext:value-type="float">
            <text:p>120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cirées, gommées et de crin</text:p>
          </table:table-cell>
          <table:table-cell table:style-name="ce8" office:value-type="float" office:value="2500" calcext:value-type="float">
            <text:p>2 500 <text:s text:c="2"/></text:p>
          </table:table-cell>
          <table:table-cell table:number-columns-repeated="1016"/>
        </table:table-row>
        <table:table-row table:style-name="ro2">
          <table:table-cell office:value-type="float" office:value="1203" calcext:value-type="float">
            <text:p>120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Articles réunis</text:p>
          </table:table-cell>
          <table:table-cell table:style-name="ce8"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>
          <table:table-cell office:value-type="float" office:value="1204" calcext:value-type="float">
            <text:p>120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Argenterie</text:p>
          </table:table-cell>
          <table:table-cell table:style-name="ce8" office:value-type="float" office:value="26600" calcext:value-type="float">
            <text:p>26 600 <text:s text:c="2"/></text:p>
          </table:table-cell>
          <table:table-cell table:number-columns-repeated="1016"/>
        </table:table-row>
        <table:table-row table:style-name="ro2">
          <table:table-cell office:value-type="float" office:value="1205" calcext:value-type="float">
            <text:p>120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Armes diverses</text:p>
          </table:table-cell>
          <table:table-cell table:style-name="ce8"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>
          <table:table-cell office:value-type="float" office:value="1206" calcext:value-type="float">
            <text:p>120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Bijouterie</text:p>
          </table:table-cell>
          <table:table-cell table:style-name="ce8" office:value-type="float" office:value="8300" calcext:value-type="float">
            <text:p>8 300 <text:s text:c="2"/></text:p>
          </table:table-cell>
          <table:table-cell table:number-columns-repeated="1016"/>
        </table:table-row>
        <table:table-row table:style-name="ro2">
          <table:table-cell office:value-type="float" office:value="1207" calcext:value-type="float">
            <text:p>120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Cartes à jouer</text:p>
          </table:table-cell>
          <table:table-cell table:style-name="ce8" office:value-type="float" office:value="500" calcext:value-type="float">
            <text:p>500 <text:s text:c="2"/></text:p>
          </table:table-cell>
          <table:table-cell table:number-columns-repeated="1016"/>
        </table:table-row>
        <table:table-row table:style-name="ro2">
          <table:table-cell office:value-type="float" office:value="1208" calcext:value-type="float">
            <text:p>120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Corail ouvré</text:p>
          </table:table-cell>
          <table:table-cell table:style-name="ce8" office:value-type="float" office:value="31600" calcext:value-type="float">
            <text:p>31 600 <text:s text:c="2"/></text:p>
          </table:table-cell>
          <table:table-cell table:number-columns-repeated="1016"/>
        </table:table-row>
        <table:table-row table:style-name="ro2">
          <table:table-cell office:value-type="float" office:value="1209" calcext:value-type="float">
            <text:p>120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Cordages</text:p>
          </table:table-cell>
          <table:table-cell table:style-name="ce8" office:value-type="float" office:value="400" calcext:value-type="float">
            <text:p>400 <text:s text:c="2"/></text:p>
          </table:table-cell>
          <table:table-cell table:number-columns-repeated="1016"/>
        </table:table-row>
        <table:table-row table:style-name="ro2">
          <table:table-cell office:value-type="float" office:value="1210" calcext:value-type="float">
            <text:p>121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Faïence et poterie</text:p>
          </table:table-cell>
          <table:table-cell table:style-name="ce8" office:value-type="float" office:value="4400" calcext:value-type="float">
            <text:p>4 400 <text:s text:c="2"/></text:p>
          </table:table-cell>
          <table:table-cell table:number-columns-repeated="1016"/>
        </table:table-row>
        <table:table-row table:style-name="ro2">
          <table:table-cell office:value-type="float" office:value="1211" calcext:value-type="float">
            <text:p>121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Gants de peau</text:p>
          </table:table-cell>
          <table:table-cell table:style-name="ce8" office:value-type="float" office:value="7600" calcext:value-type="float">
            <text:p>7 600 <text:s text:c="2"/></text:p>
          </table:table-cell>
          <table:table-cell table:number-columns-repeated="1016"/>
        </table:table-row>
        <table:table-row table:style-name="ro2">
          <table:table-cell office:value-type="float" office:value="1212" calcext:value-type="float">
            <text:p>121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Habillements et lingerie</text:p>
          </table:table-cell>
          <table:table-cell table:style-name="ce8" office:value-type="float" office:value="130800" calcext:value-type="float">
            <text:p>130 800 <text:s text:c="2"/></text:p>
          </table:table-cell>
          <table:table-cell table:number-columns-repeated="1016"/>
        </table:table-row>
        <table:table-row table:style-name="ro2">
          <table:table-cell office:value-type="float" office:value="1213" calcext:value-type="float">
            <text:p>121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Horlogerie</text:p>
          </table:table-cell>
          <table:table-cell table:style-name="ce8" office:value-type="float" office:value="40100" calcext:value-type="float">
            <text:p>40 100 <text:s text:c="2"/></text:p>
          </table:table-cell>
          <table:table-cell table:number-columns-repeated="1016"/>
        </table:table-row>
        <table:table-row table:style-name="ro2">
          <table:table-cell office:value-type="float" office:value="1214" calcext:value-type="float">
            <text:p>121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Instruments divers</text:p>
          </table:table-cell>
          <table:table-cell table:style-name="ce8" office:value-type="float" office:value="12900" calcext:value-type="float">
            <text:p>12 900 <text:s text:c="2"/></text:p>
          </table:table-cell>
          <table:table-cell table:number-columns-repeated="1016"/>
        </table:table-row>
        <table:table-row table:style-name="ro2">
          <table:table-cell office:value-type="float" office:value="1215" calcext:value-type="float">
            <text:p>121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Librairie</text:p>
          </table:table-cell>
          <table:table-cell table:style-name="ce8" office:value-type="float" office:value="121800" calcext:value-type="float">
            <text:p>121 800 <text:s text:c="2"/></text:p>
          </table:table-cell>
          <table:table-cell table:number-columns-repeated="1016"/>
        </table:table-row>
        <table:table-row table:style-name="ro2">
          <table:table-cell office:value-type="float" office:value="1216" calcext:value-type="float">
            <text:p>121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Mercerie</text:p>
          </table:table-cell>
          <table:table-cell table:style-name="ce8" office:value-type="float" office:value="550100" calcext:value-type="float">
            <text:p>550 100 <text:s text:c="2"/></text:p>
          </table:table-cell>
          <table:table-cell table:number-columns-repeated="1016"/>
        </table:table-row>
        <table:table-row table:style-name="ro2">
          <table:table-cell office:value-type="float" office:value="1217" calcext:value-type="float">
            <text:p>121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Meubles et glaces</text:p>
          </table:table-cell>
          <table:table-cell table:style-name="ce8" office:value-type="float" office:value="26400" calcext:value-type="float">
            <text:p>26 400 <text:s text:c="2"/></text:p>
          </table:table-cell>
          <table:table-cell table:number-columns-repeated="1016"/>
        </table:table-row>
        <table:table-row table:style-name="ro2">
          <table:table-cell office:value-type="float" office:value="1218" calcext:value-type="float">
            <text:p>121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gnons de fleurs</text:p>
          </table:table-cell>
          <table:table-cell table:style-name="ce8" office:value-type="float" office:value="11100" calcext:value-type="float">
            <text:p>11 100 <text:s text:c="2"/></text:p>
          </table:table-cell>
          <table:table-cell table:number-columns-repeated="1016"/>
        </table:table-row>
        <table:table-row table:style-name="ro2">
          <table:table-cell office:value-type="float" office:value="1219" calcext:value-type="float">
            <text:p>121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cuir</text:p>
          </table:table-cell>
          <table:table-cell table:style-name="ce8" office:value-type="float" office:value="58800" calcext:value-type="float">
            <text:p>58 800 <text:s text:c="2"/></text:p>
          </table:table-cell>
          <table:table-cell table:number-columns-repeated="1016"/>
        </table:table-row>
        <table:table-row table:style-name="ro2">
          <table:table-cell office:value-type="float" office:value="1220" calcext:value-type="float">
            <text:p>122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cuivre doré et argenté</text:p>
          </table:table-cell>
          <table:table-cell table:style-name="ce8" office:value-type="float" office:value="26400" calcext:value-type="float">
            <text:p>26 400 <text:s text:c="2"/></text:p>
          </table:table-cell>
          <table:table-cell table:number-columns-repeated="1016"/>
        </table:table-row>
        <table:table-row table:style-name="ro2">
          <table:table-cell office:value-type="float" office:value="1221" calcext:value-type="float">
            <text:p>122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 de marbre</text:p>
          </table:table-cell>
          <table:table-cell table:style-name="ce8" office:value-type="float" office:value="32400" calcext:value-type="float">
            <text:p>32 400 <text:s text:c="2"/></text:p>
          </table:table-cell>
          <table:table-cell table:number-columns-repeated="1016"/>
        </table:table-row>
        <table:table-row table:style-name="ro2">
          <table:table-cell office:value-type="float" office:value="1222" calcext:value-type="float">
            <text:p>122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modes et fleurs artificielles</text:p>
          </table:table-cell>
          <table:table-cell table:style-name="ce8" office:value-type="float" office:value="79400" calcext:value-type="float">
            <text:p>79 400 <text:s text:c="2"/></text:p>
          </table:table-cell>
          <table:table-cell table:number-columns-repeated="1016"/>
        </table:table-row>
        <table:table-row table:style-name="ro2">
          <table:table-cell office:value-type="float" office:value="1223" calcext:value-type="float">
            <text:p>122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passementerie</text:p>
          </table:table-cell>
          <table:table-cell table:style-name="ce8" office:value-type="float" office:value="3200" calcext:value-type="float">
            <text:p>3 200 <text:s text:c="2"/></text:p>
          </table:table-cell>
          <table:table-cell table:number-columns-repeated="1016"/>
        </table:table-row>
        <table:table-row table:style-name="ro2">
          <table:table-cell office:value-type="float" office:value="1224" calcext:value-type="float">
            <text:p>122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peaux</text:p>
          </table:table-cell>
          <table:table-cell table:style-name="ce8" office:value-type="float" office:value="2100" calcext:value-type="float">
            <text:p>2 100 <text:s text:c="2"/></text:p>
          </table:table-cell>
          <table:table-cell table:number-columns-repeated="1016"/>
        </table:table-row>
        <table:table-row table:style-name="ro2">
          <table:table-cell office:value-type="float" office:value="1225" calcext:value-type="float">
            <text:p>122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apeterie</text:p>
          </table:table-cell>
          <table:table-cell table:style-name="ce8" office:value-type="float" office:value="103600" calcext:value-type="float">
            <text:p>103 600 <text:s text:c="2"/></text:p>
          </table:table-cell>
          <table:table-cell table:number-columns-repeated="1016"/>
        </table:table-row>
        <table:table-row table:style-name="ro2">
          <table:table-cell office:value-type="float" office:value="1226" calcext:value-type="float">
            <text:p>122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arasols et parapluies</text:p>
          </table:table-cell>
          <table:table-cell table:style-name="ce8" office:value-type="float" office:value="3800" calcext:value-type="float">
            <text:p>3 800 <text:s text:c="2"/></text:p>
          </table:table-cell>
          <table:table-cell table:number-columns-repeated="1016"/>
        </table:table-row>
        <table:table-row table:style-name="ro2">
          <table:table-cell office:value-type="float" office:value="1227" calcext:value-type="float">
            <text:p>122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arfumerie</text:p>
          </table:table-cell>
          <table:table-cell table:style-name="ce8" office:value-type="float" office:value="16300" calcext:value-type="float">
            <text:p>16 300 <text:s text:c="2"/></text:p>
          </table:table-cell>
          <table:table-cell table:number-columns-repeated="1016"/>
        </table:table-row>
        <table:table-row table:style-name="ro2">
          <table:table-cell office:value-type="float" office:value="1228" calcext:value-type="float">
            <text:p>122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eaux et pelleteries</text:p>
          </table:table-cell>
          <table:table-cell table:style-name="ce8" office:value-type="float" office:value="21700" calcext:value-type="float">
            <text:p>21 700 <text:s text:c="2"/></text:p>
          </table:table-cell>
          <table:table-cell table:number-columns-repeated="1016"/>
        </table:table-row>
        <table:table-row table:style-name="ro2">
          <table:table-cell office:value-type="float" office:value="1229" calcext:value-type="float">
            <text:p>122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ierres et meules</text:p>
          </table:table-cell>
          <table:table-cell table:style-name="ce8" office:value-type="float" office:value="10200" calcext:value-type="float">
            <text:p>10 200 <text:s text:c="2"/></text:p>
          </table:table-cell>
          <table:table-cell table:number-columns-repeated="1016"/>
        </table:table-row>
        <table:table-row table:style-name="ro2">
          <table:table-cell office:value-type="float" office:value="1230" calcext:value-type="float">
            <text:p>123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lumes de toute sorte</text:p>
          </table:table-cell>
          <table:table-cell table:style-name="ce8" office:value-type="float" office:value="11300" calcext:value-type="float">
            <text:p>11 300 <text:s text:c="2"/></text:p>
          </table:table-cell>
          <table:table-cell table:number-columns-repeated="1016"/>
        </table:table-row>
        <table:table-row table:style-name="ro2">
          <table:table-cell office:value-type="float" office:value="1231" calcext:value-type="float">
            <text:p>123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orcelaine</text:p>
          </table:table-cell>
          <table:table-cell table:style-name="ce8" office:value-type="float" office:value="3700" calcext:value-type="float">
            <text:p>3 700 <text:s text:c="2"/></text:p>
          </table:table-cell>
          <table:table-cell table:number-columns-repeated="1016"/>
        </table:table-row>
        <table:table-row table:style-name="ro2">
          <table:table-cell office:value-type="float" office:value="1232" calcext:value-type="float">
            <text:p>123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Quincaillerie diverse</text:p>
          </table:table-cell>
          <table:table-cell table:style-name="ce8" office:value-type="float" office:value="118700" calcext:value-type="float">
            <text:p>118 700 <text:s text:c="2"/></text:p>
          </table:table-cell>
          <table:table-cell table:number-columns-repeated="1016"/>
        </table:table-row>
        <table:table-row table:style-name="ro2">
          <table:table-cell office:value-type="float" office:value="1233" calcext:value-type="float">
            <text:p>123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Savon</text:p>
          </table:table-cell>
          <table:table-cell table:style-name="ce8" office:value-type="float" office:value="3600" calcext:value-type="float">
            <text:p>3 600 <text:s text:c="2"/></text:p>
          </table:table-cell>
          <table:table-cell table:number-columns-repeated="1016"/>
        </table:table-row>
        <table:table-row table:style-name="ro2">
          <table:table-cell office:value-type="float" office:value="1234" calcext:value-type="float">
            <text:p>123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Tableaux et estampes</text:p>
          </table:table-cell>
          <table:table-cell table:style-name="ce8" office:value-type="float" office:value="10400" calcext:value-type="float">
            <text:p>10 400 <text:s text:c="2"/></text:p>
          </table:table-cell>
          <table:table-cell table:number-columns-repeated="1016"/>
        </table:table-row>
        <table:table-row table:style-name="ro2">
          <table:table-cell office:value-type="float" office:value="1235" calcext:value-type="float">
            <text:p>123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Verrerie</text:p>
          </table:table-cell>
          <table:table-cell table:style-name="ce8" office:value-type="float" office:value="59200" calcext:value-type="float">
            <text:p>59 200 <text:s text:c="2"/></text:p>
          </table:table-cell>
          <table:table-cell table:number-columns-repeated="1016"/>
        </table:table-row>
        <table:table-row table:style-name="ro2">
          <table:table-cell office:value-type="float" office:value="1236" calcext:value-type="float">
            <text:p>123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Articles réunis</text:p>
          </table:table-cell>
          <table:table-cell table:style-name="ce8" office:value-type="float" office:value="46000" calcext:value-type="float">
            <text:p>46 000 <text:s text:c="2"/></text:p>
          </table:table-cell>
          <table:table-cell table:number-columns-repeated="1016"/>
        </table:table-row>
        <table:table-row table:style-name="ro2">
          <table:table-cell office:value-type="float" office:value="1237" calcext:value-type="float">
            <text:p>123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rgent vif</text:p>
          </table:table-cell>
          <table:table-cell table:style-name="ce8" office:value-type="float" office:value="9200" calcext:value-type="float">
            <text:p>9 200 <text:s text:c="2"/></text:p>
          </table:table-cell>
          <table:table-cell table:number-columns-repeated="1016"/>
        </table:table-row>
        <table:table-row table:style-name="ro2">
          <table:table-cell office:value-type="float" office:value="1238" calcext:value-type="float">
            <text:p>123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table:style-name="ce8" office:value-type="float" office:value="17900" calcext:value-type="float">
            <text:p>17 900 <text:s text:c="2"/></text:p>
          </table:table-cell>
          <table:table-cell table:number-columns-repeated="1016"/>
        </table:table-row>
        <table:table-row table:style-name="ro2">
          <table:table-cell office:value-type="float" office:value="1239" calcext:value-type="float">
            <text:p>123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Etain</text:p>
          </table:table-cell>
          <table:table-cell table:style-name="ce8"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>
          <table:table-cell office:value-type="float" office:value="1240" calcext:value-type="float">
            <text:p>124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divers</text:p>
          </table:table-cell>
          <table:table-cell table:style-name="ce8" office:value-type="float" office:value="900" calcext:value-type="float">
            <text:p>900 <text:s text:c="2"/></text:p>
          </table:table-cell>
          <table:table-cell table:number-columns-repeated="1016"/>
        </table:table-row>
        <table:table-row table:style-name="ro2">
          <table:table-cell office:value-type="float" office:value="1241" calcext:value-type="float">
            <text:p>124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 de toute sorte</text:p>
          </table:table-cell>
          <table:table-cell table:style-name="ce8" office:value-type="float" office:value="10100" calcext:value-type="float">
            <text:p>10 100 <text:s text:c="2"/></text:p>
          </table:table-cell>
          <table:table-cell table:number-columns-repeated="1016"/>
        </table:table-row>
        <table:table-row table:style-name="ro2">
          <table:table-cell office:value-type="float" office:value="1242" calcext:value-type="float">
            <text:p>124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otonnades ; mouchoirs de coton et fil</text:p>
          </table:table-cell>
          <table:table-cell table:style-name="ce8" office:value-type="float" office:value="700" calcext:value-type="float">
            <text:p>700 <text:s text:c="2"/></text:p>
          </table:table-cell>
          <table:table-cell table:number-columns-repeated="1016"/>
        </table:table-row>
        <table:table-row table:style-name="ro2">
          <table:table-cell office:value-type="float" office:value="1243" calcext:value-type="float">
            <text:p>124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otonnades ; mouchoirs et schals</text:p>
          </table:table-cell>
          <table:table-cell table:style-name="ce8" office:value-type="float" office:value="2800" calcext:value-type="float">
            <text:p>2 800 <text:s text:c="2"/></text:p>
          </table:table-cell>
          <table:table-cell table:number-columns-repeated="1016"/>
        </table:table-row>
        <table:table-row table:style-name="ro2">
          <table:table-cell office:value-type="float" office:value="1244" calcext:value-type="float">
            <text:p>124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otonnades ; toiles peintes et indiennes</text:p>
          </table:table-cell>
          <table:table-cell table:style-name="ce8" office:value-type="float" office:value="6800" calcext:value-type="float">
            <text:p>6 800 <text:s text:c="2"/></text:p>
          </table:table-cell>
          <table:table-cell table:number-columns-repeated="1016"/>
        </table:table-row>
        <table:table-row table:style-name="ro2">
          <table:table-cell office:value-type="float" office:value="1245" calcext:value-type="float">
            <text:p>124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Lainages ; bonneterie</text:p>
          </table:table-cell>
          <table:table-cell table:style-name="ce8" office:value-type="float" office:value="78200" calcext:value-type="float">
            <text:p>78 200 <text:s text:c="2"/></text:p>
          </table:table-cell>
          <table:table-cell table:number-columns-repeated="1016"/>
        </table:table-row>
        <table:table-row table:style-name="ro2">
          <table:table-cell office:value-type="float" office:value="1246" calcext:value-type="float">
            <text:p>124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Lainages ; Draperies fines</text:p>
          </table:table-cell>
          <table:table-cell table:style-name="ce8" office:value-type="float" office:value="12500" calcext:value-type="float">
            <text:p>12 500 <text:s text:c="2"/></text:p>
          </table:table-cell>
          <table:table-cell table:number-columns-repeated="1016"/>
        </table:table-row>
        <table:table-row table:style-name="ro2">
          <table:table-cell office:value-type="float" office:value="1247" calcext:value-type="float">
            <text:p>124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Lainages ; Draperies ordinaires</text:p>
          </table:table-cell>
          <table:table-cell table:style-name="ce8" office:value-type="float" office:value="5100" calcext:value-type="float">
            <text:p>5 100 <text:s text:c="2"/></text:p>
          </table:table-cell>
          <table:table-cell table:number-columns-repeated="1016"/>
        </table:table-row>
        <table:table-row table:style-name="ro2">
          <table:table-cell office:value-type="float" office:value="1248" calcext:value-type="float">
            <text:p>124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bonneterie</text:p>
          </table:table-cell>
          <table:table-cell table:style-name="ce8" office:value-type="float" office:value="17900" calcext:value-type="float">
            <text:p>17 900 <text:s text:c="2"/></text:p>
          </table:table-cell>
          <table:table-cell table:number-columns-repeated="1016"/>
        </table:table-row>
        <table:table-row table:style-name="ro2">
          <table:table-cell office:value-type="float" office:value="1249" calcext:value-type="float">
            <text:p>124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Etoffes unies et brochées</text:p>
          </table:table-cell>
          <table:table-cell table:style-name="ce8" office:value-type="float" office:value="337900" calcext:value-type="float">
            <text:p>337 900 <text:s text:c="2"/></text:p>
          </table:table-cell>
          <table:table-cell table:number-columns-repeated="1016"/>
        </table:table-row>
        <table:table-row table:style-name="ro2">
          <table:table-cell office:value-type="float" office:value="1250" calcext:value-type="float">
            <text:p>125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gazes, crêpes et tuls</text:p>
          </table:table-cell>
          <table:table-cell table:style-name="ce8" office:value-type="float" office:value="24900" calcext:value-type="float">
            <text:p>24 900 <text:s text:c="2"/></text:p>
          </table:table-cell>
          <table:table-cell table:number-columns-repeated="1016"/>
        </table:table-row>
        <table:table-row table:style-name="ro2">
          <table:table-cell office:value-type="float" office:value="1251" calcext:value-type="float">
            <text:p>125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passementerie</text:p>
          </table:table-cell>
          <table:table-cell table:style-name="ce8" office:value-type="float" office:value="400" calcext:value-type="float">
            <text:p>400 <text:s text:c="2"/></text:p>
          </table:table-cell>
          <table:table-cell table:number-columns-repeated="1016"/>
        </table:table-row>
        <table:table-row table:style-name="ro2">
          <table:table-cell office:value-type="float" office:value="1252" calcext:value-type="float">
            <text:p>125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rubans</text:p>
          </table:table-cell>
          <table:table-cell table:style-name="ce8" office:value-type="float" office:value="107200" calcext:value-type="float">
            <text:p>107 200 <text:s text:c="2"/></text:p>
          </table:table-cell>
          <table:table-cell table:number-columns-repeated="1016"/>
        </table:table-row>
        <table:table-row table:style-name="ro2">
          <table:table-cell office:value-type="float" office:value="1253" calcext:value-type="float">
            <text:p>125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uvrages riches ; Etoffes riches</text:p>
          </table:table-cell>
          <table:table-cell table:style-name="ce8" office:value-type="float" office:value="28400" calcext:value-type="float">
            <text:p>28 400 <text:s text:c="2"/></text:p>
          </table:table-cell>
          <table:table-cell table:number-columns-repeated="1016"/>
        </table:table-row>
        <table:table-row table:style-name="ro2">
          <table:table-cell office:value-type="float" office:value="1254" calcext:value-type="float">
            <text:p>125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uvrages riches ; soieries et dorure fine</text:p>
          </table:table-cell>
          <table:table-cell table:style-name="ce8" office:value-type="float" office:value="900" calcext:value-type="float">
            <text:p>900 <text:s text:c="2"/></text:p>
          </table:table-cell>
          <table:table-cell table:number-columns-repeated="1016"/>
        </table:table-row>
        <table:table-row table:style-name="ro2">
          <table:table-cell office:value-type="float" office:value="1255" calcext:value-type="float">
            <text:p>125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uvrages mélangés ; Etoffes, gazes, crêpes et tuls</text:p>
          </table:table-cell>
          <table:table-cell table:style-name="ce8"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>
          <table:table-cell office:value-type="float" office:value="1256" calcext:value-type="float">
            <text:p>125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uvrages mélangés ; Bonneterie</text:p>
          </table:table-cell>
          <table:table-cell table:style-name="ce8" office:value-type="float" office:value="2400" calcext:value-type="float">
            <text:p>2 400 <text:s text:c="2"/></text:p>
          </table:table-cell>
          <table:table-cell table:number-columns-repeated="1016"/>
        </table:table-row>
        <table:table-row table:style-name="ro2">
          <table:table-cell office:value-type="float" office:value="1257" calcext:value-type="float">
            <text:p>125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 de fil et soie</text:p>
          </table:table-cell>
          <table:table-cell table:style-name="ce8" office:value-type="float" office:value="11700" calcext:value-type="float">
            <text:p>11 700 <text:s text:c="2"/></text:p>
          </table:table-cell>
          <table:table-cell table:number-columns-repeated="1016"/>
        </table:table-row>
        <table:table-row table:style-name="ro2">
          <table:table-cell office:value-type="float" office:value="1258" calcext:value-type="float">
            <text:p>125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iverse</text:p>
          </table:table-cell>
          <table:table-cell table:style-name="ce8" office:value-type="float" office:value="60800" calcext:value-type="float">
            <text:p>60 800 <text:s text:c="2"/></text:p>
          </table:table-cell>
          <table:table-cell table:number-columns-repeated="1016"/>
        </table:table-row>
        <table:table-row table:style-name="ro2">
          <table:table-cell office:value-type="float" office:value="1259" calcext:value-type="float">
            <text:p>125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mêlées de lin et de chanvre</text:p>
          </table:table-cell>
          <table:table-cell table:style-name="ce8" office:value-type="float" office:value="400" calcext:value-type="float">
            <text:p>400 <text:s text:c="2"/></text:p>
          </table:table-cell>
          <table:table-cell table:number-columns-repeated="1016"/>
        </table:table-row>
        <table:table-row table:style-name="ro2">
          <table:table-cell office:value-type="float" office:value="1260" calcext:value-type="float">
            <text:p>126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mêlées de fil et coton</text:p>
          </table:table-cell>
          <table:table-cell table:style-name="ce8" office:value-type="float" office:value="21500" calcext:value-type="float">
            <text:p>21 500 <text:s text:c="2"/></text:p>
          </table:table-cell>
          <table:table-cell table:number-columns-repeated="1016"/>
        </table:table-row>
        <table:table-row table:style-name="ro2">
          <table:table-cell office:value-type="float" office:value="1261" calcext:value-type="float">
            <text:p>126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hanvre</text:p>
          </table:table-cell>
          <table:table-cell table:style-name="ce8" office:value-type="float" office:value="11800" calcext:value-type="float">
            <text:p>11 800 <text:s text:c="2"/></text:p>
          </table:table-cell>
          <table:table-cell table:number-columns-repeated="1016"/>
        </table:table-row>
        <table:table-row table:style-name="ro2">
          <table:table-cell office:value-type="float" office:value="1262" calcext:value-type="float">
            <text:p>126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</text:p>
          </table:table-cell>
          <table:table-cell table:style-name="ce8" office:value-type="float" office:value="168100" calcext:value-type="float">
            <text:p>168 100 <text:s text:c="2"/></text:p>
          </table:table-cell>
          <table:table-cell table:number-columns-repeated="1016"/>
        </table:table-row>
        <table:table-row table:style-name="ro2">
          <table:table-cell office:value-type="float" office:value="1263" calcext:value-type="float">
            <text:p>126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, batiste et linon</text:p>
          </table:table-cell>
          <table:table-cell table:style-name="ce8" office:value-type="float" office:value="2100" calcext:value-type="float">
            <text:p>2 100 <text:s text:c="2"/></text:p>
          </table:table-cell>
          <table:table-cell table:number-columns-repeated="1016"/>
        </table:table-row>
        <table:table-row table:style-name="ro2">
          <table:table-cell office:value-type="float" office:value="1264" calcext:value-type="float">
            <text:p>126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urtil et à carreaux</text:p>
          </table:table-cell>
          <table:table-cell table:style-name="ce8"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1265" calcext:value-type="float">
            <text:p>126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cirées, gommées et de crin</text:p>
          </table:table-cell>
          <table:table-cell table:style-name="ce8" office:value-type="float" office:value="7100" calcext:value-type="float">
            <text:p>7 100 <text:s text:c="2"/></text:p>
          </table:table-cell>
          <table:table-cell table:number-columns-repeated="1016"/>
        </table:table-row>
        <table:table-row table:style-name="ro2">
          <table:table-cell office:value-type="float" office:value="1266" calcext:value-type="float">
            <text:p>126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Argenterie</text:p>
          </table:table-cell>
          <table:table-cell table:style-name="ce8"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>
          <table:table-cell office:value-type="float" office:value="1267" calcext:value-type="float">
            <text:p>126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Bijouterie</text:p>
          </table:table-cell>
          <table:table-cell table:style-name="ce8" office:value-type="float" office:value="2200" calcext:value-type="float">
            <text:p>2 200 <text:s text:c="2"/></text:p>
          </table:table-cell>
          <table:table-cell table:number-columns-repeated="1016"/>
        </table:table-row>
        <table:table-row table:style-name="ro2">
          <table:table-cell office:value-type="float" office:value="1268" calcext:value-type="float">
            <text:p>126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Cartes à jouer</text:p>
          </table:table-cell>
          <table:table-cell table:style-name="ce8" office:value-type="float" office:value="27900" calcext:value-type="float">
            <text:p>27 900 <text:s text:c="2"/></text:p>
          </table:table-cell>
          <table:table-cell table:number-columns-repeated="1016"/>
        </table:table-row>
        <table:table-row table:style-name="ro2">
          <table:table-cell office:value-type="float" office:value="1269" calcext:value-type="float">
            <text:p>126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Corail ouvré</text:p>
          </table:table-cell>
          <table:table-cell table:style-name="ce8" office:value-type="float" office:value="21500" calcext:value-type="float">
            <text:p>21 500 <text:s text:c="2"/></text:p>
          </table:table-cell>
          <table:table-cell table:number-columns-repeated="1016"/>
        </table:table-row>
        <table:table-row table:style-name="ro2">
          <table:table-cell office:value-type="float" office:value="1270" calcext:value-type="float">
            <text:p>127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Cordages</text:p>
          </table:table-cell>
          <table:table-cell table:style-name="ce8" office:value-type="float" office:value="25500" calcext:value-type="float">
            <text:p>25 500 <text:s text:c="2"/></text:p>
          </table:table-cell>
          <table:table-cell table:number-columns-repeated="1016"/>
        </table:table-row>
        <table:table-row table:style-name="ro2">
          <table:table-cell office:value-type="float" office:value="1271" calcext:value-type="float">
            <text:p>127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Faïence et poterie</text:p>
          </table:table-cell>
          <table:table-cell table:style-name="ce8" office:value-type="float" office:value="21100" calcext:value-type="float">
            <text:p>21 100 <text:s text:c="2"/></text:p>
          </table:table-cell>
          <table:table-cell table:number-columns-repeated="1016"/>
        </table:table-row>
        <table:table-row table:style-name="ro2">
          <table:table-cell office:value-type="float" office:value="1272" calcext:value-type="float">
            <text:p>127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Gants de peau</text:p>
          </table:table-cell>
          <table:table-cell table:style-name="ce8"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1273" calcext:value-type="float">
            <text:p>127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Horlogerie</text:p>
          </table:table-cell>
          <table:table-cell table:style-name="ce8" office:value-type="float" office:value="4700" calcext:value-type="float">
            <text:p>4 700 <text:s text:c="2"/></text:p>
          </table:table-cell>
          <table:table-cell table:number-columns-repeated="1016"/>
        </table:table-row>
        <table:table-row table:style-name="ro2">
          <table:table-cell office:value-type="float" office:value="1274" calcext:value-type="float">
            <text:p>127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Librairie</text:p>
          </table:table-cell>
          <table:table-cell table:style-name="ce8" office:value-type="float" office:value="9500" calcext:value-type="float">
            <text:p>9 500 <text:s text:c="2"/></text:p>
          </table:table-cell>
          <table:table-cell table:number-columns-repeated="1016"/>
        </table:table-row>
        <table:table-row table:style-name="ro2">
          <table:table-cell office:value-type="float" office:value="1275" calcext:value-type="float">
            <text:p>127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Mercerie</text:p>
          </table:table-cell>
          <table:table-cell table:style-name="ce8" office:value-type="float" office:value="29300" calcext:value-type="float">
            <text:p>29 300 <text:s text:c="2"/></text:p>
          </table:table-cell>
          <table:table-cell table:number-columns-repeated="1016"/>
        </table:table-row>
        <table:table-row table:style-name="ro2">
          <table:table-cell office:value-type="float" office:value="1276" calcext:value-type="float">
            <text:p>127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Meubles et glaces</text:p>
          </table:table-cell>
          <table:table-cell table:style-name="ce8" office:value-type="float" office:value="400" calcext:value-type="float">
            <text:p>400 <text:s text:c="2"/></text:p>
          </table:table-cell>
          <table:table-cell table:number-columns-repeated="1016"/>
        </table:table-row>
        <table:table-row table:style-name="ro2">
          <table:table-cell office:value-type="float" office:value="1277" calcext:value-type="float">
            <text:p>127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cuir</text:p>
          </table:table-cell>
          <table:table-cell table:style-name="ce8" office:value-type="float" office:value="14400" calcext:value-type="float">
            <text:p>14 400 <text:s text:c="2"/></text:p>
          </table:table-cell>
          <table:table-cell table:number-columns-repeated="1016"/>
        </table:table-row>
        <table:table-row table:style-name="ro2">
          <table:table-cell office:value-type="float" office:value="1278" calcext:value-type="float">
            <text:p>127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cuivre doré et argenté</text:p>
          </table:table-cell>
          <table:table-cell table:style-name="ce8"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>
          <table:table-cell office:value-type="float" office:value="1279" calcext:value-type="float">
            <text:p>127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 de marbre</text:p>
          </table:table-cell>
          <table:table-cell table:style-name="ce8" office:value-type="float" office:value="18900" calcext:value-type="float">
            <text:p>18 900 <text:s text:c="2"/></text:p>
          </table:table-cell>
          <table:table-cell table:number-columns-repeated="1016"/>
        </table:table-row>
        <table:table-row table:style-name="ro2">
          <table:table-cell office:value-type="float" office:value="1280" calcext:value-type="float">
            <text:p>128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modes et fleurs artificielles</text:p>
          </table:table-cell>
          <table:table-cell table:style-name="ce8" office:value-type="float" office:value="13100" calcext:value-type="float">
            <text:p>13 100 <text:s text:c="2"/></text:p>
          </table:table-cell>
          <table:table-cell table:number-columns-repeated="1016"/>
        </table:table-row>
        <table:table-row table:style-name="ro2">
          <table:table-cell office:value-type="float" office:value="1281" calcext:value-type="float">
            <text:p>128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peaux</text:p>
          </table:table-cell>
          <table:table-cell table:style-name="ce8" office:value-type="float" office:value="1200" calcext:value-type="float">
            <text:p>1 200 <text:s text:c="2"/></text:p>
          </table:table-cell>
          <table:table-cell table:number-columns-repeated="1016"/>
        </table:table-row>
        <table:table-row table:style-name="ro2">
          <table:table-cell office:value-type="float" office:value="1282" calcext:value-type="float">
            <text:p>128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apeterie</text:p>
          </table:table-cell>
          <table:table-cell table:style-name="ce8" office:value-type="float" office:value="1061000" calcext:value-type="float">
            <text:p>1 061 000 <text:s text:c="2"/></text:p>
          </table:table-cell>
          <table:table-cell table:number-columns-repeated="1016"/>
        </table:table-row>
        <table:table-row table:style-name="ro2">
          <table:table-cell office:value-type="float" office:value="1283" calcext:value-type="float">
            <text:p>128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arasols et parapluies</text:p>
          </table:table-cell>
          <table:table-cell table:style-name="ce8" office:value-type="float" office:value="1200" calcext:value-type="float">
            <text:p>1 200 <text:s text:c="2"/></text:p>
          </table:table-cell>
          <table:table-cell table:number-columns-repeated="1016"/>
        </table:table-row>
        <table:table-row table:style-name="ro2">
          <table:table-cell office:value-type="float" office:value="1284" calcext:value-type="float">
            <text:p>128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arfumerie</text:p>
          </table:table-cell>
          <table:table-cell table:style-name="ce8" office:value-type="float" office:value="400" calcext:value-type="float">
            <text:p>400 <text:s text:c="2"/></text:p>
          </table:table-cell>
          <table:table-cell table:number-columns-repeated="1016"/>
        </table:table-row>
        <table:table-row table:style-name="ro2">
          <table:table-cell office:value-type="float" office:value="1285" calcext:value-type="float">
            <text:p>128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lumes de toute sorte</text:p>
          </table:table-cell>
          <table:table-cell table:style-name="ce8"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>
          <table:table-cell office:value-type="float" office:value="1286" calcext:value-type="float">
            <text:p>128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Quincaillerie diverse</text:p>
          </table:table-cell>
          <table:table-cell table:style-name="ce8" office:value-type="float" office:value="76700" calcext:value-type="float">
            <text:p>76 700 <text:s text:c="2"/></text:p>
          </table:table-cell>
          <table:table-cell table:number-columns-repeated="1016"/>
        </table:table-row>
        <table:table-row table:style-name="ro2">
          <table:table-cell office:value-type="float" office:value="1287" calcext:value-type="float">
            <text:p>128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Tableaux et estampes</text:p>
          </table:table-cell>
          <table:table-cell table:style-name="ce8"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>
          <table:table-cell office:value-type="float" office:value="1288" calcext:value-type="float">
            <text:p>128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Verrerie</text:p>
          </table:table-cell>
          <table:table-cell table:style-name="ce8" office:value-type="float" office:value="26500" calcext:value-type="float">
            <text:p>26 500 <text:s text:c="2"/></text:p>
          </table:table-cell>
          <table:table-cell table:number-columns-repeated="1016"/>
        </table:table-row>
        <table:table-row table:style-name="ro2">
          <table:table-cell office:value-type="float" office:value="1289" calcext:value-type="float">
            <text:p>128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Articles réunis</text:p>
          </table:table-cell>
          <table:table-cell table:style-name="ce8" office:value-type="float" office:value="18200" calcext:value-type="float">
            <text:p>18 200 <text:s text:c="2"/></text:p>
          </table:table-cell>
          <table:table-cell table:number-columns-repeated="1016"/>
        </table:table-row>
        <table:table-row table:style-name="ro2">
          <table:table-cell office:value-type="float" office:value="1290" calcext:value-type="float">
            <text:p>129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 de toute sorte</text:p>
          </table:table-cell>
          <table:table-cell table:style-name="ce8" office:value-type="float" office:value="3100" calcext:value-type="float">
            <text:p>3 100 <text:s text:c="2"/></text:p>
          </table:table-cell>
          <table:table-cell table:number-columns-repeated="1016"/>
        </table:table-row>
        <table:table-row table:style-name="ro2">
          <table:table-cell office:value-type="float" office:value="1291" calcext:value-type="float">
            <text:p>129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Lainages ; bonneterie</text:p>
          </table:table-cell>
          <table:table-cell table:style-name="ce8" office:value-type="float" office:value="46300" calcext:value-type="float">
            <text:p>46 300 <text:s text:c="2"/></text:p>
          </table:table-cell>
          <table:table-cell table:number-columns-repeated="1016"/>
        </table:table-row>
        <table:table-row table:style-name="ro2">
          <table:table-cell office:value-type="float" office:value="1292" calcext:value-type="float">
            <text:p>129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Lainages ; Draperies fines</text:p>
          </table:table-cell>
          <table:table-cell table:style-name="ce8"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1293" calcext:value-type="float">
            <text:p>129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Lainages ; etoffes</text:p>
          </table:table-cell>
          <table:table-cell table:style-name="ce8" office:value-type="float" office:value="800" calcext:value-type="float">
            <text:p>800 <text:s text:c="2"/></text:p>
          </table:table-cell>
          <table:table-cell table:number-columns-repeated="1016"/>
        </table:table-row>
        <table:table-row table:style-name="ro2">
          <table:table-cell office:value-type="float" office:value="1294" calcext:value-type="float">
            <text:p>129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bonneterie</text:p>
          </table:table-cell>
          <table:table-cell table:style-name="ce8" office:value-type="float" office:value="400" calcext:value-type="float">
            <text:p>400 <text:s text:c="2"/></text:p>
          </table:table-cell>
          <table:table-cell table:number-columns-repeated="1016"/>
        </table:table-row>
        <table:table-row table:style-name="ro2">
          <table:table-cell office:value-type="float" office:value="1295" calcext:value-type="float">
            <text:p>129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Etoffes unies et brochées</text:p>
          </table:table-cell>
          <table:table-cell table:style-name="ce8" office:value-type="float" office:value="665000" calcext:value-type="float">
            <text:p>665 000 <text:s text:c="2"/></text:p>
          </table:table-cell>
          <table:table-cell table:number-columns-repeated="1016"/>
        </table:table-row>
        <table:table-row table:style-name="ro2">
          <table:table-cell office:value-type="float" office:value="1296" calcext:value-type="float">
            <text:p>129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mouchoirs et schals</text:p>
          </table:table-cell>
          <table:table-cell table:style-name="ce8" office:value-type="float" office:value="400" calcext:value-type="float">
            <text:p>400 <text:s text:c="2"/></text:p>
          </table:table-cell>
          <table:table-cell table:number-columns-repeated="1016"/>
        </table:table-row>
        <table:table-row table:style-name="ro2">
          <table:table-cell office:value-type="float" office:value="1297" calcext:value-type="float">
            <text:p>129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rubans</text:p>
          </table:table-cell>
          <table:table-cell table:style-name="ce8" office:value-type="float" office:value="400" calcext:value-type="float">
            <text:p>400 <text:s text:c="2"/></text:p>
          </table:table-cell>
          <table:table-cell table:number-columns-repeated="1016"/>
        </table:table-row>
        <table:table-row table:style-name="ro2">
          <table:table-cell office:value-type="float" office:value="1298" calcext:value-type="float">
            <text:p>129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uvrages riches ; Etoffes riches</text:p>
          </table:table-cell>
          <table:table-cell table:style-name="ce8" office:value-type="float" office:value="31700" calcext:value-type="float">
            <text:p>31 700 <text:s text:c="2"/></text:p>
          </table:table-cell>
          <table:table-cell table:number-columns-repeated="1016"/>
        </table:table-row>
        <table:table-row table:style-name="ro2">
          <table:table-cell office:value-type="float" office:value="1299" calcext:value-type="float">
            <text:p>129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uvrages riches ; soieries et dorure fine</text:p>
          </table:table-cell>
          <table:table-cell table:style-name="ce8" office:value-type="float" office:value="800" calcext:value-type="float">
            <text:p>800 <text:s text:c="2"/></text:p>
          </table:table-cell>
          <table:table-cell table:number-columns-repeated="1016"/>
        </table:table-row>
        <table:table-row table:style-name="ro2">
          <table:table-cell office:value-type="float" office:value="1300" calcext:value-type="float">
            <text:p>130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 de fil et soie</text:p>
          </table:table-cell>
          <table:table-cell table:style-name="ce8" office:value-type="float" office:value="2400" calcext:value-type="float">
            <text:p>2 400 <text:s text:c="2"/></text:p>
          </table:table-cell>
          <table:table-cell table:number-columns-repeated="1016"/>
        </table:table-row>
        <table:table-row table:style-name="ro2">
          <table:table-cell office:value-type="float" office:value="1301" calcext:value-type="float">
            <text:p>130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Articles réunis</text:p>
          </table:table-cell>
          <table:table-cell table:style-name="ce8" office:value-type="float" office:value="600" calcext:value-type="float">
            <text:p>600 <text:s text:c="2"/></text:p>
          </table:table-cell>
          <table:table-cell table:number-columns-repeated="1016"/>
        </table:table-row>
        <table:table-row table:style-name="ro2">
          <table:table-cell office:value-type="float" office:value="1302" calcext:value-type="float">
            <text:p>130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Argenterie</text:p>
          </table:table-cell>
          <table:table-cell table:style-name="ce8" office:value-type="float" office:value="5500" calcext:value-type="float">
            <text:p>5 500 <text:s text:c="2"/></text:p>
          </table:table-cell>
          <table:table-cell table:number-columns-repeated="1016"/>
        </table:table-row>
        <table:table-row table:style-name="ro2">
          <table:table-cell office:value-type="float" office:value="1303" calcext:value-type="float">
            <text:p>130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Bijouterie</text:p>
          </table:table-cell>
          <table:table-cell table:style-name="ce8" office:value-type="float" office:value="31500" calcext:value-type="float">
            <text:p>31 500 <text:s text:c="2"/></text:p>
          </table:table-cell>
          <table:table-cell table:number-columns-repeated="1016"/>
        </table:table-row>
        <table:table-row table:style-name="ro2">
          <table:table-cell office:value-type="float" office:value="1304" calcext:value-type="float">
            <text:p>130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Corail ouvré</text:p>
          </table:table-cell>
          <table:table-cell table:style-name="ce8" office:value-type="float" office:value="37600" calcext:value-type="float">
            <text:p>37 600 <text:s text:c="2"/></text:p>
          </table:table-cell>
          <table:table-cell table:number-columns-repeated="1016"/>
        </table:table-row>
        <table:table-row table:style-name="ro2">
          <table:table-cell office:value-type="float" office:value="1305" calcext:value-type="float">
            <text:p>130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Gants de peau</text:p>
          </table:table-cell>
          <table:table-cell table:style-name="ce8"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>
          <table:table-cell office:value-type="float" office:value="1306" calcext:value-type="float">
            <text:p>130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Habillements et lingerie</text:p>
          </table:table-cell>
          <table:table-cell table:style-name="ce8" office:value-type="float" office:value="18500" calcext:value-type="float">
            <text:p>18 500 <text:s text:c="2"/></text:p>
          </table:table-cell>
          <table:table-cell table:number-columns-repeated="1016"/>
        </table:table-row>
        <table:table-row table:style-name="ro2">
          <table:table-cell office:value-type="float" office:value="1307" calcext:value-type="float">
            <text:p>130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Horlogerie</text:p>
          </table:table-cell>
          <table:table-cell table:style-name="ce8" office:value-type="float" office:value="19300" calcext:value-type="float">
            <text:p>19 300 <text:s text:c="2"/></text:p>
          </table:table-cell>
          <table:table-cell table:number-columns-repeated="1016"/>
        </table:table-row>
        <table:table-row table:style-name="ro2">
          <table:table-cell office:value-type="float" office:value="1308" calcext:value-type="float">
            <text:p>130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Instruments divers</text:p>
          </table:table-cell>
          <table:table-cell table:style-name="ce8" office:value-type="float" office:value="3700" calcext:value-type="float">
            <text:p>3 700 <text:s text:c="2"/></text:p>
          </table:table-cell>
          <table:table-cell table:number-columns-repeated="1016"/>
        </table:table-row>
        <table:table-row table:style-name="ro2">
          <table:table-cell office:value-type="float" office:value="1309" calcext:value-type="float">
            <text:p>130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Librairie</text:p>
          </table:table-cell>
          <table:table-cell table:style-name="ce8" office:value-type="float" office:value="57200" calcext:value-type="float">
            <text:p>57 200 <text:s text:c="2"/></text:p>
          </table:table-cell>
          <table:table-cell table:number-columns-repeated="1016"/>
        </table:table-row>
        <table:table-row table:style-name="ro2">
          <table:table-cell office:value-type="float" office:value="1310" calcext:value-type="float">
            <text:p>131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Mercerie</text:p>
          </table:table-cell>
          <table:table-cell table:style-name="ce8" office:value-type="float" office:value="1100" calcext:value-type="float">
            <text:p>1 100 <text:s text:c="2"/></text:p>
          </table:table-cell>
          <table:table-cell table:number-columns-repeated="1016"/>
        </table:table-row>
        <table:table-row table:style-name="ro2">
          <table:table-cell office:value-type="float" office:value="1311" calcext:value-type="float">
            <text:p>131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cuir</text:p>
          </table:table-cell>
          <table:table-cell table:style-name="ce8" office:value-type="float" office:value="600" calcext:value-type="float">
            <text:p>600 <text:s text:c="2"/></text:p>
          </table:table-cell>
          <table:table-cell table:number-columns-repeated="1016"/>
        </table:table-row>
        <table:table-row table:style-name="ro2">
          <table:table-cell office:value-type="float" office:value="1312" calcext:value-type="float">
            <text:p>131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cuivre doré et argenté</text:p>
          </table:table-cell>
          <table:table-cell table:style-name="ce8" office:value-type="float" office:value="1200" calcext:value-type="float">
            <text:p>1 200 <text:s text:c="2"/></text:p>
          </table:table-cell>
          <table:table-cell table:number-columns-repeated="1016"/>
        </table:table-row>
        <table:table-row table:style-name="ro2">
          <table:table-cell office:value-type="float" office:value="1313" calcext:value-type="float">
            <text:p>131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 de marbre</text:p>
          </table:table-cell>
          <table:table-cell table:style-name="ce8" office:value-type="float" office:value="900" calcext:value-type="float">
            <text:p>900 <text:s text:c="2"/></text:p>
          </table:table-cell>
          <table:table-cell table:number-columns-repeated="1016"/>
        </table:table-row>
        <table:table-row table:style-name="ro2">
          <table:table-cell office:value-type="float" office:value="1314" calcext:value-type="float">
            <text:p>131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modes et fleurs artificielles</text:p>
          </table:table-cell>
          <table:table-cell table:style-name="ce8" office:value-type="float" office:value="21600" calcext:value-type="float">
            <text:p>21 600 <text:s text:c="2"/></text:p>
          </table:table-cell>
          <table:table-cell table:number-columns-repeated="1016"/>
        </table:table-row>
        <table:table-row table:style-name="ro2">
          <table:table-cell office:value-type="float" office:value="1315" calcext:value-type="float">
            <text:p>131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apeterie</text:p>
          </table:table-cell>
          <table:table-cell table:style-name="ce8"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>
          <table:table-cell office:value-type="float" office:value="1316" calcext:value-type="float">
            <text:p>131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arfumerie</text:p>
          </table:table-cell>
          <table:table-cell table:style-name="ce8" office:value-type="float" office:value="3700" calcext:value-type="float">
            <text:p>3 700 <text:s text:c="2"/></text:p>
          </table:table-cell>
          <table:table-cell table:number-columns-repeated="1016"/>
        </table:table-row>
        <table:table-row table:style-name="ro2">
          <table:table-cell office:value-type="float" office:value="1317" calcext:value-type="float">
            <text:p>131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eaux et pelleteries</text:p>
          </table:table-cell>
          <table:table-cell table:style-name="ce8"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>
          <table:table-cell office:value-type="float" office:value="1318" calcext:value-type="float">
            <text:p>131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orcelaine</text:p>
          </table:table-cell>
          <table:table-cell table:style-name="ce8" office:value-type="float" office:value="2900" calcext:value-type="float">
            <text:p>2 900 <text:s text:c="2"/></text:p>
          </table:table-cell>
          <table:table-cell table:number-columns-repeated="1016"/>
        </table:table-row>
        <table:table-row table:style-name="ro2">
          <table:table-cell office:value-type="float" office:value="1319" calcext:value-type="float">
            <text:p>131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Quincaillerie diverse</text:p>
          </table:table-cell>
          <table:table-cell table:style-name="ce8" office:value-type="float" office:value="400" calcext:value-type="float">
            <text:p>400 <text:s text:c="2"/></text:p>
          </table:table-cell>
          <table:table-cell table:number-columns-repeated="1016"/>
        </table:table-row>
        <table:table-row table:style-name="ro2">
          <table:table-cell office:value-type="float" office:value="1320" calcext:value-type="float">
            <text:p>132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Tableaux et estampes</text:p>
          </table:table-cell>
          <table:table-cell table:style-name="ce8" office:value-type="float" office:value="6300" calcext:value-type="float">
            <text:p>6 300 <text:s text:c="2"/></text:p>
          </table:table-cell>
          <table:table-cell table:number-columns-repeated="1016"/>
        </table:table-row>
        <table:table-row table:style-name="ro2">
          <table:table-cell office:value-type="float" office:value="1321" calcext:value-type="float">
            <text:p>132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Articles réunis</text:p>
          </table:table-cell>
          <table:table-cell table:style-name="ce8" office:value-type="float" office:value="1100" calcext:value-type="float">
            <text:p>1 100 <text:s text:c="2"/></text:p>
          </table:table-cell>
          <table:table-cell table:number-columns-repeated="1016"/>
        </table:table-row>
        <table:table-row table:style-name="ro2">
          <table:table-cell office:value-type="float" office:value="1322" calcext:value-type="float">
            <text:p>132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table:style-name="ce8" office:value-type="float" office:value="2600" calcext:value-type="float">
            <text:p>2 600 <text:s text:c="2"/></text:p>
          </table:table-cell>
          <table:table-cell table:number-columns-repeated="1016"/>
        </table:table-row>
        <table:table-row table:style-name="ro2">
          <table:table-cell office:value-type="float" office:value="1323" calcext:value-type="float">
            <text:p>132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Argenterie</text:p>
          </table:table-cell>
          <table:table-cell table:style-name="ce8" office:value-type="float" office:value="36700" calcext:value-type="float">
            <text:p>36 700 <text:s text:c="2"/></text:p>
          </table:table-cell>
          <table:table-cell table:number-columns-repeated="1016"/>
        </table:table-row>
        <table:table-row table:style-name="ro2">
          <table:table-cell office:value-type="float" office:value="1324" calcext:value-type="float">
            <text:p>132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Armes diverses</text:p>
          </table:table-cell>
          <table:table-cell table:style-name="ce8"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1325" calcext:value-type="float">
            <text:p>132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Bijouterie</text:p>
          </table:table-cell>
          <table:table-cell table:style-name="ce8" office:value-type="float" office:value="12000" calcext:value-type="float">
            <text:p>12 000 <text:s text:c="2"/></text:p>
          </table:table-cell>
          <table:table-cell table:number-columns-repeated="1016"/>
        </table:table-row>
        <table:table-row table:style-name="ro2">
          <table:table-cell office:value-type="float" office:value="1326" calcext:value-type="float">
            <text:p>132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Habillements et lingerie</text:p>
          </table:table-cell>
          <table:table-cell table:style-name="ce8" office:value-type="float" office:value="32300" calcext:value-type="float">
            <text:p>32 300 <text:s text:c="2"/></text:p>
          </table:table-cell>
          <table:table-cell table:number-columns-repeated="1016"/>
        </table:table-row>
        <table:table-row table:style-name="ro2">
          <table:table-cell office:value-type="float" office:value="1327" calcext:value-type="float">
            <text:p>132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Horlogerie</text:p>
          </table:table-cell>
          <table:table-cell table:style-name="ce8" office:value-type="float" office:value="1300" calcext:value-type="float">
            <text:p>1 300 <text:s text:c="2"/></text:p>
          </table:table-cell>
          <table:table-cell table:number-columns-repeated="1016"/>
        </table:table-row>
        <table:table-row table:style-name="ro2">
          <table:table-cell office:value-type="float" office:value="1328" calcext:value-type="float">
            <text:p>132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Instruments divers</text:p>
          </table:table-cell>
          <table:table-cell table:style-name="ce8"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>
          <table:table-cell office:value-type="float" office:value="1329" calcext:value-type="float">
            <text:p>132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Librairie</text:p>
          </table:table-cell>
          <table:table-cell table:style-name="ce8" office:value-type="float" office:value="10800" calcext:value-type="float">
            <text:p>10 800 <text:s text:c="2"/></text:p>
          </table:table-cell>
          <table:table-cell table:number-columns-repeated="1016"/>
        </table:table-row>
        <table:table-row table:style-name="ro2">
          <table:table-cell office:value-type="float" office:value="1330" calcext:value-type="float">
            <text:p>133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cuivre doré et argenté</text:p>
          </table:table-cell>
          <table:table-cell table:style-name="ce8" office:value-type="float" office:value="15500" calcext:value-type="float">
            <text:p>15 500 <text:s text:c="2"/></text:p>
          </table:table-cell>
          <table:table-cell table:number-columns-repeated="1016"/>
        </table:table-row>
        <table:table-row table:style-name="ro2">
          <table:table-cell office:value-type="float" office:value="1331" calcext:value-type="float">
            <text:p>133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modes et fleurs artificielles</text:p>
          </table:table-cell>
          <table:table-cell table:style-name="ce8" office:value-type="float" office:value="1300" calcext:value-type="float">
            <text:p>1 300 <text:s text:c="2"/></text:p>
          </table:table-cell>
          <table:table-cell table:number-columns-repeated="1016"/>
        </table:table-row>
        <table:table-row table:style-name="ro2">
          <table:table-cell office:value-type="float" office:value="1332" calcext:value-type="float">
            <text:p>133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apeterie</text:p>
          </table:table-cell>
          <table:table-cell table:style-name="ce8" office:value-type="float" office:value="600" calcext:value-type="float">
            <text:p>600 <text:s text:c="2"/></text:p>
          </table:table-cell>
          <table:table-cell table:number-columns-repeated="1016"/>
        </table:table-row>
        <table:table-row table:style-name="ro2">
          <table:table-cell office:value-type="float" office:value="1333" calcext:value-type="float">
            <text:p>133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arfumerie</text:p>
          </table:table-cell>
          <table:table-cell table:style-name="ce8" office:value-type="float" office:value="1200" calcext:value-type="float">
            <text:p>1 200 <text:s text:c="2"/></text:p>
          </table:table-cell>
          <table:table-cell table:number-columns-repeated="1016"/>
        </table:table-row>
        <table:table-row table:style-name="ro2">
          <table:table-cell office:value-type="float" office:value="1334" calcext:value-type="float">
            <text:p>133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Tableaux et estampes</text:p>
          </table:table-cell>
          <table:table-cell table:style-name="ce8" office:value-type="float" office:value="16700" calcext:value-type="float">
            <text:p>16 700 <text:s text:c="2"/></text:p>
          </table:table-cell>
          <table:table-cell table:number-columns-repeated="1016"/>
        </table:table-row>
        <table:table-row table:style-name="ro2">
          <table:table-cell office:value-type="float" office:value="1335" calcext:value-type="float">
            <text:p>133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rgent vif</text:p>
          </table:table-cell>
          <table:table-cell table:style-name="ce8" office:value-type="float" office:value="10600" calcext:value-type="float">
            <text:p>10 600 <text:s text:c="2"/></text:p>
          </table:table-cell>
          <table:table-cell table:number-columns-repeated="1016"/>
        </table:table-row>
        <table:table-row table:style-name="ro2">
          <table:table-cell office:value-type="float" office:value="1336" calcext:value-type="float">
            <text:p>133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Métaux divers</text:p>
          </table:table-cell>
          <table:table-cell table:style-name="ce8" office:value-type="float" office:value="12700" calcext:value-type="float">
            <text:p>12 700 <text:s text:c="2"/></text:p>
          </table:table-cell>
          <table:table-cell table:number-columns-repeated="1016"/>
        </table:table-row>
        <table:table-row table:style-name="ro2">
          <table:table-cell office:value-type="float" office:value="1337" calcext:value-type="float">
            <text:p>133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otonnades ; toiles mousselines</text:p>
          </table:table-cell>
          <table:table-cell table:style-name="ce8" office:value-type="float" office:value="25300" calcext:value-type="float">
            <text:p>25 300 <text:s text:c="2"/></text:p>
          </table:table-cell>
          <table:table-cell table:number-columns-repeated="1016"/>
        </table:table-row>
        <table:table-row table:style-name="ro2">
          <table:table-cell office:value-type="float" office:value="1338" calcext:value-type="float">
            <text:p>133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otonnades ; toiles peintes et indiennes</text:p>
          </table:table-cell>
          <table:table-cell table:style-name="ce8" office:value-type="float" office:value="293800" calcext:value-type="float">
            <text:p>293 800 <text:s text:c="2"/></text:p>
          </table:table-cell>
          <table:table-cell table:number-columns-repeated="1016"/>
        </table:table-row>
        <table:table-row table:style-name="ro2">
          <table:table-cell office:value-type="float" office:value="1339" calcext:value-type="float">
            <text:p>133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Lainages ; schals</text:p>
          </table:table-cell>
          <table:table-cell table:style-name="ce8" office:value-type="float" office:value="33000" calcext:value-type="float">
            <text:p>33 000 <text:s text:c="2"/></text:p>
          </table:table-cell>
          <table:table-cell table:number-columns-repeated="1016"/>
        </table:table-row>
        <table:table-row table:style-name="ro2">
          <table:table-cell office:value-type="float" office:value="1340" calcext:value-type="float">
            <text:p>134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bonneterie</text:p>
          </table:table-cell>
          <table:table-cell table:style-name="ce8" office:value-type="float" office:value="100500" calcext:value-type="float">
            <text:p>100 500 <text:s text:c="2"/></text:p>
          </table:table-cell>
          <table:table-cell table:number-columns-repeated="1016"/>
        </table:table-row>
        <table:table-row table:style-name="ro2">
          <table:table-cell office:value-type="float" office:value="1341" calcext:value-type="float">
            <text:p>134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Etoffes unies et brochées</text:p>
          </table:table-cell>
          <table:table-cell table:style-name="ce8" office:value-type="float" office:value="2387000" calcext:value-type="float">
            <text:p>2 387 000 <text:s text:c="2"/></text:p>
          </table:table-cell>
          <table:table-cell table:number-columns-repeated="1016"/>
        </table:table-row>
        <table:table-row table:style-name="ro2">
          <table:table-cell office:value-type="float" office:value="1342" calcext:value-type="float">
            <text:p>134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gazes, crêpes et tuls</text:p>
          </table:table-cell>
          <table:table-cell table:style-name="ce8" office:value-type="float" office:value="477800" calcext:value-type="float">
            <text:p>477 800 <text:s text:c="2"/></text:p>
          </table:table-cell>
          <table:table-cell table:number-columns-repeated="1016"/>
        </table:table-row>
        <table:table-row table:style-name="ro2">
          <table:table-cell office:value-type="float" office:value="1343" calcext:value-type="float">
            <text:p>134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mouchoirs et schals</text:p>
          </table:table-cell>
          <table:table-cell table:style-name="ce8" office:value-type="float" office:value="459300" calcext:value-type="float">
            <text:p>459 300 <text:s text:c="2"/></text:p>
          </table:table-cell>
          <table:table-cell table:number-columns-repeated="1016"/>
        </table:table-row>
        <table:table-row table:style-name="ro2">
          <table:table-cell office:value-type="float" office:value="1344" calcext:value-type="float">
            <text:p>134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oieries ; rubans</text:p>
          </table:table-cell>
          <table:table-cell table:style-name="ce8" office:value-type="float" office:value="258000" calcext:value-type="float">
            <text:p>258 000 <text:s text:c="2"/></text:p>
          </table:table-cell>
          <table:table-cell table:number-columns-repeated="1016"/>
        </table:table-row>
        <table:table-row table:style-name="ro2">
          <table:table-cell office:value-type="float" office:value="1345" calcext:value-type="float">
            <text:p>134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uvrages riches ; Etoffes riches</text:p>
          </table:table-cell>
          <table:table-cell table:style-name="ce8" office:value-type="float" office:value="18300" calcext:value-type="float">
            <text:p>18 300 <text:s text:c="2"/></text:p>
          </table:table-cell>
          <table:table-cell table:number-columns-repeated="1016"/>
        </table:table-row>
        <table:table-row table:style-name="ro2">
          <table:table-cell office:value-type="float" office:value="1346" calcext:value-type="float">
            <text:p>134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uvrages riches ; Ouvrages divers</text:p>
          </table:table-cell>
          <table:table-cell table:style-name="ce8" office:value-type="float" office:value="12523700" calcext:value-type="float">
            <text:p>12 523 700 <text:s text:c="2"/></text:p>
          </table:table-cell>
          <table:table-cell table:number-columns-repeated="1016"/>
        </table:table-row>
        <table:table-row table:style-name="ro2">
          <table:table-cell office:value-type="float" office:value="1347" calcext:value-type="float">
            <text:p>134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uvrages mélangés ; Bonneterie</text:p>
          </table:table-cell>
          <table:table-cell table:style-name="ce8" office:value-type="float" office:value="3700" calcext:value-type="float">
            <text:p>3 700 <text:s text:c="2"/></text:p>
          </table:table-cell>
          <table:table-cell table:number-columns-repeated="1016"/>
        </table:table-row>
        <table:table-row table:style-name="ro2">
          <table:table-cell office:value-type="float" office:value="1348" calcext:value-type="float">
            <text:p>134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 de fil et soie</text:p>
          </table:table-cell>
          <table:table-cell table:style-name="ce8" office:value-type="float" office:value="2732300" calcext:value-type="float">
            <text:p>2 732 300 <text:s text:c="2"/></text:p>
          </table:table-cell>
          <table:table-cell table:number-columns-repeated="1016"/>
        </table:table-row>
        <table:table-row table:style-name="ro2">
          <table:table-cell office:value-type="float" office:value="1349" calcext:value-type="float">
            <text:p>134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mêlées de lin et de chanvre</text:p>
          </table:table-cell>
          <table:table-cell table:style-name="ce8" office:value-type="float" office:value="303500" calcext:value-type="float">
            <text:p>303 500 <text:s text:c="2"/></text:p>
          </table:table-cell>
          <table:table-cell table:number-columns-repeated="1016"/>
        </table:table-row>
        <table:table-row table:style-name="ro2">
          <table:table-cell office:value-type="float" office:value="1350" calcext:value-type="float">
            <text:p>135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hanvre</text:p>
          </table:table-cell>
          <table:table-cell table:style-name="ce8" office:value-type="float" office:value="1403600" calcext:value-type="float">
            <text:p>1 403 600 <text:s text:c="2"/></text:p>
          </table:table-cell>
          <table:table-cell table:number-columns-repeated="1016"/>
        </table:table-row>
        <table:table-row table:style-name="ro2">
          <table:table-cell office:value-type="float" office:value="1351" calcext:value-type="float">
            <text:p>135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</text:p>
          </table:table-cell>
          <table:table-cell table:style-name="ce8" office:value-type="float" office:value="4099200" calcext:value-type="float">
            <text:p>4 099 200 <text:s text:c="2"/></text:p>
          </table:table-cell>
          <table:table-cell table:number-columns-repeated="1016"/>
        </table:table-row>
        <table:table-row table:style-name="ro2">
          <table:table-cell office:value-type="float" office:value="1352" calcext:value-type="float">
            <text:p>135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, batiste et linon</text:p>
          </table:table-cell>
          <table:table-cell table:style-name="ce8" office:value-type="float" office:value="4370200" calcext:value-type="float">
            <text:p>4 370 200 <text:s text:c="2"/></text:p>
          </table:table-cell>
          <table:table-cell table:number-columns-repeated="1016"/>
        </table:table-row>
        <table:table-row table:style-name="ro2">
          <table:table-cell office:value-type="float" office:value="1353" calcext:value-type="float">
            <text:p>135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urtil et à carreaux</text:p>
          </table:table-cell>
          <table:table-cell table:style-name="ce8" office:value-type="float" office:value="26600" calcext:value-type="float">
            <text:p>26 600 <text:s text:c="2"/></text:p>
          </table:table-cell>
          <table:table-cell table:number-columns-repeated="1016"/>
        </table:table-row>
        <table:table-row table:style-name="ro2">
          <table:table-cell office:value-type="float" office:value="1354" calcext:value-type="float">
            <text:p>135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à voiles</text:p>
          </table:table-cell>
          <table:table-cell table:style-name="ce8" office:value-type="float" office:value="20600" calcext:value-type="float">
            <text:p>20 600 <text:s text:c="2"/></text:p>
          </table:table-cell>
          <table:table-cell table:number-columns-repeated="1016"/>
        </table:table-row>
        <table:table-row table:style-name="ro2">
          <table:table-cell office:value-type="float" office:value="1355" calcext:value-type="float">
            <text:p>135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Articles réunis</text:p>
          </table:table-cell>
          <table:table-cell table:style-name="ce8" office:value-type="float" office:value="371900" calcext:value-type="float">
            <text:p>371 900 <text:s text:c="2"/></text:p>
          </table:table-cell>
          <table:table-cell table:number-columns-repeated="1016"/>
        </table:table-row>
        <table:table-row table:style-name="ro2">
          <table:table-cell office:value-type="float" office:value="1356" calcext:value-type="float">
            <text:p>135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Bijouterie</text:p>
          </table:table-cell>
          <table:table-cell table:style-name="ce8" office:value-type="float" office:value="503500" calcext:value-type="float">
            <text:p>503 500 <text:s text:c="2"/></text:p>
          </table:table-cell>
          <table:table-cell table:number-columns-repeated="1016"/>
        </table:table-row>
        <table:table-row table:style-name="ro2">
          <table:table-cell office:value-type="float" office:value="1357" calcext:value-type="float">
            <text:p>135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Cartes à jouer</text:p>
          </table:table-cell>
          <table:table-cell table:style-name="ce8" office:value-type="float" office:value="19900" calcext:value-type="float">
            <text:p>19 900 <text:s text:c="2"/></text:p>
          </table:table-cell>
          <table:table-cell table:number-columns-repeated="1016"/>
        </table:table-row>
        <table:table-row table:style-name="ro2">
          <table:table-cell office:value-type="float" office:value="1358" calcext:value-type="float">
            <text:p>135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Cordages</text:p>
          </table:table-cell>
          <table:table-cell table:style-name="ce8" office:value-type="float" office:value="9700" calcext:value-type="float">
            <text:p>9 700 <text:s text:c="2"/></text:p>
          </table:table-cell>
          <table:table-cell table:number-columns-repeated="1016"/>
        </table:table-row>
        <table:table-row table:style-name="ro2">
          <table:table-cell office:value-type="float" office:value="1359" calcext:value-type="float">
            <text:p>135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Gants de peau</text:p>
          </table:table-cell>
          <table:table-cell table:style-name="ce8" office:value-type="float" office:value="342800" calcext:value-type="float">
            <text:p>342 800 <text:s text:c="2"/></text:p>
          </table:table-cell>
          <table:table-cell table:number-columns-repeated="1016"/>
        </table:table-row>
        <table:table-row table:style-name="ro2">
          <table:table-cell office:value-type="float" office:value="1360" calcext:value-type="float">
            <text:p>136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Habillements et lingerie</text:p>
          </table:table-cell>
          <table:table-cell table:style-name="ce8" office:value-type="float" office:value="20800" calcext:value-type="float">
            <text:p>20 800 <text:s text:c="2"/></text:p>
          </table:table-cell>
          <table:table-cell table:number-columns-repeated="1016"/>
        </table:table-row>
        <table:table-row table:style-name="ro2">
          <table:table-cell office:value-type="float" office:value="1361" calcext:value-type="float">
            <text:p>136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Horlogerie</text:p>
          </table:table-cell>
          <table:table-cell table:style-name="ce8" office:value-type="float" office:value="255200" calcext:value-type="float">
            <text:p>255 200 <text:s text:c="2"/></text:p>
          </table:table-cell>
          <table:table-cell table:number-columns-repeated="1016"/>
        </table:table-row>
        <table:table-row table:style-name="ro2">
          <table:table-cell office:value-type="float" office:value="1362" calcext:value-type="float">
            <text:p>136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Librairie</text:p>
          </table:table-cell>
          <table:table-cell table:style-name="ce8" office:value-type="float" office:value="4707800" calcext:value-type="float">
            <text:p>4 707 800 <text:s text:c="2"/></text:p>
          </table:table-cell>
          <table:table-cell table:number-columns-repeated="1016"/>
        </table:table-row>
        <table:table-row table:style-name="ro2">
          <table:table-cell office:value-type="float" office:value="1363" calcext:value-type="float">
            <text:p>136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Meubles et glaces</text:p>
          </table:table-cell>
          <table:table-cell table:style-name="ce8" office:value-type="float" office:value="477400" calcext:value-type="float">
            <text:p>477 400 <text:s text:c="2"/></text:p>
          </table:table-cell>
          <table:table-cell table:number-columns-repeated="1016"/>
        </table:table-row>
        <table:table-row table:style-name="ro2">
          <table:table-cell office:value-type="float" office:value="1364" calcext:value-type="float">
            <text:p>136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gnons de fleurs</text:p>
          </table:table-cell>
          <table:table-cell table:style-name="ce8" office:value-type="float" office:value="47100" calcext:value-type="float">
            <text:p>47 100 <text:s text:c="2"/></text:p>
          </table:table-cell>
          <table:table-cell table:number-columns-repeated="1016"/>
        </table:table-row>
        <table:table-row table:style-name="ro2">
          <table:table-cell office:value-type="float" office:value="1365" calcext:value-type="float">
            <text:p>136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cuir</text:p>
          </table:table-cell>
          <table:table-cell table:style-name="ce8" office:value-type="float" office:value="23700" calcext:value-type="float">
            <text:p>23 700 <text:s text:c="2"/></text:p>
          </table:table-cell>
          <table:table-cell table:number-columns-repeated="1016"/>
        </table:table-row>
        <table:table-row table:style-name="ro2">
          <table:table-cell office:value-type="float" office:value="1366" calcext:value-type="float">
            <text:p>136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cuivre doré et argenté</text:p>
          </table:table-cell>
          <table:table-cell table:style-name="ce8" office:value-type="float" office:value="819400" calcext:value-type="float">
            <text:p>819 400 <text:s text:c="2"/></text:p>
          </table:table-cell>
          <table:table-cell table:number-columns-repeated="1016"/>
        </table:table-row>
        <table:table-row table:style-name="ro2">
          <table:table-cell office:value-type="float" office:value="1367" calcext:value-type="float">
            <text:p>136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 de marbre</text:p>
          </table:table-cell>
          <table:table-cell table:style-name="ce8" office:value-type="float" office:value="11000" calcext:value-type="float">
            <text:p>11 000 <text:s text:c="2"/></text:p>
          </table:table-cell>
          <table:table-cell table:number-columns-repeated="1016"/>
        </table:table-row>
        <table:table-row table:style-name="ro2">
          <table:table-cell office:value-type="float" office:value="1368" calcext:value-type="float">
            <text:p>136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Ouvrages de modes et fleurs artificielles</text:p>
          </table:table-cell>
          <table:table-cell table:style-name="ce8" office:value-type="float" office:value="225300" calcext:value-type="float">
            <text:p>225 300 <text:s text:c="2"/></text:p>
          </table:table-cell>
          <table:table-cell table:number-columns-repeated="1016"/>
        </table:table-row>
        <table:table-row table:style-name="ro2">
          <table:table-cell office:value-type="float" office:value="1369" calcext:value-type="float">
            <text:p>136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apeterie</text:p>
          </table:table-cell>
          <table:table-cell table:style-name="ce8" office:value-type="float" office:value="117800" calcext:value-type="float">
            <text:p>117 800 <text:s text:c="2"/></text:p>
          </table:table-cell>
          <table:table-cell table:number-columns-repeated="1016"/>
        </table:table-row>
        <table:table-row table:style-name="ro2">
          <table:table-cell office:value-type="float" office:value="1370" calcext:value-type="float">
            <text:p>137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arfumerie</text:p>
          </table:table-cell>
          <table:table-cell table:style-name="ce8" office:value-type="float" office:value="287900" calcext:value-type="float">
            <text:p>287 900 <text:s text:c="2"/></text:p>
          </table:table-cell>
          <table:table-cell table:number-columns-repeated="1016"/>
        </table:table-row>
        <table:table-row table:style-name="ro2">
          <table:table-cell office:value-type="float" office:value="1371" calcext:value-type="float">
            <text:p>137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eaux et pelleteries</text:p>
          </table:table-cell>
          <table:table-cell table:style-name="ce8" office:value-type="float" office:value="48900" calcext:value-type="float">
            <text:p>48 900 <text:s text:c="2"/></text:p>
          </table:table-cell>
          <table:table-cell table:number-columns-repeated="1016"/>
        </table:table-row>
        <table:table-row table:style-name="ro2">
          <table:table-cell office:value-type="float" office:value="1372" calcext:value-type="float">
            <text:p>137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ierres et meules</text:p>
          </table:table-cell>
          <table:table-cell table:style-name="ce8" office:value-type="float" office:value="11200" calcext:value-type="float">
            <text:p>11 200 <text:s text:c="2"/></text:p>
          </table:table-cell>
          <table:table-cell table:number-columns-repeated="1016"/>
        </table:table-row>
        <table:table-row table:style-name="ro2">
          <table:table-cell office:value-type="float" office:value="1373" calcext:value-type="float">
            <text:p>137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lumes de toute sorte</text:p>
          </table:table-cell>
          <table:table-cell table:style-name="ce8" office:value-type="float" office:value="23600" calcext:value-type="float">
            <text:p>23 600 <text:s text:c="2"/></text:p>
          </table:table-cell>
          <table:table-cell table:number-columns-repeated="1016"/>
        </table:table-row>
        <table:table-row table:style-name="ro2">
          <table:table-cell office:value-type="float" office:value="1374" calcext:value-type="float">
            <text:p>137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Porcelaine</text:p>
          </table:table-cell>
          <table:table-cell table:style-name="ce8" office:value-type="float" office:value="5722000" calcext:value-type="float">
            <text:p>5 722 000 <text:s text:c="2"/></text:p>
          </table:table-cell>
          <table:table-cell table:number-columns-repeated="1016"/>
        </table:table-row>
        <table:table-row table:style-name="ro2">
          <table:table-cell office:value-type="float" office:value="1375" calcext:value-type="float">
            <text:p>137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Tableaux et estampes</text:p>
          </table:table-cell>
          <table:table-cell table:style-name="ce8" office:value-type="float" office:value="128000" calcext:value-type="float">
            <text:p>128 000 <text:s text:c="2"/></text:p>
          </table:table-cell>
          <table:table-cell table:number-columns-repeated="1016"/>
        </table:table-row>
        <table:table-row table:style-name="ro2">
          <table:table-cell office:value-type="float" office:value="1376" calcext:value-type="float">
            <text:p>137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Verrerie</text:p>
          </table:table-cell>
          <table:table-cell table:style-name="ce8" office:value-type="float" office:value="42000" calcext:value-type="float">
            <text:p>42 000 <text:s text:c="2"/></text:p>
          </table:table-cell>
          <table:table-cell table:number-columns-repeated="1016"/>
        </table:table-row>
        <table:table-row table:style-name="ro2">
          <table:table-cell office:value-type="float" office:value="1377" calcext:value-type="float">
            <text:p>137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Industrie Française</text:p>
          </table:table-cell>
          <table:table-cell office:value-type="string" calcext:value-type="string">
            <text:p>Articles réunis</text:p>
          </table:table-cell>
          <table:table-cell table:style-name="ce8" office:value-type="float" office:value="90700" calcext:value-type="float">
            <text:p>90 700 <text:s text:c="2"/></text:p>
          </table:table-cell>
          <table:table-cell table:number-columns-repeated="1016"/>
        </table:table-row>
        <table:table-row table:style-name="ro2">
          <table:table-cell office:value-type="float" office:value="1378" calcext:value-type="float">
            <text:p>137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Crème de tartre</text:p>
          </table:table-cell>
          <table:table-cell table:style-name="ce8" office:value-type="float" office:value="2200" calcext:value-type="float">
            <text:p>2 200 <text:s text:c="2"/></text:p>
          </table:table-cell>
          <table:table-cell table:number-columns-repeated="1016"/>
        </table:table-row>
        <table:table-row table:style-name="ro2">
          <table:table-cell office:value-type="float" office:value="1379" calcext:value-type="float">
            <text:p>137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diverses</text:p>
          </table:table-cell>
          <table:table-cell table:style-name="ce8" office:value-type="float" office:value="1900" calcext:value-type="float">
            <text:p>1 900 <text:s text:c="2"/></text:p>
          </table:table-cell>
          <table:table-cell table:number-columns-repeated="1016"/>
        </table:table-row>
        <table:table-row table:style-name="ro2">
          <table:table-cell office:value-type="float" office:value="1380" calcext:value-type="float">
            <text:p>138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table:style-name="ce8" office:value-type="float" office:value="1300" calcext:value-type="float">
            <text:p>1 300 <text:s text:c="2"/></text:p>
          </table:table-cell>
          <table:table-cell table:number-columns-repeated="1016"/>
        </table:table-row>
        <table:table-row table:style-name="ro2">
          <table:table-cell office:value-type="float" office:value="1381" calcext:value-type="float">
            <text:p>138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table:number-columns-repeated="2" office:value-type="string" calcext:value-type="string">
            <text:p>Drogues diverses</text:p>
          </table:table-cell>
          <table:table-cell table:style-name="ce8" office:value-type="float" office:value="163100" calcext:value-type="float">
            <text:p>163 100 <text:s text:c="2"/></text:p>
          </table:table-cell>
          <table:table-cell table:number-columns-repeated="1016"/>
        </table:table-row>
        <table:table-row table:style-name="ro2">
          <table:table-cell office:value-type="float" office:value="1382" calcext:value-type="float">
            <text:p>138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Essence et huile de térébenthine</text:p>
          </table:table-cell>
          <table:table-cell table:style-name="ce8" office:value-type="float" office:value="800" calcext:value-type="float">
            <text:p>800 <text:s text:c="2"/></text:p>
          </table:table-cell>
          <table:table-cell table:number-columns-repeated="1016"/>
        </table:table-row>
        <table:table-row table:style-name="ro2">
          <table:table-cell office:value-type="float" office:value="1383" calcext:value-type="float">
            <text:p>138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Vitriol, huile et acide vitriolique</text:p>
          </table:table-cell>
          <table:table-cell table:style-name="ce8" office:value-type="float" office:value="9100" calcext:value-type="float">
            <text:p>9 100 <text:s text:c="2"/></text:p>
          </table:table-cell>
          <table:table-cell table:number-columns-repeated="1016"/>
        </table:table-row>
        <table:table-row table:style-name="ro2">
          <table:table-cell office:value-type="float" office:value="1384" calcext:value-type="float">
            <text:p>138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table:number-columns-repeated="2" office:value-type="string" calcext:value-type="string">
            <text:p>Articles réunis de peu de valeur</text:p>
          </table:table-cell>
          <table:table-cell table:style-name="ce8" office:value-type="float" office:value="2100" calcext:value-type="float">
            <text:p>2 100 <text:s text:c="2"/></text:p>
          </table:table-cell>
          <table:table-cell table:number-columns-repeated="1016"/>
        </table:table-row>
        <table:table-row table:style-name="ro2">
          <table:table-cell office:value-type="float" office:value="1385" calcext:value-type="float">
            <text:p>138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diverses</text:p>
          </table:table-cell>
          <table:table-cell table:style-name="ce8" office:value-type="float" office:value="1300" calcext:value-type="float">
            <text:p>1 300 <text:s text:c="2"/></text:p>
          </table:table-cell>
          <table:table-cell table:number-columns-repeated="1016"/>
        </table:table-row>
        <table:table-row table:style-name="ro2">
          <table:table-cell office:value-type="float" office:value="1386" calcext:value-type="float">
            <text:p>138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table:style-name="ce8" office:value-type="float" office:value="1600" calcext:value-type="float">
            <text:p>1 600 <text:s text:c="2"/></text:p>
          </table:table-cell>
          <table:table-cell table:number-columns-repeated="1016"/>
        </table:table-row>
        <table:table-row table:style-name="ro2">
          <table:table-cell office:value-type="float" office:value="1387" calcext:value-type="float">
            <text:p>138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table:style-name="ce8" office:value-type="float" office:value="2900" calcext:value-type="float">
            <text:p>2 900 <text:s text:c="2"/></text:p>
          </table:table-cell>
          <table:table-cell table:number-columns-repeated="1016"/>
        </table:table-row>
        <table:table-row table:style-name="ro2">
          <table:table-cell office:value-type="float" office:value="1388" calcext:value-type="float">
            <text:p>138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table:number-columns-repeated="2" office:value-type="string" calcext:value-type="string">
            <text:p>Drogues diverses</text:p>
          </table:table-cell>
          <table:table-cell table:style-name="ce8" office:value-type="float" office:value="96400" calcext:value-type="float">
            <text:p>96 400 <text:s text:c="2"/></text:p>
          </table:table-cell>
          <table:table-cell table:number-columns-repeated="1016"/>
        </table:table-row>
        <table:table-row table:style-name="ro2">
          <table:table-cell office:value-type="float" office:value="1389" calcext:value-type="float">
            <text:p>138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table:style-name="ce8" office:value-type="float" office:value="800" calcext:value-type="float">
            <text:p>800 <text:s text:c="2"/></text:p>
          </table:table-cell>
          <table:table-cell table:number-columns-repeated="1016"/>
        </table:table-row>
        <table:table-row table:style-name="ro2">
          <table:table-cell office:value-type="float" office:value="1390" calcext:value-type="float">
            <text:p>139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Sels chimiques</text:p>
          </table:table-cell>
          <table:table-cell table:style-name="ce8" office:value-type="float" office:value="5500" calcext:value-type="float">
            <text:p>5 500 <text:s text:c="2"/></text:p>
          </table:table-cell>
          <table:table-cell table:number-columns-repeated="1016"/>
        </table:table-row>
        <table:table-row table:style-name="ro2">
          <table:table-cell office:value-type="float" office:value="1391" calcext:value-type="float">
            <text:p>139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table:number-columns-repeated="2" office:value-type="string" calcext:value-type="string">
            <text:p>Articles réunis de peu de valeur</text:p>
          </table:table-cell>
          <table:table-cell table:style-name="ce8"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1392" calcext:value-type="float">
            <text:p>139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Crème de tartre</text:p>
          </table:table-cell>
          <table:table-cell table:style-name="ce8" office:value-type="float" office:value="10800" calcext:value-type="float">
            <text:p>10 800 <text:s text:c="2"/></text:p>
          </table:table-cell>
          <table:table-cell table:number-columns-repeated="1016"/>
        </table:table-row>
        <table:table-row table:style-name="ro2">
          <table:table-cell office:value-type="float" office:value="1393" calcext:value-type="float">
            <text:p>139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diverses</text:p>
          </table:table-cell>
          <table:table-cell table:style-name="ce8" office:value-type="float" office:value="263300" calcext:value-type="float">
            <text:p>263 300 <text:s text:c="2"/></text:p>
          </table:table-cell>
          <table:table-cell table:number-columns-repeated="1016"/>
        </table:table-row>
        <table:table-row table:style-name="ro2">
          <table:table-cell office:value-type="float" office:value="1394" calcext:value-type="float">
            <text:p>139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Eaux minérales</text:p>
          </table:table-cell>
          <table:table-cell table:style-name="ce8" office:value-type="float" office:value="2500" calcext:value-type="float">
            <text:p>2 500 <text:s text:c="2"/></text:p>
          </table:table-cell>
          <table:table-cell table:number-columns-repeated="1016"/>
        </table:table-row>
        <table:table-row table:style-name="ro2">
          <table:table-cell office:value-type="float" office:value="1395" calcext:value-type="float">
            <text:p>139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table:style-name="ce8" office:value-type="float" office:value="45900" calcext:value-type="float">
            <text:p>45 900 <text:s text:c="2"/></text:p>
          </table:table-cell>
          <table:table-cell table:number-columns-repeated="1016"/>
        </table:table-row>
        <table:table-row table:style-name="ro2">
          <table:table-cell office:value-type="float" office:value="1396" calcext:value-type="float">
            <text:p>139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Régule d'antimoine</text:p>
          </table:table-cell>
          <table:table-cell table:style-name="ce8"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>
          <table:table-cell office:value-type="float" office:value="1397" calcext:value-type="float">
            <text:p>139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table:style-name="ce8" office:value-type="float" office:value="150200" calcext:value-type="float">
            <text:p>150 200 <text:s text:c="2"/></text:p>
          </table:table-cell>
          <table:table-cell table:number-columns-repeated="1016"/>
        </table:table-row>
        <table:table-row table:style-name="ro2">
          <table:table-cell office:value-type="float" office:value="1398" calcext:value-type="float">
            <text:p>139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table:number-columns-repeated="2" office:value-type="string" calcext:value-type="string">
            <text:p>Drogues diverses</text:p>
          </table:table-cell>
          <table:table-cell table:style-name="ce8" office:value-type="float" office:value="1411500" calcext:value-type="float">
            <text:p>1 411 500 <text:s text:c="2"/></text:p>
          </table:table-cell>
          <table:table-cell table:number-columns-repeated="1016"/>
        </table:table-row>
        <table:table-row table:style-name="ro2">
          <table:table-cell office:value-type="float" office:value="1399" calcext:value-type="float">
            <text:p>139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Essence et huile de térébenthine</text:p>
          </table:table-cell>
          <table:table-cell table:style-name="ce8" office:value-type="float" office:value="73300" calcext:value-type="float">
            <text:p>73 300 <text:s text:c="2"/></text:p>
          </table:table-cell>
          <table:table-cell table:number-columns-repeated="1016"/>
        </table:table-row>
        <table:table-row table:style-name="ro2">
          <table:table-cell office:value-type="float" office:value="1400" calcext:value-type="float">
            <text:p>140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table:style-name="ce8" office:value-type="float" office:value="138700" calcext:value-type="float">
            <text:p>138 700 <text:s text:c="2"/></text:p>
          </table:table-cell>
          <table:table-cell table:number-columns-repeated="1016"/>
        </table:table-row>
        <table:table-row table:style-name="ro2">
          <table:table-cell office:value-type="float" office:value="1401" calcext:value-type="float">
            <text:p>140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Sels chimiques</text:p>
          </table:table-cell>
          <table:table-cell table:style-name="ce8" office:value-type="float" office:value="96000" calcext:value-type="float">
            <text:p>96 000 <text:s text:c="2"/></text:p>
          </table:table-cell>
          <table:table-cell table:number-columns-repeated="1016"/>
        </table:table-row>
        <table:table-row table:style-name="ro2">
          <table:table-cell office:value-type="float" office:value="1402" calcext:value-type="float">
            <text:p>140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Vitriol, huile et acide vitriolique</text:p>
          </table:table-cell>
          <table:table-cell table:style-name="ce8" office:value-type="float" office:value="164900" calcext:value-type="float">
            <text:p>164 900 <text:s text:c="2"/></text:p>
          </table:table-cell>
          <table:table-cell table:number-columns-repeated="1016"/>
        </table:table-row>
        <table:table-row table:style-name="ro2">
          <table:table-cell office:value-type="float" office:value="1403" calcext:value-type="float">
            <text:p>140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table:number-columns-repeated="2" office:value-type="string" calcext:value-type="string">
            <text:p>Articles réunis de peu de valeur</text:p>
          </table:table-cell>
          <table:table-cell table:style-name="ce8" office:value-type="float" office:value="18500" calcext:value-type="float">
            <text:p>18 500 <text:s text:c="2"/></text:p>
          </table:table-cell>
          <table:table-cell table:number-columns-repeated="1016"/>
        </table:table-row>
        <table:table-row table:style-name="ro2">
          <table:table-cell office:value-type="float" office:value="1404" calcext:value-type="float">
            <text:p>140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table:style-name="ce6" office:value-type="string" calcext:value-type="string">
            <text:p>République de Sui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Crème de tartre</text:p>
          </table:table-cell>
          <table:table-cell table:style-name="ce8" office:value-type="float" office:value="1900" calcext:value-type="float">
            <text:p>1 900 <text:s text:c="2"/></text:p>
          </table:table-cell>
          <table:table-cell table:number-columns-repeated="1016"/>
        </table:table-row>
        <table:table-row table:style-name="ro2">
          <table:table-cell office:value-type="float" office:value="1405" calcext:value-type="float">
            <text:p>140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table:style-name="ce6" office:value-type="string" calcext:value-type="string">
            <text:p>République de Sui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diverses</text:p>
          </table:table-cell>
          <table:table-cell table:style-name="ce8" office:value-type="float" office:value="40100" calcext:value-type="float">
            <text:p>40 100 <text:s text:c="2"/></text:p>
          </table:table-cell>
          <table:table-cell table:number-columns-repeated="1016"/>
        </table:table-row>
        <table:table-row table:style-name="ro2">
          <table:table-cell office:value-type="float" office:value="1406" calcext:value-type="float">
            <text:p>140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table:style-name="ce6" office:value-type="string" calcext:value-type="string">
            <text:p>République de Sui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Eaux minérales</text:p>
          </table:table-cell>
          <table:table-cell table:style-name="ce8" office:value-type="float" office:value="3700" calcext:value-type="float">
            <text:p>3 700 <text:s text:c="2"/></text:p>
          </table:table-cell>
          <table:table-cell table:number-columns-repeated="1016"/>
        </table:table-row>
        <table:table-row table:style-name="ro2">
          <table:table-cell office:value-type="float" office:value="1407" calcext:value-type="float">
            <text:p>140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table:style-name="ce6" office:value-type="string" calcext:value-type="string">
            <text:p>République de Sui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table:style-name="ce8" office:value-type="float" office:value="12700" calcext:value-type="float">
            <text:p>12 700 <text:s text:c="2"/></text:p>
          </table:table-cell>
          <table:table-cell table:number-columns-repeated="1016"/>
        </table:table-row>
        <table:table-row table:style-name="ro2">
          <table:table-cell office:value-type="float" office:value="1408" calcext:value-type="float">
            <text:p>140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table:style-name="ce6" office:value-type="string" calcext:value-type="string">
            <text:p>République de Sui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Régule d'antimoine</text:p>
          </table:table-cell>
          <table:table-cell table:style-name="ce8"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1409" calcext:value-type="float">
            <text:p>140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table:style-name="ce6" office:value-type="string" calcext:value-type="string">
            <text:p>République de Sui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table:style-name="ce8" office:value-type="float" office:value="65100" calcext:value-type="float">
            <text:p>65 100 <text:s text:c="2"/></text:p>
          </table:table-cell>
          <table:table-cell table:number-columns-repeated="1016"/>
        </table:table-row>
        <table:table-row table:style-name="ro2">
          <table:table-cell office:value-type="float" office:value="1410" calcext:value-type="float">
            <text:p>141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table:style-name="ce6" office:value-type="string" calcext:value-type="string">
            <text:p>République de Suisse</text:p>
          </table:table-cell>
          <table:table-cell table:number-columns-repeated="2" office:value-type="string" calcext:value-type="string">
            <text:p>Drogues diverses</text:p>
          </table:table-cell>
          <table:table-cell table:style-name="ce8" office:value-type="float" office:value="161300" calcext:value-type="float">
            <text:p>161 300 <text:s text:c="2"/></text:p>
          </table:table-cell>
          <table:table-cell table:number-columns-repeated="1016"/>
        </table:table-row>
        <table:table-row table:style-name="ro2">
          <table:table-cell office:value-type="float" office:value="1411" calcext:value-type="float">
            <text:p>141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table:style-name="ce6" office:value-type="string" calcext:value-type="string">
            <text:p>République de Suiss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Essence et huile de térébenthine</text:p>
          </table:table-cell>
          <table:table-cell table:style-name="ce8" office:value-type="float" office:value="15400" calcext:value-type="float">
            <text:p>15 400 <text:s text:c="2"/></text:p>
          </table:table-cell>
          <table:table-cell table:number-columns-repeated="1016"/>
        </table:table-row>
        <table:table-row table:style-name="ro2">
          <table:table-cell office:value-type="float" office:value="1412" calcext:value-type="float">
            <text:p>141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table:style-name="ce6" office:value-type="string" calcext:value-type="string">
            <text:p>République de Suiss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table:style-name="ce8" office:value-type="float" office:value="43400" calcext:value-type="float">
            <text:p>43 400 <text:s text:c="2"/></text:p>
          </table:table-cell>
          <table:table-cell table:number-columns-repeated="1016"/>
        </table:table-row>
        <table:table-row table:style-name="ro2">
          <table:table-cell office:value-type="float" office:value="1413" calcext:value-type="float">
            <text:p>141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table:style-name="ce6" office:value-type="string" calcext:value-type="string">
            <text:p>République de Suiss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Sels chimiques</text:p>
          </table:table-cell>
          <table:table-cell table:style-name="ce8" office:value-type="float" office:value="25400" calcext:value-type="float">
            <text:p>25 400 <text:s text:c="2"/></text:p>
          </table:table-cell>
          <table:table-cell table:number-columns-repeated="1016"/>
        </table:table-row>
        <table:table-row table:style-name="ro2">
          <table:table-cell office:value-type="float" office:value="1414" calcext:value-type="float">
            <text:p>141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table:style-name="ce6" office:value-type="string" calcext:value-type="string">
            <text:p>République de Suiss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Vitriol, huile et acide vitriolique</text:p>
          </table:table-cell>
          <table:table-cell table:style-name="ce8" office:value-type="float" office:value="53500" calcext:value-type="float">
            <text:p>53 500 <text:s text:c="2"/></text:p>
          </table:table-cell>
          <table:table-cell table:number-columns-repeated="1016"/>
        </table:table-row>
        <table:table-row table:style-name="ro2">
          <table:table-cell office:value-type="float" office:value="1415" calcext:value-type="float">
            <text:p>141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table:style-name="ce6" office:value-type="string" calcext:value-type="string">
            <text:p>République de Suisse</text:p>
          </table:table-cell>
          <table:table-cell table:number-columns-repeated="2" office:value-type="string" calcext:value-type="string">
            <text:p>Articles réunis de peu de valeur</text:p>
          </table:table-cell>
          <table:table-cell table:style-name="ce8" office:value-type="float" office:value="16400" calcext:value-type="float">
            <text:p>16 400 <text:s text:c="2"/></text:p>
          </table:table-cell>
          <table:table-cell table:number-columns-repeated="1016"/>
        </table:table-row>
        <table:table-row table:style-name="ro2">
          <table:table-cell office:value-type="float" office:value="1416" calcext:value-type="float">
            <text:p>141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Crème de tartre</text:p>
          </table:table-cell>
          <table:table-cell table:style-name="ce8"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>
          <table:table-cell office:value-type="float" office:value="1417" calcext:value-type="float">
            <text:p>141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diverses</text:p>
          </table:table-cell>
          <table:table-cell table:style-name="ce8" office:value-type="float" office:value="19000" calcext:value-type="float">
            <text:p>19 000 <text:s text:c="2"/></text:p>
          </table:table-cell>
          <table:table-cell table:number-columns-repeated="1016"/>
        </table:table-row>
        <table:table-row table:style-name="ro2">
          <table:table-cell office:value-type="float" office:value="1418" calcext:value-type="float">
            <text:p>141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Mouches cantharides</text:p>
          </table:table-cell>
          <table:table-cell table:style-name="ce8" office:value-type="float" office:value="500" calcext:value-type="float">
            <text:p>500 <text:s text:c="2"/></text:p>
          </table:table-cell>
          <table:table-cell table:number-columns-repeated="1016"/>
        </table:table-row>
        <table:table-row table:style-name="ro2">
          <table:table-cell office:value-type="float" office:value="1419" calcext:value-type="float">
            <text:p>141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Régule d'antimoine</text:p>
          </table:table-cell>
          <table:table-cell table:style-name="ce8" office:value-type="float" office:value="160800" calcext:value-type="float">
            <text:p>160 800 <text:s text:c="2"/></text:p>
          </table:table-cell>
          <table:table-cell table:number-columns-repeated="1016"/>
        </table:table-row>
        <table:table-row table:style-name="ro2">
          <table:table-cell office:value-type="float" office:value="1420" calcext:value-type="float">
            <text:p>142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table:style-name="ce8" office:value-type="float" office:value="700" calcext:value-type="float">
            <text:p>700 <text:s text:c="2"/></text:p>
          </table:table-cell>
          <table:table-cell table:number-columns-repeated="1016"/>
        </table:table-row>
        <table:table-row table:style-name="ro2">
          <table:table-cell office:value-type="float" office:value="1421" calcext:value-type="float">
            <text:p>142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table:number-columns-repeated="2" office:value-type="string" calcext:value-type="string">
            <text:p>Drogues diverses</text:p>
          </table:table-cell>
          <table:table-cell table:style-name="ce8" office:value-type="float" office:value="75300" calcext:value-type="float">
            <text:p>75 300 <text:s text:c="2"/></text:p>
          </table:table-cell>
          <table:table-cell table:number-columns-repeated="1016"/>
        </table:table-row>
        <table:table-row table:style-name="ro2">
          <table:table-cell office:value-type="float" office:value="1422" calcext:value-type="float">
            <text:p>142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Essence et huile de térébenthine</text:p>
          </table:table-cell>
          <table:table-cell table:style-name="ce8" office:value-type="float" office:value="2600" calcext:value-type="float">
            <text:p>2 600 <text:s text:c="2"/></text:p>
          </table:table-cell>
          <table:table-cell table:number-columns-repeated="1016"/>
        </table:table-row>
        <table:table-row table:style-name="ro2">
          <table:table-cell office:value-type="float" office:value="1423" calcext:value-type="float">
            <text:p>142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Sels chimiques</text:p>
          </table:table-cell>
          <table:table-cell table:style-name="ce8" office:value-type="float" office:value="400" calcext:value-type="float">
            <text:p>400 <text:s text:c="2"/></text:p>
          </table:table-cell>
          <table:table-cell table:number-columns-repeated="1016"/>
        </table:table-row>
        <table:table-row table:style-name="ro2">
          <table:table-cell office:value-type="float" office:value="1424" calcext:value-type="float">
            <text:p>142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Vitriol, huile et acide vitriolique</text:p>
          </table:table-cell>
          <table:table-cell table:style-name="ce8" office:value-type="float" office:value="4200" calcext:value-type="float">
            <text:p>4 200 <text:s text:c="2"/></text:p>
          </table:table-cell>
          <table:table-cell table:number-columns-repeated="1016"/>
        </table:table-row>
        <table:table-row table:style-name="ro2">
          <table:table-cell office:value-type="float" office:value="1425" calcext:value-type="float">
            <text:p>142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tats-Unis de l'Amérique</text:p>
          </table:table-cell>
          <table:table-cell table:number-columns-repeated="2" office:value-type="string" calcext:value-type="string">
            <text:p>Articles réunis de peu de valeur</text:p>
          </table:table-cell>
          <table:table-cell table:style-name="ce8" office:value-type="float" office:value="26200" calcext:value-type="float">
            <text:p>26 200 <text:s text:c="2"/></text:p>
          </table:table-cell>
          <table:table-cell table:number-columns-repeated="1016"/>
        </table:table-row>
        <table:table-row table:style-name="ro2">
          <table:table-cell office:value-type="float" office:value="1426" calcext:value-type="float">
            <text:p>142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Crème de tartre</text:p>
          </table:table-cell>
          <table:table-cell table:style-name="ce8" office:value-type="float" office:value="900" calcext:value-type="float">
            <text:p>900 <text:s text:c="2"/></text:p>
          </table:table-cell>
          <table:table-cell table:number-columns-repeated="1016"/>
        </table:table-row>
        <table:table-row table:style-name="ro2">
          <table:table-cell office:value-type="float" office:value="1427" calcext:value-type="float">
            <text:p>142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diverses</text:p>
          </table:table-cell>
          <table:table-cell table:style-name="ce8" office:value-type="float" office:value="168600" calcext:value-type="float">
            <text:p>168 600 <text:s text:c="2"/></text:p>
          </table:table-cell>
          <table:table-cell table:number-columns-repeated="1016"/>
        </table:table-row>
        <table:table-row table:style-name="ro2">
          <table:table-cell office:value-type="float" office:value="1428" calcext:value-type="float">
            <text:p>142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Eaux minérales</text:p>
          </table:table-cell>
          <table:table-cell table:style-name="ce8" office:value-type="float" office:value="9000" calcext:value-type="float">
            <text:p>9 000 <text:s text:c="2"/></text:p>
          </table:table-cell>
          <table:table-cell table:number-columns-repeated="1016"/>
        </table:table-row>
        <table:table-row table:style-name="ro2">
          <table:table-cell office:value-type="float" office:value="1429" calcext:value-type="float">
            <text:p>142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table:style-name="ce8" office:value-type="float" office:value="3300" calcext:value-type="float">
            <text:p>3 300 <text:s text:c="2"/></text:p>
          </table:table-cell>
          <table:table-cell table:number-columns-repeated="1016"/>
        </table:table-row>
        <table:table-row table:style-name="ro2">
          <table:table-cell office:value-type="float" office:value="1430" calcext:value-type="float">
            <text:p>143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table:style-name="ce8" office:value-type="float" office:value="50700" calcext:value-type="float">
            <text:p>50 700 <text:s text:c="2"/></text:p>
          </table:table-cell>
          <table:table-cell table:number-columns-repeated="1016"/>
        </table:table-row>
        <table:table-row table:style-name="ro2">
          <table:table-cell office:value-type="float" office:value="1431" calcext:value-type="float">
            <text:p>143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table:number-columns-repeated="2" office:value-type="string" calcext:value-type="string">
            <text:p>Drogues diverses</text:p>
          </table:table-cell>
          <table:table-cell table:style-name="ce8" office:value-type="float" office:value="78800" calcext:value-type="float">
            <text:p>78 800 <text:s text:c="2"/></text:p>
          </table:table-cell>
          <table:table-cell table:number-columns-repeated="1016"/>
        </table:table-row>
        <table:table-row table:style-name="ro2">
          <table:table-cell office:value-type="float" office:value="1432" calcext:value-type="float">
            <text:p>143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Essence et huile de térébenthine</text:p>
          </table:table-cell>
          <table:table-cell table:style-name="ce8" office:value-type="float" office:value="49400" calcext:value-type="float">
            <text:p>49 400 <text:s text:c="2"/></text:p>
          </table:table-cell>
          <table:table-cell table:number-columns-repeated="1016"/>
        </table:table-row>
        <table:table-row table:style-name="ro2">
          <table:table-cell office:value-type="float" office:value="1433" calcext:value-type="float">
            <text:p>143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table:style-name="ce8" office:value-type="float" office:value="53200" calcext:value-type="float">
            <text:p>53 200 <text:s text:c="2"/></text:p>
          </table:table-cell>
          <table:table-cell table:number-columns-repeated="1016"/>
        </table:table-row>
        <table:table-row table:style-name="ro2">
          <table:table-cell office:value-type="float" office:value="1434" calcext:value-type="float">
            <text:p>143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Sels chimiques</text:p>
          </table:table-cell>
          <table:table-cell table:style-name="ce8" office:value-type="float" office:value="12200" calcext:value-type="float">
            <text:p>12 200 <text:s text:c="2"/></text:p>
          </table:table-cell>
          <table:table-cell table:number-columns-repeated="1016"/>
        </table:table-row>
        <table:table-row table:style-name="ro2">
          <table:table-cell office:value-type="float" office:value="1435" calcext:value-type="float">
            <text:p>143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Vitriol, huile et acide vitriolique</text:p>
          </table:table-cell>
          <table:table-cell table:style-name="ce8" office:value-type="float" office:value="40800" calcext:value-type="float">
            <text:p>40 800 <text:s text:c="2"/></text:p>
          </table:table-cell>
          <table:table-cell table:number-columns-repeated="1016"/>
        </table:table-row>
        <table:table-row table:style-name="ro2">
          <table:table-cell office:value-type="float" office:value="1436" calcext:value-type="float">
            <text:p>143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table:number-columns-repeated="2" office:value-type="string" calcext:value-type="string">
            <text:p>Articles réunis de peu de valeur</text:p>
          </table:table-cell>
          <table:table-cell table:style-name="ce8" office:value-type="float" office:value="7100" calcext:value-type="float">
            <text:p>7 100 <text:s text:c="2"/></text:p>
          </table:table-cell>
          <table:table-cell table:number-columns-repeated="1016"/>
        </table:table-row>
        <table:table-row table:style-name="ro2">
          <table:table-cell office:value-type="float" office:value="1437" calcext:value-type="float">
            <text:p>143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Crème de tartre</text:p>
          </table:table-cell>
          <table:table-cell table:style-name="ce8" office:value-type="float" office:value="90300" calcext:value-type="float">
            <text:p>90 300 <text:s text:c="2"/></text:p>
          </table:table-cell>
          <table:table-cell table:number-columns-repeated="1016"/>
        </table:table-row>
        <table:table-row table:style-name="ro2">
          <table:table-cell office:value-type="float" office:value="1438" calcext:value-type="float">
            <text:p>143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diverses</text:p>
          </table:table-cell>
          <table:table-cell table:style-name="ce8" office:value-type="float" office:value="94900" calcext:value-type="float">
            <text:p>94 900 <text:s text:c="2"/></text:p>
          </table:table-cell>
          <table:table-cell table:number-columns-repeated="1016"/>
        </table:table-row>
        <table:table-row table:style-name="ro2">
          <table:table-cell office:value-type="float" office:value="1439" calcext:value-type="float">
            <text:p>143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Eaux minérales</text:p>
          </table:table-cell>
          <table:table-cell table:style-name="ce8" office:value-type="float" office:value="26400" calcext:value-type="float">
            <text:p>26 400 <text:s text:c="2"/></text:p>
          </table:table-cell>
          <table:table-cell table:number-columns-repeated="1016"/>
        </table:table-row>
        <table:table-row table:style-name="ro2">
          <table:table-cell office:value-type="float" office:value="1440" calcext:value-type="float">
            <text:p>144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Mouches cantharides</text:p>
          </table:table-cell>
          <table:table-cell table:style-name="ce8"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>
          <table:table-cell office:value-type="float" office:value="1441" calcext:value-type="float">
            <text:p>144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table:style-name="ce8" office:value-type="float" office:value="1800" calcext:value-type="float">
            <text:p>1 800 <text:s text:c="2"/></text:p>
          </table:table-cell>
          <table:table-cell table:number-columns-repeated="1016"/>
        </table:table-row>
        <table:table-row table:style-name="ro2">
          <table:table-cell office:value-type="float" office:value="1442" calcext:value-type="float">
            <text:p>144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Régule d'antimoine</text:p>
          </table:table-cell>
          <table:table-cell table:style-name="ce8" office:value-type="float" office:value="12500" calcext:value-type="float">
            <text:p>12 500 <text:s text:c="2"/></text:p>
          </table:table-cell>
          <table:table-cell table:number-columns-repeated="1016"/>
        </table:table-row>
        <table:table-row table:style-name="ro2">
          <table:table-cell office:value-type="float" office:value="1443" calcext:value-type="float">
            <text:p>144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table:style-name="ce8" office:value-type="float" office:value="19900" calcext:value-type="float">
            <text:p>19 900 <text:s text:c="2"/></text:p>
          </table:table-cell>
          <table:table-cell table:number-columns-repeated="1016"/>
        </table:table-row>
        <table:table-row table:style-name="ro2">
          <table:table-cell office:value-type="float" office:value="1444" calcext:value-type="float">
            <text:p>144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table:number-columns-repeated="2" office:value-type="string" calcext:value-type="string">
            <text:p>Drogues diverses</text:p>
          </table:table-cell>
          <table:table-cell table:style-name="ce8" office:value-type="float" office:value="618300" calcext:value-type="float">
            <text:p>618 300 <text:s text:c="2"/></text:p>
          </table:table-cell>
          <table:table-cell table:number-columns-repeated="1016"/>
        </table:table-row>
        <table:table-row table:style-name="ro2">
          <table:table-cell office:value-type="float" office:value="1445" calcext:value-type="float">
            <text:p>144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Essence et huile de térébenthine</text:p>
          </table:table-cell>
          <table:table-cell table:style-name="ce8" office:value-type="float" office:value="29100" calcext:value-type="float">
            <text:p>29 100 <text:s text:c="2"/></text:p>
          </table:table-cell>
          <table:table-cell table:number-columns-repeated="1016"/>
        </table:table-row>
        <table:table-row table:style-name="ro2">
          <table:table-cell office:value-type="float" office:value="1446" calcext:value-type="float">
            <text:p>144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table:style-name="ce8" office:value-type="float" office:value="1500" calcext:value-type="float">
            <text:p>1 500 <text:s text:c="2"/></text:p>
          </table:table-cell>
          <table:table-cell table:number-columns-repeated="1016"/>
        </table:table-row>
        <table:table-row table:style-name="ro2">
          <table:table-cell office:value-type="float" office:value="1447" calcext:value-type="float">
            <text:p>144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Sels chimiques</text:p>
          </table:table-cell>
          <table:table-cell table:style-name="ce8" office:value-type="float" office:value="500" calcext:value-type="float">
            <text:p>500 <text:s text:c="2"/></text:p>
          </table:table-cell>
          <table:table-cell table:number-columns-repeated="1016"/>
        </table:table-row>
        <table:table-row table:style-name="ro2">
          <table:table-cell office:value-type="float" office:value="1448" calcext:value-type="float">
            <text:p>144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Vitriol, huile et acide vitriolique</text:p>
          </table:table-cell>
          <table:table-cell table:style-name="ce8" office:value-type="float" office:value="281300" calcext:value-type="float">
            <text:p>281 300 <text:s text:c="2"/></text:p>
          </table:table-cell>
          <table:table-cell table:number-columns-repeated="1016"/>
        </table:table-row>
        <table:table-row table:style-name="ro2">
          <table:table-cell office:value-type="float" office:value="1449" calcext:value-type="float">
            <text:p>144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table:number-columns-repeated="2" office:value-type="string" calcext:value-type="string">
            <text:p>Articles réunis de peu de valeur</text:p>
          </table:table-cell>
          <table:table-cell table:style-name="ce8" office:value-type="float" office:value="26300" calcext:value-type="float">
            <text:p>26 300 <text:s text:c="2"/></text:p>
          </table:table-cell>
          <table:table-cell table:number-columns-repeated="1016"/>
        </table:table-row>
        <table:table-row table:style-name="ro2">
          <table:table-cell office:value-type="float" office:value="1450" calcext:value-type="float">
            <text:p>145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table:number-columns-repeated="2" office:value-type="string" calcext:value-type="string">
            <text:p>Articles réunis de peu de valeur</text:p>
          </table:table-cell>
          <table:table-cell table:style-name="ce8"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>
          <table:table-cell office:value-type="float" office:value="1451" calcext:value-type="float">
            <text:p>145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diverses</text:p>
          </table:table-cell>
          <table:table-cell table:style-name="ce8" office:value-type="float" office:value="78100" calcext:value-type="float">
            <text:p>78 100 <text:s text:c="2"/></text:p>
          </table:table-cell>
          <table:table-cell table:number-columns-repeated="1016"/>
        </table:table-row>
        <table:table-row table:style-name="ro2">
          <table:table-cell office:value-type="float" office:value="1452" calcext:value-type="float">
            <text:p>145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Eaux minérales</text:p>
          </table:table-cell>
          <table:table-cell table:style-name="ce8" office:value-type="float" office:value="2300" calcext:value-type="float">
            <text:p>2 300 <text:s text:c="2"/></text:p>
          </table:table-cell>
          <table:table-cell table:number-columns-repeated="1016"/>
        </table:table-row>
        <table:table-row table:style-name="ro2">
          <table:table-cell office:value-type="float" office:value="1453" calcext:value-type="float">
            <text:p>145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table:style-name="ce8" office:value-type="float" office:value="206600" calcext:value-type="float">
            <text:p>206 600 <text:s text:c="2"/></text:p>
          </table:table-cell>
          <table:table-cell table:number-columns-repeated="1016"/>
        </table:table-row>
        <table:table-row table:style-name="ro2">
          <table:table-cell office:value-type="float" office:value="1454" calcext:value-type="float">
            <text:p>145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Régule d'antimoine</text:p>
          </table:table-cell>
          <table:table-cell table:style-name="ce8" office:value-type="float" office:value="4300" calcext:value-type="float">
            <text:p>4 300 <text:s text:c="2"/></text:p>
          </table:table-cell>
          <table:table-cell table:number-columns-repeated="1016"/>
        </table:table-row>
        <table:table-row table:style-name="ro2">
          <table:table-cell office:value-type="float" office:value="1455" calcext:value-type="float">
            <text:p>145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table:style-name="ce8" office:value-type="float" office:value="9300" calcext:value-type="float">
            <text:p>9 300 <text:s text:c="2"/></text:p>
          </table:table-cell>
          <table:table-cell table:number-columns-repeated="1016"/>
        </table:table-row>
        <table:table-row table:style-name="ro2">
          <table:table-cell office:value-type="float" office:value="1456" calcext:value-type="float">
            <text:p>145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table:number-columns-repeated="2" office:value-type="string" calcext:value-type="string">
            <text:p>Drogues diverses</text:p>
          </table:table-cell>
          <table:table-cell table:style-name="ce8" office:value-type="float" office:value="251700" calcext:value-type="float">
            <text:p>251 700 <text:s text:c="2"/></text:p>
          </table:table-cell>
          <table:table-cell table:number-columns-repeated="1016"/>
        </table:table-row>
        <table:table-row table:style-name="ro2">
          <table:table-cell office:value-type="float" office:value="1457" calcext:value-type="float">
            <text:p>145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Essence et huile de térébenthine</text:p>
          </table:table-cell>
          <table:table-cell table:style-name="ce8" office:value-type="float" office:value="13700" calcext:value-type="float">
            <text:p>13 700 <text:s text:c="2"/></text:p>
          </table:table-cell>
          <table:table-cell table:number-columns-repeated="1016"/>
        </table:table-row>
        <table:table-row table:style-name="ro2">
          <table:table-cell office:value-type="float" office:value="1458" calcext:value-type="float">
            <text:p>145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table:style-name="ce8" office:value-type="float" office:value="14500" calcext:value-type="float">
            <text:p>14 500 <text:s text:c="2"/></text:p>
          </table:table-cell>
          <table:table-cell table:number-columns-repeated="1016"/>
        </table:table-row>
        <table:table-row table:style-name="ro2">
          <table:table-cell office:value-type="float" office:value="1459" calcext:value-type="float">
            <text:p>145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Sels chimiques</text:p>
          </table:table-cell>
          <table:table-cell table:style-name="ce8" office:value-type="float" office:value="6800" calcext:value-type="float">
            <text:p>6 800 <text:s text:c="2"/></text:p>
          </table:table-cell>
          <table:table-cell table:number-columns-repeated="1016"/>
        </table:table-row>
        <table:table-row table:style-name="ro2">
          <table:table-cell office:value-type="float" office:value="1460" calcext:value-type="float">
            <text:p>146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Vitriol, huile et acide vitriolique</text:p>
          </table:table-cell>
          <table:table-cell table:style-name="ce8" office:value-type="float" office:value="51200" calcext:value-type="float">
            <text:p>51 200 <text:s text:c="2"/></text:p>
          </table:table-cell>
          <table:table-cell table:number-columns-repeated="1016"/>
        </table:table-row>
        <table:table-row table:style-name="ro2">
          <table:table-cell office:value-type="float" office:value="1461" calcext:value-type="float">
            <text:p>146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table:number-columns-repeated="2" office:value-type="string" calcext:value-type="string">
            <text:p>Articles réunis de peu de valeur</text:p>
          </table:table-cell>
          <table:table-cell table:style-name="ce8" office:value-type="float" office:value="15300" calcext:value-type="float">
            <text:p>15 300 <text:s text:c="2"/></text:p>
          </table:table-cell>
          <table:table-cell table:number-columns-repeated="1016"/>
        </table:table-row>
        <table:table-row table:style-name="ro2">
          <table:table-cell office:value-type="float" office:value="1462" calcext:value-type="float">
            <text:p>146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Crème de tartre</text:p>
          </table:table-cell>
          <table:table-cell table:style-name="ce8" office:value-type="float" office:value="49200" calcext:value-type="float">
            <text:p>49 200 <text:s text:c="2"/></text:p>
          </table:table-cell>
          <table:table-cell table:number-columns-repeated="1016"/>
        </table:table-row>
        <table:table-row table:style-name="ro2">
          <table:table-cell office:value-type="float" office:value="1463" calcext:value-type="float">
            <text:p>146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diverses</text:p>
          </table:table-cell>
          <table:table-cell table:style-name="ce8" office:value-type="float" office:value="5700" calcext:value-type="float">
            <text:p>5 700 <text:s text:c="2"/></text:p>
          </table:table-cell>
          <table:table-cell table:number-columns-repeated="1016"/>
        </table:table-row>
        <table:table-row table:style-name="ro2">
          <table:table-cell office:value-type="float" office:value="1464" calcext:value-type="float">
            <text:p>146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table:style-name="ce8" office:value-type="float" office:value="1800" calcext:value-type="float">
            <text:p>1 800 <text:s text:c="2"/></text:p>
          </table:table-cell>
          <table:table-cell table:number-columns-repeated="1016"/>
        </table:table-row>
        <table:table-row table:style-name="ro2">
          <table:table-cell office:value-type="float" office:value="1465" calcext:value-type="float">
            <text:p>146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table:number-columns-repeated="2" office:value-type="string" calcext:value-type="string">
            <text:p>Drogues diverses</text:p>
          </table:table-cell>
          <table:table-cell table:style-name="ce8" office:value-type="float" office:value="13800" calcext:value-type="float">
            <text:p>13 800 <text:s text:c="2"/></text:p>
          </table:table-cell>
          <table:table-cell table:number-columns-repeated="1016"/>
        </table:table-row>
        <table:table-row table:style-name="ro2">
          <table:table-cell office:value-type="float" office:value="1466" calcext:value-type="float">
            <text:p>146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Vitriol, huile et acide vitriolique</text:p>
          </table:table-cell>
          <table:table-cell table:style-name="ce8" office:value-type="float" office:value="6400" calcext:value-type="float">
            <text:p>6 400 <text:s text:c="2"/></text:p>
          </table:table-cell>
          <table:table-cell table:number-columns-repeated="1016"/>
        </table:table-row>
        <table:table-row table:style-name="ro2">
          <table:table-cell office:value-type="float" office:value="1467" calcext:value-type="float">
            <text:p>146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table:number-columns-repeated="2" office:value-type="string" calcext:value-type="string">
            <text:p>Articles réunis de peu de valeur</text:p>
          </table:table-cell>
          <table:table-cell table:style-name="ce8" office:value-type="float" office:value="4100" calcext:value-type="float">
            <text:p>4 100 <text:s text:c="2"/></text:p>
          </table:table-cell>
          <table:table-cell table:number-columns-repeated="1016"/>
        </table:table-row>
        <table:table-row table:style-name="ro2">
          <table:table-cell office:value-type="float" office:value="1468" calcext:value-type="float">
            <text:p>146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Crème de tartre</text:p>
          </table:table-cell>
          <table:table-cell table:style-name="ce8" office:value-type="float" office:value="4200" calcext:value-type="float">
            <text:p>4 200 <text:s text:c="2"/></text:p>
          </table:table-cell>
          <table:table-cell table:number-columns-repeated="1016"/>
        </table:table-row>
        <table:table-row table:style-name="ro2">
          <table:table-cell office:value-type="float" office:value="1469" calcext:value-type="float">
            <text:p>146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diverses</text:p>
          </table:table-cell>
          <table:table-cell table:style-name="ce8" office:value-type="float" office:value="60600" calcext:value-type="float">
            <text:p>60 600 <text:s text:c="2"/></text:p>
          </table:table-cell>
          <table:table-cell table:number-columns-repeated="1016"/>
        </table:table-row>
        <table:table-row table:style-name="ro2">
          <table:table-cell office:value-type="float" office:value="1470" calcext:value-type="float">
            <text:p>147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table:style-name="ce8" office:value-type="float" office:value="351900" calcext:value-type="float">
            <text:p>351 900 <text:s text:c="2"/></text:p>
          </table:table-cell>
          <table:table-cell table:number-columns-repeated="1016"/>
        </table:table-row>
        <table:table-row table:style-name="ro2">
          <table:table-cell office:value-type="float" office:value="1471" calcext:value-type="float">
            <text:p>147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Régule d'antimoine</text:p>
          </table:table-cell>
          <table:table-cell table:style-name="ce8" office:value-type="float" office:value="1600" calcext:value-type="float">
            <text:p>1 600 <text:s text:c="2"/></text:p>
          </table:table-cell>
          <table:table-cell table:number-columns-repeated="1016"/>
        </table:table-row>
        <table:table-row table:style-name="ro2">
          <table:table-cell office:value-type="float" office:value="1472" calcext:value-type="float">
            <text:p>147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table:number-columns-repeated="2" office:value-type="string" calcext:value-type="string">
            <text:p>Drogues diverses</text:p>
          </table:table-cell>
          <table:table-cell table:style-name="ce8" office:value-type="float" office:value="207800" calcext:value-type="float">
            <text:p>207 800 <text:s text:c="2"/></text:p>
          </table:table-cell>
          <table:table-cell table:number-columns-repeated="1016"/>
        </table:table-row>
        <table:table-row table:style-name="ro2">
          <table:table-cell office:value-type="float" office:value="1473" calcext:value-type="float">
            <text:p>147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Essence et huile de térébenthine</text:p>
          </table:table-cell>
          <table:table-cell table:style-name="ce8" office:value-type="float" office:value="2400" calcext:value-type="float">
            <text:p>2 400 <text:s text:c="2"/></text:p>
          </table:table-cell>
          <table:table-cell table:number-columns-repeated="1016"/>
        </table:table-row>
        <table:table-row table:style-name="ro2">
          <table:table-cell office:value-type="float" office:value="1474" calcext:value-type="float">
            <text:p>147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table:style-name="ce8" office:value-type="float" office:value="11200" calcext:value-type="float">
            <text:p>11 200 <text:s text:c="2"/></text:p>
          </table:table-cell>
          <table:table-cell table:number-columns-repeated="1016"/>
        </table:table-row>
        <table:table-row table:style-name="ro2">
          <table:table-cell office:value-type="float" office:value="1475" calcext:value-type="float">
            <text:p>147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Sels chimiques</text:p>
          </table:table-cell>
          <table:table-cell table:style-name="ce8"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>
          <table:table-cell office:value-type="float" office:value="1476" calcext:value-type="float">
            <text:p>147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Vitriol, huile et acide vitriolique</text:p>
          </table:table-cell>
          <table:table-cell table:style-name="ce8" office:value-type="float" office:value="39100" calcext:value-type="float">
            <text:p>39 100 <text:s text:c="2"/></text:p>
          </table:table-cell>
          <table:table-cell table:number-columns-repeated="1016"/>
        </table:table-row>
        <table:table-row table:style-name="ro2">
          <table:table-cell office:value-type="float" office:value="1477" calcext:value-type="float">
            <text:p>147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table:number-columns-repeated="2" office:value-type="string" calcext:value-type="string">
            <text:p>Articles réunis de peu de valeur</text:p>
          </table:table-cell>
          <table:table-cell table:style-name="ce8" office:value-type="float" office:value="13800" calcext:value-type="float">
            <text:p>13 800 <text:s text:c="2"/></text:p>
          </table:table-cell>
          <table:table-cell table:number-columns-repeated="1016"/>
        </table:table-row>
        <table:table-row table:style-name="ro2">
          <table:table-cell office:value-type="float" office:value="1478" calcext:value-type="float">
            <text:p>147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Crème de tartre</text:p>
          </table:table-cell>
          <table:table-cell table:style-name="ce8" office:value-type="float" office:value="13100" calcext:value-type="float">
            <text:p>13 100 <text:s text:c="2"/></text:p>
          </table:table-cell>
          <table:table-cell table:number-columns-repeated="1016"/>
        </table:table-row>
        <table:table-row table:style-name="ro2">
          <table:table-cell office:value-type="float" office:value="1479" calcext:value-type="float">
            <text:p>147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diverses</text:p>
          </table:table-cell>
          <table:table-cell table:style-name="ce8" office:value-type="float" office:value="2400" calcext:value-type="float">
            <text:p>2 400 <text:s text:c="2"/></text:p>
          </table:table-cell>
          <table:table-cell table:number-columns-repeated="1016"/>
        </table:table-row>
        <table:table-row table:style-name="ro2">
          <table:table-cell office:value-type="float" office:value="1480" calcext:value-type="float">
            <text:p>148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table:number-columns-repeated="2" office:value-type="string" calcext:value-type="string">
            <text:p>Drogues diverses</text:p>
          </table:table-cell>
          <table:table-cell table:style-name="ce8" office:value-type="float" office:value="29900" calcext:value-type="float">
            <text:p>29 900 <text:s text:c="2"/></text:p>
          </table:table-cell>
          <table:table-cell table:number-columns-repeated="1016"/>
        </table:table-row>
        <table:table-row table:style-name="ro2">
          <table:table-cell office:value-type="float" office:value="1481" calcext:value-type="float">
            <text:p>148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table:number-columns-repeated="2" office:value-type="string" calcext:value-type="string">
            <text:p>Articles réunis de peu de valeur</text:p>
          </table:table-cell>
          <table:table-cell table:style-name="ce8" office:value-type="float" office:value="700" calcext:value-type="float">
            <text:p>700 <text:s text:c="2"/></text:p>
          </table:table-cell>
          <table:table-cell table:number-columns-repeated="1016"/>
        </table:table-row>
        <table:table-row table:style-name="ro2">
          <table:table-cell office:value-type="float" office:value="1482" calcext:value-type="float">
            <text:p>148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diverses</text:p>
          </table:table-cell>
          <table:table-cell table:style-name="ce8" office:value-type="float" office:value="9600" calcext:value-type="float">
            <text:p>9 600 <text:s text:c="2"/></text:p>
          </table:table-cell>
          <table:table-cell table:number-columns-repeated="1016"/>
        </table:table-row>
        <table:table-row table:style-name="ro2">
          <table:table-cell office:value-type="float" office:value="1483" calcext:value-type="float">
            <text:p>148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table:style-name="ce8" office:value-type="float" office:value="26100" calcext:value-type="float">
            <text:p>26 100 <text:s text:c="2"/></text:p>
          </table:table-cell>
          <table:table-cell table:number-columns-repeated="1016"/>
        </table:table-row>
        <table:table-row table:style-name="ro2">
          <table:table-cell office:value-type="float" office:value="1484" calcext:value-type="float">
            <text:p>148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Sels chimiques</text:p>
          </table:table-cell>
          <table:table-cell table:style-name="ce8"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1485" calcext:value-type="float">
            <text:p>148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table:number-columns-repeated="2" office:value-type="string" calcext:value-type="string">
            <text:p>Articles réunis de peu de valeur</text:p>
          </table:table-cell>
          <table:table-cell table:style-name="ce8"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>
          <table:table-cell office:value-type="float" office:value="1486" calcext:value-type="float">
            <text:p>148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table:style-name="ce8"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1487" calcext:value-type="float">
            <text:p>1487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table:number-columns-repeated="2" office:value-type="string" calcext:value-type="string">
            <text:p>Articles réunis de peu de valeur</text:p>
          </table:table-cell>
          <table:table-cell table:style-name="ce8" office:value-type="float" office:value="600" calcext:value-type="float">
            <text:p>600 <text:s text:c="2"/></text:p>
          </table:table-cell>
          <table:table-cell table:number-columns-repeated="1016"/>
        </table:table-row>
        <table:table-row table:style-name="ro2">
          <table:table-cell office:value-type="float" office:value="1488" calcext:value-type="float">
            <text:p>1488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Crème de tartre</text:p>
          </table:table-cell>
          <table:table-cell table:style-name="ce8" office:value-type="float" office:value="176400" calcext:value-type="float">
            <text:p>176 400 <text:s text:c="2"/></text:p>
          </table:table-cell>
          <table:table-cell table:number-columns-repeated="1016"/>
        </table:table-row>
        <table:table-row table:style-name="ro2">
          <table:table-cell office:value-type="float" office:value="1489" calcext:value-type="float">
            <text:p>1489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diverses</text:p>
          </table:table-cell>
          <table:table-cell table:style-name="ce8" office:value-type="float" office:value="189900" calcext:value-type="float">
            <text:p>189 900 <text:s text:c="2"/></text:p>
          </table:table-cell>
          <table:table-cell table:number-columns-repeated="1016"/>
        </table:table-row>
        <table:table-row table:style-name="ro2">
          <table:table-cell office:value-type="float" office:value="1490" calcext:value-type="float">
            <text:p>1490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Eaux minérales</text:p>
          </table:table-cell>
          <table:table-cell table:style-name="ce8" office:value-type="float" office:value="171500" calcext:value-type="float">
            <text:p>171 500 <text:s text:c="2"/></text:p>
          </table:table-cell>
          <table:table-cell table:number-columns-repeated="1016"/>
        </table:table-row>
        <table:table-row table:style-name="ro2">
          <table:table-cell office:value-type="float" office:value="1491" calcext:value-type="float">
            <text:p>1491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Mouches cantharides</text:p>
          </table:table-cell>
          <table:table-cell table:style-name="ce8" office:value-type="float" office:value="142000" calcext:value-type="float">
            <text:p>142 000 <text:s text:c="2"/></text:p>
          </table:table-cell>
          <table:table-cell table:number-columns-repeated="1016"/>
        </table:table-row>
        <table:table-row table:style-name="ro2">
          <table:table-cell office:value-type="float" office:value="1492" calcext:value-type="float">
            <text:p>1492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Régule d'antimoine</text:p>
          </table:table-cell>
          <table:table-cell table:style-name="ce8" office:value-type="float" office:value="92100" calcext:value-type="float">
            <text:p>92 100 <text:s text:c="2"/></text:p>
          </table:table-cell>
          <table:table-cell table:number-columns-repeated="1016"/>
        </table:table-row>
        <table:table-row table:style-name="ro2">
          <table:table-cell office:value-type="float" office:value="1493" calcext:value-type="float">
            <text:p>1493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table:number-columns-repeated="2" office:value-type="string" calcext:value-type="string">
            <text:p>Drogues diverses</text:p>
          </table:table-cell>
          <table:table-cell table:style-name="ce8" office:value-type="float" office:value="27200" calcext:value-type="float">
            <text:p>27 200 <text:s text:c="2"/></text:p>
          </table:table-cell>
          <table:table-cell table:number-columns-repeated="1016"/>
        </table:table-row>
        <table:table-row table:style-name="ro2">
          <table:table-cell office:value-type="float" office:value="1494" calcext:value-type="float">
            <text:p>1494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Essence et huile de térébenthine</text:p>
          </table:table-cell>
          <table:table-cell table:style-name="ce8" office:value-type="float" office:value="45200" calcext:value-type="float">
            <text:p>45 200 <text:s text:c="2"/></text:p>
          </table:table-cell>
          <table:table-cell table:number-columns-repeated="1016"/>
        </table:table-row>
        <table:table-row table:style-name="ro2">
          <table:table-cell office:value-type="float" office:value="1495" calcext:value-type="float">
            <text:p>1495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Vitriol, huile et acide vitriolique</text:p>
          </table:table-cell>
          <table:table-cell table:style-name="ce8"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>
          <table:table-cell office:value-type="float" office:value="1496" calcext:value-type="float">
            <text:p>1496</text:p>
          </table:table-cell>
          <table:table-cell office:value-type="string" calcext:value-type="string">
            <text:p>Isabelle Souchaire</text:p>
          </table:table-cell>
          <table:table-cell office:value-type="float" office:value="1812" calcext:value-type="float">
            <text:p>1812</text:p>
          </table:table-cell>
          <table:table-cell table:style-name="ce3" office:value-type="string" calcext:value-type="string">
            <text:p>Exportations</text:p>
          </table:table-cell>
          <table:table-cell office:value-type="string" calcext:value-type="string">
            <text:p>Angleterre, en vertu de licences</text:p>
          </table:table-cell>
          <table:table-cell table:number-columns-repeated="2" office:value-type="string" calcext:value-type="string">
            <text:p>Articles réunis de peu de valeur</text:p>
          </table:table-cell>
          <table:table-cell table:style-name="ce8" office:value-type="float" office:value="71200" calcext:value-type="float">
            <text:p>71 200 <text:s text:c="2"/></text:p>
          </table:table-cell>
          <table:table-cell table:number-columns-repeated="1016"/>
        </table:table-row>
        <table:table-row table:style-name="ro2" table:number-rows-repeated="1045983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1812'.$A$1" table:cell-range-address="$'1812'.$B$1:.$I$2592"/>
        </table:named-expressions>
      </table:table>
      <table:named-expressions/>
      <table:database-ranges>
        <table:database-range table:name="__Anonymous_Sheet_DB__0" table:target-range-address="'1812'.B1:'1812'.I2592" table:display-filter-buttons="true">
          <table:filter>
            <table:filter-and>
              <table:filter-condition table:field-number="2" table:value="Exportations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number-style style:name="N110P0" style:volatile="true">
      <number:number number:decimal-places="0" number:min-integer-digits="1" number:grouping="true"/>
      <number:text>   </number:text>
    </number:number-style>
    <number:number-style style:name="N110">
      <style:text-properties fo:color="#ff0000"/>
      <number:number number:decimal-places="0" number:min-integer-digits="1" number:grouping="true"/>
      <number:text>   </number:text>
      <style:map style:condition="value()&gt;=0" style:apply-style-name="N110P0"/>
    </number:number-style>
    <number:number-style style:name="N10106P0" style:volatile="true" number:language="fr" number:country="FR">
      <number:number number:decimal-places="0" number:min-integer-digits="1" number:grouping="true"/>
      <number:text> €</number:text>
    </number:number-style>
    <number:number-style style:name="N10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2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1" number:language="fr" number:country="FR">
      <number:day number:style="long"/>
      <number:text>-</number:text>
      <number:month number:textual="true"/>
    </number:date-style>
    <number:date-style style:name="N10112" number:language="fr" number:country="FR">
      <number:month number:textual="true"/>
      <number:text>-</number:text>
      <number:year/>
    </number:date-style>
    <number:time-style style:name="N10113" number:language="fr" number:country="FR">
      <number:hours/>
      <number:text>:</number:text>
      <number:minutes number:style="long"/>
      <number:text> </number:text>
      <number:am-pm/>
    </number:time-style>
    <number:time-style style:name="N10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fr" number:country="FR">
      <number:number number:decimal-places="0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  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  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20P1" style:volatile="true" number:language="fr" number:country="FR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0P2" style:volatile="true" number:language="fr" number:country="FR">
      <number:text> </number:text>
      <loext:fill-character> </loext:fill-character>
      <number:text>-    </number:text>
    </number:number-style>
    <number:text-style style:name="N10120" number:language="fr" number:country="FR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fr" number:country="FR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0121P1" style:volatile="true" number:language="fr" number:country="FR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21P2" style:volatile="true" number:language="fr" number:country="FR">
      <number:text> </number:text>
      <loext:fill-character> </loext:fill-character>
      <number:text>- €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22P1" style:volatile="true" number:language="fr" number:country="FR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22P2" style:volatile="true" number:language="fr" number:country="FR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0123P1" style:volatile="true" number:language="fr" number:country="FR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23P2" style:volatile="true" number:language="fr" number:country="FR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SimSun" style:font-family-asian="SimSun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1812" style:display-name="PageStyle_181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5T13:37:46</meta:creation-date>
    <dc:language>fr-FR</dc:language>
    <meta:editing-cycles>0</meta:editing-cycles>
    <meta:editing-duration>P0D</meta:editing-duration>
    <meta:document-statistic meta:table-count="1" meta:cell-count="20737" meta:object-count="0"/>
    <meta:generator>LibreOffice/4.2.8.2$MacOSX_x86 LibreOffice_project/48d50dbfc06349262c9d50868e5c1f630a573ebd</meta:generator>
  </office:meta>
</office:document-meta>
</file>